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Object 26/content.xml"/>
  <manifest:file-entry manifest:media-type="text/xml" manifest:full-path="Object 26/styles.xml"/>
  <manifest:file-entry manifest:media-type="text/xml" manifest:full-path="Object 26/meta.xml"/>
  <manifest:file-entry manifest:media-type="application/vnd.oasis.opendocument.chart" manifest:full-path="Object 26/"/>
  <manifest:file-entry manifest:media-type="text/xml" manifest:full-path="Object 27/content.xml"/>
  <manifest:file-entry manifest:media-type="text/xml" manifest:full-path="Object 27/styles.xml"/>
  <manifest:file-entry manifest:media-type="text/xml" manifest:full-path="Object 27/meta.xml"/>
  <manifest:file-entry manifest:media-type="application/vnd.oasis.opendocument.chart" manifest:full-path="Object 27/"/>
  <manifest:file-entry manifest:media-type="text/xml" manifest:full-path="Object 28/content.xml"/>
  <manifest:file-entry manifest:media-type="text/xml" manifest:full-path="Object 28/styles.xml"/>
  <manifest:file-entry manifest:media-type="text/xml" manifest:full-path="Object 28/meta.xml"/>
  <manifest:file-entry manifest:media-type="application/vnd.oasis.opendocument.chart" manifest:full-path="Object 28/"/>
  <manifest:file-entry manifest:media-type="text/xml" manifest:full-path="Object 29/content.xml"/>
  <manifest:file-entry manifest:media-type="text/xml" manifest:full-path="Object 29/styles.xml"/>
  <manifest:file-entry manifest:media-type="text/xml" manifest:full-path="Object 29/meta.xml"/>
  <manifest:file-entry manifest:media-type="application/vnd.oasis.opendocument.chart" manifest:full-path="Object 29/"/>
  <manifest:file-entry manifest:media-type="text/xml" manifest:full-path="styles.xml"/>
  <manifest:file-entry manifest:media-type="text/xml" manifest:full-path="content.xml"/>
  <manifest:file-entry manifest:media-type="text/xml" manifest:full-path="meta.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application/rdf+xml" manifest:full-path="manifest.rdf"/>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text/xml" manifest:full-path="Object 19/content.xml"/>
  <manifest:file-entry manifest:media-type="text/xml" manifest:full-path="Object 19/styles.xml"/>
  <manifest:file-entry manifest:media-type="text/xml" manifest:full-path="Object 19/meta.xml"/>
  <manifest:file-entry manifest:media-type="application/vnd.oasis.opendocument.chart" manifest:full-path="Object 19/"/>
  <manifest:file-entry manifest:media-type="text/xml" manifest:full-path="Object 30/content.xml"/>
  <manifest:file-entry manifest:media-type="text/xml" manifest:full-path="Object 30/styles.xml"/>
  <manifest:file-entry manifest:media-type="text/xml" manifest:full-path="Object 30/meta.xml"/>
  <manifest:file-entry manifest:media-type="application/vnd.oasis.opendocument.chart"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31/content.xml"/>
  <manifest:file-entry manifest:media-type="text/xml" manifest:full-path="Object 31/styles.xml"/>
  <manifest:file-entry manifest:media-type="text/xml" manifest:full-path="Object 31/meta.xml"/>
  <manifest:file-entry manifest:media-type="application/vnd.oasis.opendocument.chart" manifest:full-path="Object 31/"/>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32/content.xml"/>
  <manifest:file-entry manifest:media-type="text/xml" manifest:full-path="Object 32/styles.xml"/>
  <manifest:file-entry manifest:media-type="text/xml" manifest:full-path="Object 32/meta.xml"/>
  <manifest:file-entry manifest:media-type="application/vnd.oasis.opendocument.chart" manifest:full-path="Object 32/"/>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33/content.xml"/>
  <manifest:file-entry manifest:media-type="text/xml" manifest:full-path="Object 33/styles.xml"/>
  <manifest:file-entry manifest:media-type="text/xml" manifest:full-path="Object 33/meta.xml"/>
  <manifest:file-entry manifest:media-type="application/vnd.oasis.opendocument.chart" manifest:full-path="Object 33/"/>
  <manifest:file-entry manifest:media-type="text/xml" manifest:full-path="Object 34/content.xml"/>
  <manifest:file-entry manifest:media-type="text/xml" manifest:full-path="Object 34/styles.xml"/>
  <manifest:file-entry manifest:media-type="text/xml" manifest:full-path="Object 34/meta.xml"/>
  <manifest:file-entry manifest:media-type="application/vnd.oasis.opendocument.chart" manifest:full-path="Object 34/"/>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36/content.xml"/>
  <manifest:file-entry manifest:media-type="text/xml" manifest:full-path="Object 36/styles.xml"/>
  <manifest:file-entry manifest:media-type="text/xml" manifest:full-path="Object 36/meta.xml"/>
  <manifest:file-entry manifest:media-type="application/vnd.oasis.opendocument.chart" manifest:full-path="Object 3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37/content.xml"/>
  <manifest:file-entry manifest:media-type="text/xml" manifest:full-path="Object 37/styles.xml"/>
  <manifest:file-entry manifest:media-type="text/xml" manifest:full-path="Object 37/meta.xml"/>
  <manifest:file-entry manifest:media-type="application/vnd.oasis.opendocument.chart" manifest:full-path="Object 37/"/>
  <manifest:file-entry manifest:media-type="text/xml" manifest:full-path="Object 38/content.xml"/>
  <manifest:file-entry manifest:media-type="text/xml" manifest:full-path="Object 38/styles.xml"/>
  <manifest:file-entry manifest:media-type="text/xml" manifest:full-path="Object 38/meta.xml"/>
  <manifest:file-entry manifest:media-type="application/vnd.oasis.opendocument.chart" manifest:full-path="Object 38/"/>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settings.xml"/>
  <manifest:file-entry manifest:media-type="image/png" manifest:full-path="Thumbnails/thumbnail.png"/>
  <manifest:file-entry manifest:media-type="text/xml" manifest:full-path="Object 20/content.xml"/>
  <manifest:file-entry manifest:media-type="text/xml" manifest:full-path="Object 20/styles.xml"/>
  <manifest:file-entry manifest:media-type="text/xml" manifest:full-path="Object 20/meta.xml"/>
  <manifest:file-entry manifest:media-type="application/vnd.oasis.opendocument.chart" manifest:full-path="Object 20/"/>
  <manifest:file-entry manifest:media-type="text/xml" manifest:full-path="Object 21/content.xml"/>
  <manifest:file-entry manifest:media-type="text/xml" manifest:full-path="Object 21/styles.xml"/>
  <manifest:file-entry manifest:media-type="text/xml" manifest:full-path="Object 21/meta.xml"/>
  <manifest:file-entry manifest:media-type="application/vnd.oasis.opendocument.chart" manifest:full-path="Object 21/"/>
  <manifest:file-entry manifest:media-type="text/xml" manifest:full-path="Object 22/content.xml"/>
  <manifest:file-entry manifest:media-type="text/xml" manifest:full-path="Object 22/styles.xml"/>
  <manifest:file-entry manifest:media-type="text/xml" manifest:full-path="Object 22/meta.xml"/>
  <manifest:file-entry manifest:media-type="application/vnd.oasis.opendocument.chart" manifest:full-path="Object 22/"/>
  <manifest:file-entry manifest:media-type="text/xml" manifest:full-path="Object 23/content.xml"/>
  <manifest:file-entry manifest:media-type="text/xml" manifest:full-path="Object 23/styles.xml"/>
  <manifest:file-entry manifest:media-type="text/xml" manifest:full-path="Object 23/meta.xml"/>
  <manifest:file-entry manifest:media-type="application/vnd.oasis.opendocument.chart" manifest:full-path="Object 23/"/>
  <manifest:file-entry manifest:media-type="text/xml" manifest:full-path="Object 24/content.xml"/>
  <manifest:file-entry manifest:media-type="text/xml" manifest:full-path="Object 24/styles.xml"/>
  <manifest:file-entry manifest:media-type="text/xml" manifest:full-path="Object 24/meta.xml"/>
  <manifest:file-entry manifest:media-type="application/vnd.oasis.opendocument.chart" manifest:full-path="Object 24/"/>
  <manifest:file-entry manifest:media-type="text/xml" manifest:full-path="Object 25/content.xml"/>
  <manifest:file-entry manifest:media-type="text/xml" manifest:full-path="Object 25/styles.xml"/>
  <manifest:file-entry manifest:media-type="text/xml" manifest:full-path="Object 25/meta.xml"/>
  <manifest:file-entry manifest:media-type="application/vnd.oasis.opendocument.chart"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mily-generic="swis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svg:font-family="Bahnschrift" style:font-adornments="Regular" style:font-family-generic="swiss" style:font-pitch="variable"/>
    <style:font-face style:name="Bahnschrift SemiBold" svg:font-family="'Bahnschrift SemiBold'"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9cm"/>
    </style:style>
    <style:style style:name="co3" style:family="table-column">
      <style:table-column-properties fo:break-before="auto" style:column-width="3.575cm"/>
    </style:style>
    <style:style style:name="co4" style:family="table-column">
      <style:table-column-properties fo:break-before="auto" style:column-width="2.524cm"/>
    </style:style>
    <style:style style:name="co5" style:family="table-column">
      <style:table-column-properties fo:break-before="auto" style:column-width="2.635cm"/>
    </style:style>
    <style:style style:name="co6" style:family="table-column">
      <style:table-column-properties fo:break-before="auto" style:column-width="2.947cm"/>
    </style:style>
    <style:style style:name="co7" style:family="table-column">
      <style:table-column-properties fo:break-before="auto" style:column-width="2.663cm"/>
    </style:style>
    <style:style style:name="co8" style:family="table-column">
      <style:table-column-properties fo:break-before="auto" style:column-width="2.801cm"/>
    </style:style>
    <style:style style:name="co9" style:family="table-column">
      <style:table-column-properties fo:break-before="auto" style:column-width="2.886cm"/>
    </style:style>
    <style:style style:name="co10" style:family="table-column">
      <style:table-column-properties fo:break-before="auto" style:column-width="2.858cm"/>
    </style:style>
    <style:style style:name="co11" style:family="table-column">
      <style:table-column-properties fo:break-before="auto" style:column-width="2.969cm"/>
    </style:style>
    <style:style style:name="co12" style:family="table-column">
      <style:table-column-properties fo:break-before="auto" style:column-width="3.052cm"/>
    </style:style>
    <style:style style:name="co13" style:family="table-column">
      <style:table-column-properties fo:break-before="auto" style:column-width="2.552cm"/>
    </style:style>
    <style:style style:name="co14" style:family="table-column">
      <style:table-column-properties fo:break-before="auto" style:column-width="2.342cm"/>
    </style:style>
    <style:style style:name="co15" style:family="table-column">
      <style:table-column-properties fo:break-before="auto" style:column-width="2.912cm"/>
    </style:style>
    <style:style style:name="co16" style:family="table-column">
      <style:table-column-properties fo:break-before="auto" style:column-width="3.78cm"/>
    </style:style>
    <style:style style:name="co17" style:family="table-column">
      <style:table-column-properties fo:break-before="auto" style:column-width="3.805cm"/>
    </style:style>
    <style:style style:name="co18" style:family="table-column">
      <style:table-column-properties fo:break-before="auto" style:column-width="3.298cm"/>
    </style:style>
    <style:style style:name="co19" style:family="table-column">
      <style:table-column-properties fo:break-before="auto" style:column-width="7.699cm"/>
    </style:style>
    <style:style style:name="co20" style:family="table-column">
      <style:table-column-properties fo:break-before="auto" style:column-width="10.351cm"/>
    </style:style>
    <style:style style:name="co21" style:family="table-column">
      <style:table-column-properties fo:break-before="auto" style:column-width="3.801cm"/>
    </style:style>
    <style:style style:name="co22" style:family="table-column">
      <style:table-column-properties fo:break-before="auto" style:column-width="2.219cm"/>
    </style:style>
    <style:style style:name="ro1" style:family="table-row">
      <style:table-row-properties style:row-height="1.31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474cm" fo:break-before="auto" style:use-optimal-row-height="true"/>
    </style:style>
    <style:style style:name="ro9" style:family="table-row">
      <style:table-row-properties style:row-height="0.538cm" fo:break-before="auto" style:use-optimal-row-height="true"/>
    </style:style>
    <style:style style:name="ro10" style:family="table-row">
      <style:table-row-properties style:row-height="0.559cm" fo:break-before="auto" style:use-optimal-row-height="false"/>
    </style:style>
    <style:style style:name="ro11" style:family="table-row">
      <style:table-row-properties style:row-height="1.446cm" fo:break-before="auto" style:use-optimal-row-height="true"/>
    </style:style>
    <style:style style:name="ro12" style:family="table-row">
      <style:table-row-properties style:row-height="0.631cm" fo:break-before="auto" style:use-optimal-row-height="true"/>
    </style:style>
    <style:style style:name="ro13" style:family="table-row">
      <style:table-row-properties style:row-height="1.353cm" fo:break-before="auto" style:use-optimal-row-height="true"/>
    </style:style>
    <style:style style:name="ro14" style:family="table-row">
      <style:table-row-properties style:row-height="1.053cm" fo:break-before="auto" style:use-optimal-row-height="true"/>
    </style:style>
    <style:style style:name="ro15" style:family="table-row">
      <style:table-row-properties style:row-height="0.496cm" fo:break-before="auto" style:use-optimal-row-height="true"/>
    </style:style>
    <style:style style:name="ro16" style:family="table-row">
      <style:table-row-properties style:row-height="1.217cm" fo:break-before="auto" style:use-optimal-row-height="true"/>
    </style:style>
    <style:style style:name="ro17" style:family="table-row">
      <style:table-row-properties style:row-height="0.986cm" fo:break-before="auto" style:use-optimal-row-height="true"/>
    </style:style>
    <style:style style:name="ro18" style:family="table-row">
      <style:table-row-properties style:row-height="0.658cm" fo:break-before="auto" style:use-optimal-row-height="true"/>
    </style:style>
    <style:style style:name="ro19" style:family="table-row">
      <style:table-row-properties style:row-height="0.894cm" fo:break-before="auto" style:use-optimal-row-height="true"/>
    </style:style>
    <style:style style:name="ro20" style:family="table-row">
      <style:table-row-properties style:row-height="1.236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1cm" fo:break-before="auto" style:use-optimal-row-height="true"/>
    </style:style>
    <style:style style:name="ro23" style:family="table-row">
      <style:table-row-properties style:row-height="0.437cm" fo:break-before="auto" style:use-optimal-row-height="false"/>
    </style:style>
    <style:style style:name="ro24" style:family="table-row">
      <style:table-row-properties style:row-height="1.63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36">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36"/>
    <style:style style:name="ce7" style:family="table-cell" style:parent-style-name="Default" style:data-style-name="N36">
      <style:table-cell-properties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_Started&quot;" style:apply-style-name="Untitled21" style:base-cell-address="Sheet1.E23"/>
      <style:map style:condition="cell-content()=&quot;Ongoing&quot;" style:apply-style-name="Untitled22" style:base-cell-address="Sheet1.E23"/>
      <style:map style:condition="cell-content()=&quot;Completed&quot;" style:apply-style-name="Untitled23" style:base-cell-address="Sheet1.E23"/>
    </style:style>
    <style:style style:name="ce9" style:family="table-cell" style:parent-style-name="Default">
      <style:table-cell-properties fo:background-color="#ffffff"/>
      <style:map style:condition="cell-content()=&quot;Not_Started&quot;" style:apply-style-name="Untitled21" style:base-cell-address="Sheet1.E23"/>
      <style:map style:condition="cell-content()=&quot;Ongoing&quot;" style:apply-style-name="Untitled22" style:base-cell-address="Sheet1.E23"/>
      <style:map style:condition="cell-content()=&quot;Completed&quot;" style:apply-style-name="Untitled23" style:base-cell-address="Sheet1.E23"/>
    </style:style>
    <style:style style:name="ce10" style:family="table-cell" style:parent-style-name="Default">
      <style:map style:condition="cell-content()=&quot;a&quot;" style:apply-style-name="Untitled18" style:base-cell-address="Sheet1.F31"/>
      <style:map style:condition="cell-content()=&quot;b&quot;" style:apply-style-name="Untitled19" style:base-cell-address="Sheet1.F31"/>
      <style:map style:condition="cell-content()=&quot;c&quot;" style:apply-style-name="Untitled20" style:base-cell-address="Sheet1.F31"/>
    </style:style>
    <style:style style:name="ce11" style:family="table-cell" style:parent-style-name="Default">
      <style:table-cell-properties style:text-align-source="fix" style:repeat-content="false" fo:background-color="transparent" fo:wrap-option="wrap" fo:border="0.002cm solid #000000"/>
      <style:paragraph-properties fo:text-align="start" fo:margin-left="0cm"/>
      <style:text-properties style:use-window-font-color="true" style:text-outline="false" style:text-line-through-style="none" style:font-name="Times New Roman" fo:font-size="10.5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align-source="fix" style:repeat-content="false" fo:wrap-option="wrap" fo:border="0.002cm solid #000000"/>
      <style:paragraph-properties fo:text-align="start" fo:margin-left="0cm"/>
      <style:text-properties style:use-window-font-color="true" style:text-outline="false" style:text-line-through-style="none" style:font-name="Times New Roman" fo:font-size="10.5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data-style-name="N11">
      <style:table-cell-properties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0.002cm solid #000000"/>
    </style:style>
    <style:style style:name="ce16" style:family="table-cell" style:parent-style-name="Default">
      <style:table-cell-properties fo:wrap-option="wrap"/>
      <style:text-properties style:use-window-font-color="true" style:text-outline="false" style:text-line-through-style="none" style:font-name="Cumberland"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0.002cm solid #000000"/>
      <style:text-properties fo:font-weight="bold" style:font-weight-asian="bold" style:font-weight-complex="bold"/>
    </style:style>
    <style:style style:name="ce18"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37">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37"/>
    <style:style style:name="ce21" style:family="table-cell" style:parent-style-name="Default">
      <style:map style:condition="cell-content-is-between(0,49)" style:apply-style-name="Default" style:base-cell-address="Sheet1.J41"/>
      <style:map style:condition="cell-content-is-between(50,74)" style:apply-style-name="Untitled24" style:base-cell-address="Sheet1.J41"/>
      <style:map style:condition="cell-content-is-between(75,100)" style:apply-style-name="Untitled25" style:base-cell-address="Sheet1.J41"/>
    </style:style>
    <style:style style:name="ce22" style:family="table-cell" style:parent-style-name="Default" style:data-style-name="N11">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37">
      <style:table-cell-properties fo:background-color="#ccffff" style:text-align-source="fix" style:repeat-content="false" fo:border="0.002cm solid #000000"/>
      <style:paragraph-properties fo:text-align="center" fo:margin-left="0cm"/>
    </style:style>
    <style:style style:name="ce24" style:family="table-cell" style:parent-style-name="Default" style:data-style-name="N37">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map style:condition="cell-content()=1" style:apply-style-name="Untitled2" style:base-cell-address="Sheet1.D10"/>
      <style:map style:condition="cell-content()=2" style:apply-style-name="Untitled1" style:base-cell-address="Sheet1.D10"/>
    </style:style>
    <style:style style:name="ce26" style:family="table-cell" style:parent-style-name="Default">
      <style:table-cell-properties fo:background-color="#00ccff" style:text-align-source="fix" style:repeat-content="false" fo:wrap-option="wrap" fo:border="0.002cm solid #000000"/>
      <style:paragraph-properties fo:text-align="start" fo:margin-left="0cm"/>
      <style:text-properties fo:font-size="10.5pt" fo:font-weight="bold" style:font-size-asian="10.5pt" style:font-weight-asian="bold" style:font-size-complex="10.5pt" style:font-weight-complex="bold"/>
    </style:style>
    <style:style style:name="ce27" style:family="table-cell" style:parent-style-name="Default">
      <style:table-cell-properties fo:background-color="#00cc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29" style:family="table-cell" style:parent-style-name="Default">
      <style:table-cell-properties fo:background-color="#ffffff" style:text-align-source="fix" style:repeat-content="false" fo:wrap-option="wrap" fo:border="0.002cm solid #000000"/>
      <style:paragraph-properties fo:text-align="start" fo:margin-left="0cm"/>
      <style:text-properties style:use-window-font-color="true" style:text-outline="false" style:text-line-through-style="none" style:font-name="Times New Roman" fo:font-size="10.5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ackground-color="#ff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32" style:family="table-cell" style:parent-style-name="Default" style:data-style-name="N37">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map style:condition="is-true-formula(AND([.D$1] &gt;= [.$B2], [.D$1] &lt;= [.$C2]))" style:apply-style-name="Untitled48" style:base-cell-address="Sheet1.H4"/>
    </style:style>
    <style:style style:name="ce34"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6" style:base-cell-address="Sheet2.H18"/>
      <style:map style:condition="cell-content-is-between(0.5,0.99)" style:apply-style-name="Untitled37" style:base-cell-address="Sheet2.H18"/>
      <style:map style:condition="cell-content()=1" style:apply-style-name="Untitled38" style:base-cell-address="Sheet2.H18"/>
    </style:style>
    <style:style style:name="ce35" style:family="table-cell" style:parent-style-name="Default">
      <style:table-cell-properties fo:background-color="#ccffff" style:text-align-source="fix" style:repeat-content="false" fo:border="0.002cm solid #000000"/>
      <style:paragraph-properties fo:text-align="center" fo:margin-left="0cm"/>
      <style:map style:condition="cell-content-is-between(0,49)" style:apply-style-name="Default" style:base-cell-address="Sheet2.I18"/>
      <style:map style:condition="cell-content-is-between(50,99)" style:apply-style-name="Untitled30" style:base-cell-address="Sheet2.I18"/>
    </style:style>
    <style:style style:name="ce36"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37"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38" style:family="table-cell" style:parent-style-name="Default">
      <style:text-properties fo:color="#3399ff"/>
    </style:style>
    <style:style style:name="ce39" style:family="table-cell" style:parent-style-name="Default">
      <style:table-cell-properties fo:background-color="#00ccff" style:text-align-source="value-type" style:repeat-content="false" fo:wrap-option="wrap" fo:border="0.002cm solid #000000"/>
      <style:paragraph-properties fo:margin-left="0cm"/>
      <style:text-properties fo:font-size="10.5pt" fo:font-weight="bold" style:font-size-asian="10.5pt" style:font-weight-asian="bold" style:font-size-complex="10.5pt" style:font-weight-complex="bold"/>
    </style:style>
    <style:style style:name="ce40" style:family="table-cell" style:parent-style-name="Default">
      <style:table-cell-properties style:text-align-source="fix" style:repeat-content="false"/>
      <style:paragraph-properties fo:text-align="center" fo:margin-left="0cm"/>
      <style:text-properties style:font-name="Times New Roman"/>
    </style:style>
    <style:style style:name="ce41" style:family="table-cell" style:parent-style-name="Default">
      <style:map style:condition="is-true-formula([.A2]&lt;=[$Sheet1.$G$2])" style:apply-style-name="Untitled52" style:base-cell-address="Sheet2.M36"/>
    </style:style>
    <style:style style:name="ce42" style:family="table-cell" style:parent-style-name="Default">
      <style:table-cell-properties fo:wrap-option="wrap"/>
      <style:text-properties fo:font-size="10.5pt" style:font-size-asian="10.5pt" style:font-size-complex="10.5pt"/>
    </style:style>
    <style:style style:name="ce43" style:family="table-cell" style:parent-style-name="Default">
      <style:text-properties fo:font-size="10.5pt" fo:font-weight="bold" style:font-size-asian="10.5pt" style:font-weight-asian="bold" style:font-size-complex="10.5pt" style:font-weight-complex="bold"/>
    </style:style>
    <style:style style:name="ce44" style:family="table-cell" style:parent-style-name="Default">
      <style:map style:condition="is-true-formula([.A2]&lt;=[$Sheet1.$G$2])" style:apply-style-name="Untitled52" style:base-cell-address="Sheet2.M36"/>
    </style:style>
    <style:style style:name="ce45" style:family="table-cell" style:parent-style-name="Default" style:data-style-name="N36">
      <style:table-cell-properties fo:background-color="#ccffff" style:text-align-source="fix" style:repeat-content="false" fo:border="0.002cm solid #000000"/>
      <style:paragraph-properties fo:text-align="center" fo:margin-left="0cm"/>
    </style:style>
    <style:style style:name="ce46" style:family="table-cell" style:parent-style-name="Default" style:data-style-name="N36">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02cm solid #000000"/>
      <style:text-properties fo:font-weight="bold" style:font-weight-asian="bold" style:font-weight-complex="bold"/>
      <style:map style:condition="is-true-formula([.A2]&lt;=[$Sheet1.$G$2])" style:apply-style-name="Untitled52" style:base-cell-address="Sheet2.M36"/>
    </style:style>
    <style:style style:name="ce48" style:family="table-cell" style:parent-style-name="Default">
      <style:text-properties fo:font-weight="bold" style:font-weight-asian="bold" style:font-weight-complex="bold"/>
      <style:map style:condition="is-true-formula([.A2]&lt;=[$Sheet1.$G$2])" style:apply-style-name="Untitled52" style:base-cell-address="Sheet2.M36"/>
    </style:style>
    <style:style style:name="ce49" style:family="table-cell" style:parent-style-name="Default">
      <style:table-cell-properties fo:border="0.002cm solid #000000"/>
      <style:map style:condition="is-true-formula([.A2]&lt;=[$Sheet1.$G$2])" style:apply-style-name="Untitled52" style:base-cell-address="Sheet2.M36"/>
    </style:style>
    <style:style style:name="ce50" style:family="table-cell" style:parent-style-name="Default">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A2]&lt;=[$Sheet1.$G$2])" style:apply-style-name="Untitled52" style:base-cell-address="Sheet2.M36"/>
    </style:style>
    <style:style style:name="ce51"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ackground-color="#00ccff" fo:border="0.002cm solid #000000"/>
      <style:text-properties fo:font-weight="bold" style:font-weight-asian="bold" style:font-weight-complex="bold"/>
      <style:map style:condition="is-true-formula([.A2]&lt;=[$Sheet1.$G$2])" style:apply-style-name="Untitled52" style:base-cell-address="Sheet2.M36"/>
    </style:style>
    <style:style style:name="ce54" style:family="table-cell" style:parent-style-name="Default">
      <style:table-cell-properties fo:background-color="#ccffff" style:text-align-source="fix" style:repeat-content="false" fo:border="0.002cm solid #000000"/>
      <style:paragraph-properties fo:text-align="center" fo:margin-left="0cm"/>
      <style:map style:condition="is-true-formula([.A2]&lt;=[$Sheet1.$G$2])" style:apply-style-name="Untitled52" style:base-cell-address="Sheet2.M36"/>
    </style:style>
    <style:style style:name="ce55"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6" style:base-cell-address="Sheet2.H18"/>
      <style:map style:condition="cell-content-is-between(0.5,0.99)" style:apply-style-name="Untitled37" style:base-cell-address="Sheet2.H18"/>
      <style:map style:condition="cell-content()=1" style:apply-style-name="Untitled38" style:base-cell-address="Sheet2.H18"/>
    </style:style>
    <style:style style:name="ce56"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9" style:base-cell-address="Sheet2.H27"/>
      <style:map style:condition="cell-content-is-between(0.5,0.99)" style:apply-style-name="Untitled40" style:base-cell-address="Sheet2.H27"/>
      <style:map style:condition="cell-content()=1" style:apply-style-name="Untitled41" style:base-cell-address="Sheet2.H27"/>
    </style:style>
    <style:style style:name="ce57" style:family="table-cell" style:parent-style-name="Default">
      <style:table-cell-properties fo:background-color="#ccffff" style:text-align-source="fix" style:repeat-content="false" fo:border="0.002cm solid #000000"/>
      <style:paragraph-properties fo:text-align="center" fo:margin-left="0cm"/>
      <style:map style:condition="is-true-formula([.A2]&lt;=[$Sheet1.$G$2])" style:apply-style-name="Untitled52" style:base-cell-address="Sheet2.M36"/>
    </style:style>
    <style:style style:name="ce58" style:family="table-cell" style:parent-style-name="Default">
      <style:table-cell-properties fo:background-color="#ccffff" style:text-align-source="fix" style:repeat-content="false" fo:border="0.002cm solid #000000"/>
      <style:paragraph-properties fo:text-align="center" fo:margin-left="0cm"/>
      <style:map style:condition="cell-content-is-between(0,49)" style:apply-style-name="Default" style:base-cell-address="Sheet2.I18"/>
      <style:map style:condition="cell-content-is-between(50,99)" style:apply-style-name="Untitled30" style:base-cell-address="Sheet2.I18"/>
    </style:style>
    <style:style style:name="ce59" style:family="table-cell" style:parent-style-name="Default">
      <style:map style:condition="cell-content-is-between(0,49)" style:apply-style-name="Default" style:base-cell-address="Sheet2.I18"/>
      <style:map style:condition="cell-content-is-between(50,99)" style:apply-style-name="Untitled30" style:base-cell-address="Sheet2.I18"/>
    </style:style>
    <style:style style:name="ce60" style:family="table-cell" style:parent-style-name="Default" style:data-style-name="N36">
      <style:map style:condition="is-true-formula([.A2]&lt;=[$Sheet1.$G$2])" style:apply-style-name="Untitled52" style:base-cell-address="Sheet2.M36"/>
    </style:style>
    <style:style style:name="ce61" style:family="table-cell" style:parent-style-name="Default" style:data-style-name="N36">
      <style:table-cell-properties fo:background-color="#ccffff" style:text-align-source="fix" style:repeat-content="false" fo:border="0.002cm solid #000000"/>
      <style:paragraph-properties fo:text-align="center" fo:margin-left="0cm"/>
      <style:map style:condition="is-true-formula([.A2]&lt;=[$Sheet1.$G$2])" style:apply-style-name="Untitled52" style:base-cell-address="Sheet2.M36"/>
    </style:style>
    <style:style style:name="ce62"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63" style:family="table-cell" style:parent-style-name="Default">
      <style:table-cell-properties style:text-align-source="fix" style:repeat-content="false" fo:border="0.002cm solid #000000"/>
      <style:paragraph-properties fo:text-align="center" fo:margin-left="0cm"/>
      <style:map style:condition="is-true-formula([.A2]&lt;=[$Sheet1.$G$2])" style:apply-style-name="Untitled52" style:base-cell-address="Sheet2.M36"/>
    </style:style>
    <style:style style:name="ce64" style:family="table-cell" style:parent-style-name="Default">
      <style:table-cell-properties fo:border="0.002cm solid #000000"/>
      <style:text-properties style:font-name="Times New Roman"/>
      <style:map style:condition="is-true-formula([.A2]&lt;=[$Sheet1.$G$2])" style:apply-style-name="Untitled52" style:base-cell-address="Sheet2.M36"/>
    </style:style>
    <style:style style:name="ce65"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66" style:family="table-cell" style:parent-style-name="Default">
      <style:table-cell-properties fo:border="0.002cm solid #000000"/>
      <style:text-properties style:font-name="Times New Roman"/>
    </style:style>
    <style:style style:name="ce67" style:family="table-cell" style:parent-style-name="Default" style:data-style-name="N36">
      <style:table-cell-properties style:text-align-source="fix" style:repeat-content="false" fo:border="0.002cm solid #000000"/>
      <style:paragraph-properties fo:text-align="center" fo:margin-left="0cm"/>
      <style:map style:condition="is-true-formula([.A2]&lt;=[$Sheet1.$G$2])" style:apply-style-name="Untitled52" style:base-cell-address="Sheet2.M36"/>
    </style:style>
    <style:style style:name="ce68" style:family="table-cell" style:parent-style-name="Default">
      <style:table-cell-properties style:text-align-source="fix" style:repeat-content="false" fo:border="0.002cm solid #000000"/>
      <style:paragraph-properties fo:text-align="center" fo:margin-left="0cm"/>
      <style:map style:condition="is-true-formula([.A2]&lt;=[$Sheet1.$G$2])" style:apply-style-name="Untitled52" style:base-cell-address="Sheet2.M36"/>
    </style:style>
    <style:style style:name="ce69" style:family="table-cell" style:parent-style-name="Default">
      <style:table-cell-properties style:text-align-source="fix" style:repeat-content="false" fo:border="0.002cm solid #000000"/>
      <style:paragraph-properties fo:text-align="center" fo:margin-left="0cm"/>
    </style:style>
    <style:style style:name="ce70" style:family="table-cell" style:parent-style-name="Default">
      <style:table-cell-properties fo:background-color="#ffffff" style:text-align-source="fix" style:repeat-content="false" fo:wrap-option="wrap" fo:border="none"/>
      <style:paragraph-properties fo:text-align="start" fo:margin-left="0cm"/>
      <style:text-properties style:use-window-font-color="true" style:text-outline="false" style:text-line-through-style="none" style:font-name="Times New Roman" fo:font-size="10.5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map style:condition="is-true-formula(AND([.C$1]&gt;=[.$B2], [.C$1]&lt;=[.$D2]))" style:apply-style-name="Untitled42" style:base-cell-address="Sheet2.R56"/>
      <style:map style:condition="is-true-formula(AND([.C$1]&gt;=[.$B2], [.C$1]&lt;=[.$D2], [.$E2]=1))" style:apply-style-name="Untitled43" style:base-cell-address="Sheet2.R56"/>
    </style:style>
    <style:style style:name="ce71" style:family="table-cell" style:parent-style-name="Default">
      <style:table-cell-properties fo:background-color="#ffffff" style:text-align-source="fix" style:repeat-content="false" fo:wrap-option="wrap" fo:border="none"/>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AND([.C$1]&gt;=[.$B2], [.C$1]&lt;=[.$D2]))" style:apply-style-name="Untitled42" style:base-cell-address="Sheet2.R56"/>
      <style:map style:condition="is-true-formula(AND([.C$1]&gt;=[.$B2], [.C$1]&lt;=[.$D2], [.$E2]=1))" style:apply-style-name="Untitled43" style:base-cell-address="Sheet2.R56"/>
    </style:style>
    <style:style style:name="ce72" style:family="table-cell" style:parent-style-name="Default">
      <style:table-cell-properties fo:background-color="#ffffff"/>
    </style:style>
    <style:style style:name="ce73" style:family="table-cell" style:parent-style-name="Default" style:data-style-name="N36">
      <style:table-cell-properties fo:background-color="#ffffff" style:text-align-source="fix" style:repeat-content="false" fo:border="none"/>
      <style:paragraph-properties fo:text-align="center" fo:margin-left="0cm"/>
      <style:map style:condition="is-true-formula(AND([.C$1]&gt;=[.$B2], [.C$1]&lt;=[.$D2]))" style:apply-style-name="Untitled42" style:base-cell-address="Sheet2.R56"/>
      <style:map style:condition="is-true-formula(AND([.C$1]&gt;=[.$B2], [.C$1]&lt;=[.$D2], [.$E2]=1))" style:apply-style-name="Untitled43" style:base-cell-address="Sheet2.R56"/>
    </style:style>
    <style:style style:name="ce74" style:family="table-cell" style:parent-style-name="Default" style:data-style-name="N36">
      <style:table-cell-properties fo:background-color="#ffffff" style:text-align-source="fix" style:repeat-content="false" fo:wrap-option="wrap" fo:border="none"/>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AND([.C$1]&gt;=[.$B2], [.C$1]&lt;=[.$D2]))" style:apply-style-name="Untitled42" style:base-cell-address="Sheet2.R56"/>
      <style:map style:condition="is-true-formula(AND([.C$1]&gt;=[.$B2], [.C$1]&lt;=[.$D2], [.$E2]=1))" style:apply-style-name="Untitled43" style:base-cell-address="Sheet2.R56"/>
    </style:style>
    <style:style style:name="ce75" style:family="table-cell" style:parent-style-name="Default" style:data-style-name="N36">
      <style:table-cell-properties fo:background-color="#ffffff" style:text-align-source="fix" style:repeat-content="false" fo:wrap-option="wrap" fo:border="none"/>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style:font-name="Times New Roman"/>
    </style:style>
    <style:style style:name="ce77" style:family="table-cell" style:parent-style-name="Default">
      <style:table-cell-properties fo:background-color="#ffffff" style:text-align-source="fix" style:repeat-content="false" fo:wrap-option="wrap" fo:border="none"/>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79" style:family="table-cell" style:parent-style-name="Default">
      <style:text-properties fo:color="#1c1c1c"/>
    </style:style>
    <style:style style:name="ce80" style:family="table-cell" style:parent-style-name="Default">
      <style:table-cell-properties fo:background-color="#00ccff" fo:border="0.002cm solid #000000"/>
      <style:text-properties fo:font-weight="bold" style:font-weight-asian="bold" style:font-weight-complex="bold"/>
    </style:style>
    <style:style style:name="ce81" style:family="table-cell" style:parent-style-name="Default">
      <style:table-cell-properties fo:background-color="#ccffff" fo:border="0.002cm solid #000000"/>
    </style:style>
    <style:style style:name="ce82" style:family="table-cell" style:parent-style-name="Default">
      <style:table-cell-properties fo:background-color="#ffffff" style:text-align-source="value-type" style:repeat-content="false" fo:wrap-option="wrap" fo:border="none"/>
      <style:paragraph-properties fo:margin-left="0cm"/>
      <style:text-properties fo:font-size="10.5pt" fo:font-weight="bold" style:font-size-asian="10.5pt" style:font-weight-asian="bold" style:font-size-complex="10.5pt" style:font-weight-complex="bold"/>
    </style:style>
    <style:style style:name="ce83" style:family="table-cell" style:parent-style-name="Default">
      <style:table-cell-properties fo:background-color="#ffffff"/>
      <style:text-properties style:font-name="Times New Roman"/>
    </style:style>
    <style:style style:name="ce84" style:family="table-cell" style:parent-style-name="Default">
      <style:text-properties fo:font-size="12pt" fo:language="en" fo:country="US" fo:font-weight="bold" style:font-name-asian="Lucida Sans Unicode" style:font-size-asian="6.80000019073486pt" style:language-asian="en" style:country-asian="US" style:font-weight-asian="bold" style:font-name-complex="Tahoma" style:font-size-complex="6.80000019073486pt" style:language-complex="en" style:country-complex="US" style:font-weight-complex="bold"/>
    </style:style>
    <style:style style:name="ce85" style:family="table-cell" style:parent-style-name="Default">
      <style:table-cell-properties style:text-align-source="fix" style:repeat-content="false" fo:border="none"/>
      <style:paragraph-properties fo:text-align="center" fo:margin-left="0cm"/>
    </style:style>
    <style:style style:name="ce86" style:family="table-cell" style:parent-style-name="Default">
      <style:table-cell-properties fo:background-color="#ccffff" style:text-align-source="fix" style:repeat-content="false" fo:border="0.002cm solid #000000"/>
      <style:paragraph-properties fo:text-align="center" fo:margin-left="0cm"/>
    </style:style>
    <style:style style:name="ce87"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88"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89"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9" style:base-cell-address="Sheet2.H27"/>
      <style:map style:condition="cell-content-is-between(0.5,0.99)" style:apply-style-name="Untitled40" style:base-cell-address="Sheet2.H27"/>
      <style:map style:condition="cell-content()=1" style:apply-style-name="Untitled41" style:base-cell-address="Sheet2.H27"/>
    </style:style>
    <style:style style:name="ce90" style:family="table-cell" style:parent-style-name="Default">
      <style:map style:condition="cell-content-is-between(0,49)" style:apply-style-name="Default" style:base-cell-address="Sheet2.I18"/>
      <style:map style:condition="cell-content-is-between(50,99)" style:apply-style-name="Untitled30" style:base-cell-address="Sheet2.I18"/>
    </style:style>
    <style:style style:name="ce91" style:family="table-cell" style:parent-style-name="Default">
      <style:table-cell-properties fo:background-color="#ccffff" style:text-align-source="fix" style:repeat-content="false" fo:border="0.002cm solid #000000"/>
      <style:paragraph-properties fo:text-align="center" fo:margin-left="0cm"/>
      <style:map style:condition="cell-content-is-between(0,49)" style:apply-style-name="Default" style:base-cell-address="Sheet2.I18"/>
      <style:map style:condition="cell-content-is-between(50,99)" style:apply-style-name="Untitled30" style:base-cell-address="Sheet2.I18"/>
    </style:style>
    <style:style style:name="ce92" style:family="table-cell" style:parent-style-name="Default">
      <style:table-cell-properties fo:background-color="#ffffff" fo:border="0.002cm solid #000000"/>
      <style:text-properties fo:font-weight="normal" style:font-weight-asian="normal" style:font-weight-complex="normal"/>
    </style:style>
    <style:style style:name="ce93"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6" style:base-cell-address="Sheet2.H18"/>
      <style:map style:condition="cell-content-is-between(0.5,0.99)" style:apply-style-name="Untitled37" style:base-cell-address="Sheet2.H18"/>
      <style:map style:condition="cell-content()=1" style:apply-style-name="Untitled38" style:base-cell-address="Sheet2.H18"/>
    </style:style>
    <style:style style:name="ce94"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95"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96" style:family="table-cell" style:parent-style-name="Default">
      <style:text-properties fo:color="#33ff99"/>
    </style:style>
    <style:style style:name="ce97" style:family="table-cell" style:parent-style-name="Default">
      <style:table-cell-properties fo:background-color="#ccffff"/>
    </style:style>
    <style:style style:name="ce98" style:family="table-cell" style:parent-style-name="Default">
      <style:table-cell-properties fo:background-color="#00ccff" style:text-align-source="fix" style:repeat-content="false" fo:wrap-option="wrap" fo:border="0.002cm solid #000000"/>
      <style:paragraph-properties fo:text-align="start" fo:margin-left="0cm"/>
      <style:text-properties fo:font-size="10pt" fo:font-weight="bold" style:font-size-asian="10pt" style:font-weight-asian="bold" style:font-size-complex="10pt" style:font-weight-complex="bold"/>
    </style:style>
    <style:style style:name="ce99" style:family="table-cell" style:parent-style-name="Default">
      <style:table-cell-properties fo:background-color="#ffffff"/>
      <style:text-properties style:use-window-font-color="true" style:text-outline="false"/>
    </style:style>
    <style:style style:name="ce100" style:family="table-cell" style:parent-style-name="Default">
      <style:table-cell-properties fo:background-color="#ffffff"/>
      <style:text-properties fo:color="#66ff99" style:text-outline="false"/>
    </style:style>
    <style:style style:name="ce101" style:family="table-cell" style:parent-style-name="Default">
      <style:table-cell-properties fo:background-color="#83caff"/>
      <style:text-properties fo:color="#000000" style:font-name="Arial Black" fo:font-size="10.5pt" fo:font-weight="bold" style:font-size-asian="10.5pt" style:font-weight-asian="bold" style:font-size-complex="10.5pt" style:font-weight-complex="bold"/>
    </style:style>
    <style:style style:name="ce102" style:family="table-cell" style:parent-style-name="Default">
      <style:table-cell-properties fo:background-color="#83caff" fo:border="0.088cm solid #000000"/>
      <style:text-properties style:font-name="Arial" fo:font-size="11pt" fo:font-weight="normal" style:font-size-asian="11pt" style:font-weight-asian="normal" style:font-size-complex="11pt" style:font-weight-complex="normal"/>
    </style:style>
    <style:style style:name="ce103" style:family="table-cell" style:parent-style-name="Default">
      <style:table-cell-properties fo:background-color="#83caff" style:text-align-source="fix" style:repeat-content="false"/>
      <style:paragraph-properties fo:text-align="center" fo:margin-left="0cm"/>
      <style:text-properties fo:color="#000000" fo:font-size="11pt" fo:font-weight="bold" style:font-size-asian="11pt" style:font-weight-asian="bold" style:font-size-complex="11pt" style:font-weight-complex="bold"/>
    </style:style>
    <style:style style:name="ce104" style:family="table-cell" style:parent-style-name="Default">
      <style:table-cell-properties fo:background-color="#83caff" fo:border="0.002cm solid #000000"/>
      <style:text-properties fo:color="#000000" style:font-name="Bahnschrift SemiBold" fo:font-weight="bold" style:font-weight-asian="bold" style:font-weight-complex="bold"/>
    </style:style>
    <style:style style:name="ce105" style:family="table-cell" style:parent-style-name="Default">
      <style:table-cell-properties fo:background-color="#00ccff" fo:wrap-option="wrap" fo:border="0.002cm solid #000000"/>
      <style:text-properties fo:font-weight="bold" style:font-weight-asian="bold" style:font-weight-complex="bold"/>
    </style:style>
    <style:style style:name="ce106" style:family="table-cell" style:parent-style-name="Default">
      <style:table-cell-properties fo:background-color="#83caff"/>
      <style:text-properties fo:color="#000000" style:font-name="Arial Black"/>
    </style:style>
    <style:style style:name="ce107" style:family="table-cell" style:parent-style-name="Default">
      <style:table-cell-properties fo:background-color="#83caff" style:text-align-source="fix" style:repeat-content="false" fo:wrap-option="wrap" fo:border="0.088cm solid #000000"/>
      <style:paragraph-properties fo:text-align="center" fo:margin-left="0cm"/>
      <style:text-properties fo:color="#000000" fo:font-size="11pt" fo:font-weight="bold" style:font-size-asian="11pt" style:font-weight-asian="bold" style:font-size-complex="11pt" style:font-weight-complex="bold"/>
    </style:style>
    <style:style style:name="ce108" style:family="table-cell" style:parent-style-name="Default">
      <style:table-cell-properties fo:background-color="#ccffff" fo:border="0.088cm solid #000000"/>
      <style:text-properties fo:font-weight="bold" style:font-weight-asian="bold" style:font-weight-complex="bold"/>
    </style:style>
    <style:style style:name="ce109" style:family="table-cell" style:parent-style-name="Default">
      <style:table-cell-properties fo:background-color="#83caff" style:text-align-source="value-type" style:repeat-content="false"/>
      <style:paragraph-properties fo:margin-left="0cm"/>
      <style:text-properties style:font-name="Arial Black" fo:font-size="11pt" style:font-size-asian="11pt" style:font-size-complex="11pt"/>
    </style:style>
    <style:style style:name="ce110" style:family="table-cell" style:parent-style-name="Default">
      <style:table-cell-properties fo:background-color="#83caff"/>
      <style:text-properties fo:color="#000000" fo:font-weight="bold" style:font-weight-asian="bold" style:font-weight-complex="bold"/>
    </style:style>
    <style:style style:name="ce111" style:family="table-cell" style:parent-style-name="Default">
      <style:table-cell-properties fo:background-color="#83caff" fo:border="0.088cm solid #000000"/>
      <style:text-properties fo:font-weight="normal" style:font-weight-asian="normal" style:font-weight-complex="normal"/>
    </style:style>
    <style:style style:name="ce112" style:family="table-cell" style:parent-style-name="Default">
      <style:table-cell-properties fo:background-color="#00cc33" fo:border="0.088cm solid #000000"/>
      <style:text-properties fo:font-size="11pt" style:font-size-asian="11pt" style:font-size-complex="11pt"/>
    </style:style>
    <style:style style:name="ce113" style:family="table-cell" style:parent-style-name="Default">
      <style:table-cell-properties fo:background-color="#ccffff" fo:border="0.088cm solid #000000"/>
      <style:text-properties style:font-name="Times New Roman"/>
    </style:style>
    <style:style style:name="ce114" style:family="table-cell" style:parent-style-name="Default">
      <style:table-cell-properties fo:background-color="#ccffff" fo:border="0.088cm solid #000000"/>
    </style:style>
    <style:style style:name="ce115" style:family="table-cell" style:parent-style-name="Default">
      <style:table-cell-properties fo:background-color="#83caff"/>
      <style:text-properties fo:color="#000000"/>
    </style:style>
    <style:style style:name="ce116" style:family="table-cell" style:parent-style-name="Default">
      <style:table-cell-properties fo:background-color="#83caff"/>
      <style:text-properties style:font-name="Arial Black" fo:font-size="11pt" style:font-size-asian="11pt" style:font-size-complex="11pt"/>
    </style:style>
    <style:style style:name="ce117" style:family="table-cell" style:parent-style-name="Default">
      <style:table-cell-properties fo:background-color="#83caff" fo:wrap-option="no-wrap" fo:border="0.088cm solid #000000"/>
      <style:text-properties fo:font-size="11pt" style:font-size-asian="11pt" style:font-size-complex="11pt"/>
    </style:style>
    <style:style style:name="ce118" style:family="table-cell" style:parent-style-name="Default">
      <style:table-cell-properties fo:background-color="#83caff" fo:wrap-option="wrap"/>
      <style:text-properties style:font-name="Arial Black" fo:font-size="11pt" style:font-size-asian="11pt" style:font-size-complex="11pt"/>
    </style:style>
    <style:style style:name="ce119" style:family="table-cell" style:parent-style-name="Default">
      <style:table-cell-properties fo:background-color="#99ccff" style:text-align-source="fix" style:repeat-content="false" fo:border="0.088cm solid #000000"/>
      <style:paragraph-properties fo:text-align="center" fo:margin-left="0cm"/>
      <style:text-properties fo:color="#000000" style:font-name="Cambria Math" fo:font-size="13pt" fo:font-weight="bold" style:font-size-asian="13pt" style:font-weight-asian="bold" style:font-size-complex="13pt" style:font-weight-complex="bold"/>
    </style:style>
    <style:style style:name="ce120" style:family="table-cell" style:parent-style-name="Default">
      <style:table-cell-properties fo:background-color="#83caff" style:text-align-source="fix" style:repeat-content="false" fo:border="0.088cm solid #000000"/>
      <style:paragraph-properties fo:text-align="center" fo:margin-left="0cm"/>
      <style:text-properties fo:color="#000000" fo:font-size="11pt" fo:font-weight="bold" style:font-size-asian="11pt" style:font-weight-asian="bold" style:font-size-complex="11pt" style:font-weight-complex="bold"/>
    </style:style>
    <style:style style:name="ce121" style:family="table-cell" style:parent-style-name="Default">
      <style:table-cell-properties fo:border="0.088cm solid #000000"/>
    </style:style>
    <style:style style:name="ce122" style:family="table-cell" style:parent-style-name="Default">
      <style:table-cell-properties style:text-align-source="fix" style:repeat-content="false"/>
      <style:paragraph-properties fo:text-align="center" fo:margin-left="0cm"/>
      <style:text-properties style:font-name="Cambria Math" fo:font-size="11pt" fo:font-weight="bold" style:font-size-asian="11pt" style:font-weight-asian="bold" style:font-size-complex="11pt" style:font-weight-complex="bold"/>
    </style:style>
    <style:style style:name="ce123" style:family="table-cell" style:parent-style-name="Default">
      <style:table-cell-properties fo:background-color="#83caff" style:text-align-source="fix" style:repeat-content="false" fo:border="0.088cm solid #000000"/>
      <style:paragraph-properties fo:text-align="center" fo:margin-left="0cm"/>
      <style:text-properties fo:color="#000000"/>
    </style:style>
    <style:style style:name="ce124" style:family="table-cell" style:parent-style-name="Default">
      <style:table-cell-properties fo:background-color="#99ffcc" fo:border="0.088cm solid #000000"/>
    </style:style>
    <style:style style:name="ce125" style:family="table-cell" style:parent-style-name="Default">
      <style:text-properties fo:color="#000000"/>
    </style:style>
    <style:style style:name="ce126" style:family="table-cell" style:parent-style-name="Default">
      <style:table-cell-properties fo:background-color="#83caff" style:text-align-source="fix" style:repeat-content="false" fo:border="0.088cm solid #000000"/>
      <style:paragraph-properties fo:text-align="center" fo:margin-left="0cm"/>
      <style:text-properties style:font-name="Arial" fo:font-weight="bold" style:font-weight-asian="bold" style:font-weight-complex="bold"/>
    </style:style>
    <style:style style:name="ce127" style:family="table-cell" style:parent-style-name="Default">
      <style:table-cell-properties fo:border="0.088cm solid #000000"/>
      <style:text-properties fo:font-weight="bold" style:font-weight-asian="bold" style:font-weight-complex="bold"/>
    </style:style>
    <style:style style:name="ce128" style:family="table-cell" style:parent-style-name="Default">
      <style:table-cell-properties fo:background-color="#83caff" fo:wrap-option="wrap"/>
      <style:text-properties style:font-name="Arial Black" fo:font-size="11pt" fo:font-weight="normal" style:font-size-asian="11pt" style:font-weight-asian="normal" style:font-size-complex="11pt" style:font-weight-complex="normal"/>
    </style:style>
    <style:style style:name="ce129"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130"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131" style:family="table-cell" style:parent-style-name="Default" style:data-style-name="N0">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1,49)" style:apply-style-name="Untitled36" style:base-cell-address="Sheet4.AJ4"/>
      <style:map style:condition="cell-content-is-between(5,99)" style:apply-style-name="Untitled37" style:base-cell-address="Sheet4.AJ4"/>
      <style:map style:condition="cell-content()=100" style:apply-style-name="Untitled38" style:base-cell-address="Sheet4.AJ4"/>
    </style:style>
    <style:style style:name="ce132"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133"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134" style:family="table-cell" style:parent-style-name="Default">
      <style:table-cell-properties fo:background-color="#ccffff" fo:wrap-option="wrap" fo:border="0.002cm solid #000000"/>
      <style:text-properties style:use-window-font-color="true" style:text-outline="false"/>
    </style:style>
    <style:style style:name="ce135" style:family="table-cell" style:parent-style-name="Default">
      <style:table-cell-properties fo:background-color="#99ffcc" fo:border="0.002cm solid #000000"/>
      <style:text-properties fo:font-weight="bold" style:font-weight-asian="bold" style:font-weight-complex="bold"/>
    </style:style>
    <style:style style:name="ce136" style:family="table-cell" style:parent-style-name="Default">
      <style:table-cell-properties fo:background-color="#99ffcc" fo:border="0.002cm solid #000000"/>
    </style:style>
    <style:style style:name="ce137" style:family="table-cell" style:parent-style-name="Default">
      <style:table-cell-properties fo:background-color="#99ffcc"/>
      <style:text-properties fo:font-weight="bold" style:font-weight-asian="bold" style:font-weight-complex="bold"/>
    </style:style>
    <style:style style:name="ce138" style:family="table-cell" style:parent-style-name="Default">
      <style:table-cell-properties fo:background-color="#99ffcc"/>
    </style:style>
    <style:style style:name="ce139" style:family="table-cell" style:parent-style-name="Default">
      <style:table-cell-properties fo:background-color="#99ffcc" fo:border="0.002cm solid #000000"/>
      <style:text-properties style:font-name="Times New Roman"/>
    </style:style>
    <style:style style:name="ce140"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141" style:family="table-cell" style:parent-style-name="Default">
      <style:table-cell-properties fo:background-color="#99ffcc" style:text-align-source="fix" style:repeat-content="false" fo:border="0.002cm solid #000000"/>
      <style:paragraph-properties fo:text-align="center" fo:margin-left="0cm"/>
    </style:style>
    <style:style style:name="ce142"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143" style:family="table-cell" style:parent-style-name="Default" style:data-style-name="N0">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49)" style:apply-style-name="Untitled36" style:base-cell-address="Sheet5.J37"/>
      <style:map style:condition="cell-content-is-between(5,99)" style:apply-style-name="Untitled37" style:base-cell-address="Sheet5.J37"/>
      <style:map style:condition="cell-content()=100" style:apply-style-name="Untitled38" style:base-cell-address="Sheet5.J37"/>
    </style:style>
    <style:style style:name="ce144" style:family="table-cell" style:parent-style-name="Default">
      <style:table-cell-properties fo:background-color="#336666" style:text-align-source="fix" style:repeat-content="false"/>
      <style:paragraph-properties fo:text-align="center" fo:margin-left="0cm"/>
      <style:text-properties fo:font-size="11pt" fo:font-weight="bold" style:font-size-asian="11pt" style:font-weight-asian="bold" style:font-size-complex="11pt" style:font-weight-complex="bold"/>
    </style:style>
    <style:style style:name="ce145" style:family="table-cell" style:parent-style-name="Default">
      <style:table-cell-properties fo:background-color="#336666" fo:border="0.002cm solid #000000"/>
      <style:text-properties fo:color="#ffffff" style:font-name="Bahnschrift SemiBold" fo:font-weight="bold" style:font-weight-asian="bold" style:font-weight-complex="bold"/>
    </style:style>
    <style:style style:name="ce146" style:family="table-cell" style:parent-style-name="Default">
      <style:table-cell-properties fo:background-color="#99cccc" fo:border="0.002cm solid #000000"/>
    </style:style>
    <style:style style:name="ce147"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148"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149" style:family="table-cell" style:parent-style-name="Default">
      <style:table-cell-properties fo:background-color="#666699" style:text-align-source="fix" style:repeat-content="false" fo:wrap-option="wrap"/>
      <style:paragraph-properties fo:text-align="center" fo:margin-left="0cm"/>
      <style:text-properties fo:color="#ffffff" style:text-outline="false" style:text-line-through-style="none" style:font-name="Arial Black" fo:font-size="12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50" style:family="table-cell" style:parent-style-name="Default">
      <style:table-cell-properties fo:border-bottom="none" fo:background-color="#e6e6ff" fo:wrap-option="wrap" fo:border-left="0.002cm solid #000000" fo:border-right="0.002cm solid #000000" fo:border-top="0.002cm solid #000000"/>
      <style:text-properties style:use-window-font-color="true" style:text-outline="false" style:text-line-through-style="none" style:font-name="Arial Black"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fo:border-bottom="none" fo:background-color="#e6e6ff" fo:wrap-option="wrap" fo:border-left="0.002cm solid #000000" fo:border-right="0.002cm solid #000000" fo:border-top="none"/>
      <style:text-properties style:use-window-font-color="true" style:text-outline="false" style:text-line-through-style="none" style:font-name="Arial Black"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fo:border-bottom="0.002cm solid #000000" fo:background-color="#e6e6ff" fo:wrap-option="wrap" fo:border-left="0.002cm solid #000000" fo:border-right="0.002cm solid #000000" fo:border-top="none"/>
      <style:text-properties style:use-window-font-color="true" style:text-outline="false" style:text-line-through-style="none" style:font-name="Arial Black"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53" style:family="table-cell" style:parent-style-name="Default">
      <style:table-cell-properties fo:background-color="#666699" style:text-align-source="fix" style:repeat-content="false"/>
      <style:paragraph-properties fo:text-align="center" fo:margin-left="0cm"/>
      <style:text-properties fo:color="#ffffff" style:font-name="Arial Black" fo:font-size="11pt" fo:font-weight="bold" style:font-size-asian="11pt" style:font-weight-asian="bold" style:font-size-complex="11pt" style:font-weight-complex="bold"/>
    </style:style>
    <style:style style:name="ce154" style:family="table-cell" style:parent-style-name="Default">
      <style:table-cell-properties fo:border-bottom="none" fo:background-color="#e6e6ff" style:text-align-source="fix" style:repeat-content="false" fo:border-left="0.002cm solid #000000" fo:border-right="none" fo:border-top="0.002cm solid #000000"/>
      <style:paragraph-properties fo:text-align="center" fo:margin-left="0cm"/>
      <style:text-properties style:font-name="Arial Black" fo:font-size="11pt" fo:font-weight="bold" style:font-size-asian="11pt" style:font-weight-asian="bold" style:font-size-complex="11pt" style:font-weight-complex="bold"/>
    </style:style>
    <style:style style:name="ce155" style:family="table-cell" style:parent-style-name="Default">
      <style:table-cell-properties fo:border-bottom="none" fo:background-color="#e6e6ff" fo:border-left="0.002cm solid #000000" fo:border-right="none" fo:border-top="none"/>
    </style:style>
    <style:style style:name="ce156" style:family="table-cell" style:parent-style-name="Default">
      <style:table-cell-properties fo:border-bottom="none" fo:background-color="#666699" fo:border-left="0.002cm solid #000000" fo:border-right="none" fo:border-top="none"/>
    </style:style>
    <style:style style:name="ce157" style:family="table-cell" style:parent-style-name="Default">
      <style:table-cell-properties fo:border-bottom="none" fo:background-color="#e6e6ff" style:text-align-source="fix" style:repeat-content="false" fo:border-left="0.002cm solid #000000" fo:border-right="none" fo:border-top="none"/>
      <style:paragraph-properties fo:text-align="center" fo:margin-left="0cm"/>
      <style:text-properties style:font-name="Arial Black" fo:font-size="11pt" fo:font-weight="bold" style:font-size-asian="11pt" style:font-weight-asian="bold" style:font-size-complex="11pt" style:font-weight-complex="bold"/>
    </style:style>
    <style:style style:name="ce158" style:family="table-cell" style:parent-style-name="Default">
      <style:table-cell-properties fo:border-bottom="none" fo:background-color="#666699" fo:border-left="0.002cm solid #000000" fo:border-right="none" fo:border-top="none"/>
      <style:text-properties style:font-name="Arial Black" fo:font-size="11pt" fo:font-weight="bold" style:font-size-asian="11pt" style:font-weight-asian="bold" style:font-size-complex="11pt" style:font-weight-complex="bold"/>
    </style:style>
    <style:style style:name="ce159" style:family="table-cell" style:parent-style-name="Default">
      <style:table-cell-properties fo:border-bottom="none" fo:background-color="#e6e6ff" style:text-align-source="fix" style:repeat-content="false" fo:wrap-option="wrap" fo:border-left="0.002cm solid #000000" fo:border-right="none" fo:border-top="none"/>
      <style:paragraph-properties fo:text-align="center" fo:margin-left="0cm"/>
      <style:text-properties style:use-window-font-color="true" style:text-outline="false" style:text-line-through-style="none" style:font-name="Arial Black" fo:font-size="11pt" fo:language="en" fo:country="IN"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60" style:family="table-cell" style:parent-style-name="Default">
      <style:table-cell-properties fo:border-bottom="none" fo:border-left="0.002cm solid #000000" fo:border-right="none" fo:border-top="none"/>
    </style:style>
    <style:style style:name="ce161" style:family="table-cell" style:parent-style-name="Default">
      <style:table-cell-properties fo:border-bottom="0.002cm solid #000000" fo:background-color="#e6e6ff" style:text-align-source="fix" style:repeat-content="false" fo:wrap-option="wrap" fo:border-left="0.002cm solid #000000" fo:border-right="none" fo:border-top="none"/>
      <style:paragraph-properties fo:text-align="center" fo:margin-left="0cm"/>
      <style:text-properties style:use-window-font-color="true" style:text-outline="false" style:text-line-through-style="none" style:font-name="Arial Black" fo:font-size="11pt" fo:language="en" fo:country="IN"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62" style:family="table-cell" style:parent-style-name="Default">
      <style:table-cell-properties fo:wrap-option="wrap"/>
    </style:style>
    <style:style style:name="ce163" style:family="table-cell" style:parent-style-name="Default">
      <style:table-cell-properties fo:border-bottom="none" fo:background-color="#e6e6ff" fo:wrap-option="wrap" fo:border-left="0.002cm solid #000000" fo:border-right="0.002cm solid #000000" fo:border-top="0.002cm solid #000000"/>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order-bottom="none" fo:background-color="#e6e6ff" fo:wrap-option="wrap" fo:border-left="0.002cm solid #000000" fo:border-right="0.002cm solid #000000" fo:border-top="none"/>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none" fo:background-color="#e6e6ff" fo:wrap-option="wrap" fo:border-left="0.002cm solid #000000" fo:border-right="0.002cm solid #000000" fo:border-top="none"/>
      <style:text-properties style:font-name="Calibri"/>
    </style:style>
    <style:style style:name="ce166" style:family="table-cell" style:parent-style-name="Default">
      <style:table-cell-properties fo:border-bottom="0.002cm solid #000000" fo:background-color="#e6e6ff" fo:wrap-option="wrap" fo:border-left="0.002cm solid #000000" fo:border-right="0.002cm solid #000000" fo:border-top="none"/>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fo:border-bottom="none" fo:background-color="#e6e6ff" fo:wrap-option="wrap" fo:border-left="none" fo:border-right="none" fo:border-top="0.002cm solid #000000"/>
      <style:text-properties style:font-name="Calibri" fo:font-size="10pt" style:font-size-asian="10pt" style:font-size-complex="10pt"/>
    </style:style>
    <style:style style:name="ce168" style:family="table-cell" style:parent-style-name="Default">
      <style:table-cell-properties fo:background-color="#e6e6ff" fo:wrap-option="wrap"/>
      <style:text-properties style:use-window-font-color="true" style:text-outline="false" style:text-line-through-style="none" style:font-name="Calibri" fo:font-size="10pt" fo:language="en"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e6e6ff" fo:wrap-option="wrap"/>
      <style:text-properties style:use-window-font-color="true" style:text-outline="false" style:text-line-through-style="none" style:font-name="Arial" fo:font-size="10pt" fo:language="en"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666699" fo:wrap-option="wrap"/>
      <style:text-properties style:use-window-font-color="true" style:text-outline="false" style:text-line-through-style="none" style:font-name="Arial" fo:font-size="10pt" fo:language="en"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71" style:family="table-cell" style:parent-style-name="Default">
      <style:table-cell-properties fo:background-color="#e6e6ff" style:text-align-source="fix" style:repeat-content="false" fo:wrap-option="wrap"/>
      <style:paragraph-properties fo:text-align="start" fo:margin-left="0cm"/>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e6e6ff" fo:wrap-option="wrap"/>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e6e6ff" fo:wrap-option="wrap"/>
      <style:text-properties style:font-name="Calibri" fo:font-size="10pt" style:font-size-asian="10pt" style:font-size-complex="10pt"/>
    </style:style>
    <style:style style:name="ce174" style:family="table-cell" style:parent-style-name="Default">
      <style:table-cell-properties fo:background-color="#e6e6ff" fo:wrap-option="wrap"/>
      <style:text-properties style:use-window-font-color="true" style:text-outline="false" style:text-line-through-style="none" style:font-name="Calibri" fo:font-size="10pt" fo:language="en" fo:country="none"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75" style:family="table-cell" style:parent-style-name="Default">
      <style:table-cell-properties fo:border-bottom="0.002cm solid #000000" fo:background-color="#e6e6ff" fo:wrap-option="wrap" fo:border-left="none" fo:border-right="none" fo:border-top="none"/>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9999cc" fo:wrap-option="wrap" fo:border="0.002cm solid #000000"/>
      <style:text-properties fo:color="#ffffff" fo:font-weight="bold" style:font-weight-asian="bold" style:font-weight-complex="bold"/>
    </style:style>
    <style:style style:name="ce177" style:family="table-cell" style:parent-style-name="Default">
      <style:table-cell-properties fo:background-color="#ccccff" fo:border="0.002cm solid #000000"/>
    </style:style>
    <style:style style:name="ce178" style:family="table-cell" style:parent-style-name="Default">
      <style:table-cell-properties fo:background-color="#666699"/>
    </style:style>
    <style:style style:name="ce179" style:family="table-cell" style:parent-style-name="Default">
      <style:table-cell-properties fo:background-color="#9999cc" fo:wrap-option="wrap" fo:border="0.002cm solid #000000"/>
      <style:text-properties fo:color="#ffffff"/>
    </style:style>
    <style:style style:name="ce180" style:family="table-cell" style:parent-style-name="Default">
      <style:table-cell-properties fo:background-color="#ccccff"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background-color="#ccccff"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order-bottom="none" fo:background-color="#666699" fo:border-left="none" fo:border-right="0.002cm solid #000000" fo:border-top="none"/>
    </style:style>
    <style:style style:name="ce183" style:family="table-cell" style:parent-style-name="Default">
      <style:table-cell-properties fo:border-bottom="none" fo:border-left="none" fo:border-right="0.002cm solid #000000" fo:border-top="none"/>
    </style:style>
    <style:style style:name="ce184" style:family="table-cell" style:parent-style-name="Default">
      <style:table-cell-properties fo:background-color="#ffffff" fo:wrap-option="wrap"/>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visible-area-left="0cm" draw:visible-area-top="0cm" draw:visible-area-width="5cm" draw:visible-area-height="5cm" draw:ole-draw-aspect="1"/>
    </style:style>
    <style:style style:name="gr3"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fo:text-align="center"/>
    </style:style>
    <style:style style:name="P3" style:family="paragraph">
      <style:paragraph-properties style:text-autospace="none" style:line-break="normal" style:writing-mode="page"/>
      <style:text-properties style:text-outline="false" style:text-line-through-style="none" style:font-name="Arial"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Calibri1" fo:font-size="11pt" fo:language="en" fo:country="none" fo:font-weight="normal" style:font-name-asian="Calibri1" style:font-size-asian="11pt" style:font-weight-asian="normal" style:font-name-complex="Calibri1" style:font-size-complex="6.30000019073486pt" style:font-weight-complex="normal"/>
    </style:style>
    <style:style style:name="T4" style:family="text">
      <style:text-properties fo:font-weight="normal" style:font-weight-asian="normal" style:font-weight-complex="normal"/>
    </style:style>
  </office:automatic-styles>
  <office:body>
    <office:spreadsheet>
      <table:content-validations>
        <table:content-validation table:name="val1" table:condition="of:cell-content-is-in-list(&quot;Not_Started&quot;;&quot;Ongoing&quot;;&quot;Completed&quot;;&quot;&quot;)" table:allow-empty-cell="true" table:display-list="sorted-ascending" table:base-cell-address="Sheet1.E23">
          <table:error-message table:message-type="stop" table:display="true"/>
        </table:content-validation>
        <table:content-validation table:name="val2" table:condition="of:cell-content-is-in-list(&quot;a&quot;;&quot;b&quot;;&quot;c&quot;)" table:allow-empty-cell="true" table:display-list="unsorted" table:base-cell-address="Sheet1.F27"/>
        <table:content-validation table:name="val3" table:condition="of:cell-content-is-in-list(&quot;Not Started&quot;;&quot;Ongoing&quot;;&quot;Completed&quot;;&quot;&quot;)" table:allow-empty-cell="true" table:display-list="unsorted" table:base-cell-address="Sheet2.G4"/>
        <table:content-validation table:name="val4" table:condition="of:cell-content-is-in-list(&quot;Action&quot;;&quot;Issue&quot;;&quot;Depandency&quot;;&quot;Decision&quot;;&quot;Risk&quot;;&quot; - - &quot;)" table:allow-empty-cell="true" table:display-list="unsorted" table:base-cell-address="Sheet2.K4"/>
        <table:content-validation table:name="val5" table:condition="of:cell-content-is-in-list(&quot;Team 1&quot;;&quot;Team 2&quot;;&quot;Team 3&quot;;&quot;Not Assigined&quot;)" table:allow-empty-cell="true" table:display-list="unsorted" table:base-cell-address="Sheet2.C13"/>
        <table:content-validation table:name="val6" table:condition="of:cell-content-is-in-list([$Sheet2.$B$1:.$D$5])" table:allow-empty-cell="true" table:display-list="unsorted" table:base-cell-address="Sheet2.E1"/>
        <table:content-validation table:name="val7" table:condition="of:cell-content-is-in-list([$Sheet4.$A$2:.$A$25])" table:allow-empty-cell="true" table:display-list="unsorted" table:base-cell-address="Sheet5.B1"/>
        <table:content-validation table:name="val8" table:condition="of:cell-content-is-in-list(&quot;Not Started&quot;;&quot;Ongoing&quot;;&quot;Completed&quot;;&quot;On Hold&quot;;&quot;          &quot;)" table:allow-empty-cell="true" table:display-list="unsorted" table:base-cell-address="Sheet4.AI4"/>
      </table:content-validations>
      <table:table table:name="Sheet1" table:style-name="ta1" table:print="false">
        <office:forms form:automatic-focus="false" form:apply-design-mode="false">
          <form:form form:name="Form" form:apply-filter="true" form:command-type="table" form:control-implementation="ooo:com.sun.star.form.component.Form" office:target-frame="" xlink:href="" xlink:type="simple">
            <form:button form:name="Push Button 1" form:control-implementation="ooo:com.sun.star.form.component.CommandButton" xml:id="control1" form:id="control1" form:label="C:\Users\user\AppData\Roaming\OpenOffice\4\user\template\PMT.ots" form:button-type="url" office:target-frame="_parent" xlink:href="../../AppData/Roaming/OpenOffice/4/user/template/PMT.ots" form:image-data="" form:delay-for-repeat="PT0.50S" form:image-position="center">
              <form:properties>
                <form:property form:property-name="DefaultControl" office:value-type="string" office:string-value="com.sun.star.form.control.CommandButton"/>
              </form:properties>
            </form:button>
            <form:button form:name="Push Button 2" form:control-implementation="ooo:com.sun.star.form.component.CommandButton" xml:id="control2" form:id="control2" form:label="C:\Users\user\AppData\Roaming\OpenOffice\4\user\template\PMT.ots#Sheet4" form:button-type="url" office:target-frame="_parent" xlink:href="../../AppData/Roaming/OpenOffice/4/user/template/PMT.ots#Sheet4" form:image-data="" form:delay-for-repeat="PT0.50S" form:image-position="center">
              <form:properties>
                <form:property form:property-name="DefaultControl" office:value-type="string" office:string-value="com.sun.star.form.control.CommandButton"/>
              </form:properties>
            </form:button>
            <form:button form:name="Push Button 3" form:control-implementation="ooo:com.sun.star.form.component.CommandButton" xml:id="control3" form:id="control3" form:label="C:\Users\user\AppData\Roaming\OpenOffice\4\user\template\PMT.ots#Sheet4" form:button-type="url" office:target-frame="_self" xlink:href="../../AppData/Roaming/OpenOffice/4/user/template/PMT.ots#Sheet4" form:image-data="" form:delay-for-repeat="PT0.50S" form:image-position="center">
              <form:properties>
                <form:property form:property-name="DefaultControl" office:value-type="string" office:string-value="com.sun.star.form.control.CommandButton"/>
              </form:properties>
            </form:button>
          </form:form>
        </office:forms>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12" table:default-cell-style-name="Default"/>
        <table:table-row table:style-name="ro1">
          <table:table-cell table:style-name="ce1" table:formula="of:=MONTH(DATEVALUE([.A1]&amp;&quot; 1, 2025&quot;))" office:value-type="float" office:value="0">
            <text:p>Err:522</text:p>
          </table:table-cell>
          <table:table-cell table:number-columns-repeated="2"/>
          <table:table-cell table:number-columns-repeated="3"/>
          <table:table-cell table:style-name="ce11" office:value-type="float" office:value="0">
            <text:p>0</text:p>
          </table:table-cell>
          <table:table-cell table:style-name="ce13" office:value-type="string">
            <text:p>Start Date</text:p>
          </table:table-cell>
          <table:table-cell table:style-name="ce13" office:value-type="string">
            <text:p>End Date</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draw:frame table:end-cell-address="Sheet1.N3" table:end-x="0.279cm" table:end-y="0.222cm" draw:z-index="3" draw:style-name="gr1" draw:text-style-name="P1" svg:width="0.446cm" svg:height="1.876cm" svg:x="2.091cm" svg:y="0.108cm">
              <draw:object draw:notify-on-update-of-ranges="Sheet1.A1:Sheet1.A1 Sheet1.A2:Sheet1.A6 Sheet1.D1:Sheet1.D1 Sheet1.D2:Sheet1.D6 Sheet1.F1:Sheet1.F1 Sheet1.F2:Sheet1.F6" xlink:href="./Object 12" xlink:type="simple" xlink:show="embed" xlink:actuate="onLoad">
                <text:p/>
              </draw:object>
              <draw:image xlink:href="./ObjectReplacements/Object 12" xlink:type="simple" xlink:show="embed" xlink:actuate="onLoad"/>
            </draw:frame>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number-columns-repeated="7"/>
        </table:table-row>
        <table:table-row table:style-name="ro2">
          <table:table-cell table:number-columns-repeated="6"/>
          <table:table-cell table:style-name="ce1" office:value-type="float" office:value="10">
            <text:p>10</text:p>
          </table:table-cell>
          <table:table-cell table:style-name="ce1" office:value-type="string">
            <text:p>Trule 1</text:p>
          </table:table-cell>
          <table:table-cell table:style-name="ce1" office:value-type="string">
            <text:p>change</text:p>
          </table:table-cell>
          <table:table-cell table:style-name="ce19" office:value-type="date" office:date-value="2024-02-01">
            <text:p>01/02/24</text:p>
          </table:table-cell>
          <table:table-cell table:style-name="ce19" office:value-type="date" office:date-value="2024-02-10">
            <text:p>10/02/24</text:p>
          </table:table-cell>
          <table:table-cell table:style-name="ce1" office:value-type="string">
            <text:p>completed</text:p>
          </table:table-cell>
          <table:table-cell office:value-type="float" office:value="10">
            <text:p>10</text:p>
          </table:table-cell>
          <table:table-cell office:value-type="float" office:value="59">
            <text:p>59</text:p>
          </table:table-cell>
          <table:table-cell table:number-columns-repeated="10"/>
        </table:table-row>
        <table:table-row table:style-name="ro2">
          <table:table-cell table:number-columns-repeated="9"/>
          <table:table-cell table:style-name="ce20"/>
          <table:table-cell table:number-columns-repeated="14"/>
        </table:table-row>
        <table:table-row table:style-name="ro2">
          <table:table-cell table:number-columns-repeated="24"/>
        </table:table-row>
        <table:table-row table:style-name="ro3">
          <table:table-cell table:number-columns-repeated="6"/>
          <table:table-cell office:value-type="string">
            <text:p>New Project<text:a xlink:href="../../AppData/Roaming/OpenOffice/4/user/template/PMT.ots#Sheet4">C:\Users\user\AppData\Roaming\OpenOffice\4\user\template\PMT.ots#Sheet4</text:a></text:p>
          </table:table-cell>
          <table:table-cell table:number-columns-repeated="7"/>
          <table:table-cell>
            <draw:control table:end-cell-address="Sheet1.Q6" table:end-x="1.725cm" table:end-y="0.104cm" draw:z-index="8" draw:text-style-name="P2" svg:width="4.556cm" svg:height="0.575cm" svg:x="1.685cm" svg:y="0cm" draw:control="control1"/>
            <draw:control table:end-cell-address="Sheet1.Q6" table:end-x="1.725cm" table:end-y="0.104cm" draw:z-index="9" draw:text-style-name="P2" svg:width="4.556cm" svg:height="0.575cm" svg:x="1.685cm" svg:y="0cm" draw:control="control2"/>
          </table:table-cell>
          <table:table-cell table:number-columns-repeated="2"/>
          <table:table-cell table:style-name="ce32" table:number-columns-repeated="2"/>
          <table:table-cell table:number-columns-repeated="5"/>
        </table:table-row>
        <table:table-row table:style-name="ro2">
          <table:table-cell table:number-columns-repeated="12"/>
          <table:table-cell>
            <draw:control table:end-cell-address="Sheet1.O7" table:end-x="1.491cm" table:end-y="0.146cm" draw:z-index="10" draw:text-style-name="P2" svg:width="4.556cm" svg:height="0.598cm" svg:x="1.451cm" svg:y="0cm" draw:control="control3"/>
          </table:table-cell>
          <table:table-cell office:value-type="string">
            <text:p>fsfs</text:p>
          </table:table-cell>
          <table:table-cell table:number-columns-repeated="3"/>
          <table:table-cell table:style-name="ce33" table:number-columns-repeated="2"/>
          <table:table-cell table:number-columns-repeated="5"/>
        </table:table-row>
        <table:table-row table:style-name="ro2">
          <table:table-cell table:number-columns-repeated="17"/>
          <table:table-cell table:style-name="ce33" table:number-columns-repeated="2"/>
          <table:table-cell table:number-columns-repeated="5"/>
        </table:table-row>
        <table:table-row table:style-name="ro2">
          <table:table-cell table:number-columns-repeated="6"/>
          <table:table-cell table:style-name="ce12" office:value-type="string">
            <text:p>Task ID</text:p>
          </table:table-cell>
          <table:table-cell table:number-columns-repeated="7"/>
          <table:table-cell office:value-type="float" office:value="55">
            <text:p>55</text:p>
          </table:table-cell>
          <table:table-cell table:number-columns-repeated="2"/>
          <table:table-cell table:style-name="ce33" table:number-columns-repeated="2"/>
          <table:table-cell table:number-columns-repeated="5"/>
        </table:table-row>
        <table:table-row table:style-name="ro2">
          <table:table-cell table:number-columns-repeated="6"/>
          <table:table-cell table:style-name="ce1" office:value-type="float" office:value="1">
            <text:p>1</text:p>
          </table:table-cell>
          <table:table-cell table:style-name="ce12" office:value-type="string">
            <text:p>Task Name</text:p>
          </table:table-cell>
          <table:table-cell table:style-name="ce12" office:value-type="string">
            <text:p>Start Date</text:p>
          </table:table-cell>
          <table:table-cell table:style-name="ce12" office:value-type="string">
            <text:p>End Date</text:p>
          </table:table-cell>
          <table:table-cell table:style-name="ce12" office:value-type="string">
            <text:p>Assigned To</text:p>
          </table:table-cell>
          <table:table-cell table:style-name="ce12" office:value-type="string">
            <text:p>Progress (%)</text:p>
          </table:table-cell>
          <table:table-cell table:style-name="ce12" office:value-type="string">
            <text:p>Status</text:p>
          </table:table-cell>
          <table:table-cell office:value-type="string">
            <text:p>Days</text:p>
          </table:table-cell>
          <table:table-cell table:number-columns-repeated="2"/>
          <table:table-cell office:value-type="float" office:value="2">
            <text:p>2</text:p>
          </table:table-cell>
          <table:table-cell table:number-columns-repeated="7"/>
        </table:table-row>
        <table:table-row table:style-name="ro2">
          <table:table-cell table:number-columns-repeated="6"/>
          <table:table-cell table:style-name="ce1" office:value-type="float" office:value="2">
            <text:p>2</text:p>
          </table:table-cell>
          <table:table-cell table:style-name="ce1" office:value-type="string">
            <text:p>Task 1</text:p>
          </table:table-cell>
          <table:table-cell table:style-name="ce3" office:value-type="date" office:date-value="2025-02-01">
            <text:p>01/02/2025</text:p>
          </table:table-cell>
          <table:table-cell table:style-name="ce3" office:value-type="date" office:date-value="2025-02-05">
            <text:p>05/02/2025</text:p>
          </table:table-cell>
          <table:table-cell table:style-name="ce1" office:value-type="string">
            <text:p>Alice</text:p>
          </table:table-cell>
          <table:table-cell table:style-name="ce1" office:value-type="float" office:value="100">
            <text:p>100</text:p>
          </table:table-cell>
          <table:table-cell table:style-name="ce1" office:value-type="string">
            <text:p>Complete</text:p>
          </table:table-cell>
          <table:table-cell table:formula="of:=DAYS([.J10], TODAY())" office:value-type="string" office:string-value="Err:508">
            <text:p>Err:508</text:p>
          </table:table-cell>
          <table:table-cell table:number-columns-repeated="2"/>
          <table:table-cell office:value-type="float" office:value="4">
            <text:p>4</text:p>
          </table:table-cell>
          <table:table-cell table:number-columns-repeated="7"/>
        </table:table-row>
        <table:table-row table:style-name="ro4">
          <table:table-cell table:style-name="ce1" office:value-type="float" office:value="3">
            <text:p>3</text:p>
          </table:table-cell>
          <table:table-cell table:style-name="ce1" office:value-type="string">
            <text:p>Task 2</text:p>
          </table:table-cell>
          <table:table-cell table:style-name="ce3" office:value-type="date" office:date-value="2025-02-06">
            <text:p>06/02/2025</text:p>
          </table:table-cell>
          <table:table-cell table:style-name="ce3" office:value-type="date" office:date-value="2025-02-10">
            <text:p>10/02/2025</text:p>
          </table:table-cell>
          <table:table-cell table:style-name="ce1" office:value-type="string">
            <text:p>Bob</text:p>
          </table:table-cell>
          <table:table-cell table:style-name="ce1" office:value-type="float" office:value="75">
            <text:p>75</text:p>
          </table:table-cell>
          <table:table-cell table:style-name="ce1" office:value-type="string">
            <text:p>In Progress</text:p>
          </table:table-cell>
          <table:table-cell table:formula="of:=DAYS([.D11], TODAY())" office:value-type="string" office:string-value="Err:508">
            <text:p>Err:508</text:p>
          </table:table-cell>
          <table:table-cell>
            <draw:frame table:end-cell-address="Sheet1.P29" table:end-x="2.246cm" table:end-y="0.052cm" draw:z-index="4" draw:style-name="gr1" draw:text-style-name="P1" svg:width="17.6cm" svg:height="8.614cm" svg:x="2.078cm" svg:y="2.116cm">
              <draw:object draw:notify-on-update-of-ranges="Sheet1.A1:Sheet1.A1 Sheet1.A2:Sheet1.A6 Sheet1.E1:Sheet1.E1 Sheet1.E2:Sheet1.E6 Sheet1.F1:Sheet1.F1 Sheet1.F2:Sheet1.F6 Sheet1.G1:Sheet1.G1 Sheet1.G2:Sheet1.G6" xlink:href="./Object 13" xlink:type="simple" xlink:show="embed" xlink:actuate="onLoad">
                <text:p/>
              </draw:object>
              <draw:image xlink:href="./ObjectReplacements/Object 13" xlink:type="simple" xlink:show="embed" xlink:actuate="onLoad"/>
            </draw:frame>
          </table:table-cell>
          <table:table-cell table:style-name="ce1" table:formula="of:=IF(AVERAGE([.O8:.O10]) &gt;85; &quot;Congratulations! You are ready to advance to the next module&quot;; &quot;Failed. Please review the material again. If necessary, contact your instructor for help&quot;)" office:value-type="string" office:string-value="Failed. Please review the material again. If necessary, contact your instructor for help">
            <text:p>Failed. Please review the material again. If necessary, contact your instructor for help</text:p>
          </table:table-cell>
          <table:table-cell table:formula="of:=[.Q9]+[.Q10]" office:value-type="float" office:value="6">
            <text:p>6</text:p>
          </table:table-cell>
          <table:table-cell table:number-columns-repeated="13"/>
        </table:table-row>
        <table:table-row table:style-name="ro2">
          <table:table-cell table:style-name="ce1" office:value-type="float" office:value="4">
            <text:p>4</text:p>
          </table:table-cell>
          <table:table-cell table:style-name="ce1" office:value-type="string">
            <text:p>Task 3</text:p>
          </table:table-cell>
          <table:table-cell table:style-name="ce3" office:value-type="date" office:date-value="2025-02-11">
            <text:p>11/02/2025</text:p>
          </table:table-cell>
          <table:table-cell table:style-name="ce3" office:value-type="date" office:date-value="2025-02-20">
            <text:p>20/02/2025</text:p>
          </table:table-cell>
          <table:table-cell table:style-name="ce1" office:value-type="string">
            <text:p>Charlie</text:p>
          </table:table-cell>
          <table:table-cell table:style-name="ce1" office:value-type="float" office:value="50">
            <text:p>50</text:p>
          </table:table-cell>
          <table:table-cell table:style-name="ce1" office:value-type="string">
            <text:p>In Progress</text:p>
          </table:table-cell>
          <table:table-cell table:formula="of:=DAYS([.D12], TODAY())" office:value-type="string" office:string-value="Err:508">
            <text:p>Err:508</text:p>
          </table:table-cell>
          <table:table-cell table:number-columns-repeated="16"/>
        </table:table-row>
        <table:table-row table:style-name="ro2">
          <table:table-cell table:style-name="ce1" office:value-type="float" office:value="5">
            <text:p>5</text:p>
          </table:table-cell>
          <table:table-cell table:style-name="ce1" office:value-type="string">
            <text:p>Task 4</text:p>
          </table:table-cell>
          <table:table-cell table:style-name="ce3" office:value-type="date" office:date-value="2025-02-21">
            <text:p>21/02/2025</text:p>
          </table:table-cell>
          <table:table-cell table:style-name="ce3" office:value-type="date" office:date-value="2025-02-25">
            <text:p>25/02/2025</text:p>
          </table:table-cell>
          <table:table-cell table:style-name="ce1" office:value-type="string">
            <text:p>Alice</text:p>
          </table:table-cell>
          <table:table-cell table:style-name="ce1" office:value-type="float" office:value="25">
            <text:p>25</text:p>
          </table:table-cell>
          <table:table-cell table:style-name="ce1" office:value-type="string">
            <text:p>Not Started</text:p>
          </table:table-cell>
          <table:table-cell table:formula="of:=DAYS([.D13], TODAY())" office:value-type="string" office:string-value="Err:508">
            <text:p>Err:508</text:p>
          </table:table-cell>
          <table:table-cell table:number-columns-repeated="3"/>
          <table:table-cell office:value-type="string">
            <text:p>Status</text:p>
          </table:table-cell>
          <table:table-cell table:number-columns-repeated="12"/>
        </table:table-row>
        <table:table-row table:style-name="ro3">
          <table:table-cell/>
          <table:table-cell table:style-name="ce1" office:value-type="string">
            <text:p>Task 5</text:p>
          </table:table-cell>
          <table:table-cell table:style-name="ce3" office:value-type="date" office:date-value="2025-02-26">
            <text:p>26/02/2025</text:p>
          </table:table-cell>
          <table:table-cell table:style-name="ce3" office:value-type="date" office:date-value="2025-02-28">
            <text:p>28/02/2025</text:p>
          </table:table-cell>
          <table:table-cell table:style-name="ce1" office:value-type="string">
            <text:p>Bob</text:p>
          </table:table-cell>
          <table:table-cell table:style-name="ce1" office:value-type="float" office:value="0">
            <text:p>0</text:p>
          </table:table-cell>
          <table:table-cell table:style-name="ce1" office:value-type="string">
            <text:p>Not Started</text:p>
          </table:table-cell>
          <table:table-cell table:formula="of:=DAYS([.D14], TODAY())" office:value-type="string" office:string-value="Err:508">
            <text:p>Err:508</text:p>
          </table:table-cell>
          <table:table-cell table:number-columns-repeated="3"/>
          <table:table-cell table:style-name="ce25" office:value-type="float" office:value="1">
            <text:p>1</text:p>
          </table:table-cell>
          <table:table-cell table:number-columns-repeated="12"/>
        </table:table-row>
        <table:table-row table:style-name="ro3">
          <table:table-cell/>
          <table:table-cell table:style-name="ce2"/>
          <table:table-cell table:style-name="ce1" office:value-type="string">
            <text:p>Task</text:p>
          </table:table-cell>
          <table:table-cell table:style-name="ce1" office:value-type="string">
            <text:p>Responsible</text:p>
          </table:table-cell>
          <table:table-cell table:style-name="ce1" office:value-type="string">
            <text:p>Status</text:p>
          </table:table-cell>
          <table:table-cell table:style-name="ce1" office:value-type="string">
            <text:p>Comments</text:p>
          </table:table-cell>
          <table:table-cell table:formula="of:=SUM([.F10:.F14])" office:value-type="float" office:value="150">
            <text:p>150</text:p>
          </table:table-cell>
          <table:table-cell table:number-columns-repeated="4"/>
          <table:table-cell table:style-name="ce25" office:value-type="float" office:value="2">
            <text:p>2</text:p>
          </table:table-cell>
          <table:table-cell table:number-columns-repeated="12"/>
        </table:table-row>
        <table:table-row table:style-name="ro3">
          <table:table-cell/>
          <table:table-cell table:style-name="ce2"/>
          <table:table-cell table:style-name="ce1" office:value-type="string">
            <text:p>a</text:p>
          </table:table-cell>
          <table:table-cell table:style-name="ce1" office:value-type="string">
            <text:p>z1</text:p>
          </table:table-cell>
          <table:table-cell table:style-name="ce8" table:content-validation-name="val1" office:value-type="string">
            <text:p>Ongoing</text:p>
          </table:table-cell>
          <table:table-cell table:style-name="ce2"/>
          <table:table-cell table:number-columns-repeated="5"/>
          <table:table-cell table:style-name="ce25" office:value-type="float" office:value="3">
            <text:p>3</text:p>
          </table:table-cell>
          <table:table-cell table:number-columns-repeated="12"/>
        </table:table-row>
        <table:table-row table:style-name="ro3">
          <table:table-cell/>
          <table:table-cell table:style-name="ce2"/>
          <table:table-cell table:style-name="ce1" office:value-type="string">
            <text:p>b</text:p>
          </table:table-cell>
          <table:table-cell table:style-name="ce1" office:value-type="string">
            <text:p>z2</text:p>
          </table:table-cell>
          <table:table-cell table:style-name="ce8" table:content-validation-name="val1" office:value-type="string">
            <text:p>Ongoing</text:p>
          </table:table-cell>
          <table:table-cell table:style-name="ce2"/>
          <table:table-cell table:number-columns-repeated="5"/>
          <table:table-cell table:style-name="ce25" office:value-type="float" office:value="2">
            <text:p>2</text:p>
          </table:table-cell>
          <table:table-cell table:number-columns-repeated="12"/>
        </table:table-row>
        <table:table-row table:style-name="ro2">
          <table:table-cell/>
          <table:table-cell table:style-name="ce2"/>
          <table:table-cell table:style-name="ce1" office:value-type="string">
            <text:p>c</text:p>
          </table:table-cell>
          <table:table-cell table:style-name="ce1" office:value-type="string">
            <text:p>z3</text:p>
          </table:table-cell>
          <table:table-cell table:style-name="ce8" table:content-validation-name="val1" office:value-type="string">
            <text:p>Completed</text:p>
          </table:table-cell>
          <table:table-cell table:style-name="ce2"/>
          <table:table-cell table:number-columns-repeated="5"/>
          <table:table-cell office:value-type="float" office:value="1">
            <text:p>1</text:p>
          </table:table-cell>
          <table:table-cell table:number-columns-repeated="12"/>
        </table:table-row>
        <table:table-row table:style-name="ro2">
          <table:table-cell/>
          <table:table-cell table:style-name="ce2"/>
          <table:table-cell table:style-name="ce1" office:value-type="string">
            <text:p>d</text:p>
          </table:table-cell>
          <table:table-cell table:style-name="ce1" office:value-type="string">
            <text:p>z4</text:p>
          </table:table-cell>
          <table:table-cell table:style-name="ce8" table:content-validation-name="val1" office:value-type="string">
            <text:p>Not_Started</text:p>
          </table:table-cell>
          <table:table-cell table:style-name="ce2"/>
          <table:table-cell table:number-columns-repeated="18"/>
        </table:table-row>
        <table:table-row table:style-name="ro3">
          <table:table-cell table:number-columns-repeated="4"/>
          <table:table-cell table:style-name="ce9" table:content-validation-name="val1" office:value-type="string">
            <text:p>Ongoing</text:p>
          </table:table-cell>
          <table:table-cell table:number-columns-repeated="11"/>
          <table:table-cell>
            <draw:frame table:end-cell-address="Sheet1.R21" table:end-x="0.697cm" table:end-y="0.362cm" draw:z-index="2" draw:style-name="gr1" draw:text-style-name="P1" svg:width="0.864cm" svg:height="0.833cm" svg:x="2.091cm" svg:y="0cm">
              <draw:object draw:notify-on-update-of-ranges="Sheet1.D37:Sheet1.D41 Sheet1.E36:Sheet1.E36 Sheet1.E37:Sheet1.E41 Sheet1.G36:Sheet1.G36 Sheet1.G37:Sheet1.G41" xlink:href="./Object 9" xlink:type="simple" xlink:show="embed" xlink:actuate="onLoad">
                <text:p/>
              </draw:object>
              <draw:image xlink:href="./ObjectReplacements/Object 9" xlink:type="simple" xlink:show="embed" xlink:actuate="onLoad"/>
            </draw:frame>
          </table:table-cell>
          <table:table-cell table:number-columns-repeated="7"/>
        </table:table-row>
        <table:table-row table:style-name="ro3">
          <table:table-cell table:number-columns-repeated="4"/>
          <table:table-cell table:style-name="ce9" table:content-validation-name="val1" office:value-type="string">
            <text:p>Not_Started</text:p>
          </table:table-cell>
          <table:table-cell table:number-columns-repeated="19"/>
        </table:table-row>
        <table:table-row table:style-name="ro3">
          <table:table-cell table:number-columns-repeated="4"/>
          <table:table-cell table:style-name="ce9" table:content-validation-name="val1" office:value-type="string">
            <text:p>Ongoing</text:p>
          </table:table-cell>
          <table:table-cell table:number-columns-repeated="19"/>
        </table:table-row>
        <table:table-row table:style-name="ro3">
          <table:table-cell table:number-columns-repeated="4"/>
          <table:table-cell table:style-name="ce9" table:content-validation-name="val1" office:value-type="string">
            <text:p>Completed</text:p>
          </table:table-cell>
          <table:table-cell table:number-columns-repeated="19"/>
        </table:table-row>
        <table:table-row table:style-name="ro2" table:number-rows-repeated="3">
          <table:table-cell table:number-columns-repeated="24"/>
        </table:table-row>
        <table:table-row table:style-name="ro3">
          <table:table-cell table:number-columns-repeated="5"/>
          <table:table-cell table:style-name="ce10" table:content-validation-name="val2" office:value-type="string">
            <text:p>c</text:p>
          </table:table-cell>
          <table:table-cell table:number-columns-repeated="18"/>
        </table:table-row>
        <table:table-row table:style-name="ro3">
          <table:table-cell table:number-columns-repeated="5"/>
          <table:table-cell table:style-name="ce10" table:content-validation-name="val2" office:value-type="string">
            <text:p>a</text:p>
          </table:table-cell>
          <table:table-cell table:number-columns-repeated="18"/>
        </table:table-row>
        <table:table-row table:style-name="ro3">
          <table:table-cell table:number-columns-repeated="5"/>
          <table:table-cell table:style-name="ce10" table:content-validation-name="val2" office:value-type="string">
            <text:p>a</text:p>
          </table:table-cell>
          <table:table-cell table:number-columns-repeated="18"/>
        </table:table-row>
        <table:table-row table:style-name="ro3">
          <table:table-cell table:number-columns-repeated="5"/>
          <table:table-cell table:style-name="ce10" table:content-validation-name="val2" office:value-type="string">
            <text:p>c</text:p>
          </table:table-cell>
          <table:table-cell table:number-columns-repeated="18"/>
        </table:table-row>
        <table:table-row table:style-name="ro3">
          <table:table-cell table:number-columns-repeated="5"/>
          <table:table-cell table:style-name="ce10" table:content-validation-name="val2" office:value-type="string">
            <text:p>b</text:p>
          </table:table-cell>
          <table:table-cell table:number-columns-repeated="18"/>
        </table:table-row>
        <table:table-row table:style-name="ro2">
          <table:table-cell table:number-columns-repeated="8"/>
          <table:table-cell table:formula="of:=TODAY()" office:value-type="date" office:date-value="2025-01-31">
            <text:p>31/01/25</text:p>
          </table:table-cell>
          <table:table-cell table:number-columns-repeated="15"/>
        </table:table-row>
        <table:table-row table:style-name="ro2">
          <table:table-cell table:number-columns-repeated="24"/>
        </table:table-row>
        <table:table-row table:style-name="ro2">
          <table:table-cell table:number-columns-repeated="8"/>
          <table:table-cell table:style-name="ce16"/>
          <table:table-cell table:number-columns-repeated="15"/>
        </table:table-row>
        <table:table-row table:style-name="ro2">
          <table:table-cell/>
          <table:table-cell table:style-name="ce2" table:number-columns-repeated="6"/>
          <table:table-cell/>
          <table:table-cell table:style-name="ce16"/>
          <table:table-cell table:number-columns-repeated="15"/>
        </table:table-row>
        <table:table-row table:style-name="ro2">
          <table:table-cell/>
          <table:table-cell table:style-name="ce2"/>
          <table:table-cell table:style-name="ce4" office:value-type="string">
            <text:p>Task Name</text:p>
          </table:table-cell>
          <table:table-cell table:style-name="ce4" office:value-type="string">
            <text:p>Start Date</text:p>
          </table:table-cell>
          <table:table-cell table:style-name="ce4" office:value-type="string">
            <text:p>End Date</text:p>
          </table:table-cell>
          <table:table-cell table:style-name="ce4" office:value-type="string">
            <text:p>Priority</text:p>
          </table:table-cell>
          <table:table-cell table:style-name="ce4" office:value-type="string">
            <text:p>Duration</text:p>
          </table:table-cell>
          <table:table-cell table:style-name="ce4" office:value-type="string">
            <text:p>% Complete</text:p>
          </table:table-cell>
          <table:table-cell table:style-name="ce17" office:value-type="string">
            <text:p>Overdue/Ontrack</text:p>
          </table:table-cell>
          <table:table-cell office:value-type="string">
            <text:p>Completeion %</text:p>
          </table:table-cell>
          <table:table-cell table:number-columns-repeated="14"/>
        </table:table-row>
        <table:table-row table:style-name="ro3">
          <table:table-cell/>
          <table:table-cell table:style-name="ce2"/>
          <table:table-cell table:style-name="ce5" office:value-type="string">
            <text:p>Task 1</text:p>
          </table:table-cell>
          <table:table-cell table:style-name="ce6" office:value-type="date" office:date-value="2025-01-20">
            <text:p>20/01/2025</text:p>
          </table:table-cell>
          <table:table-cell table:style-name="ce7" office:value-type="date" office:date-value="2025-01-25">
            <text:p>25/01/2025</text:p>
          </table:table-cell>
          <table:table-cell table:style-name="ce5" office:value-type="string">
            <text:p>High</text:p>
          </table:table-cell>
          <table:table-cell table:style-name="ce5" table:formula="of:=[.E37]-[.D37]" office:value-type="float" office:value="5">
            <text:p>5</text:p>
          </table:table-cell>
          <table:table-cell table:style-name="ce14" table:formula="of:=MIN(100;[.J32] (TODAY() - [.E37]) / ([.F37] - [.E37]) * 100)" office:value-type="string" office:string-value="Err:509">
            <text:p>Err:509</text:p>
          </table:table-cell>
          <table:table-cell table:style-name="ce15" table:formula="of:=IF([.E37]&lt;TODAY(); &quot;Overdue&quot;; &quot;Ontrack&quot;)" office:value-type="string" office:string-value="Overdue">
            <text:p>Overdue</text:p>
          </table:table-cell>
          <table:table-cell table:style-name="ce21" table:formula="of:=MIN(100;(TODAY()-[.D37])/([.G37])*100)" office:value-type="float" office:value="100">
            <text:p>100</text:p>
          </table:table-cell>
          <table:table-cell table:number-columns-repeated="14"/>
        </table:table-row>
        <table:table-row table:style-name="ro3">
          <table:table-cell/>
          <table:table-cell table:style-name="ce2"/>
          <table:table-cell table:style-name="ce5" office:value-type="string">
            <text:p>Task 2</text:p>
          </table:table-cell>
          <table:table-cell table:style-name="ce7" office:value-type="date" office:date-value="2025-01-21">
            <text:p>21/01/2025</text:p>
          </table:table-cell>
          <table:table-cell table:style-name="ce7" office:value-type="date" office:date-value="2025-01-23">
            <text:p>23/01/2025</text:p>
          </table:table-cell>
          <table:table-cell table:style-name="ce5" office:value-type="string">
            <text:p>Medium</text:p>
          </table:table-cell>
          <table:table-cell table:style-name="ce5" table:formula="of:=[.E38]-[.D38]" office:value-type="float" office:value="2">
            <text:p>2</text:p>
          </table:table-cell>
          <table:table-cell table:style-name="ce14" office:value-type="percentage" office:value="1">
            <text:p>100.00%</text:p>
          </table:table-cell>
          <table:table-cell table:style-name="ce15" table:formula="of:=IF([.E38]&lt;TODAY(); &quot;Overdue&quot;; &quot;Ontrack&quot;)" office:value-type="string" office:string-value="Overdue">
            <text:p>Overdue</text:p>
          </table:table-cell>
          <table:table-cell table:style-name="ce21" table:formula="of:=MIN(100;(TODAY()-[.D38])/([.G38])*100)" office:value-type="float" office:value="100">
            <text:p>100</text:p>
          </table:table-cell>
          <table:table-cell table:number-columns-repeated="14"/>
        </table:table-row>
        <table:table-row table:style-name="ro3">
          <table:table-cell/>
          <table:table-cell table:style-name="ce2"/>
          <table:table-cell table:style-name="ce5" office:value-type="string">
            <text:p>Task 3</text:p>
          </table:table-cell>
          <table:table-cell table:style-name="ce7" office:value-type="date" office:date-value="2025-01-22">
            <text:p>22/01/2025</text:p>
          </table:table-cell>
          <table:table-cell table:style-name="ce7" office:value-type="date" office:date-value="2025-01-26">
            <text:p>26/01/2025</text:p>
          </table:table-cell>
          <table:table-cell table:style-name="ce5" office:value-type="string">
            <text:p>Low</text:p>
          </table:table-cell>
          <table:table-cell table:style-name="ce5" table:formula="of:=[.E39]-[.D39]" office:value-type="float" office:value="4">
            <text:p>4</text:p>
          </table:table-cell>
          <table:table-cell table:style-name="ce14" office:value-type="percentage" office:value="1">
            <text:p>100.00%</text:p>
          </table:table-cell>
          <table:table-cell table:style-name="ce15" table:formula="of:=IF([.E39]&lt;TODAY(); &quot;Overdue&quot;; &quot;Ontrack&quot;)" office:value-type="string" office:string-value="Overdue">
            <text:p>Overdue</text:p>
          </table:table-cell>
          <table:table-cell table:style-name="ce21" table:formula="of:=MIN(100;(TODAY()-[.D39])/([.G39])*100)" office:value-type="float" office:value="100">
            <text:p>100</text:p>
          </table:table-cell>
          <table:table-cell table:number-columns-repeated="14"/>
        </table:table-row>
        <table:table-row table:style-name="ro3">
          <table:table-cell/>
          <table:table-cell table:style-name="ce2"/>
          <table:table-cell table:style-name="ce5" office:value-type="string">
            <text:p>Task 4</text:p>
          </table:table-cell>
          <table:table-cell table:style-name="ce7" office:value-type="date" office:date-value="2025-01-23">
            <text:p>23/01/2025</text:p>
          </table:table-cell>
          <table:table-cell table:style-name="ce7" office:value-type="date" office:date-value="2025-01-29">
            <text:p>29/01/2025</text:p>
          </table:table-cell>
          <table:table-cell table:style-name="ce5" office:value-type="string">
            <text:p>High</text:p>
          </table:table-cell>
          <table:table-cell table:style-name="ce5" table:formula="of:=[.E40]-[.D40]" office:value-type="float" office:value="6">
            <text:p>6</text:p>
          </table:table-cell>
          <table:table-cell table:style-name="ce14" office:value-type="percentage" office:value="0.3">
            <text:p>30.00%</text:p>
          </table:table-cell>
          <table:table-cell table:style-name="ce15" table:formula="of:=IF([.E40]&lt;TODAY(); &quot;Overdue&quot;; &quot;Ontrack&quot;)" office:value-type="string" office:string-value="Overdue">
            <text:p>Overdue</text:p>
          </table:table-cell>
          <table:table-cell table:style-name="ce21" table:formula="of:=MIN(100;(TODAY()-[.D40])/([.G40])*100)" office:value-type="float" office:value="100">
            <text:p>100</text:p>
          </table:table-cell>
          <table:table-cell table:number-columns-repeated="14"/>
        </table:table-row>
        <table:table-row table:style-name="ro3">
          <table:table-cell/>
          <table:table-cell table:style-name="ce2"/>
          <table:table-cell table:style-name="ce5" office:value-type="string">
            <text:p>Task 5</text:p>
          </table:table-cell>
          <table:table-cell table:style-name="ce7" office:value-type="date" office:date-value="2025-01-24">
            <text:p>24/01/2025</text:p>
          </table:table-cell>
          <table:table-cell table:style-name="ce7" office:value-type="date" office:date-value="2025-01-30">
            <text:p>30/01/2025</text:p>
          </table:table-cell>
          <table:table-cell table:style-name="ce5" office:value-type="string">
            <text:p>Medium</text:p>
          </table:table-cell>
          <table:table-cell table:style-name="ce5" table:formula="of:=[.E41]-[.D41]" office:value-type="float" office:value="6">
            <text:p>6</text:p>
          </table:table-cell>
          <table:table-cell table:style-name="ce14" office:value-type="percentage" office:value="0.1">
            <text:p>10.00%</text:p>
          </table:table-cell>
          <table:table-cell table:style-name="ce15" table:formula="of:=IF([.E41]&lt;TODAY(); &quot;Overdue&quot;; &quot;Ontrack&quot;)" office:value-type="string" office:string-value="Overdue">
            <text:p>Overdue</text:p>
          </table:table-cell>
          <table:table-cell table:style-name="ce21" table:formula="of:=MIN(100;(TODAY()-[.D41])/([.G41])*100)" office:value-type="float" office:value="100">
            <text:p>100</text:p>
          </table:table-cell>
          <table:table-cell table:number-columns-repeated="14"/>
        </table:table-row>
        <table:table-row table:style-name="ro2">
          <table:table-cell table:number-columns-repeated="7"/>
          <table:table-cell table:style-name="ce15" table:formula="of:=IF([.E42]&lt;TODAY(); &quot;Overdue&quot;; &quot;Ontrack&quot;)" office:value-type="string" office:string-value="Overdue">
            <text:p>Overdue</text:p>
          </table:table-cell>
          <table:table-cell table:number-columns-repeated="16"/>
        </table:table-row>
        <table:table-row table:style-name="ro2">
          <table:table-cell table:number-columns-repeated="5"/>
          <table:table-cell table:formula="of:=COUNTIF([.F37:.F41]; &quot;High&quot;)[Sheet2.E11]" office:value-type="string" office:string-value="Err:509">
            <text:p>Err:509</text:p>
          </table:table-cell>
          <table:table-cell table:number-columns-repeated="18"/>
        </table:table-row>
        <table:table-row table:style-name="ro2" table:number-rows-repeated="3">
          <table:table-cell table:number-columns-repeated="24"/>
        </table:table-row>
        <table:table-row table:style-name="ro2">
          <table:table-cell table:number-columns-repeated="4"/>
          <table:table-cell table:style-name="ce2" table:number-columns-repeated="7"/>
          <table:table-cell table:number-columns-repeated="13"/>
        </table:table-row>
        <table:table-row table:style-name="ro2">
          <table:table-cell table:number-columns-repeated="4"/>
          <table:table-cell table:style-name="ce2"/>
          <table:table-cell table:style-name="ce1" office:value-type="string">
            <text:p>N</text:p>
          </table:table-cell>
          <table:table-cell table:style-name="ce1" office:value-type="string">
            <text:p>Task</text:p>
            <draw:frame table:end-cell-address="Sheet1.K58" table:end-x="0.363cm" table:end-y="0.305cm" draw:z-index="0" draw:style-name="gr1" draw:text-style-name="P1" svg:width="9.283cm" svg:height="4.381cm" svg:x="0.113cm" svg:y="0.441cm">
              <draw:object xlink:href="./Object 1" xlink:type="simple" xlink:show="embed" xlink:actuate="onLoad">
                <text:p/>
              </draw:object>
              <draw:image xlink:href="./ObjectReplacements/Object 1" xlink:type="simple" xlink:show="embed" xlink:actuate="onLoad"/>
            </draw:frame>
          </table:table-cell>
          <table:table-cell table:style-name="ce1" office:value-type="string">
            <text:p>Responsible</text:p>
          </table:table-cell>
          <table:table-cell table:style-name="ce1" office:value-type="string">
            <text:p>Status</text:p>
          </table:table-cell>
          <table:table-cell table:style-name="ce1" office:value-type="string">
            <text:p>Completion</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1">
            <text:p>1</text:p>
          </table:table-cell>
          <table:table-cell table:style-name="ce1" office:value-type="string">
            <text:p>Task 1</text:p>
          </table:table-cell>
          <table:table-cell table:style-name="ce1" office:value-type="string">
            <text:p>c1</text:p>
          </table:table-cell>
          <table:table-cell table:style-name="ce1" office:value-type="string">
            <text:p>Not Started</text:p>
          </table:table-cell>
          <table:table-cell table:style-name="ce22" office:value-type="percentage" office:value="0">
            <text:p>0.00%</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2">
            <text:p>2</text:p>
          </table:table-cell>
          <table:table-cell table:style-name="ce1" office:value-type="string">
            <text:p>Task 2</text:p>
          </table:table-cell>
          <table:table-cell table:style-name="ce1" office:value-type="string">
            <text:p>c2</text:p>
          </table:table-cell>
          <table:table-cell table:style-name="ce1" office:value-type="string">
            <text:p>Ongoing</text:p>
          </table:table-cell>
          <table:table-cell table:style-name="ce22" office:value-type="percentage" office:value="0">
            <text:p>0.00%</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3">
            <text:p>3</text:p>
          </table:table-cell>
          <table:table-cell table:style-name="ce1" office:value-type="string">
            <text:p>Task 3</text:p>
          </table:table-cell>
          <table:table-cell table:style-name="ce1" office:value-type="string">
            <text:p>c3</text:p>
          </table:table-cell>
          <table:table-cell table:style-name="ce1" office:value-type="string">
            <text:p>Completed</text:p>
          </table:table-cell>
          <table:table-cell table:style-name="ce22" office:value-type="percentage" office:value="0.33">
            <text:p>33.00%</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4">
            <text:p>4</text:p>
          </table:table-cell>
          <table:table-cell table:style-name="ce1" office:value-type="string">
            <text:p>Task 4</text:p>
          </table:table-cell>
          <table:table-cell table:style-name="ce1" office:value-type="string">
            <text:p>c4</text:p>
          </table:table-cell>
          <table:table-cell table:style-name="ce1" office:value-type="string">
            <text:p>Ongoing</text:p>
          </table:table-cell>
          <table:table-cell table:style-name="ce22" office:value-type="percentage" office:value="1">
            <text:p>100.00%</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5">
            <text:p>5</text:p>
          </table:table-cell>
          <table:table-cell table:style-name="ce1" office:value-type="string">
            <text:p>Task 5</text:p>
          </table:table-cell>
          <table:table-cell table:style-name="ce1" office:value-type="string">
            <text:p>c4</text:p>
          </table:table-cell>
          <table:table-cell table:style-name="ce1" office:value-type="string">
            <text:p>Ongoing</text:p>
          </table:table-cell>
          <table:table-cell table:style-name="ce22" office:value-type="percentage" office:value="0.44">
            <text:p>44.00%</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6">
            <text:p>6</text:p>
          </table:table-cell>
          <table:table-cell table:style-name="ce1" office:value-type="string">
            <text:p>Task 6</text:p>
          </table:table-cell>
          <table:table-cell table:style-name="ce1" office:value-type="string">
            <text:p>c6</text:p>
          </table:table-cell>
          <table:table-cell table:style-name="ce1" office:value-type="string">
            <text:p>Completed</text:p>
          </table:table-cell>
          <table:table-cell table:style-name="ce22" office:value-type="percentage" office:value="0.22">
            <text:p>22.00%</text:p>
          </table:table-cell>
          <table:table-cell table:style-name="ce2"/>
          <table:table-cell/>
          <table:table-cell>
            <draw:frame table:end-cell-address="Sheet1.Q60" table:end-x="0.474cm" table:end-y="0.231cm" draw:z-index="1" draw:style-name="gr1" draw:text-style-name="P1" svg:width="8.67cm" svg:height="2.927cm" svg:x="0.836cm" svg:y="0.014cm">
              <draw:object xlink:href="./Object 2" xlink:type="simple" xlink:show="embed" xlink:actuate="onLoad">
                <text:p/>
              </draw:object>
              <draw:image xlink:href="./ObjectReplacements/Object 2" xlink:type="simple" xlink:show="embed" xlink:actuate="onLoad"/>
            </draw:frame>
          </table:table-cell>
          <table:table-cell table:number-columns-repeated="11"/>
        </table:table-row>
        <table:table-row table:style-name="ro2">
          <table:table-cell table:number-columns-repeated="4"/>
          <table:table-cell table:style-name="ce2"/>
          <table:table-cell table:style-name="ce1" office:value-type="float" office:value="7">
            <text:p>7</text:p>
          </table:table-cell>
          <table:table-cell table:style-name="ce1" office:value-type="string">
            <text:p>Task 7</text:p>
          </table:table-cell>
          <table:table-cell table:style-name="ce1" office:value-type="string">
            <text:p>c7</text:p>
          </table:table-cell>
          <table:table-cell table:style-name="ce1" office:value-type="string">
            <text:p>Not Started</text:p>
          </table:table-cell>
          <table:table-cell table:style-name="ce22" office:value-type="percentage" office:value="1">
            <text:p>100.00%</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8">
            <text:p>8</text:p>
          </table:table-cell>
          <table:table-cell table:style-name="ce1" office:value-type="string">
            <text:p>Task 8</text:p>
          </table:table-cell>
          <table:table-cell table:style-name="ce1" office:value-type="string">
            <text:p>c8</text:p>
          </table:table-cell>
          <table:table-cell table:style-name="ce1" office:value-type="string">
            <text:p>Not Started</text:p>
          </table:table-cell>
          <table:table-cell table:style-name="ce22" office:value-type="percentage" office:value="0">
            <text:p>0.00%</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9">
            <text:p>9</text:p>
          </table:table-cell>
          <table:table-cell table:style-name="ce1" office:value-type="string">
            <text:p>Task 9</text:p>
          </table:table-cell>
          <table:table-cell table:style-name="ce1" office:value-type="string">
            <text:p>c9</text:p>
          </table:table-cell>
          <table:table-cell table:style-name="ce1" office:value-type="string">
            <text:p>Completed</text:p>
          </table:table-cell>
          <table:table-cell table:style-name="ce22" office:value-type="percentage" office:value="0">
            <text:p>0.00%</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10">
            <text:p>10</text:p>
          </table:table-cell>
          <table:table-cell table:style-name="ce1" office:value-type="string">
            <text:p>Task 10</text:p>
          </table:table-cell>
          <table:table-cell table:style-name="ce1" office:value-type="string">
            <text:p>c10</text:p>
          </table:table-cell>
          <table:table-cell table:style-name="ce1" office:value-type="string">
            <text:p>Ongoing</text:p>
          </table:table-cell>
          <table:table-cell table:style-name="ce22" office:value-type="percentage" office:value="0.11">
            <text:p>11.00%</text:p>
          </table:table-cell>
          <table:table-cell table:style-name="ce2"/>
          <table:table-cell table:number-columns-repeated="13"/>
        </table:table-row>
        <table:table-row table:style-name="ro2">
          <table:table-cell table:number-columns-repeated="4"/>
          <table:table-cell table:style-name="ce2"/>
          <table:table-cell table:style-name="ce1" office:value-type="float" office:value="11">
            <text:p>11</text:p>
          </table:table-cell>
          <table:table-cell table:style-name="ce1" office:value-type="string">
            <text:p>task 11</text:p>
          </table:table-cell>
          <table:table-cell table:style-name="ce1" office:value-type="string">
            <text:p>c11</text:p>
          </table:table-cell>
          <table:table-cell table:style-name="ce1" office:value-type="string">
            <text:p>Not Started</text:p>
          </table:table-cell>
          <table:table-cell table:style-name="ce22" office:value-type="percentage" office:value="0">
            <text:p>0.00%</text:p>
          </table:table-cell>
          <table:table-cell table:style-name="ce2"/>
          <table:table-cell table:number-columns-repeated="13"/>
        </table:table-row>
        <table:table-row table:style-name="ro2">
          <table:table-cell table:number-columns-repeated="4"/>
          <table:table-cell table:style-name="ce2" table:number-columns-repeated="7"/>
          <table:table-cell table:number-columns-repeated="13"/>
        </table:table-row>
        <table:table-row table:style-name="ro2">
          <table:table-cell table:number-columns-repeated="9"/>
          <table:table-cell table:style-name="ce1" table:formula="of:=AVERAGE([.J49:.J59])" office:value-type="percentage" office:value="0.281818181818182">
            <text:p>28.18%</text:p>
          </table:table-cell>
          <table:table-cell table:number-columns-repeated="14"/>
        </table:table-row>
        <table:table-row table:style-name="ro2" table:number-rows-repeated="4">
          <table:table-cell table:number-columns-repeated="24"/>
        </table:table-row>
        <table:table-row table:style-name="ro2">
          <table:table-cell table:number-columns-repeated="6"/>
          <table:table-cell office:value-type="string">
            <text:p>number</text:p>
          </table:table-cell>
          <table:table-cell office:value-type="string">
            <text:p>name</text:p>
          </table:table-cell>
          <table:table-cell office:value-type="string">
            <text:p>s1</text:p>
          </table:table-cell>
          <table:table-cell office:value-type="string">
            <text:p>s2</text:p>
          </table:table-cell>
          <table:table-cell office:value-type="string">
            <text:p>s3</text:p>
          </table:table-cell>
          <table:table-cell office:value-type="string">
            <text:p>s4</text:p>
          </table:table-cell>
          <table:table-cell table:number-columns-repeated="12"/>
        </table:table-row>
        <table:table-row table:style-name="ro2">
          <table:table-cell table:number-columns-repeated="6"/>
          <table:table-cell office:value-type="float" office:value="101">
            <text:p>101</text:p>
          </table:table-cell>
          <table:table-cell office:value-type="string">
            <text:p>a</text:p>
          </table:table-cell>
          <table:table-cell office:value-type="float" office:value="55">
            <text:p>55</text:p>
          </table:table-cell>
          <table:table-cell office:value-type="float" office:value="45">
            <text:p>45</text:p>
          </table:table-cell>
          <table:table-cell office:value-type="float" office:value="66">
            <text:p>66</text:p>
          </table:table-cell>
          <table:table-cell office:value-type="float" office:value="75">
            <text:p>75</text:p>
          </table:table-cell>
          <table:table-cell table:number-columns-repeated="12"/>
        </table:table-row>
        <table:table-row table:style-name="ro2">
          <table:table-cell table:number-columns-repeated="6"/>
          <table:table-cell office:value-type="float" office:value="102">
            <text:p>102</text:p>
          </table:table-cell>
          <table:table-cell office:value-type="string">
            <text:p>b</text:p>
          </table:table-cell>
          <table:table-cell office:value-type="float" office:value="33">
            <text:p>33</text:p>
          </table:table-cell>
          <table:table-cell office:value-type="float" office:value="66">
            <text:p>66</text:p>
          </table:table-cell>
          <table:table-cell office:value-type="float" office:value="33">
            <text:p>33</text:p>
          </table:table-cell>
          <table:table-cell office:value-type="float" office:value="66">
            <text:p>66</text:p>
          </table:table-cell>
          <table:table-cell table:number-columns-repeated="12"/>
        </table:table-row>
        <table:table-row table:style-name="ro2">
          <table:table-cell table:number-columns-repeated="6"/>
          <table:table-cell office:value-type="float" office:value="103">
            <text:p>103</text:p>
          </table:table-cell>
          <table:table-cell office:value-type="string">
            <text:p>c</text:p>
          </table:table-cell>
          <table:table-cell office:value-type="float" office:value="77">
            <text:p>77</text:p>
          </table:table-cell>
          <table:table-cell table:number-columns-repeated="2" office:value-type="float" office:value="11">
            <text:p>11</text:p>
          </table:table-cell>
          <table:table-cell office:value-type="float" office:value="22">
            <text:p>22</text:p>
          </table:table-cell>
          <table:table-cell table:number-columns-repeated="12"/>
        </table:table-row>
        <table:table-row table:style-name="ro2">
          <table:table-cell table:number-columns-repeated="6"/>
          <table:table-cell office:value-type="float" office:value="104">
            <text:p>104</text:p>
          </table:table-cell>
          <table:table-cell office:value-type="string">
            <text:p>d</text:p>
          </table:table-cell>
          <table:table-cell office:value-type="float" office:value="44">
            <text:p>44</text:p>
          </table:table-cell>
          <table:table-cell office:value-type="float" office:value="66">
            <text:p>66</text:p>
          </table:table-cell>
          <table:table-cell office:value-type="float" office:value="55">
            <text:p>55</text:p>
          </table:table-cell>
          <table:table-cell office:value-type="float" office:value="66">
            <text:p>66</text:p>
          </table:table-cell>
          <table:table-cell table:number-columns-repeated="12"/>
        </table:table-row>
        <table:table-row table:style-name="ro2">
          <table:table-cell table:number-columns-repeated="6"/>
          <table:table-cell office:value-type="float" office:value="105">
            <text:p>105</text:p>
          </table:table-cell>
          <table:table-cell office:value-type="string">
            <text:p>e</text:p>
          </table:table-cell>
          <table:table-cell office:value-type="float" office:value="11">
            <text:p>11</text:p>
          </table:table-cell>
          <table:table-cell office:value-type="float" office:value="44">
            <text:p>44</text:p>
          </table:table-cell>
          <table:table-cell office:value-type="float" office:value="32">
            <text:p>32</text:p>
          </table:table-cell>
          <table:table-cell office:value-type="float" office:value="44">
            <text:p>44</text:p>
          </table:table-cell>
          <table:table-cell table:number-columns-repeated="12"/>
        </table:table-row>
        <table:table-row table:style-name="ro2" table:number-rows-repeated="5">
          <table:table-cell table:number-columns-repeated="24"/>
        </table:table-row>
        <table:table-row table:style-name="ro2">
          <table:table-cell table:number-columns-repeated="12"/>
          <table:table-cell office:value-type="string">
            <text:p><text:s/></text:p>
          </table:table-cell>
          <table:table-cell table:number-columns-repeated="11"/>
        </table:table-row>
        <table:table-row table:style-name="ro2">
          <table:table-cell table:number-columns-repeated="24"/>
        </table:table-row>
        <table:table-row table:style-name="ro2">
          <table:table-cell table:number-columns-repeated="12"/>
          <table:table-cell office:value-type="string">
            <text:p><text:s/></text:p>
          </table:table-cell>
          <table:table-cell table:number-columns-repeated="11"/>
        </table:table-row>
        <table:table-row table:style-name="ro1">
          <table:table-cell table:number-columns-repeated="8"/>
          <table:table-cell table:style-name="ce13" office:value-type="string">
            <text:p>Task Name</text:p>
          </table:table-cell>
          <table:table-cell table:style-name="ce13" office:value-type="string">
            <text:p>Assigined</text:p>
          </table:table-cell>
          <table:table-cell table:style-name="ce13" office:value-type="string">
            <text:p>Start Date</text:p>
          </table:table-cell>
          <table:table-cell table:style-name="ce13" office:value-type="string">
            <text:p>End Date</text:p>
          </table:table-cell>
          <table:table-cell table:style-name="ce13" office:value-type="string">
            <text:p>Importance</text:p>
          </table:table-cell>
          <table:table-cell table:style-name="ce27" office:value-type="string">
            <text:p>Urgency </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style-name="ce26" office:value-type="string">
            <text:p>Progress</text:p>
          </table:table-cell>
          <table:table-cell table:style-name="ce39" office:value-type="string">
            <text:p>Remaining Days</text:p>
          </table:table-cell>
        </table:table-row>
        <table:table-row table:style-name="ro3">
          <table:table-cell table:number-columns-repeated="8"/>
          <table:table-cell table:style-name="ce18" office:value-type="string">
            <text:p>Task 1</text:p>
          </table:table-cell>
          <table:table-cell table:style-name="ce18" office:value-type="string">
            <text:p>a</text:p>
          </table:table-cell>
          <table:table-cell table:style-name="ce23" office:value-type="date" office:date-value="2025-01-20">
            <text:p>20/01/25</text:p>
          </table:table-cell>
          <table:table-cell table:style-name="ce24" office:value-type="date" office:date-value="2025-01-25">
            <text:p>25/01/25</text:p>
          </table:table-cell>
          <table:table-cell table:number-columns-repeated="2" table:style-name="ce18" office:value-type="string">
            <text:p>High</text:p>
          </table:table-cell>
          <table:table-cell table:style-name="ce28" table:formula="of:=IF(AND([.N81]=&quot;High&quot;; [.M81]=&quot;High&quot;); &quot;Critical&quot;;      IF(AND([.N81]=&quot;High&quot;; [.M81]=&quot;Medium&quot;); &quot;Urgent&quot;;      IF(AND([.N81]=&quot;Medium&quot;; [.M81]=&quot;High&quot;); &quot;Important&quot;;      &quot;Low &quot;)))" office:value-type="string" office:string-value="Critical">
            <text:p>Critical</text:p>
          </table:table-cell>
          <table:table-cell table:style-name="ce18" table:formula="of:=[.L81]-[.K81]" office:value-type="float" office:value="5">
            <text:p>5</text:p>
          </table:table-cell>
          <table:table-cell table:style-name="ce31" table:content-validation-name="val3" office:value-type="string">
            <text:p>Completed</text:p>
          </table:table-cell>
          <table:table-cell table:style-name="ce34" office:value-type="percentage" office:value="1">
            <text:p>100.00%</text:p>
          </table:table-cell>
          <table:table-cell table:style-name="ce35" table:formula="of:=MIN(100;(TODAY()-[.K81])/([.P81])*100)" office:value-type="float" office:value="100">
            <text:p>100</text:p>
          </table:table-cell>
          <table:table-cell table:style-name="ce36"/>
          <table:table-cell table:style-name="ce37" table:content-validation-name="val4" office:value-type="string">
            <text:p><text:s/>- - </text:p>
          </table:table-cell>
          <table:table-cell table:style-name="ce15"/>
          <table:table-cell table:style-name="ce38" table:formula="of:=REPT(&quot;█&quot;; [.R81]*10)" office:value-type="string" office:string-value="██████████">
            <text:p>██████████</text:p>
          </table:table-cell>
          <table:table-cell table:style-name="ce40" table:formula="of:=IF(DAYS([.L81];TODAY()) &gt; 0; DAYS([.L81];TODAY());&quot;Overdue&quot;)" office:value-type="string" office:string-value="Overdue">
            <text:p>Overdue</text:p>
          </table:table-cell>
        </table:table-row>
        <table:table-row table:style-name="ro3">
          <table:table-cell table:number-columns-repeated="8"/>
          <table:table-cell table:style-name="ce18" office:value-type="string">
            <text:p>Task 2</text:p>
          </table:table-cell>
          <table:table-cell table:style-name="ce18" office:value-type="string">
            <text:p>b</text:p>
          </table:table-cell>
          <table:table-cell table:style-name="ce24" office:value-type="date" office:date-value="2025-01-21">
            <text:p>21/01/25</text:p>
          </table:table-cell>
          <table:table-cell table:style-name="ce24" office:value-type="date" office:date-value="2025-01-23">
            <text:p>23/01/25</text:p>
          </table:table-cell>
          <table:table-cell table:number-columns-repeated="2" table:style-name="ce18" office:value-type="string">
            <text:p>Medium</text:p>
          </table:table-cell>
          <table:table-cell table:style-name="ce28" table:formula="of:=IF(AND([.N82]=&quot;High&quot;; [.M82]=&quot;High&quot;); &quot;Critical&quot;;      IF(AND([.N82]=&quot;High&quot;; [.M82]=&quot;Medium&quot;); &quot;Urgent&quot;;      IF(AND([.N82]=&quot;Medium&quot;; [.M82]=&quot;High&quot;); &quot;Important&quot;;      &quot;Low &quot;)))" office:value-type="string" office:string-value="Low ">
            <text:p>Low </text:p>
          </table:table-cell>
          <table:table-cell table:style-name="ce18" table:formula="of:=[.L82]-[.K82]" office:value-type="float" office:value="2">
            <text:p>2</text:p>
          </table:table-cell>
          <table:table-cell table:style-name="ce31" table:content-validation-name="val3" office:value-type="string">
            <text:p>Completed</text:p>
          </table:table-cell>
          <table:table-cell table:style-name="ce34" office:value-type="percentage" office:value="1">
            <text:p>100.00%</text:p>
          </table:table-cell>
          <table:table-cell table:style-name="ce35" table:formula="of:=MIN(100;(TODAY()-[.K82])/([.P82])*100)" office:value-type="float" office:value="100">
            <text:p>100</text:p>
          </table:table-cell>
          <table:table-cell table:style-name="ce36" table:formula="of:=IF([.R82]=1; &quot; -- &quot;; IF(AND([.L82]&lt;TODAY(); [.R82]&lt;&gt;100); &quot;Overdue&quot;; &quot;Ontrack&quot;))" office:value-type="string" office:string-value=" -- ">
            <text:p><text:s/>-- </text:p>
          </table:table-cell>
          <table:table-cell table:style-name="ce37" table:content-validation-name="val4" office:value-type="string">
            <text:p><text:s/>- - </text:p>
          </table:table-cell>
          <table:table-cell table:style-name="ce15"/>
          <table:table-cell table:style-name="ce38" table:formula="of:=REPT(&quot;█&quot;; [.R82]*10)" office:value-type="string" office:string-value="██████████">
            <text:p>██████████</text:p>
          </table:table-cell>
          <table:table-cell table:style-name="ce40" table:formula="of:=IF(DAYS([.L82];TODAY()) &gt; 0; DAYS([.L82];TODAY());&quot;Overdue&quot;)" office:value-type="string" office:string-value="Overdue">
            <text:p>Overdue</text:p>
          </table:table-cell>
        </table:table-row>
        <table:table-row table:style-name="ro3">
          <table:table-cell table:number-columns-repeated="8"/>
          <table:table-cell table:style-name="ce18" office:value-type="string">
            <text:p>Task 3</text:p>
          </table:table-cell>
          <table:table-cell table:style-name="ce18" office:value-type="string">
            <text:p>c</text:p>
          </table:table-cell>
          <table:table-cell table:style-name="ce24" office:value-type="date" office:date-value="2025-01-22">
            <text:p>22/01/25</text:p>
          </table:table-cell>
          <table:table-cell table:style-name="ce24" office:value-type="date" office:date-value="2025-01-26">
            <text:p>26/01/25</text:p>
          </table:table-cell>
          <table:table-cell table:style-name="ce18" office:value-type="string">
            <text:p>Low</text:p>
          </table:table-cell>
          <table:table-cell table:style-name="ce18" office:value-type="string">
            <text:p>High</text:p>
          </table:table-cell>
          <table:table-cell table:style-name="ce28" table:formula="of:=IF(AND([.N83]=&quot;High&quot;; [.M83]=&quot;High&quot;); &quot;Critical&quot;;      IF(AND([.N83]=&quot;High&quot;; [.M83]=&quot;Medium&quot;); &quot;Urgent&quot;;      IF(AND([.N83]=&quot;Medium&quot;; [.M83]=&quot;High&quot;); &quot;Important&quot;;      &quot;Low &quot;)))" office:value-type="string" office:string-value="Low ">
            <text:p>Low </text:p>
          </table:table-cell>
          <table:table-cell table:style-name="ce18" table:formula="of:=[.L83]-[.K83]" office:value-type="float" office:value="4">
            <text:p>4</text:p>
          </table:table-cell>
          <table:table-cell table:style-name="ce31" table:content-validation-name="val3" office:value-type="string">
            <text:p>Completed</text:p>
          </table:table-cell>
          <table:table-cell table:style-name="ce34" office:value-type="percentage" office:value="1">
            <text:p>100.00%</text:p>
          </table:table-cell>
          <table:table-cell table:style-name="ce35" table:formula="of:=MIN(100;(TODAY()-[.K83])/([.P83])*100)" office:value-type="float" office:value="100">
            <text:p>100</text:p>
          </table:table-cell>
          <table:table-cell table:style-name="ce36" table:formula="of:=IF([.R83]=1; &quot; -- &quot;; IF(AND([.L83]&lt;TODAY(); [.R83]&lt;&gt;100); &quot;Overdue&quot;; &quot;Ontrack&quot;))" office:value-type="string" office:string-value=" -- ">
            <text:p><text:s/>-- </text:p>
          </table:table-cell>
          <table:table-cell table:style-name="ce37" table:content-validation-name="val4" office:value-type="string">
            <text:p><text:s/>- - </text:p>
          </table:table-cell>
          <table:table-cell table:style-name="ce15"/>
          <table:table-cell table:style-name="ce38" table:formula="of:=REPT(&quot;█&quot;; [.R83]*10)" office:value-type="string" office:string-value="██████████">
            <text:p>██████████</text:p>
          </table:table-cell>
          <table:table-cell table:style-name="ce40" table:formula="of:=IF(DAYS([.L83];TODAY()) &gt; 0; DAYS([.L83];TODAY());&quot;Overdue&quot;)" office:value-type="string" office:string-value="Overdue">
            <text:p>Overdue</text:p>
          </table:table-cell>
        </table:table-row>
        <table:table-row table:style-name="ro3">
          <table:table-cell table:number-columns-repeated="8"/>
          <table:table-cell table:style-name="ce18" office:value-type="string">
            <text:p>Task 4</text:p>
          </table:table-cell>
          <table:table-cell table:style-name="ce18" office:value-type="string">
            <text:p>d</text:p>
          </table:table-cell>
          <table:table-cell table:style-name="ce24" office:value-type="date" office:date-value="2025-01-23">
            <text:p>23/01/25</text:p>
          </table:table-cell>
          <table:table-cell table:style-name="ce24" office:value-type="date" office:date-value="2025-01-29">
            <text:p>29/01/25</text:p>
          </table:table-cell>
          <table:table-cell table:style-name="ce18" office:value-type="string">
            <text:p>High</text:p>
          </table:table-cell>
          <table:table-cell table:style-name="ce18" office:value-type="string">
            <text:p>Low</text:p>
          </table:table-cell>
          <table:table-cell table:style-name="ce28" table:formula="of:=IF(AND([.N84]=&quot;High&quot;; [.M84]=&quot;High&quot;); &quot;Critical&quot;;      IF(AND([.N84]=&quot;High&quot;; [.M84]=&quot;Medium&quot;); &quot;Urgent&quot;;      IF(AND([.N84]=&quot;Medium&quot;; [.M84]=&quot;High&quot;); &quot;Important&quot;;      &quot;Low &quot;)))" office:value-type="string" office:string-value="Low ">
            <text:p>Low </text:p>
          </table:table-cell>
          <table:table-cell table:style-name="ce18" table:formula="of:=[.L84]-[.K84]" office:value-type="float" office:value="6">
            <text:p>6</text:p>
          </table:table-cell>
          <table:table-cell table:style-name="ce31" table:content-validation-name="val3" office:value-type="string">
            <text:p>Ongoing</text:p>
          </table:table-cell>
          <table:table-cell table:style-name="ce34" office:value-type="percentage" office:value="0.3">
            <text:p>30.00%</text:p>
          </table:table-cell>
          <table:table-cell table:style-name="ce35" table:formula="of:=MIN(100;(TODAY()-[.K84])/([.P84])*100)" office:value-type="float" office:value="100">
            <text:p>100</text:p>
          </table:table-cell>
          <table:table-cell table:style-name="ce36" table:formula="of:=IF([.R84]=1; &quot; -- &quot;; IF(AND([.L84]&lt;TODAY(); [.R84]&lt;&gt;100); &quot;Overdue&quot;; &quot;Ontrack&quot;))" office:value-type="string" office:string-value="Overdue">
            <text:p>Overdue</text:p>
          </table:table-cell>
          <table:table-cell table:style-name="ce37" table:content-validation-name="val4" office:value-type="string">
            <text:p>Issue</text:p>
          </table:table-cell>
          <table:table-cell table:style-name="ce15"/>
          <table:table-cell table:style-name="ce38" table:formula="of:=REPT(&quot;█&quot;; [.R84]*10)" office:value-type="string" office:string-value="███">
            <text:p>███</text:p>
          </table:table-cell>
          <table:table-cell table:style-name="ce40" table:formula="of:=IF(DAYS([.L84];TODAY()) &gt; 0; DAYS([.L84];TODAY());&quot;Overdue&quot;)" office:value-type="string" office:string-value="Overdue">
            <text:p>Overdue</text:p>
          </table:table-cell>
        </table:table-row>
        <table:table-row table:style-name="ro3">
          <table:table-cell table:number-columns-repeated="8"/>
          <table:table-cell table:style-name="ce18" office:value-type="string">
            <text:p>Task 5</text:p>
          </table:table-cell>
          <table:table-cell table:style-name="ce18" office:value-type="string">
            <text:p>b</text:p>
          </table:table-cell>
          <table:table-cell table:style-name="ce24" office:value-type="date" office:date-value="2025-01-24">
            <text:p>24/01/25</text:p>
          </table:table-cell>
          <table:table-cell table:style-name="ce24" office:value-type="date" office:date-value="2025-01-30">
            <text:p>30/01/25</text:p>
          </table:table-cell>
          <table:table-cell table:style-name="ce18" office:value-type="string">
            <text:p>High</text:p>
          </table:table-cell>
          <table:table-cell table:style-name="ce18" office:value-type="string">
            <text:p>Medium</text:p>
          </table:table-cell>
          <table:table-cell table:style-name="ce28" table:formula="of:=IF(AND([.N85]=&quot;High&quot;; [.M85]=&quot;High&quot;); &quot;Critical&quot;;      IF(AND([.N85]=&quot;High&quot;; [.M85]=&quot;Medium&quot;); &quot;Urgent&quot;;      IF(AND([.N85]=&quot;Medium&quot;; [.M85]=&quot;High&quot;); &quot;Important&quot;;      &quot;Low &quot;)))" office:value-type="string" office:string-value="Important">
            <text:p>Important</text:p>
          </table:table-cell>
          <table:table-cell table:style-name="ce18" table:formula="of:=[.L85]-[.K85]" office:value-type="float" office:value="6">
            <text:p>6</text:p>
          </table:table-cell>
          <table:table-cell table:style-name="ce31" table:content-validation-name="val3" office:value-type="string">
            <text:p>Ongoing</text:p>
          </table:table-cell>
          <table:table-cell table:style-name="ce34" office:value-type="percentage" office:value="0.3">
            <text:p>30.00%</text:p>
          </table:table-cell>
          <table:table-cell table:style-name="ce35" table:formula="of:=MIN(100;(TODAY()-[.K85])/([.P85])*100)" office:value-type="float" office:value="100">
            <text:p>100</text:p>
          </table:table-cell>
          <table:table-cell table:style-name="ce36" table:formula="of:=IF([.R85]=1; &quot; -- &quot;; IF(AND([.L85]&lt;TODAY(); [.R85]&lt;&gt;100); &quot;Overdue&quot;; &quot;Ontrack&quot;))" office:value-type="string" office:string-value="Overdue">
            <text:p>Overdue</text:p>
          </table:table-cell>
          <table:table-cell table:style-name="ce37" table:content-validation-name="val4" office:value-type="string">
            <text:p>Action</text:p>
          </table:table-cell>
          <table:table-cell table:style-name="ce15"/>
          <table:table-cell table:style-name="ce38" table:formula="of:=REPT(&quot;█&quot;; [.R85]*10)" office:value-type="string" office:string-value="███">
            <text:p>███</text:p>
          </table:table-cell>
          <table:table-cell table:style-name="ce40" table:formula="of:=IF(DAYS([.L85];TODAY()) &gt; 0; DAYS([.L85];TODAY());&quot;Overdue&quot;)" office:value-type="string" office:string-value="Overdue">
            <text:p>Overdue</text:p>
          </table:table-cell>
        </table:table-row>
        <table:table-row table:style-name="ro3">
          <table:table-cell table:number-columns-repeated="8"/>
          <table:table-cell table:style-name="ce18" office:value-type="string">
            <text:p>Task 6</text:p>
          </table:table-cell>
          <table:table-cell table:style-name="ce18" office:value-type="string">
            <text:p>d</text:p>
          </table:table-cell>
          <table:table-cell table:style-name="ce24" office:value-type="date" office:date-value="2025-01-24">
            <text:p>24/01/25</text:p>
          </table:table-cell>
          <table:table-cell table:style-name="ce24" office:value-type="date" office:date-value="2025-01-26">
            <text:p>26/01/25</text:p>
          </table:table-cell>
          <table:table-cell table:style-name="ce18" office:value-type="string">
            <text:p>Low</text:p>
          </table:table-cell>
          <table:table-cell table:style-name="ce18" office:value-type="string">
            <text:p>High</text:p>
          </table:table-cell>
          <table:table-cell table:style-name="ce28" table:formula="of:=IF(AND([.N86]=&quot;High&quot;; [.M86]=&quot;High&quot;); &quot;Critical&quot;;      IF(AND([.N86]=&quot;High&quot;; [.M86]=&quot;Medium&quot;); &quot;Urgent&quot;;      IF(AND([.N86]=&quot;Medium&quot;; [.M86]=&quot;High&quot;); &quot;Important&quot;;      &quot;Low &quot;)))" office:value-type="string" office:string-value="Low ">
            <text:p>Low </text:p>
          </table:table-cell>
          <table:table-cell table:style-name="ce18" table:formula="of:=[.L86]-[.K86]" office:value-type="float" office:value="2">
            <text:p>2</text:p>
          </table:table-cell>
          <table:table-cell table:style-name="ce31" table:content-validation-name="val3" office:value-type="string">
            <text:p>Ongoing</text:p>
          </table:table-cell>
          <table:table-cell table:style-name="ce34" office:value-type="percentage" office:value="0.1">
            <text:p>10.00%</text:p>
          </table:table-cell>
          <table:table-cell table:style-name="ce35" table:formula="of:=MIN(100;(TODAY()-[.K86])/([.P86])*100)" office:value-type="float" office:value="100">
            <text:p>100</text:p>
          </table:table-cell>
          <table:table-cell table:style-name="ce36" table:formula="of:=IF([.R86]=1; &quot; -- &quot;; IF(AND([.L86]&lt;TODAY(); [.R86]&lt;&gt;100); &quot;Overdue&quot;; &quot;Ontrack&quot;))" office:value-type="string" office:string-value="Overdue">
            <text:p>Overdue</text:p>
          </table:table-cell>
          <table:table-cell table:style-name="ce37" table:content-validation-name="val4" office:value-type="string">
            <text:p>Depandency</text:p>
          </table:table-cell>
          <table:table-cell table:style-name="ce15"/>
          <table:table-cell table:style-name="ce38" table:formula="of:=REPT(&quot;█&quot;; [.R86]*10)" office:value-type="string" office:string-value="█">
            <text:p>█</text:p>
          </table:table-cell>
          <table:table-cell table:style-name="ce40" table:formula="of:=IF(DAYS([.L86];TODAY()) &gt; 0; DAYS([.L86];TODAY());&quot;Overdue&quot;)" office:value-type="string" office:string-value="Overdue">
            <text:p>Overdue</text:p>
          </table:table-cell>
        </table:table-row>
        <table:table-row table:style-name="ro2" table:number-rows-repeated="2">
          <table:table-cell table:number-columns-repeated="24"/>
        </table:table-row>
        <table:table-row table:style-name="ro2">
          <table:table-cell table:number-columns-repeated="23"/>
          <table:table-cell>
            <draw:frame table:end-cell-address="Sheet1.AD104" table:end-x="0.835cm" table:end-y="0.303cm" draw:z-index="7" draw:style-name="gr1" draw:text-style-name="P1" svg:width="13.131cm" svg:height="6.838cm" svg:x="1.253cm" svg:y="0.285cm">
              <draw:object draw:notify-on-update-of-ranges="Sheet1.P92:Sheet1.P97 Sheet1.R91:Sheet1.R91 Sheet1.R92:Sheet1.R97 Sheet1.S91:Sheet1.S91 Sheet1.S92:Sheet1.S97 Sheet1.V91:Sheet1.V91 Sheet1.V92:Sheet1.V97" xlink:href="./Object 29" xlink:type="simple" xlink:show="embed" xlink:actuate="onLoad">
                <text:p/>
              </draw:object>
              <draw:image xlink:href="./ObjectReplacements/Object 29" xlink:type="simple" xlink:show="embed" xlink:actuate="onLoad"/>
            </draw:frame>
          </table:table-cell>
        </table:table-row>
        <table:table-row table:style-name="ro2">
          <table:table-cell table:number-columns-repeated="15"/>
          <table:table-cell table:style-name="ce15" table:number-columns-repeated="6"/>
          <table:table-cell table:number-columns-repeated="3"/>
        </table:table-row>
        <table:table-row table:style-name="ro5">
          <table:table-cell table:number-columns-repeated="14"/>
          <table:table-cell table:style-name="ce13" office:value-type="string">
            <text:p>Importance</text:p>
          </table:table-cell>
          <table:table-cell table:style-name="ce29" office:value-type="string">
            <text:p>Task Name</text:p>
          </table:table-cell>
          <table:table-cell table:style-name="ce29" office:value-type="string">
            <text:p>Duration</text:p>
          </table:table-cell>
          <table:table-cell table:style-name="ce15" office:value-type="string">
            <text:p>Actual</text:p>
          </table:table-cell>
          <table:table-cell table:style-name="ce15" office:value-type="string">
            <text:p>Expected</text:p>
          </table:table-cell>
          <table:table-cell table:style-name="ce15" office:value-type="string">
            <text:p>x2</text:p>
          </table:table-cell>
          <table:table-cell table:style-name="ce15" office:value-type="string">
            <text:p>xy</text:p>
          </table:table-cell>
          <table:table-cell office:value-type="string">
            <text:p>y=mx+c</text:p>
          </table:table-cell>
          <table:table-cell table:number-columns-repeated="2"/>
        </table:table-row>
        <table:table-row table:style-name="ro2">
          <table:table-cell table:number-columns-repeated="14"/>
          <table:table-cell table:style-name="ce18" office:value-type="string">
            <text:p>High</text:p>
          </table:table-cell>
          <table:table-cell table:style-name="ce30" office:value-type="string">
            <text:p>Task 1</text:p>
          </table:table-cell>
          <table:table-cell table:style-name="ce30" office:value-type="float" office:value="5">
            <text:p>5</text:p>
          </table:table-cell>
          <table:table-cell table:style-name="ce15" office:value-type="float" office:value="30">
            <text:p>30</text:p>
          </table:table-cell>
          <table:table-cell table:style-name="ce15" office:value-type="float" office:value="100">
            <text:p>100</text:p>
          </table:table-cell>
          <table:table-cell table:style-name="ce15" table:formula="of:=[.R92]*[.R92]" office:value-type="float" office:value="900">
            <text:p>900</text:p>
          </table:table-cell>
          <table:table-cell table:style-name="ce15" table:formula="of:=[.S92]*[.R92]" office:value-type="float" office:value="3000">
            <text:p>3000</text:p>
          </table:table-cell>
          <table:table-cell table:formula="of:=26.374*[.Q92]+69.52" office:value-type="float" office:value="201.39">
            <text:p>201.39</text:p>
          </table:table-cell>
          <table:table-cell table:number-columns-repeated="2"/>
        </table:table-row>
        <table:table-row table:style-name="ro2">
          <table:table-cell table:number-columns-repeated="14"/>
          <table:table-cell table:style-name="ce18" office:value-type="string">
            <text:p>Medium</text:p>
          </table:table-cell>
          <table:table-cell table:style-name="ce30" office:value-type="string">
            <text:p>Task 2</text:p>
          </table:table-cell>
          <table:table-cell table:style-name="ce30" office:value-type="float" office:value="4">
            <text:p>4</text:p>
          </table:table-cell>
          <table:table-cell table:style-name="ce15" office:value-type="float" office:value="80">
            <text:p>80</text:p>
          </table:table-cell>
          <table:table-cell table:style-name="ce15" office:value-type="float" office:value="100">
            <text:p>100</text:p>
          </table:table-cell>
          <table:table-cell table:style-name="ce15" table:formula="of:=[.R93]*[.R93]" office:value-type="float" office:value="6400">
            <text:p>6400</text:p>
          </table:table-cell>
          <table:table-cell table:style-name="ce15" table:formula="of:=[.S93]*[.R93]" office:value-type="float" office:value="8000">
            <text:p>8000</text:p>
          </table:table-cell>
          <table:table-cell table:formula="of:=26.374*[.Q93]+69.52" office:value-type="float" office:value="175.016">
            <text:p>175.016</text:p>
          </table:table-cell>
          <table:table-cell table:number-columns-repeated="2"/>
        </table:table-row>
        <table:table-row table:style-name="ro2">
          <table:table-cell table:number-columns-repeated="14"/>
          <table:table-cell table:style-name="ce18" office:value-type="string">
            <text:p>Low</text:p>
          </table:table-cell>
          <table:table-cell table:style-name="ce30" office:value-type="string">
            <text:p>Task 3</text:p>
          </table:table-cell>
          <table:table-cell table:style-name="ce30" office:value-type="float" office:value="3">
            <text:p>3</text:p>
          </table:table-cell>
          <table:table-cell table:number-columns-repeated="2" table:style-name="ce15" office:value-type="float" office:value="100">
            <text:p>100</text:p>
          </table:table-cell>
          <table:table-cell table:style-name="ce15" table:formula="of:=[.R94]*[.R94]" office:value-type="float" office:value="10000">
            <text:p>10000</text:p>
          </table:table-cell>
          <table:table-cell table:style-name="ce15" table:formula="of:=[.S94]*[.R94]" office:value-type="float" office:value="10000">
            <text:p>10000</text:p>
          </table:table-cell>
          <table:table-cell table:formula="of:=26.374*[.Q94]+69.52" office:value-type="float" office:value="148.642">
            <text:p>148.642</text:p>
          </table:table-cell>
          <table:table-cell table:number-columns-repeated="2"/>
        </table:table-row>
        <table:table-row table:style-name="ro2">
          <table:table-cell table:number-columns-repeated="6"/>
          <table:table-cell>
            <draw:frame table:end-cell-address="Sheet1.M111" table:end-x="1.65cm" table:end-y="0.377cm" draw:z-index="6" draw:style-name="gr1" draw:text-style-name="P1" svg:width="15.999cm" svg:height="7.447cm" svg:x="0.826cm" svg:y="0.156cm">
              <draw:object draw:notify-on-update-of-ranges="Sheet1.I81:Sheet1.I86 Sheet1.P80:Sheet1.P80 Sheet1.P81:Sheet1.P86" xlink:href="./Object 26" xlink:type="simple" xlink:show="embed" xlink:actuate="onLoad">
                <text:p/>
              </draw:object>
              <draw:image xlink:href="./ObjectReplacements/Object 26" xlink:type="simple" xlink:show="embed" xlink:actuate="onLoad"/>
            </draw:frame>
          </table:table-cell>
          <table:table-cell table:number-columns-repeated="7"/>
          <table:table-cell table:style-name="ce18" office:value-type="string">
            <text:p>High</text:p>
          </table:table-cell>
          <table:table-cell table:style-name="ce30" office:value-type="string">
            <text:p>Task 4</text:p>
          </table:table-cell>
          <table:table-cell table:style-name="ce30" office:value-type="float" office:value="7">
            <text:p>7</text:p>
          </table:table-cell>
          <table:table-cell table:style-name="ce15" office:value-type="float" office:value="66">
            <text:p>66</text:p>
          </table:table-cell>
          <table:table-cell table:style-name="ce15" office:value-type="float" office:value="30">
            <text:p>30</text:p>
          </table:table-cell>
          <table:table-cell table:style-name="ce15" table:formula="of:=[.R95]*[.R95]" office:value-type="float" office:value="4356">
            <text:p>4356</text:p>
          </table:table-cell>
          <table:table-cell table:style-name="ce15" table:formula="of:=[.S95]*[.R95]" office:value-type="float" office:value="1980">
            <text:p>1980</text:p>
          </table:table-cell>
          <table:table-cell table:formula="of:=26.374*[.Q95]+69.52" office:value-type="float" office:value="254.138">
            <text:p>254.138</text:p>
          </table:table-cell>
          <table:table-cell office:value-type="float" office:value="26.375">
            <text:p>26.375</text:p>
          </table:table-cell>
          <table:table-cell/>
        </table:table-row>
        <table:table-row table:style-name="ro2">
          <table:table-cell table:number-columns-repeated="14"/>
          <table:table-cell table:style-name="ce18" office:value-type="string">
            <text:p>High</text:p>
          </table:table-cell>
          <table:table-cell table:style-name="ce30" office:value-type="string">
            <text:p>Task 5</text:p>
          </table:table-cell>
          <table:table-cell table:style-name="ce30" office:value-type="float" office:value="5">
            <text:p>5</text:p>
          </table:table-cell>
          <table:table-cell table:style-name="ce15" office:value-type="float" office:value="78">
            <text:p>78</text:p>
          </table:table-cell>
          <table:table-cell table:style-name="ce15" office:value-type="float" office:value="10">
            <text:p>10</text:p>
          </table:table-cell>
          <table:table-cell table:style-name="ce15" table:formula="of:=[.R96]*[.R96]" office:value-type="float" office:value="6084">
            <text:p>6084</text:p>
          </table:table-cell>
          <table:table-cell table:style-name="ce15" table:formula="of:=[.S96]*[.R96]" office:value-type="float" office:value="780">
            <text:p>780</text:p>
          </table:table-cell>
          <table:table-cell table:formula="of:=26.374*[.Q96]+69.52" office:value-type="float" office:value="201.39">
            <text:p>201.39</text:p>
          </table:table-cell>
          <table:table-cell office:value-type="float" office:value="69.52">
            <text:p>69.52</text:p>
          </table:table-cell>
          <table:table-cell/>
        </table:table-row>
        <table:table-row table:style-name="ro2">
          <table:table-cell table:number-columns-repeated="14"/>
          <table:table-cell table:style-name="ce18" office:value-type="string">
            <text:p>Low</text:p>
          </table:table-cell>
          <table:table-cell table:style-name="ce30" office:value-type="string">
            <text:p>Task 6</text:p>
          </table:table-cell>
          <table:table-cell table:style-name="ce30" office:value-type="float" office:value="3">
            <text:p>3</text:p>
          </table:table-cell>
          <table:table-cell table:style-name="ce15" office:value-type="float" office:value="20">
            <text:p>20</text:p>
          </table:table-cell>
          <table:table-cell table:style-name="ce15" office:value-type="float" office:value="45">
            <text:p>45</text:p>
          </table:table-cell>
          <table:table-cell table:style-name="ce15" table:formula="of:=[.R97]*[.R97]" office:value-type="float" office:value="400">
            <text:p>400</text:p>
          </table:table-cell>
          <table:table-cell table:style-name="ce15" table:formula="of:=[.S97]*[.R97]" office:value-type="float" office:value="900">
            <text:p>900</text:p>
          </table:table-cell>
          <table:table-cell table:formula="of:=26.374*[.Q97]+69.52" office:value-type="float" office:value="148.642">
            <text:p>148.642</text:p>
          </table:table-cell>
          <table:table-cell table:number-columns-repeated="2"/>
        </table:table-row>
        <table:table-row table:style-name="ro2">
          <table:table-cell table:number-columns-repeated="15"/>
          <table:table-cell table:style-name="ce15" table:number-columns-repeated="2"/>
          <table:table-cell table:style-name="ce15" table:formula="of:=SUM([.R92:.R97])" office:value-type="float" office:value="374">
            <text:p>374</text:p>
          </table:table-cell>
          <table:table-cell table:style-name="ce15" table:formula="of:=SUM([.S92:.S97])" office:value-type="float" office:value="385">
            <text:p>385</text:p>
          </table:table-cell>
          <table:table-cell table:style-name="ce15" table:formula="of:=SUM([.T92:.T97])" office:value-type="float" office:value="28140">
            <text:p>28140</text:p>
          </table:table-cell>
          <table:table-cell table:style-name="ce15" table:formula="of:=SUM([.U92:.U97])" office:value-type="float" office:value="24660">
            <text:p>24660</text:p>
          </table:table-cell>
          <table:table-cell table:number-columns-repeated="3"/>
        </table:table-row>
        <table:table-row table:style-name="ro2">
          <table:table-cell table:number-columns-repeated="24"/>
        </table:table-row>
        <table:table-row table:style-name="ro2">
          <table:table-cell table:number-columns-repeated="18"/>
          <table:table-cell table:style-name="ce12"/>
          <table:table-cell table:number-columns-repeated="5"/>
        </table:table-row>
        <table:table-row table:style-name="ro2" table:number-rows-repeated="5">
          <table:table-cell table:number-columns-repeated="18"/>
          <table:table-cell table:style-name="ce1"/>
          <table:table-cell table:number-columns-repeated="5"/>
        </table:table-row>
        <table:table-row table:style-name="ro2">
          <table:table-cell table:number-columns-repeated="19"/>
          <table:table-cell/>
          <table:table-cell table:number-columns-repeated="4"/>
        </table:table-row>
        <table:table-row table:style-name="ro2" table:number-rows-repeated="3">
          <table:table-cell table:number-columns-repeated="24"/>
        </table:table-row>
        <table:table-row table:style-name="ro2">
          <table:table-cell table:number-columns-repeated="17"/>
          <table:table-cell table:style-name="ce15" table:formula="of:=SUM([.S92:.S97])" office:value-type="float" office:value="385">
            <text:p>385</text:p>
          </table:table-cell>
          <table:table-cell table:number-columns-repeated="6"/>
        </table:table-row>
        <table:table-row table:style-name="ro2" table:number-rows-repeated="5">
          <table:table-cell table:number-columns-repeated="24"/>
        </table:table-row>
        <table:table-row table:style-name="ro2">
          <table:table-cell>
            <draw:frame table:end-cell-address="Sheet1.H134" table:end-x="0.194cm" table:end-y="0.334cm" draw:z-index="5" draw:style-name="gr1" draw:text-style-name="P1" svg:width="15.999cm" svg:height="10.222cm" svg:x="0.001cm" svg:y="0.174cm">
              <draw:object draw:notify-on-update-of-ranges="Sheet1.T106:Sheet1.T106 Sheet1.T107:Sheet1.T112" xlink:href="./Object 21" xlink:type="simple" xlink:show="embed" xlink:actuate="onLoad">
                <text:p/>
              </draw:object>
              <draw:image xlink:href="./ObjectReplacements/Object 21" xlink:type="simple" xlink:show="embed" xlink:actuate="onLoad"/>
            </draw:frame>
          </table:table-cell>
          <table:table-cell table:number-columns-repeated="23"/>
        </table:table-row>
        <table:table-row table:style-name="ro2" table:number-rows-repeated="4">
          <table:table-cell table:number-columns-repeated="24"/>
        </table:table-row>
        <table:table-row table:style-name="ro6">
          <table:table-cell table:number-columns-repeated="16"/>
          <table:table-cell table:style-name="ce12" office:value-type="string">
            <text:p>Task ID</text:p>
          </table:table-cell>
          <table:table-cell table:style-name="ce12" office:value-type="string">
            <text:p>Task Name</text:p>
          </table:table-cell>
          <table:table-cell table:style-name="ce12" office:value-type="string">
            <text:p>Team Member</text:p>
          </table:table-cell>
          <table:table-cell table:style-name="ce1" office:value-type="string">
            <text:p>Low</text:p>
          </table:table-cell>
          <table:table-cell table:style-name="ce12" office:value-type="string">
            <text:p>Completion %</text:p>
          </table:table-cell>
          <table:table-cell table:style-name="ce12" office:value-type="string">
            <text:p>Deadline</text:p>
          </table:table-cell>
          <table:table-cell table:style-name="ce12" office:value-type="string">
            <text:p>Estimated Effort (hrs)</text:p>
          </table:table-cell>
          <table:table-cell/>
        </table:table-row>
        <table:table-row table:style-name="ro2">
          <table:table-cell table:number-columns-repeated="16"/>
          <table:table-cell table:style-name="ce1" office:value-type="string">
            <text:p>T1</text:p>
          </table:table-cell>
          <table:table-cell table:style-name="ce1" office:value-type="string">
            <text:p>UI Design</text:p>
          </table:table-cell>
          <table:table-cell table:style-name="ce1" office:value-type="string">
            <text:p>Alice</text:p>
          </table:table-cell>
          <table:table-cell/>
          <table:table-cell table:style-name="ce22" office:value-type="percentage" office:value="0.8">
            <text:p>80.00%</text:p>
          </table:table-cell>
          <table:table-cell table:style-name="ce19" office:value-type="date" office:date-value="2025-02-05">
            <text:p>05/02/25</text:p>
          </table:table-cell>
          <table:table-cell table:style-name="ce1" office:value-type="float" office:value="20">
            <text:p>20</text:p>
          </table:table-cell>
          <table:table-cell/>
        </table:table-row>
        <table:table-row table:style-name="ro6">
          <table:table-cell table:number-columns-repeated="16"/>
          <table:table-cell table:style-name="ce1" office:value-type="string">
            <text:p>T2</text:p>
          </table:table-cell>
          <table:table-cell table:style-name="ce1" office:value-type="string">
            <text:p>Backend Development</text:p>
          </table:table-cell>
          <table:table-cell table:style-name="ce1" office:value-type="string">
            <text:p>Bob</text:p>
          </table:table-cell>
          <table:table-cell/>
          <table:table-cell table:style-name="ce22" office:value-type="percentage" office:value="0.5">
            <text:p>50.00%</text:p>
          </table:table-cell>
          <table:table-cell table:style-name="ce19" office:value-type="date" office:date-value="2025-02-10">
            <text:p>10/02/25</text:p>
          </table:table-cell>
          <table:table-cell table:style-name="ce1" office:value-type="float" office:value="35">
            <text:p>35</text:p>
          </table:table-cell>
          <table:table-cell/>
        </table:table-row>
        <table:table-row table:style-name="ro6">
          <table:table-cell table:number-columns-repeated="16"/>
          <table:table-cell table:style-name="ce1" office:value-type="string">
            <text:p>T3</text:p>
          </table:table-cell>
          <table:table-cell table:style-name="ce1" office:value-type="string">
            <text:p>Database Setup</text:p>
          </table:table-cell>
          <table:table-cell table:style-name="ce1" office:value-type="string">
            <text:p>Charlie</text:p>
          </table:table-cell>
          <table:table-cell/>
          <table:table-cell table:style-name="ce22" office:value-type="percentage" office:value="0.7">
            <text:p>70.00%</text:p>
          </table:table-cell>
          <table:table-cell table:style-name="ce19" office:value-type="date" office:date-value="2025-02-07">
            <text:p>07/02/25</text:p>
          </table:table-cell>
          <table:table-cell table:style-name="ce1" office:value-type="float" office:value="25">
            <text:p>25</text:p>
          </table:table-cell>
          <table:table-cell/>
        </table:table-row>
        <table:table-row table:style-name="ro6">
          <table:table-cell table:number-columns-repeated="16"/>
          <table:table-cell table:style-name="ce1" office:value-type="string">
            <text:p>T4</text:p>
          </table:table-cell>
          <table:table-cell table:style-name="ce1" office:value-type="string">
            <text:p>API Integration</text:p>
          </table:table-cell>
          <table:table-cell table:style-name="ce1" office:value-type="string">
            <text:p>Alice</text:p>
          </table:table-cell>
          <table:table-cell/>
          <table:table-cell table:style-name="ce22" office:value-type="percentage" office:value="0.3">
            <text:p>30.00%</text:p>
          </table:table-cell>
          <table:table-cell table:style-name="ce19" office:value-type="date" office:date-value="2025-02-12">
            <text:p>12/02/25</text:p>
          </table:table-cell>
          <table:table-cell table:style-name="ce1" office:value-type="float" office:value="40">
            <text:p>40</text:p>
          </table:table-cell>
          <table:table-cell/>
        </table:table-row>
        <table:table-row table:style-name="ro2">
          <table:table-cell table:number-columns-repeated="16"/>
          <table:table-cell table:style-name="ce1" office:value-type="string">
            <text:p>T5</text:p>
          </table:table-cell>
          <table:table-cell table:style-name="ce1" office:value-type="string">
            <text:p>Testing</text:p>
          </table:table-cell>
          <table:table-cell table:style-name="ce1" office:value-type="string">
            <text:p>Bob</text:p>
          </table:table-cell>
          <table:table-cell/>
          <table:table-cell table:style-name="ce22" office:value-type="percentage" office:value="0.2">
            <text:p>20.00%</text:p>
          </table:table-cell>
          <table:table-cell table:style-name="ce19" office:value-type="date" office:date-value="2025-02-15">
            <text:p>15/02/25</text:p>
          </table:table-cell>
          <table:table-cell table:style-name="ce1" office:value-type="float" office:value="30">
            <text:p>30</text:p>
          </table:table-cell>
          <table:table-cell/>
        </table:table-row>
        <table:table-row table:style-name="ro6">
          <table:table-cell table:number-columns-repeated="16"/>
          <table:table-cell table:style-name="ce1" office:value-type="string">
            <text:p>T6</text:p>
          </table:table-cell>
          <table:table-cell table:style-name="ce1" office:value-type="string">
            <text:p>Documentation</text:p>
          </table:table-cell>
          <table:table-cell table:style-name="ce1" office:value-type="string">
            <text:p>Charlie</text:p>
          </table:table-cell>
          <table:table-cell/>
          <table:table-cell table:style-name="ce22" office:value-type="percentage" office:value="0.1">
            <text:p>10.00%</text:p>
          </table:table-cell>
          <table:table-cell table:style-name="ce19" office:value-type="date" office:date-value="2025-02-20">
            <text:p>20/02/25</text:p>
          </table:table-cell>
          <table:table-cell table:style-name="ce1" office:value-type="float" office:value="15">
            <text:p>15</text:p>
          </table:table-cell>
          <table:table-cell/>
        </table:table-row>
        <table:table-row table:style-name="ro2" table:number-rows-repeated="4">
          <table:table-cell table:number-columns-repeated="24"/>
        </table:table-row>
        <table:table-row table:style-name="ro2">
          <table:table-cell table:number-columns-repeated="19"/>
          <table:table-cell table:style-name="ce12" office:value-type="string">
            <text:p>Samsung</text:p>
          </table:table-cell>
          <table:table-cell table:number-columns-repeated="4"/>
        </table:table-row>
        <table:table-row table:style-name="ro2">
          <table:table-cell table:number-columns-repeated="19"/>
          <table:table-cell table:style-name="ce1" office:value-type="float" office:value="7">
            <text:p>7</text:p>
          </table:table-cell>
          <table:table-cell table:number-columns-repeated="4"/>
        </table:table-row>
        <table:table-row table:style-name="ro2">
          <table:table-cell table:number-columns-repeated="19"/>
          <table:table-cell table:style-name="ce1" office:value-type="float" office:value="32">
            <text:p>32</text:p>
          </table:table-cell>
          <table:table-cell table:number-columns-repeated="4"/>
        </table:table-row>
        <table:table-row table:style-name="ro2">
          <table:table-cell table:number-columns-repeated="19"/>
          <table:table-cell table:style-name="ce1" office:value-type="float" office:value="52">
            <text:p>52</text:p>
          </table:table-cell>
          <table:table-cell table:number-columns-repeated="4"/>
        </table:table-row>
        <table:table-row table:style-name="ro2" table:number-rows-repeated="2">
          <table:table-cell table:number-columns-repeated="24"/>
        </table:table-row>
        <table:table-row table:style-name="ro2">
          <table:table-cell table:number-columns-repeated="20"/>
          <table:table-cell table:style-name="ce12" office:value-type="string">
            <text:p>Apple</text:p>
          </table:table-cell>
          <table:table-cell table:style-name="ce12" office:value-type="string">
            <text:p>One Plus</text:p>
          </table:table-cell>
          <table:table-cell table:style-name="ce12" office:value-type="string">
            <text:p>Vivo</text:p>
          </table:table-cell>
          <table:table-cell/>
        </table:table-row>
        <table:table-row table:style-name="ro2">
          <table:table-cell table:number-columns-repeated="18"/>
          <table:table-cell table:style-name="ce12" office:value-type="string">
            <text:p>Quarter 1</text:p>
          </table:table-cell>
          <table:table-cell/>
          <table:table-cell table:style-name="ce1" office:value-type="float" office:value="12">
            <text:p>12</text:p>
          </table:table-cell>
          <table:table-cell table:style-name="ce1" office:value-type="float" office:value="9">
            <text:p>9</text:p>
          </table:table-cell>
          <table:table-cell table:style-name="ce1" office:value-type="float" office:value="17">
            <text:p>17</text:p>
          </table:table-cell>
          <table:table-cell/>
        </table:table-row>
        <table:table-row table:style-name="ro2">
          <table:table-cell table:number-columns-repeated="18"/>
          <table:table-cell table:style-name="ce12" office:value-type="string">
            <text:p>Quarter 2</text:p>
          </table:table-cell>
          <table:table-cell/>
          <table:table-cell table:style-name="ce1" office:value-type="float" office:value="21">
            <text:p>21</text:p>
          </table:table-cell>
          <table:table-cell table:style-name="ce1" office:value-type="float" office:value="20">
            <text:p>20</text:p>
          </table:table-cell>
          <table:table-cell table:style-name="ce1" office:value-type="float" office:value="25">
            <text:p>25</text:p>
          </table:table-cell>
          <table:table-cell/>
        </table:table-row>
        <table:table-row table:style-name="ro2">
          <table:table-cell table:number-columns-repeated="18"/>
          <table:table-cell table:style-name="ce12" office:value-type="string">
            <text:p>Quarter 3</text:p>
          </table:table-cell>
          <table:table-cell/>
          <table:table-cell table:style-name="ce1" office:value-type="float" office:value="60">
            <text:p>60</text:p>
          </table:table-cell>
          <table:table-cell table:style-name="ce1" office:value-type="float" office:value="65">
            <text:p>65</text:p>
          </table:table-cell>
          <table:table-cell table:style-name="ce1" office:value-type="float" office:value="70">
            <text:p>70</text:p>
          </table:table-cell>
          <table:table-cell/>
        </table:table-row>
      </table:table>
      <table:table table:name="Sheet2" table:style-name="ta1" table:print="false">
        <office:forms form:automatic-focus="false" form:apply-design-mode="false"/>
        <table:table-column table:style-name="co1" table:number-columns-repeated="6"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9"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1" table:number-columns-repeated="2" table:default-cell-style-name="Default"/>
        <table:table-column table:style-name="co4" table:default-cell-style-name="Default"/>
        <table:table-column table:style-name="co8" table:default-cell-style-name="Default"/>
        <table:table-column table:style-name="co1" table:number-columns-repeated="12" table:default-cell-style-name="Default"/>
        <table:table-column table:style-name="co9" table:default-cell-style-name="Default"/>
        <table:table-column table:style-name="co1" table:number-columns-repeated="5" table:default-cell-style-name="Default"/>
        <table:table-row table:style-name="ro2">
          <table:table-cell table:style-name="ce12" office:value-type="string">
            <text:p>Attribute</text:p>
          </table:table-cell>
          <table:table-cell table:style-name="ce12" office:value-type="string">
            <text:p>Sales</text:p>
          </table:table-cell>
          <table:table-cell table:style-name="ce12" office:value-type="string">
            <text:p>Profit</text:p>
          </table:table-cell>
          <table:table-cell table:style-name="ce12" office:value-type="string">
            <text:p>Expenses</text:p>
          </table:table-cell>
          <table:table-cell table:content-validation-name="val6" office:value-type="string">
            <text:p>Expenses</text:p>
          </table:table-cell>
          <table:table-cell table:number-columns-repeated="49"/>
        </table:table-row>
        <table:table-row table:style-name="ro3">
          <table:table-cell table:style-name="ce1" office:value-type="string">
            <text:p>Jan</text:p>
          </table:table-cell>
          <table:table-cell table:style-name="ce1" office:value-type="float" office:value="200">
            <text:p>200</text:p>
          </table:table-cell>
          <table:table-cell table:style-name="ce1" office:value-type="float" office:value="50">
            <text:p>50</text:p>
          </table:table-cell>
          <table:table-cell table:style-name="ce1" office:value-type="float" office:value="100">
            <text:p>100</text:p>
          </table:table-cell>
          <table:table-cell table:style-name="ce41" table:formula="of:=COUNTA([.A2:.A100])" office:value-type="float" office:value="5">
            <text:p>5</text:p>
          </table:table-cell>
          <table:table-cell/>
          <table:table-cell table:style-name="ce41" table:number-columns-repeated="7"/>
          <table:table-cell table:number-columns-repeated="41"/>
        </table:table-row>
        <table:table-row table:style-name="ro2">
          <table:table-cell table:style-name="ce1" office:value-type="string">
            <text:p>Feb</text:p>
          </table:table-cell>
          <table:table-cell table:style-name="ce1" office:value-type="float" office:value="300">
            <text:p>300</text:p>
          </table:table-cell>
          <table:table-cell table:style-name="ce1" office:value-type="float" office:value="80">
            <text:p>80</text:p>
          </table:table-cell>
          <table:table-cell table:style-name="ce1" office:value-type="float" office:value="150">
            <text:p>150</text:p>
          </table:table-cell>
          <table:table-cell table:style-name="ce41"/>
          <table:table-cell/>
          <table:table-cell table:style-name="ce41" table:number-columns-repeated="7"/>
          <table:table-cell table:number-columns-repeated="41"/>
        </table:table-row>
        <table:table-row table:style-name="ro2">
          <table:table-cell table:style-name="ce1" office:value-type="string">
            <text:p>Mar</text:p>
          </table:table-cell>
          <table:table-cell table:style-name="ce1" office:value-type="float" office:value="250">
            <text:p>250</text:p>
          </table:table-cell>
          <table:table-cell table:style-name="ce1" office:value-type="float" office:value="70">
            <text:p>70</text:p>
          </table:table-cell>
          <table:table-cell table:style-name="ce1" office:value-type="float" office:value="130">
            <text:p>130</text:p>
          </table:table-cell>
          <table:table-cell table:style-name="ce41"/>
          <table:table-cell/>
          <table:table-cell table:style-name="ce41" table:number-columns-repeated="7"/>
          <table:table-cell table:number-columns-repeated="41"/>
        </table:table-row>
        <table:table-row table:style-name="ro3">
          <table:table-cell table:style-name="ce41" office:value-type="string">
            <text:p>fdg</text:p>
          </table:table-cell>
          <table:table-cell table:style-name="ce41" office:value-type="float" office:value="343">
            <text:p>343</text:p>
          </table:table-cell>
          <table:table-cell table:style-name="ce41" office:value-type="float" office:value="66">
            <text:p>66</text:p>
          </table:table-cell>
          <table:table-cell table:style-name="ce41" office:value-type="float" office:value="130">
            <text:p>130</text:p>
          </table:table-cell>
          <table:table-cell table:style-name="ce41"/>
          <table:table-cell/>
          <table:table-cell table:style-name="ce41" table:number-columns-repeated="7"/>
          <table:table-cell table:number-columns-repeated="41"/>
        </table:table-row>
        <table:table-row table:style-name="ro2">
          <table:table-cell table:style-name="ce41" table:number-columns-repeated="9"/>
          <table:table-cell table:style-name="ce60"/>
          <table:table-cell table:style-name="ce41" table:number-columns-repeated="3"/>
          <table:table-cell table:number-columns-repeated="41"/>
        </table:table-row>
        <table:table-row table:style-name="ro2" table:number-rows-repeated="2">
          <table:table-cell table:style-name="ce41" table:number-columns-repeated="13"/>
          <table:table-cell table:number-columns-repeated="41"/>
        </table:table-row>
        <table:table-row table:style-name="ro2">
          <table:table-cell table:style-name="ce41" table:number-columns-repeated="9"/>
          <table:table-cell table:style-name="ce48"/>
          <table:table-cell table:style-name="ce41" table:number-columns-repeated="3"/>
          <table:table-cell table:number-columns-repeated="41"/>
        </table:table-row>
        <table:table-row table:style-name="ro3">
          <table:table-cell table:style-name="ce41" table:number-columns-repeated="10"/>
          <table:table-cell table:style-name="ce47" office:value-type="string">
            <text:p>Assigined</text:p>
          </table:table-cell>
          <table:table-cell table:style-name="ce47" office:value-type="string">
            <text:p>TimeLine</text:p>
          </table:table-cell>
          <table:table-cell table:style-name="ce49"/>
          <table:table-cell table:style-name="ce17" office:value-type="string">
            <text:p>Completion %</text:p>
          </table:table-cell>
          <table:table-cell table:style-name="ce17" office:value-type="string">
            <text:p>Remaining Days</text:p>
          </table:table-cell>
          <table:table-cell table:style-name="ce52"/>
          <table:table-cell table:number-columns-repeated="38"/>
        </table:table-row>
        <table:table-row table:style-name="ro3">
          <table:table-cell table:style-name="ce41" table:number-columns-repeated="10"/>
          <table:table-cell table:style-name="ce63" table:content-validation-name="val5" office:value-type="string">
            <text:p>Team 1</text:p>
          </table:table-cell>
          <table:table-cell table:style-name="ce67" table:formula="of:=MIN([Sheet3.D42:Sheet3.D47])" office:value-type="date" office:date-value="2025-01-20">
            <text:p>20/01/2025</text:p>
          </table:table-cell>
          <table:table-cell table:style-name="ce67" table:formula="of:=MAX([Sheet3.E42:Sheet3.E47])" office:value-type="date" office:date-value="2025-01-30">
            <text:p>30/01/2025</text:p>
          </table:table-cell>
          <table:table-cell table:style-name="ce69" table:formula="of:=AVERAGE([Sheet3.K42:Sheet3.K47])" office:value-type="percentage" office:value="0.583333333333333">
            <text:p>58.33%</text:p>
          </table:table-cell>
          <table:table-cell table:style-name="ce69" table:formula="of:=IF(DAYS([.M11];TODAY()) &gt; 0; DAYS([.M11];TODAY());&quot;Overdue&quot;)" office:value-type="string" office:string-value="Overdue">
            <text:p>Overdue</text:p>
          </table:table-cell>
          <table:table-cell table:number-columns-repeated="39"/>
        </table:table-row>
        <table:table-row table:style-name="ro3">
          <table:table-cell table:style-name="ce41" table:number-columns-repeated="10"/>
          <table:table-cell table:style-name="ce63" table:content-validation-name="val5" office:value-type="string">
            <text:p>Team 2</text:p>
          </table:table-cell>
          <table:table-cell table:style-name="ce67" table:formula="of:=MIN([Sheet3.D60:Sheet3.D65])" office:value-type="date" office:date-value="2025-01-15">
            <text:p>15/01/2025</text:p>
          </table:table-cell>
          <table:table-cell table:style-name="ce67" table:formula="of:=MAX([Sheet3.E60:Sheet3.E65])" office:value-type="date" office:date-value="2025-01-30">
            <text:p>30/01/2025</text:p>
          </table:table-cell>
          <table:table-cell table:style-name="ce69" table:formula="of:=AVERAGE([Sheet3.I60:Sheet3.I65])" office:value-type="percentage" office:value="0.525">
            <text:p>52.50%</text:p>
          </table:table-cell>
          <table:table-cell table:style-name="ce69" table:formula="of:=IF(DAYS([.M12];TODAY()) &gt; 0; DAYS([.M12];TODAY());&quot;Overdue&quot;)" office:value-type="string" office:string-value="Overdue">
            <text:p>Overdue</text:p>
          </table:table-cell>
          <table:table-cell table:number-columns-repeated="39"/>
        </table:table-row>
        <table:table-row table:style-name="ro7">
          <table:table-cell table:style-name="ce41" table:number-columns-repeated="2"/>
          <table:table-cell table:style-name="ce44" table:content-validation-name="val5"/>
          <table:table-cell table:style-name="ce41" table:number-columns-repeated="7"/>
          <table:table-cell table:style-name="ce63" table:content-validation-name="val5" office:value-type="string">
            <text:p>Not Assigined</text:p>
          </table:table-cell>
          <table:table-cell table:number-columns-repeated="2" table:style-name="ce68" office:value-type="string">
            <text:p>--</text:p>
          </table:table-cell>
          <table:table-cell table:style-name="ce69" office:value-type="string">
            <text:p>--</text:p>
          </table:table-cell>
          <table:table-cell table:style-name="ce69" office:value-type="string">
            <text:p>"--”</text:p>
          </table:table-cell>
          <table:table-cell table:number-columns-repeated="39"/>
        </table:table-row>
        <table:table-row table:style-name="ro2">
          <table:table-cell table:style-name="ce41" table:number-columns-repeated="5"/>
          <table:table-cell table:style-name="ce50"/>
          <table:table-cell table:style-name="ce41" table:number-columns-repeated="4"/>
          <table:table-cell table:style-name="ce44" table:content-validation-name="val5"/>
          <table:table-cell table:style-name="ce41" table:number-columns-repeated="2"/>
          <table:table-cell table:number-columns-repeated="41"/>
        </table:table-row>
        <table:table-row table:style-name="ro2" table:number-rows-repeated="2">
          <table:table-cell table:style-name="ce41" table:number-columns-repeated="5"/>
          <table:table-cell table:style-name="ce50"/>
          <table:table-cell table:style-name="ce41" table:number-columns-repeated="7"/>
          <table:table-cell table:number-columns-repeated="41"/>
        </table:table-row>
        <table:table-row table:style-name="ro7">
          <table:table-cell table:style-name="ce41" table:number-columns-repeated="5"/>
          <table:table-cell table:style-name="ce50"/>
          <table:table-cell table:style-name="ce41"/>
          <table:table-cell table:style-name="ce53" office:value-type="string">
            <text:p>Projects</text:p>
          </table:table-cell>
          <table:table-cell table:style-name="ce53" office:value-type="string">
            <text:p>Assigined</text:p>
          </table:table-cell>
          <table:table-cell table:style-name="ce53" office:value-type="string">
            <text:p>Start Date</text:p>
          </table:table-cell>
          <table:table-cell table:style-name="ce53" office:value-type="string">
            <text:p>End Date</text:p>
          </table:table-cell>
          <table:table-cell table:style-name="ce53" office:value-type="string">
            <text:p>Completion %</text:p>
          </table:table-cell>
          <table:table-cell table:style-name="ce53" office:value-type="string">
            <text:p>Remaining Days</text:p>
          </table:table-cell>
          <table:table-cell table:number-columns-repeated="41"/>
        </table:table-row>
        <table:table-row table:style-name="ro7">
          <table:table-cell table:style-name="ce41" table:number-columns-repeated="5"/>
          <table:table-cell table:style-name="ce50"/>
          <table:table-cell table:style-name="ce41"/>
          <table:table-cell table:style-name="ce54" office:value-type="float" office:value="1">
            <text:p>1</text:p>
          </table:table-cell>
          <table:table-cell table:style-name="ce57" table:content-validation-name="val5" office:value-type="string">
            <text:p>Team 1</text:p>
          </table:table-cell>
          <table:table-cell table:style-name="ce61" table:formula="of:=MIN([.C42:.C47])" office:value-type="date" office:date-value="2025-01-20">
            <text:p>20/01/2025</text:p>
          </table:table-cell>
          <table:table-cell table:style-name="ce61" table:formula="of:=MAX([.D42:.D47])" office:value-type="date" office:date-value="2025-01-30">
            <text:p>30/01/2025</text:p>
          </table:table-cell>
          <table:table-cell table:style-name="ce54" table:formula="of:=AVERAGE([.H42:.H47])" office:value-type="percentage" office:value="0.583333333333333">
            <text:p>58.33%</text:p>
          </table:table-cell>
          <table:table-cell table:style-name="ce54" table:formula="of:=IF(DAYS([.K18];TODAY()) &gt; 0; DAYS([.K18];TODAY());&quot;Overdue&quot;)" office:value-type="string" office:string-value="Overdue">
            <text:p>Overdue</text:p>
          </table:table-cell>
          <table:table-cell table:number-columns-repeated="41"/>
        </table:table-row>
        <table:table-row table:style-name="ro3">
          <table:table-cell table:style-name="ce41" table:number-columns-repeated="7"/>
          <table:table-cell table:style-name="ce54" office:value-type="float" office:value="2">
            <text:p>2</text:p>
          </table:table-cell>
          <table:table-cell table:style-name="ce57" table:content-validation-name="val5" office:value-type="string">
            <text:p>Team 2</text:p>
          </table:table-cell>
          <table:table-cell table:style-name="ce61" table:formula="of:=MIN([.C62:.C67])" office:value-type="date" office:date-value="2025-01-15">
            <text:p>15/01/2025</text:p>
          </table:table-cell>
          <table:table-cell table:style-name="ce61" table:formula="of:=MAX([.D62:.D67])" office:value-type="date" office:date-value="2025-01-30">
            <text:p>30/01/2025</text:p>
          </table:table-cell>
          <table:table-cell table:style-name="ce54" table:formula="of:=AVERAGE([.H62:.H67])" office:value-type="percentage" office:value="0.525">
            <text:p>52.50%</text:p>
          </table:table-cell>
          <table:table-cell table:style-name="ce54" table:formula="of:=IF(DAYS([.K18];TODAY()) &gt; 0; DAYS([.K18];TODAY());&quot;Overdue&quot;)" office:value-type="string" office:string-value="Overdue">
            <text:p>Overdue</text:p>
          </table:table-cell>
          <table:table-cell table:number-columns-repeated="41"/>
        </table:table-row>
        <table:table-row table:style-name="ro3">
          <table:table-cell table:style-name="ce41" table:number-columns-repeated="7"/>
          <table:table-cell table:style-name="ce54" office:value-type="float" office:value="3">
            <text:p>3</text:p>
          </table:table-cell>
          <table:table-cell table:style-name="ce57" table:content-validation-name="val5" office:value-type="string">
            <text:p>Not Assigined</text:p>
          </table:table-cell>
          <table:table-cell table:number-columns-repeated="3" table:style-name="ce54" office:value-type="string">
            <text:p>--</text:p>
          </table:table-cell>
          <table:table-cell table:style-name="ce54" office:value-type="string">
            <text:p>-</text:p>
          </table:table-cell>
          <table:table-cell table:number-columns-repeated="41"/>
        </table:table-row>
        <table:table-row table:style-name="ro2">
          <table:table-cell table:style-name="ce41" table:number-columns-repeated="8"/>
          <table:table-cell table:style-name="ce44" table:content-validation-name="val5"/>
          <table:table-cell table:style-name="ce41" table:number-columns-repeated="4"/>
          <table:table-cell table:number-columns-repeated="41"/>
        </table:table-row>
        <table:table-row table:style-name="ro2" table:number-rows-repeated="9">
          <table:table-cell table:style-name="ce41" table:number-columns-repeated="13"/>
          <table:table-cell table:number-columns-repeated="41"/>
        </table:table-row>
        <table:table-row table:style-name="ro3">
          <table:table-cell table:style-name="ce41" table:number-columns-repeated="6"/>
          <table:table-cell table:style-name="ce41" office:value-type="string">
            <text:p><text:s/><text:span text:style-name="T2">Priority</text:span></text:p>
          </table:table-cell>
          <table:table-cell table:style-name="ce41" table:number-columns-repeated="2"/>
          <table:table-cell table:style-name="ce48" office:value-type="string">
            <text:p>Total project completion %</text:p>
          </table:table-cell>
          <table:table-cell table:style-name="ce41" table:number-columns-repeated="3"/>
          <table:table-cell table:number-columns-repeated="41"/>
        </table:table-row>
        <table:table-row table:style-name="ro3">
          <table:table-cell table:style-name="ce41" table:number-columns-repeated="3"/>
          <table:table-cell table:style-name="ce47" office:value-type="string">
            <text:p>Completed</text:p>
          </table:table-cell>
          <table:table-cell table:style-name="ce49" table:formula="of:=COUNTIF([.G42:.G47]; &quot;Completed&quot;)" office:value-type="float" office:value="3">
            <text:p>3</text:p>
          </table:table-cell>
          <table:table-cell table:style-name="ce41"/>
          <table:table-cell table:style-name="ce47" office:value-type="string">
            <text:p>High</text:p>
          </table:table-cell>
          <table:table-cell table:style-name="ce49" table:formula="of:=COUNTIF([.E42:.E47]; &quot;High&quot;)" office:value-type="float" office:value="2">
            <text:p>2</text:p>
          </table:table-cell>
          <table:table-cell table:style-name="ce41"/>
          <table:table-cell table:style-name="ce47" office:value-type="string">
            <text:p>Current</text:p>
          </table:table-cell>
          <table:table-cell table:style-name="ce64" table:formula="of:=AVERAGE([.H42:.H47])" office:value-type="percentage" office:value="0.583333333333333">
            <text:p>58.33%</text:p>
          </table:table-cell>
          <table:table-cell table:style-name="ce41" table:number-columns-repeated="2"/>
          <table:table-cell table:number-columns-repeated="41"/>
        </table:table-row>
        <table:table-row table:style-name="ro3">
          <table:table-cell table:style-name="ce41" table:number-columns-repeated="3"/>
          <table:table-cell table:style-name="ce47" office:value-type="string">
            <text:p>Ongoing</text:p>
          </table:table-cell>
          <table:table-cell table:style-name="ce49" table:formula="of:=COUNTIF([.G42:.G47]; &quot;Ongoing&quot;)" office:value-type="float" office:value="3">
            <text:p>3</text:p>
          </table:table-cell>
          <table:table-cell table:style-name="ce41"/>
          <table:table-cell table:style-name="ce47" office:value-type="string">
            <text:p>Medium</text:p>
          </table:table-cell>
          <table:table-cell table:style-name="ce49" table:formula="of:=COUNTIF([.E42:.E47]; &quot;Medium&quot;)" office:value-type="float" office:value="2">
            <text:p>2</text:p>
          </table:table-cell>
          <table:table-cell table:style-name="ce41"/>
          <table:table-cell table:style-name="ce47" office:value-type="string">
            <text:p>Expected</text:p>
          </table:table-cell>
          <table:table-cell table:style-name="ce49" table:formula="of:=AVERAGE([.I42:.I47])" office:value-type="float" office:value="100">
            <text:p>100</text:p>
          </table:table-cell>
          <table:table-cell table:style-name="ce41" table:number-columns-repeated="2"/>
          <table:table-cell table:number-columns-repeated="41"/>
        </table:table-row>
        <table:table-row table:style-name="ro3">
          <table:table-cell table:style-name="ce41" table:number-columns-repeated="3"/>
          <table:table-cell table:style-name="ce47" office:value-type="string">
            <text:p>Not Started</text:p>
          </table:table-cell>
          <table:table-cell table:style-name="ce49" table:formula="of:=COUNTIF([.G42:.G47]; &quot;Not Started&quot;)" office:value-type="float" office:value="0">
            <text:p>0</text:p>
          </table:table-cell>
          <table:table-cell table:style-name="ce41"/>
          <table:table-cell table:style-name="ce47" office:value-type="string">
            <text:p>Low </text:p>
          </table:table-cell>
          <table:table-cell table:style-name="ce49" table:formula="of:=COUNTIF([.E42:.E47]; &quot;Low&quot;)" office:value-type="float" office:value="2">
            <text:p>2</text:p>
          </table:table-cell>
          <table:table-cell table:style-name="ce41"/>
          <table:table-cell table:style-name="ce48"/>
          <table:table-cell table:style-name="ce41" table:number-columns-repeated="3"/>
          <table:table-cell table:number-columns-repeated="41"/>
        </table:table-row>
        <table:table-row table:style-name="ro2">
          <table:table-cell table:style-name="ce41" table:number-columns-repeated="3"/>
          <table:table-cell table:style-name="ce48"/>
          <table:table-cell table:style-name="ce41" table:number-columns-repeated="2"/>
          <table:table-cell table:style-name="ce48"/>
          <table:table-cell table:style-name="ce41" table:number-columns-repeated="6"/>
          <table:table-cell table:number-columns-repeated="41"/>
        </table:table-row>
        <table:table-row table:style-name="ro2">
          <table:table-cell table:style-name="ce41" table:number-columns-repeated="13"/>
          <table:table-cell table:number-columns-repeated="41"/>
        </table:table-row>
        <table:table-row table:style-name="ro2">
          <table:table-cell table:number-columns-repeated="54"/>
        </table:table-row>
        <table:table-row table:style-name="ro8">
          <table:table-cell/>
          <table:table-cell table:style-name="ce43" office:value-type="string">
            <text:p>TimeLine</text:p>
          </table:table-cell>
          <table:table-cell table:formula="of:=MIN([.C42:.C47])" office:value-type="date" office:date-value="2025-01-20">
            <text:p>20/01/25</text:p>
          </table:table-cell>
          <table:table-cell table:formula="of:=MAX([.D42:.D47])" office:value-type="date" office:date-value="2025-01-30">
            <text:p>30/01/25</text:p>
          </table:table-cell>
          <table:table-cell table:number-columns-repeated="50"/>
        </table:table-row>
        <table:table-row table:style-name="ro2" table:number-rows-repeated="2">
          <table:table-cell table:number-columns-repeated="54"/>
        </table:table-row>
        <table:table-row table:style-name="ro1">
          <table:table-cell/>
          <table:table-cell table:style-name="ce13" office:value-type="string">
            <text:p>Task Name</text:p>
          </table:table-cell>
          <table:table-cell table:style-name="ce13" office:value-type="string">
            <text:p>Start Date</text:p>
          </table:table-cell>
          <table:table-cell table:style-name="ce13" office:value-type="string">
            <text:p>End Date</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number-columns-repeated="15"/>
          <table:table-cell>
            <draw:frame table:end-cell-address="Sheet2.AC47" table:end-x="1.564cm" table:end-y="0.385cm" draw:z-index="2" draw:style-name="gr1" draw:text-style-name="P1" svg:width="1.645cm" svg:height="3.62cm" svg:x="2.177cm" svg:y="0.431cm">
              <draw:object draw:notify-on-update-of-ranges="Sheet2.B42:Sheet2.B47 Sheet2.C41:Sheet2.C41 Sheet2.C42:Sheet2.C47 Sheet2.D41:Sheet2.D41 Sheet2.D42:Sheet2.D47 Sheet2.E41:Sheet2.E41 Sheet2.E42:Sheet2.E47 Sheet2.F41:Sheet2.F41 Sheet2.F42:Sheet2.F47 Sheet2.G41:Sheet2.G41 Sheet2.G42:Sheet2.G47 Sheet2.H41:Sheet2.H41 Sheet2.H42:Sheet2.H47 Sheet2.I41:Sheet2.I41 Sheet2.I42:Sheet2.I47 Sheet2.J41:Sheet2.J41 Sheet2.J42:Sheet2.J47 Sheet2.K41:Sheet2.K41 Sheet2.K42:Sheet2.K47" xlink:href="./Object 5" xlink:type="simple" xlink:show="embed" xlink:actuate="onLoad">
                <text:p/>
              </draw:object>
              <draw:image xlink:href="./ObjectReplacements/Object 5" xlink:type="simple" xlink:show="embed" xlink:actuate="onLoad"/>
            </draw:frame>
          </table:table-cell>
          <table:table-cell table:number-columns-repeated="26"/>
        </table:table-row>
        <table:table-row table:style-name="ro3">
          <table:table-cell/>
          <table:table-cell table:style-name="ce18" office:value-type="string">
            <text:p>Task 1</text:p>
          </table:table-cell>
          <table:table-cell table:style-name="ce45" office:value-type="date" office:date-value="2025-01-20">
            <text:p>20/01/2025</text:p>
          </table:table-cell>
          <table:table-cell table:style-name="ce46" office:value-type="date" office:date-value="2025-01-25">
            <text:p>25/01/2025</text:p>
          </table:table-cell>
          <table:table-cell table:style-name="ce18" office:value-type="string">
            <text:p>High</text:p>
          </table:table-cell>
          <table:table-cell table:style-name="ce18" table:formula="of:=[.D42]-[.C42]" office:value-type="float" office:value="5">
            <text:p>5</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C42])/([.F42])*100)" office:value-type="float" office:value="100">
            <text:p>100</text:p>
          </table:table-cell>
          <table:table-cell table:style-name="ce62" table:formula="of:=IF([.H42]=1; &quot; -- &quot;; IF(AND([.D42]&lt;TODAY(); [.H42]&lt;&gt;100); &quot;Overdue&quot;; &quot;Ontrack&quot;))" office:value-type="string" office:string-value=" -- ">
            <text:p><text:s/>-- </text:p>
          </table:table-cell>
          <table:table-cell table:style-name="ce65" table:content-validation-name="val4" office:value-type="string">
            <text:p><text:s/>- - </text:p>
          </table:table-cell>
          <table:table-cell table:style-name="ce15"/>
          <table:table-cell table:number-columns-repeated="42"/>
        </table:table-row>
        <table:table-row table:style-name="ro3">
          <table:table-cell/>
          <table:table-cell table:style-name="ce18" office:value-type="string">
            <text:p>Task 2</text:p>
          </table:table-cell>
          <table:table-cell table:style-name="ce46" office:value-type="date" office:date-value="2025-01-21">
            <text:p>21/01/2025</text:p>
          </table:table-cell>
          <table:table-cell table:style-name="ce46" office:value-type="date" office:date-value="2025-01-23">
            <text:p>23/01/2025</text:p>
          </table:table-cell>
          <table:table-cell table:style-name="ce18" office:value-type="string">
            <text:p>Medium</text:p>
          </table:table-cell>
          <table:table-cell table:style-name="ce18" table:formula="of:=[.D43]-[.C43]" office:value-type="float" office:value="2">
            <text:p>2</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C43])/([.F43])*100)" office:value-type="float" office:value="100">
            <text:p>100</text:p>
          </table:table-cell>
          <table:table-cell table:style-name="ce62" table:formula="of:=IF([.H43]=1; &quot; -- &quot;; IF(AND([.D43]&lt;TODAY(); [.H43]&lt;&gt;100); &quot;Overdue&quot;; &quot;Ontrack&quot;))" office:value-type="string" office:string-value=" -- ">
            <text:p><text:s/>-- </text:p>
          </table:table-cell>
          <table:table-cell table:style-name="ce65" table:content-validation-name="val4" office:value-type="string">
            <text:p><text:s/>- - </text:p>
          </table:table-cell>
          <table:table-cell table:style-name="ce15"/>
          <table:table-cell table:number-columns-repeated="42"/>
        </table:table-row>
        <table:table-row table:style-name="ro3">
          <table:table-cell/>
          <table:table-cell table:style-name="ce18" office:value-type="string">
            <text:p>Task 3</text:p>
          </table:table-cell>
          <table:table-cell table:style-name="ce46" office:value-type="date" office:date-value="2025-01-22">
            <text:p>22/01/2025</text:p>
          </table:table-cell>
          <table:table-cell table:style-name="ce46" office:value-type="date" office:date-value="2025-01-26">
            <text:p>26/01/2025</text:p>
          </table:table-cell>
          <table:table-cell table:style-name="ce18" office:value-type="string">
            <text:p>Low</text:p>
          </table:table-cell>
          <table:table-cell table:style-name="ce18" table:formula="of:=[.D44]-[.C44]" office:value-type="float" office:value="4">
            <text:p>4</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C44])/([.F44])*100)" office:value-type="float" office:value="100">
            <text:p>100</text:p>
          </table:table-cell>
          <table:table-cell table:style-name="ce62" table:formula="of:=IF([.H44]=1; &quot; -- &quot;; IF(AND([.D44]&lt;TODAY(); [.H44]&lt;&gt;100); &quot;Overdue&quot;; &quot;Ontrack&quot;))" office:value-type="string" office:string-value=" -- ">
            <text:p><text:s/>-- </text:p>
          </table:table-cell>
          <table:table-cell table:style-name="ce65" table:content-validation-name="val4" office:value-type="string">
            <text:p><text:s/>- - </text:p>
          </table:table-cell>
          <table:table-cell table:style-name="ce15"/>
          <table:table-cell table:number-columns-repeated="42"/>
        </table:table-row>
        <table:table-row table:style-name="ro3">
          <table:table-cell/>
          <table:table-cell table:style-name="ce18" office:value-type="string">
            <text:p>Task 4</text:p>
          </table:table-cell>
          <table:table-cell table:style-name="ce46" office:value-type="date" office:date-value="2025-01-23">
            <text:p>23/01/2025</text:p>
          </table:table-cell>
          <table:table-cell table:style-name="ce46" office:value-type="date" office:date-value="2025-01-29">
            <text:p>29/01/2025</text:p>
          </table:table-cell>
          <table:table-cell table:style-name="ce18" office:value-type="string">
            <text:p>High</text:p>
          </table:table-cell>
          <table:table-cell table:style-name="ce18" table:formula="of:=[.D45]-[.C45]"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C45])/([.F45])*100)" office:value-type="float" office:value="100">
            <text:p>100</text:p>
          </table:table-cell>
          <table:table-cell table:style-name="ce62" table:formula="of:=IF([.H45]=1; &quot; -- &quot;; IF(AND([.D45]&lt;TODAY(); [.H45]&lt;&gt;100); &quot;Overdue&quot;; &quot;Ontrack&quot;))" office:value-type="string" office:string-value="Overdue">
            <text:p>Overdue</text:p>
          </table:table-cell>
          <table:table-cell table:style-name="ce65" table:content-validation-name="val4" office:value-type="string">
            <text:p>Issue</text:p>
          </table:table-cell>
          <table:table-cell table:style-name="ce15"/>
          <table:table-cell table:number-columns-repeated="42"/>
        </table:table-row>
        <table:table-row table:style-name="ro3">
          <table:table-cell/>
          <table:table-cell table:style-name="ce18" office:value-type="string">
            <text:p>Task 5</text:p>
          </table:table-cell>
          <table:table-cell table:style-name="ce46" office:value-type="date" office:date-value="2025-01-24">
            <text:p>24/01/2025</text:p>
          </table:table-cell>
          <table:table-cell table:style-name="ce46" office:value-type="date" office:date-value="2025-01-30">
            <text:p>30/01/2025</text:p>
          </table:table-cell>
          <table:table-cell table:style-name="ce18" office:value-type="string">
            <text:p>Medium</text:p>
          </table:table-cell>
          <table:table-cell table:style-name="ce18" table:formula="of:=[.D46]-[.C46]" office:value-type="float" office:value="6">
            <text:p>6</text:p>
          </table:table-cell>
          <table:table-cell table:style-name="ce51" table:content-validation-name="val3" office:value-type="string">
            <text:p>Ongoing</text:p>
          </table:table-cell>
          <table:table-cell table:style-name="ce55" office:value-type="percentage" office:value="0.1">
            <text:p>10.00%</text:p>
          </table:table-cell>
          <table:table-cell table:style-name="ce58" table:formula="of:=MIN(100;(TODAY()-[.C46])/([.F46])*100)" office:value-type="float" office:value="100">
            <text:p>100</text:p>
          </table:table-cell>
          <table:table-cell table:style-name="ce62" table:formula="of:=IF([.H46]=1; &quot; -- &quot;; IF(AND([.D46]&lt;TODAY(); [.H46]&lt;&gt;100); &quot;Overdue&quot;; &quot;Ontrack&quot;))" office:value-type="string" office:string-value="Overdue">
            <text:p>Overdue</text:p>
          </table:table-cell>
          <table:table-cell table:style-name="ce65" table:content-validation-name="val4" office:value-type="string">
            <text:p>Action</text:p>
          </table:table-cell>
          <table:table-cell table:style-name="ce15"/>
          <table:table-cell table:number-columns-repeated="42"/>
        </table:table-row>
        <table:table-row table:style-name="ro8">
          <table:table-cell table:style-name="ce42"/>
          <table:table-cell table:style-name="ce18" office:value-type="string">
            <text:p>Task 6</text:p>
          </table:table-cell>
          <table:table-cell table:style-name="ce46" office:value-type="date" office:date-value="2025-01-24">
            <text:p>24/01/2025</text:p>
          </table:table-cell>
          <table:table-cell table:style-name="ce46" office:value-type="date" office:date-value="2025-01-26">
            <text:p>26/01/2025</text:p>
          </table:table-cell>
          <table:table-cell table:style-name="ce18" office:value-type="string">
            <text:p>Low</text:p>
          </table:table-cell>
          <table:table-cell table:style-name="ce18" table:formula="of:=[.D47]-[.C47]" office:value-type="float" office:value="2">
            <text:p>2</text:p>
          </table:table-cell>
          <table:table-cell table:style-name="ce51" table:content-validation-name="val3" office:value-type="string">
            <text:p>Ongoing</text:p>
          </table:table-cell>
          <table:table-cell table:style-name="ce55" office:value-type="percentage" office:value="0.1">
            <text:p>10.00%</text:p>
          </table:table-cell>
          <table:table-cell table:style-name="ce58" table:formula="of:=MIN(100;(TODAY()-[.C47])/([.F47])*100)" office:value-type="float" office:value="100">
            <text:p>100</text:p>
          </table:table-cell>
          <table:table-cell table:style-name="ce62" table:formula="of:=IF([.H47]=1; &quot; -- &quot;; IF(AND([.D47]&lt;TODAY(); [.H47]&lt;&gt;100); &quot;Overdue&quot;; &quot;Ontrack&quot;))" office:value-type="string" office:string-value="Overdue">
            <text:p>Overdue</text:p>
          </table:table-cell>
          <table:table-cell table:style-name="ce65" table:content-validation-name="val4" office:value-type="string">
            <text:p>Depandency</text:p>
          </table:table-cell>
          <table:table-cell table:style-name="ce15"/>
          <table:table-cell table:number-columns-repeated="42"/>
        </table:table-row>
        <table:table-row table:style-name="ro2">
          <table:table-cell table:number-columns-repeated="25"/>
          <table:table-cell>
            <draw:frame table:end-cell-address="Sheet2.Z52" table:end-x="1.67cm" table:end-y="0.055cm" draw:z-index="5" draw:style-name="gr1" draw:text-style-name="P1" svg:width="1.083cm" svg:height="1.555cm" svg:x="0.587cm" svg:y="0.327cm">
              <draw:object draw:notify-on-update-of-ranges="Sheet2.B65:Sheet2.B65 Sheet2.E65:Sheet2.E65 Sheet2.G65:Sheet2.G65" xlink:href="./Object 14" xlink:type="simple" xlink:show="embed" xlink:actuate="onLoad">
                <text:p/>
              </draw:object>
              <draw:image xlink:href="./ObjectReplacements/Object 14" xlink:type="simple" xlink:show="embed" xlink:actuate="onLoad"/>
            </draw:frame>
          </table:table-cell>
          <table:table-cell table:number-columns-repeated="28"/>
        </table:table-row>
        <table:table-row table:style-name="ro2">
          <table:table-cell table:number-columns-repeated="54"/>
        </table:table-row>
        <table:table-row table:style-name="ro8">
          <table:table-cell table:number-columns-repeated="14"/>
          <table:table-cell table:style-name="ce70" table:number-columns-repeated="4"/>
          <table:table-cell table:number-columns-repeated="36"/>
        </table:table-row>
        <table:table-row table:style-name="ro2">
          <table:table-cell table:number-columns-repeated="6"/>
          <table:table-cell table:style-name="ce52" office:value-type="string">
            <text:p>Priority</text:p>
          </table:table-cell>
          <table:table-cell table:number-columns-repeated="2"/>
          <table:table-cell table:style-name="ce52" office:value-type="string">
            <text:p>Total project completion %</text:p>
          </table:table-cell>
          <table:table-cell table:number-columns-repeated="4"/>
          <table:table-cell table:style-name="ce71"/>
          <table:table-cell table:style-name="ce73"/>
          <table:table-cell table:style-name="ce71"/>
          <table:table-cell table:style-name="ce74"/>
          <table:table-cell table:number-columns-repeated="6"/>
          <table:table-cell>
            <draw:frame table:end-cell-address="Sheet2.Y52" table:end-x="2.037cm" table:end-y="0.288cm" draw:z-index="4" draw:style-name="gr1" draw:text-style-name="P1" svg:width="0.334cm" svg:height="0.356cm" svg:x="1.703cm" svg:y="0.383cm">
              <draw:object draw:notify-on-update-of-ranges="Sheet2.H59:Sheet2.H59 Sheet2.H60:Sheet2.H65 Sheet2.J59:Sheet2.J59 Sheet2.J60:Sheet2.J65" xlink:href="./Object 11" xlink:type="simple" xlink:show="embed" xlink:actuate="onLoad">
                <text:p/>
              </draw:object>
              <draw:image xlink:href="./ObjectReplacements/Object 11" xlink:type="simple" xlink:show="embed" xlink:actuate="onLoad"/>
            </draw:frame>
          </table:table-cell>
          <table:table-cell table:number-columns-repeated="29"/>
        </table:table-row>
        <table:table-row table:style-name="ro2">
          <table:table-cell table:number-columns-repeated="3"/>
          <table:table-cell table:style-name="ce17" office:value-type="string">
            <text:p>Completed</text:p>
          </table:table-cell>
          <table:table-cell table:style-name="ce15" table:formula="of:=COUNTIF([.G63:.G67]; &quot;Completed&quot;)" office:value-type="float" office:value="2">
            <text:p>2</text:p>
          </table:table-cell>
          <table:table-cell/>
          <table:table-cell table:style-name="ce17" office:value-type="string">
            <text:p>High </text:p>
          </table:table-cell>
          <table:table-cell table:style-name="ce15" table:formula="of:=COUNTIF([.E62:.E67]; &quot;High&quot;)" office:value-type="float" office:value="3">
            <text:p>3</text:p>
          </table:table-cell>
          <table:table-cell/>
          <table:table-cell table:style-name="ce17" office:value-type="string">
            <text:p>Current</text:p>
          </table:table-cell>
          <table:table-cell table:style-name="ce66" table:formula="of:=AVERAGE([.H62:.H67])" office:value-type="percentage" office:value="0.525">
            <text:p>52.50%</text:p>
          </table:table-cell>
          <table:table-cell table:number-columns-repeated="3"/>
          <table:table-cell table:style-name="ce71"/>
          <table:table-cell table:style-name="ce74"/>
          <table:table-cell table:style-name="ce71"/>
          <table:table-cell table:style-name="ce74"/>
          <table:table-cell table:number-columns-repeated="36"/>
        </table:table-row>
        <table:table-row table:style-name="ro2">
          <table:table-cell table:number-columns-repeated="3"/>
          <table:table-cell table:style-name="ce17" office:value-type="string">
            <text:p>Ongoing</text:p>
          </table:table-cell>
          <table:table-cell table:style-name="ce15" table:formula="of:=COUNTIF([.G62:.G67]; &quot;Ongoing&quot;)" office:value-type="float" office:value="3">
            <text:p>3</text:p>
          </table:table-cell>
          <table:table-cell/>
          <table:table-cell table:style-name="ce17" office:value-type="string">
            <text:p>Medium </text:p>
          </table:table-cell>
          <table:table-cell table:style-name="ce15" table:formula="of:=COUNTIF([.E62:.E67]; &quot;Medium&quot;)" office:value-type="float" office:value="1">
            <text:p>1</text:p>
          </table:table-cell>
          <table:table-cell/>
          <table:table-cell table:style-name="ce17" office:value-type="string">
            <text:p>Expected</text:p>
          </table:table-cell>
          <table:table-cell table:style-name="ce15" table:formula="of:=AVERAGE([.I62:.I67])" office:value-type="float" office:value="100">
            <text:p>100</text:p>
          </table:table-cell>
          <table:table-cell table:number-columns-repeated="3"/>
          <table:table-cell table:style-name="ce71"/>
          <table:table-cell table:style-name="ce74"/>
          <table:table-cell table:style-name="ce71"/>
          <table:table-cell table:style-name="ce74"/>
          <table:table-cell table:number-columns-repeated="36"/>
        </table:table-row>
        <table:table-row table:style-name="ro2">
          <table:table-cell table:number-columns-repeated="3"/>
          <table:table-cell table:style-name="ce17" office:value-type="string">
            <text:p>Not Started</text:p>
          </table:table-cell>
          <table:table-cell table:style-name="ce15" table:formula="of:=COUNTIF([.G62:.G67]; &quot;Not Started&quot;)" office:value-type="float" office:value="1">
            <text:p>1</text:p>
          </table:table-cell>
          <table:table-cell/>
          <table:table-cell table:style-name="ce17" office:value-type="string">
            <text:p>Low </text:p>
          </table:table-cell>
          <table:table-cell table:style-name="ce15" table:formula="of:=COUNTIF([.E62:.E67]; &quot;Low&quot;)" office:value-type="float" office:value="2">
            <text:p>2</text:p>
          </table:table-cell>
          <table:table-cell/>
          <table:table-cell table:style-name="ce52"/>
          <table:table-cell table:number-columns-repeated="4"/>
          <table:table-cell table:style-name="ce71"/>
          <table:table-cell table:style-name="ce74"/>
          <table:table-cell table:style-name="ce71"/>
          <table:table-cell table:style-name="ce74"/>
          <table:table-cell table:number-columns-repeated="36"/>
        </table:table-row>
        <table:table-row table:style-name="ro2">
          <table:table-cell table:number-columns-repeated="14"/>
          <table:table-cell table:style-name="ce71"/>
          <table:table-cell table:style-name="ce74"/>
          <table:table-cell table:style-name="ce71"/>
          <table:table-cell table:style-name="ce74"/>
          <table:table-cell table:number-columns-repeated="36"/>
        </table:table-row>
        <table:table-row table:style-name="ro8">
          <table:table-cell/>
          <table:table-cell table:style-name="ce43" office:value-type="string">
            <text:p>TimeLine</text:p>
          </table:table-cell>
          <table:table-cell table:formula="of:=MIN([.C62:.C67])" office:value-type="date" office:date-value="2025-01-15">
            <text:p>15/01/25</text:p>
          </table:table-cell>
          <table:table-cell table:formula="of:=MAX([.D62:.D67])" office:value-type="date" office:date-value="2025-01-30">
            <text:p>30/01/25</text:p>
          </table:table-cell>
          <table:table-cell table:number-columns-repeated="10"/>
          <table:table-cell table:style-name="ce71"/>
          <table:table-cell table:style-name="ce74"/>
          <table:table-cell table:style-name="ce71"/>
          <table:table-cell table:style-name="ce74"/>
          <table:table-cell table:number-columns-repeated="3"/>
          <table:table-cell>
            <draw:frame table:end-cell-address="Sheet2.V56" table:end-x="1.368cm" table:end-y="0.255cm" draw:z-index="1" draw:style-name="gr1" draw:text-style-name="P1" svg:width="0.001cm" svg:height="0.253cm" svg:x="1.367cm" svg:y="0.002cm">
              <draw:object draw:notify-on-update-of-ranges="Sheet2.E42:Sheet2.E46 Sheet2.E47:Sheet2.E47 Sheet2.G42:Sheet2.G46 Sheet2.G47:Sheet2.G47" xlink:href="./Object 4" xlink:type="simple" xlink:show="embed" xlink:actuate="onLoad">
                <text:p/>
              </draw:object>
              <draw:image xlink:href="./ObjectReplacements/Object 4" xlink:type="simple" xlink:show="embed" xlink:actuate="onLoad"/>
            </draw:frame>
          </table:table-cell>
          <table:table-cell table:number-columns-repeated="12"/>
          <table:table-cell>
            <draw:frame table:end-cell-address="Sheet2.AI56" table:end-x="0.869cm" table:end-y="0.087cm" draw:z-index="3" draw:style-name="gr1" draw:text-style-name="P1" svg:width="0.055cm" svg:height="0.027cm" svg:x="0.814cm" svg:y="0.06cm">
              <draw:object draw:notify-on-update-of-ranges="Sheet2.B42:Sheet2.B47 Sheet2.D41:Sheet2.D41 Sheet2.D42:Sheet2.D47 Sheet2.H41:Sheet2.H41 Sheet2.H42:Sheet2.H47" xlink:href="./Object 10" xlink:type="simple" xlink:show="embed" xlink:actuate="onLoad">
                <text:p/>
              </draw:object>
              <draw:image xlink:href="./ObjectReplacements/Object 10" xlink:type="simple" xlink:show="embed" xlink:actuate="onLoad"/>
            </draw:frame>
          </table:table-cell>
          <table:table-cell table:number-columns-repeated="19"/>
        </table:table-row>
        <table:table-row table:style-name="ro2">
          <table:table-cell table:number-columns-repeated="14"/>
          <table:table-cell table:style-name="ce72"/>
          <table:table-cell table:style-name="ce75"/>
          <table:table-cell table:style-name="ce72" table:number-columns-repeated="2"/>
          <table:table-cell table:number-columns-repeated="36"/>
        </table:table-row>
        <table:table-row table:style-name="ro2">
          <table:table-cell table:number-columns-repeated="54"/>
        </table:table-row>
        <table:table-row table:style-name="ro2">
          <table:table-cell table:number-columns-repeated="7"/>
          <table:table-cell/>
          <table:table-cell/>
          <table:table-cell/>
          <table:table-cell table:number-columns-repeated="44"/>
        </table:table-row>
        <table:table-row table:style-name="ro2">
          <table:table-cell table:number-columns-repeated="54"/>
        </table:table-row>
        <table:table-row table:style-name="ro1">
          <table:table-cell table:formula="of:=COUNTA([.A62:.B100])" office:value-type="float" office:value="6">
            <text:p>6</text:p>
          </table:table-cell>
          <table:table-cell table:style-name="ce13" office:value-type="string">
            <text:p>Task Name</text:p>
          </table:table-cell>
          <table:table-cell table:style-name="ce13" office:value-type="string">
            <text:p>Start Date</text:p>
          </table:table-cell>
          <table:table-cell table:style-name="ce13" office:value-type="string">
            <text:p>End Date</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number-columns-repeated="42"/>
        </table:table-row>
        <table:table-row table:style-name="ro3">
          <table:table-cell/>
          <table:table-cell table:style-name="ce18" office:value-type="string">
            <text:p>Task 1</text:p>
          </table:table-cell>
          <table:table-cell table:style-name="ce46" office:value-type="date" office:date-value="2025-01-15">
            <text:p>15/01/2025</text:p>
          </table:table-cell>
          <table:table-cell table:style-name="ce46" office:value-type="date" office:date-value="2025-01-20">
            <text:p>20/01/2025</text:p>
          </table:table-cell>
          <table:table-cell table:style-name="ce18" office:value-type="string">
            <text:p>High</text:p>
          </table:table-cell>
          <table:table-cell table:style-name="ce18" table:formula="of:=[.D62]-[.C62]" office:value-type="float" office:value="5">
            <text:p>5</text:p>
          </table:table-cell>
          <table:table-cell table:style-name="ce51" table:content-validation-name="val3" office:value-type="string">
            <text:p>Ongoing</text:p>
          </table:table-cell>
          <table:table-cell table:style-name="ce56" office:value-type="percentage" office:value="0.75">
            <text:p>75.00%</text:p>
          </table:table-cell>
          <table:table-cell table:style-name="ce58" table:formula="of:=MIN(100;(TODAY()-[.C62])/([.F62])*100)" office:value-type="float" office:value="100">
            <text:p>100</text:p>
          </table:table-cell>
          <table:table-cell table:style-name="ce62" table:formula="of:=IF([.H62]=1; &quot; -- &quot;; IF(AND([.D62]&lt;TODAY(); [.H62]&lt;&gt;100); &quot;Overdue&quot;; &quot;Ontrack&quot;))" office:value-type="string" office:string-value="Overdue">
            <text:p>Overdue</text:p>
          </table:table-cell>
          <table:table-cell table:style-name="ce65" table:content-validation-name="val4" office:value-type="string">
            <text:p>Action</text:p>
          </table:table-cell>
          <table:table-cell table:style-name="ce15"/>
          <table:table-cell table:number-columns-repeated="42"/>
        </table:table-row>
        <table:table-row table:style-name="ro3">
          <table:table-cell/>
          <table:table-cell table:style-name="ce18" office:value-type="string">
            <text:p>Task 2</text:p>
          </table:table-cell>
          <table:table-cell table:style-name="ce46" office:value-type="date" office:date-value="2025-01-18">
            <text:p>18/01/2025</text:p>
          </table:table-cell>
          <table:table-cell table:style-name="ce46" office:value-type="date" office:date-value="2025-01-22">
            <text:p>22/01/2025</text:p>
          </table:table-cell>
          <table:table-cell table:style-name="ce18" office:value-type="string">
            <text:p>Low</text:p>
          </table:table-cell>
          <table:table-cell table:style-name="ce18" table:formula="of:=[.D63]-[.C63]" office:value-type="float" office:value="4">
            <text:p>4</text:p>
          </table:table-cell>
          <table:table-cell table:style-name="ce51" table:content-validation-name="val3" office:value-type="string">
            <text:p>Completed</text:p>
          </table:table-cell>
          <table:table-cell table:style-name="ce56" office:value-type="percentage" office:value="1">
            <text:p>100.00%</text:p>
          </table:table-cell>
          <table:table-cell table:style-name="ce58" table:formula="of:=MIN(100;(TODAY()-[.C63])/([.F63])*100)" office:value-type="float" office:value="100">
            <text:p>100</text:p>
          </table:table-cell>
          <table:table-cell table:style-name="ce62" table:formula="of:=IF([.H63]=1; &quot; -- &quot;; IF(AND([.D63]&lt;TODAY(); [.H63]&lt;&gt;100); &quot;Overdue&quot;; &quot;Ontrack&quot;))" office:value-type="string" office:string-value=" -- ">
            <text:p><text:s/>-- </text:p>
          </table:table-cell>
          <table:table-cell table:style-name="ce65" table:content-validation-name="val4" office:value-type="string">
            <text:p><text:s/>- - </text:p>
          </table:table-cell>
          <table:table-cell table:style-name="ce15"/>
          <table:table-cell table:number-columns-repeated="42"/>
        </table:table-row>
        <table:table-row table:style-name="ro3">
          <table:table-cell/>
          <table:table-cell table:style-name="ce18" office:value-type="string">
            <text:p>Task 3</text:p>
          </table:table-cell>
          <table:table-cell table:style-name="ce46" office:value-type="date" office:date-value="2025-01-19">
            <text:p>19/01/2025</text:p>
          </table:table-cell>
          <table:table-cell table:style-name="ce46" office:value-type="date" office:date-value="2025-01-25">
            <text:p>25/01/2025</text:p>
          </table:table-cell>
          <table:table-cell table:style-name="ce18" office:value-type="string">
            <text:p>Low</text:p>
          </table:table-cell>
          <table:table-cell table:style-name="ce18" table:formula="of:=[.D64]-[.C64]" office:value-type="float" office:value="6">
            <text:p>6</text:p>
          </table:table-cell>
          <table:table-cell table:style-name="ce51" table:content-validation-name="val3" office:value-type="string">
            <text:p>Not Started</text:p>
          </table:table-cell>
          <table:table-cell table:style-name="ce56" office:value-type="percentage" office:value="0">
            <text:p>0.00%</text:p>
          </table:table-cell>
          <table:table-cell table:style-name="ce58" table:formula="of:=MIN(100;(TODAY()-[.C64])/([.F64])*100)" office:value-type="float" office:value="100">
            <text:p>100</text:p>
          </table:table-cell>
          <table:table-cell table:style-name="ce62" table:formula="of:=IF([.H64]=1; &quot; -- &quot;; IF(AND([.D64]&lt;TODAY(); [.H64]&lt;&gt;100); &quot;Overdue&quot;; &quot;Ontrack&quot;))" office:value-type="string" office:string-value="Overdue">
            <text:p>Overdue</text:p>
          </table:table-cell>
          <table:table-cell table:style-name="ce65" table:content-validation-name="val4" office:value-type="string">
            <text:p>Risk</text:p>
          </table:table-cell>
          <table:table-cell table:style-name="ce15"/>
          <table:table-cell table:number-columns-repeated="42"/>
        </table:table-row>
        <table:table-row table:style-name="ro3">
          <table:table-cell/>
          <table:table-cell table:style-name="ce18" office:value-type="string">
            <text:p>Task 4</text:p>
          </table:table-cell>
          <table:table-cell table:style-name="ce46" office:value-type="date" office:date-value="2025-01-21">
            <text:p>21/01/2025</text:p>
          </table:table-cell>
          <table:table-cell table:style-name="ce46" office:value-type="date" office:date-value="2025-01-28">
            <text:p>28/01/2025</text:p>
          </table:table-cell>
          <table:table-cell table:style-name="ce18" office:value-type="string">
            <text:p>High</text:p>
          </table:table-cell>
          <table:table-cell table:style-name="ce18" table:formula="of:=[.D65]-[.C65]" office:value-type="float" office:value="7">
            <text:p>7</text:p>
          </table:table-cell>
          <table:table-cell table:style-name="ce51" table:content-validation-name="val3" office:value-type="string">
            <text:p>Ongoing</text:p>
          </table:table-cell>
          <table:table-cell table:style-name="ce56" office:value-type="percentage" office:value="0.3">
            <text:p>30.00%</text:p>
          </table:table-cell>
          <table:table-cell table:style-name="ce58" table:formula="of:=MIN(100;(TODAY()-[.C65])/([.F65])*100)" office:value-type="float" office:value="100">
            <text:p>100</text:p>
          </table:table-cell>
          <table:table-cell table:style-name="ce62" table:formula="of:=IF([.H65]=1; &quot; -- &quot;; IF(AND([.D65]&lt;TODAY(); [.H65]&lt;&gt;100); &quot;Overdue&quot;; &quot;Ontrack&quot;))" office:value-type="string" office:string-value="Overdue">
            <text:p>Overdue</text:p>
          </table:table-cell>
          <table:table-cell table:style-name="ce65" table:content-validation-name="val4" office:value-type="string">
            <text:p>Issue</text:p>
          </table:table-cell>
          <table:table-cell table:style-name="ce15"/>
          <table:table-cell table:number-columns-repeated="42"/>
        </table:table-row>
        <table:table-row table:style-name="ro3">
          <table:table-cell/>
          <table:table-cell table:style-name="ce18" office:value-type="string">
            <text:p>Task 5</text:p>
          </table:table-cell>
          <table:table-cell table:style-name="ce46" office:value-type="date" office:date-value="2025-01-22">
            <text:p>22/01/2025</text:p>
          </table:table-cell>
          <table:table-cell table:style-name="ce46" office:value-type="date" office:date-value="2025-01-30">
            <text:p>30/01/2025</text:p>
          </table:table-cell>
          <table:table-cell table:style-name="ce18" office:value-type="string">
            <text:p>Medium</text:p>
          </table:table-cell>
          <table:table-cell table:style-name="ce18" table:formula="of:=[.D66]-[.C66]" office:value-type="float" office:value="8">
            <text:p>8</text:p>
          </table:table-cell>
          <table:table-cell table:style-name="ce51" table:content-validation-name="val3" office:value-type="string">
            <text:p>Completed</text:p>
          </table:table-cell>
          <table:table-cell table:style-name="ce56" office:value-type="percentage" office:value="1">
            <text:p>100.00%</text:p>
          </table:table-cell>
          <table:table-cell table:style-name="ce58" table:formula="of:=MIN(100;(TODAY()-[.C66])/([.F66])*100)" office:value-type="float" office:value="100">
            <text:p>100</text:p>
          </table:table-cell>
          <table:table-cell table:style-name="ce62" table:formula="of:=IF([.H66]=1; &quot; -- &quot;; IF(AND([.D66]&lt;TODAY(); [.H66]&lt;&gt;100); &quot;Overdue&quot;; &quot;Ontrack&quot;))" office:value-type="string" office:string-value=" -- ">
            <text:p><text:s/>-- </text:p>
          </table:table-cell>
          <table:table-cell table:style-name="ce65" table:content-validation-name="val4" office:value-type="string">
            <text:p><text:s/>- - </text:p>
          </table:table-cell>
          <table:table-cell table:style-name="ce15"/>
          <table:table-cell table:number-columns-repeated="3"/>
          <table:table-cell>
            <draw:frame table:end-cell-address="Sheet2.P66" table:end-x="2.091cm" table:end-y="0.312cm" draw:z-index="0" draw:style-name="gr1" draw:text-style-name="P1" svg:width="0.641cm" svg:height="0.026cm" svg:x="1.45cm" svg:y="0.286cm">
              <draw:object draw:notify-on-update-of-ranges="Sheet2.E47:Sheet2.E47 Sheet2.G47:Sheet2.G47" xlink:href="./Object 3" xlink:type="simple" xlink:show="embed" xlink:actuate="onLoad">
                <text:p/>
              </draw:object>
              <draw:image xlink:href="./ObjectReplacements/Object 3" xlink:type="simple" xlink:show="embed" xlink:actuate="onLoad"/>
            </draw:frame>
          </table:table-cell>
          <table:table-cell table:number-columns-repeated="38"/>
        </table:table-row>
        <table:table-row table:style-name="ro3">
          <table:table-cell/>
          <table:table-cell table:style-name="ce18" office:value-type="string">
            <text:p>Task 6</text:p>
          </table:table-cell>
          <table:table-cell table:style-name="ce46" office:value-type="date" office:date-value="2025-01-23">
            <text:p>23/01/2025</text:p>
          </table:table-cell>
          <table:table-cell table:style-name="ce46" office:value-type="date" office:date-value="2025-01-27">
            <text:p>27/01/2025</text:p>
          </table:table-cell>
          <table:table-cell table:style-name="ce18" office:value-type="string">
            <text:p>High</text:p>
          </table:table-cell>
          <table:table-cell table:style-name="ce18" table:formula="of:=[.D67]-[.C67]" office:value-type="float" office:value="4">
            <text:p>4</text:p>
          </table:table-cell>
          <table:table-cell table:style-name="ce51" table:content-validation-name="val3" office:value-type="string">
            <text:p>Ongoing</text:p>
          </table:table-cell>
          <table:table-cell table:style-name="ce56" office:value-type="percentage" office:value="0.1">
            <text:p>10.00%</text:p>
          </table:table-cell>
          <table:table-cell table:style-name="ce58" table:formula="of:=MIN(100;(TODAY()-[.C67])/([.F67])*100)" office:value-type="float" office:value="100">
            <text:p>100</text:p>
          </table:table-cell>
          <table:table-cell table:style-name="ce62" table:formula="of:=IF([.H67]=1; &quot; -- &quot;; IF(AND([.D67]&lt;TODAY(); [.H67]&lt;&gt;100); &quot;Overdue&quot;; &quot;Ontrack&quot;))" office:value-type="string" office:string-value="Overdue">
            <text:p>Overdue</text:p>
          </table:table-cell>
          <table:table-cell table:style-name="ce65" table:content-validation-name="val4" office:value-type="string">
            <text:p>Depandency</text:p>
          </table:table-cell>
          <table:table-cell table:style-name="ce15"/>
          <table:table-cell table:number-columns-repeated="42"/>
        </table:table-row>
        <table:table-row table:style-name="ro2">
          <table:table-cell table:number-columns-repeated="8"/>
          <table:table-cell table:style-name="ce59"/>
          <table:table-cell table:number-columns-repeated="45"/>
        </table:table-row>
        <table:table-row table:style-name="ro2" table:number-rows-repeated="7">
          <table:table-cell table:number-columns-repeated="54"/>
        </table:table-row>
        <table:table-row table:style-name="ro8">
          <table:table-cell table:number-columns-repeated="14"/>
          <table:table-cell table:style-name="ce43" office:value-type="string">
            <text:p>TimeLine</text:p>
          </table:table-cell>
          <table:table-cell table:formula="of:=MIN([.Q80:.Q85])" office:value-type="date" office:date-value="2025-01-20">
            <text:p>20/01/25</text:p>
          </table:table-cell>
          <table:table-cell table:formula="of:=MAX([.R80:.R85])" office:value-type="date" office:date-value="2025-01-30">
            <text:p>30/01/25</text:p>
          </table:table-cell>
          <table:table-cell table:number-columns-repeated="37"/>
        </table:table-row>
        <table:table-row table:style-name="ro2" table:number-rows-repeated="2">
          <table:table-cell table:number-columns-repeated="54"/>
        </table:table-row>
        <table:table-row table:style-name="ro1">
          <table:table-cell table:number-columns-repeated="14"/>
          <table:table-cell table:style-name="ce13" office:value-type="string">
            <text:p>Task Name</text:p>
          </table:table-cell>
          <table:table-cell table:style-name="ce13" office:value-type="string">
            <text:p>Assigined</text:p>
          </table:table-cell>
          <table:table-cell table:style-name="ce13" office:value-type="string">
            <text:p>Start Date</text:p>
          </table:table-cell>
          <table:table-cell table:style-name="ce13" office:value-type="string">
            <text:p>End Date</text:p>
          </table:table-cell>
          <table:table-cell table:style-name="ce13" office:value-type="string">
            <text:p>Importance</text:p>
          </table:table-cell>
          <table:table-cell table:style-name="ce27" office:value-type="string">
            <text:p>Urgency </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style-name="ce26" office:value-type="string">
            <text:p>Progress</text:p>
          </table:table-cell>
          <table:table-cell table:style-name="ce39" office:value-type="string">
            <text:p>Remaining Days</text:p>
          </table:table-cell>
          <table:table-cell table:number-columns-repeated="24"/>
        </table:table-row>
        <table:table-row table:style-name="ro3">
          <table:table-cell table:number-columns-repeated="14"/>
          <table:table-cell table:style-name="ce18" office:value-type="string">
            <text:p>Task 1</text:p>
          </table:table-cell>
          <table:table-cell table:style-name="ce18" office:value-type="string">
            <text:p>a</text:p>
          </table:table-cell>
          <table:table-cell table:style-name="ce23" office:value-type="date" office:date-value="2025-01-20">
            <text:p>20/01/25</text:p>
          </table:table-cell>
          <table:table-cell table:style-name="ce24" office:value-type="date" office:date-value="2025-01-25">
            <text:p>25/01/25</text:p>
          </table:table-cell>
          <table:table-cell table:number-columns-repeated="2" table:style-name="ce18" office:value-type="string">
            <text:p>High</text:p>
          </table:table-cell>
          <table:table-cell table:style-name="ce78" table:formula="of:=IF(AND([.T80]=&quot;High&quot;; [.S80]=&quot;High&quot;); &quot;Critical&quot;;      IF(AND([.T80]=&quot;High&quot;; [.S80]=&quot;Medium&quot;); &quot;Urgent&quot;;      IF(AND([.T80]=&quot;Medium&quot;; [.S80]=&quot;High&quot;); &quot;Important&quot;;      &quot;Low &quot;)))" office:value-type="string" office:string-value="Critical">
            <text:p>Critical</text:p>
          </table:table-cell>
          <table:table-cell table:style-name="ce18" table:formula="of:=[.R80]-[.Q80]" office:value-type="float" office:value="5">
            <text:p>5</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Q80])/([.V80])*100)" office:value-type="float" office:value="100">
            <text:p>100</text:p>
          </table:table-cell>
          <table:table-cell table:style-name="ce62"/>
          <table:table-cell table:style-name="ce65" table:content-validation-name="val4" office:value-type="string">
            <text:p><text:s/>- - </text:p>
          </table:table-cell>
          <table:table-cell table:style-name="ce15"/>
          <table:table-cell table:style-name="ce38" table:formula="of:=REPT(&quot;█&quot;; [.X80]*10)" office:value-type="string" office:string-value="██████████">
            <text:p>██████████</text:p>
          </table:table-cell>
          <table:table-cell table:style-name="ce40" table:formula="of:=IF(DAYS([.R80];TODAY()) &gt; 0; DAYS([.R80];TODAY());&quot;Overdue&quot;)" office:value-type="string" office:string-value="Overdue">
            <text:p>Overdue</text:p>
          </table:table-cell>
          <table:table-cell table:formula="of:=IF(OR([.W80]=&quot;Not Started&quot;;[.W80]=&quot;Ongoing&quot;); REPT(&quot;█&quot;; [.X80]*10) ; &quot; ------ &quot;)" office:value-type="string" office:string-value=" ------ ">
            <text:p><text:s/>------ </text:p>
          </table:table-cell>
          <table:table-cell table:number-columns-repeated="3"/>
          <table:table-cell table:style-name="ce80" office:value-type="string">
            <text:p>Profile</text:p>
          </table:table-cell>
          <table:table-cell table:style-name="ce80" office:value-type="string">
            <text:p>Task involved</text:p>
          </table:table-cell>
          <table:table-cell table:number-columns-repeated="18"/>
        </table:table-row>
        <table:table-row table:style-name="ro3">
          <table:table-cell table:number-columns-repeated="14"/>
          <table:table-cell table:style-name="ce18" office:value-type="string">
            <text:p>Task 2</text:p>
          </table:table-cell>
          <table:table-cell table:style-name="ce18" office:value-type="string">
            <text:p>b</text:p>
          </table:table-cell>
          <table:table-cell table:style-name="ce24" office:value-type="date" office:date-value="2025-01-21">
            <text:p>21/01/25</text:p>
          </table:table-cell>
          <table:table-cell table:style-name="ce24" office:value-type="date" office:date-value="2025-01-23">
            <text:p>23/01/25</text:p>
          </table:table-cell>
          <table:table-cell table:number-columns-repeated="2" table:style-name="ce18" office:value-type="string">
            <text:p>Medium</text:p>
          </table:table-cell>
          <table:table-cell table:style-name="ce78" table:formula="of:=IF(AND([.T81]=&quot;High&quot;; [.S81]=&quot;High&quot;); &quot;Critical&quot;;      IF(AND([.T81]=&quot;High&quot;; [.S81]=&quot;Medium&quot;); &quot;Urgent&quot;;      IF(AND([.T81]=&quot;Medium&quot;; [.S81]=&quot;High&quot;); &quot;Important&quot;;      &quot;Low &quot;)))" office:value-type="string" office:string-value="Low ">
            <text:p>Low </text:p>
          </table:table-cell>
          <table:table-cell table:style-name="ce18" table:formula="of:=[.R81]-[.Q81]" office:value-type="float" office:value="2">
            <text:p>2</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Q81])/([.V81])*100)" office:value-type="float" office:value="100">
            <text:p>100</text:p>
          </table:table-cell>
          <table:table-cell table:style-name="ce62" table:formula="of:=IF([.X81]=1; &quot; -- &quot;; IF(AND([.R81]&lt;TODAY(); [.X81]&lt;&gt;100); &quot;Overdue&quot;; &quot;Ontrack&quot;))" office:value-type="string" office:string-value=" -- ">
            <text:p><text:s/>-- </text:p>
          </table:table-cell>
          <table:table-cell table:style-name="ce65" table:content-validation-name="val4" office:value-type="string">
            <text:p><text:s/>- - </text:p>
          </table:table-cell>
          <table:table-cell table:style-name="ce15"/>
          <table:table-cell table:style-name="ce38" table:formula="of:=REPT(&quot;█&quot;; [.X81]*10)" office:value-type="string" office:string-value="██████████">
            <text:p>██████████</text:p>
          </table:table-cell>
          <table:table-cell table:style-name="ce40" table:formula="of:=IF(DAYS([.R81];TODAY()) &gt; 0; DAYS([.R81];TODAY());&quot;Overdue&quot;)" office:value-type="string" office:string-value="Overdue">
            <text:p>Overdue</text:p>
          </table:table-cell>
          <table:table-cell table:formula="of:=IF(OR([.W81]=&quot;Not Started&quot;;[.W81]=&quot;Ongoing&quot;); REPT(&quot;█&quot;; [.X81]*10) ; &quot; ------ &quot;)" office:value-type="string" office:string-value=" ------ ">
            <text:p><text:s/>------ </text:p>
          </table:table-cell>
          <table:table-cell table:number-columns-repeated="3"/>
          <table:table-cell table:style-name="ce81" office:value-type="string">
            <text:p>a</text:p>
          </table:table-cell>
          <table:table-cell table:style-name="ce81" table:formula="of:=COUNTIF([.P80:.P85]; &quot;a&quot;)" office:value-type="float" office:value="1">
            <text:p>1</text:p>
          </table:table-cell>
          <table:table-cell table:number-columns-repeated="18"/>
        </table:table-row>
        <table:table-row table:style-name="ro3">
          <table:table-cell table:number-columns-repeated="14"/>
          <table:table-cell table:style-name="ce18" office:value-type="string">
            <text:p>Task 3</text:p>
          </table:table-cell>
          <table:table-cell table:style-name="ce18" office:value-type="string">
            <text:p>c</text:p>
          </table:table-cell>
          <table:table-cell table:style-name="ce24" office:value-type="date" office:date-value="2025-01-22">
            <text:p>22/01/25</text:p>
          </table:table-cell>
          <table:table-cell table:style-name="ce24" office:value-type="date" office:date-value="2025-01-26">
            <text:p>26/01/25</text:p>
          </table:table-cell>
          <table:table-cell table:style-name="ce18" office:value-type="string">
            <text:p>Low</text:p>
          </table:table-cell>
          <table:table-cell table:style-name="ce18" office:value-type="string">
            <text:p>High</text:p>
          </table:table-cell>
          <table:table-cell table:style-name="ce78" table:formula="of:=IF(AND([.T82]=&quot;High&quot;; [.S82]=&quot;High&quot;); &quot;Critical&quot;;      IF(AND([.T82]=&quot;High&quot;; [.S82]=&quot;Medium&quot;); &quot;Urgent&quot;;      IF(AND([.T82]=&quot;Medium&quot;; [.S82]=&quot;High&quot;); &quot;Important&quot;;      &quot;Low &quot;)))" office:value-type="string" office:string-value="Low ">
            <text:p>Low </text:p>
          </table:table-cell>
          <table:table-cell table:style-name="ce18" table:formula="of:=[.R82]-[.Q82]" office:value-type="float" office:value="4">
            <text:p>4</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Q82])/([.V82])*100)" office:value-type="float" office:value="100">
            <text:p>100</text:p>
          </table:table-cell>
          <table:table-cell table:style-name="ce62" table:formula="of:=IF([.X82]=1; &quot; -- &quot;; IF(AND([.R82]&lt;TODAY(); [.X82]&lt;&gt;100); &quot;Overdue&quot;; &quot;Ontrack&quot;))" office:value-type="string" office:string-value=" -- ">
            <text:p><text:s/>-- </text:p>
          </table:table-cell>
          <table:table-cell table:style-name="ce65" table:content-validation-name="val4" office:value-type="string">
            <text:p><text:s/>- - </text:p>
          </table:table-cell>
          <table:table-cell table:style-name="ce15"/>
          <table:table-cell table:style-name="ce38" table:formula="of:=REPT(&quot;█&quot;; [.X82]*10)" office:value-type="string" office:string-value="██████████">
            <text:p>██████████</text:p>
          </table:table-cell>
          <table:table-cell table:style-name="ce40" table:formula="of:=IF(DAYS([.R82];TODAY()) &gt; 0; DAYS([.R82];TODAY());&quot;Overdue&quot;)" office:value-type="string" office:string-value="Overdue">
            <text:p>Overdue</text:p>
          </table:table-cell>
          <table:table-cell table:formula="of:=IF(OR([.W82]=&quot;Not Started&quot;;[.W82]=&quot;Ongoing&quot;); REPT(&quot;█&quot;; [.X82]*10) ; &quot; ------ &quot;)" office:value-type="string" office:string-value=" ------ ">
            <text:p><text:s/>------ </text:p>
          </table:table-cell>
          <table:table-cell table:number-columns-repeated="3"/>
          <table:table-cell table:style-name="ce81" office:value-type="string">
            <text:p>b</text:p>
          </table:table-cell>
          <table:table-cell table:style-name="ce81" table:formula="of:=COUNTIF([.P80:.P85]; &quot;b&quot;)" office:value-type="float" office:value="2">
            <text:p>2</text:p>
          </table:table-cell>
          <table:table-cell table:number-columns-repeated="18"/>
        </table:table-row>
        <table:table-row table:style-name="ro3">
          <table:table-cell table:number-columns-repeated="14"/>
          <table:table-cell table:style-name="ce18" office:value-type="string">
            <text:p>Task 4</text:p>
          </table:table-cell>
          <table:table-cell table:style-name="ce18" office:value-type="string">
            <text:p>d</text:p>
          </table:table-cell>
          <table:table-cell table:style-name="ce24" office:value-type="date" office:date-value="2025-01-23">
            <text:p>23/01/25</text:p>
          </table:table-cell>
          <table:table-cell table:style-name="ce24" office:value-type="date" office:date-value="2025-01-29">
            <text:p>29/01/25</text:p>
          </table:table-cell>
          <table:table-cell table:style-name="ce18" office:value-type="string">
            <text:p>High</text:p>
          </table:table-cell>
          <table:table-cell table:style-name="ce18" office:value-type="string">
            <text:p>Low</text:p>
          </table:table-cell>
          <table:table-cell table:style-name="ce78" table:formula="of:=IF(AND([.T83]=&quot;High&quot;; [.S83]=&quot;High&quot;); &quot;Critical&quot;;      IF(AND([.T83]=&quot;High&quot;; [.S83]=&quot;Medium&quot;); &quot;Urgent&quot;;      IF(AND([.T83]=&quot;Medium&quot;; [.S83]=&quot;High&quot;); &quot;Important&quot;;      &quot;Low &quot;)))" office:value-type="string" office:string-value="Low ">
            <text:p>Low </text:p>
          </table:table-cell>
          <table:table-cell table:style-name="ce18" table:formula="of:=[.R83]-[.Q83]"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Q83])/([.V83])*100)" office:value-type="float" office:value="100">
            <text:p>100</text:p>
          </table:table-cell>
          <table:table-cell table:style-name="ce62" table:formula="of:=IF([.X83]=1; &quot; -- &quot;; IF(AND([.R83]&lt;TODAY(); [.X83]&lt;&gt;100); &quot;Overdue&quot;; &quot;Ontrack&quot;))" office:value-type="string" office:string-value="Overdue">
            <text:p>Overdue</text:p>
          </table:table-cell>
          <table:table-cell table:style-name="ce65" table:content-validation-name="val4" office:value-type="string">
            <text:p>Issue</text:p>
          </table:table-cell>
          <table:table-cell table:style-name="ce15"/>
          <table:table-cell table:style-name="ce38" table:formula="of:=REPT(&quot;█&quot;; [.X83]*10)" office:value-type="string" office:string-value="███">
            <text:p>███</text:p>
          </table:table-cell>
          <table:table-cell table:style-name="ce40" table:formula="of:=IF(DAYS([.R83];TODAY()) &gt; 0; DAYS([.R83];TODAY());&quot;Overdue&quot;)" office:value-type="string" office:string-value="Overdue">
            <text:p>Overdue</text:p>
          </table:table-cell>
          <table:table-cell table:formula="of:=IF(OR([.W83]=&quot;Not Started&quot;;[.W83]=&quot;Ongoing&quot;); REPT(&quot;█&quot;; [.X83]*10) ; &quot; ------ &quot;)" office:value-type="string" office:string-value="███">
            <text:p>███</text:p>
          </table:table-cell>
          <table:table-cell table:number-columns-repeated="3"/>
          <table:table-cell table:style-name="ce81" office:value-type="string">
            <text:p>c</text:p>
          </table:table-cell>
          <table:table-cell table:style-name="ce81" table:formula="of:=COUNTIF([.P80:.P85]; &quot;c&quot;)" office:value-type="float" office:value="1">
            <text:p>1</text:p>
          </table:table-cell>
          <table:table-cell table:number-columns-repeated="18"/>
        </table:table-row>
        <table:table-row table:style-name="ro9">
          <table:table-cell table:number-columns-repeated="14"/>
          <table:table-cell table:style-name="ce18" office:value-type="string">
            <text:p>Task 5</text:p>
          </table:table-cell>
          <table:table-cell table:style-name="ce18" office:value-type="string">
            <text:p>b</text:p>
          </table:table-cell>
          <table:table-cell table:style-name="ce24" office:value-type="date" office:date-value="2025-01-24">
            <text:p>24/01/25</text:p>
          </table:table-cell>
          <table:table-cell table:style-name="ce24" office:value-type="date" office:date-value="2025-01-30">
            <text:p>30/01/25</text:p>
          </table:table-cell>
          <table:table-cell table:style-name="ce18" office:value-type="string">
            <text:p>High</text:p>
          </table:table-cell>
          <table:table-cell table:style-name="ce18" office:value-type="string">
            <text:p>Medium</text:p>
          </table:table-cell>
          <table:table-cell table:style-name="ce78" table:formula="of:=IF(AND([.T84]=&quot;High&quot;; [.S84]=&quot;High&quot;); &quot;Critical&quot;;      IF(AND([.T84]=&quot;High&quot;; [.S84]=&quot;Medium&quot;); &quot;Urgent&quot;;      IF(AND([.T84]=&quot;Medium&quot;; [.S84]=&quot;High&quot;); &quot;Important&quot;;      &quot;Low &quot;)))" office:value-type="string" office:string-value="Important">
            <text:p>Important</text:p>
          </table:table-cell>
          <table:table-cell table:style-name="ce18" table:formula="of:=[.R84]-[.Q84]"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Q84])/([.V84])*100)" office:value-type="float" office:value="100">
            <text:p>100</text:p>
          </table:table-cell>
          <table:table-cell table:style-name="ce62" table:formula="of:=IF([.X84]=1; &quot; -- &quot;; IF(AND([.R84]&lt;TODAY(); [.X84]&lt;&gt;100); &quot;Overdue&quot;; &quot;Ontrack&quot;))" office:value-type="string" office:string-value="Overdue">
            <text:p>Overdue</text:p>
          </table:table-cell>
          <table:table-cell table:style-name="ce65" table:content-validation-name="val4" office:value-type="string">
            <text:p>Action</text:p>
          </table:table-cell>
          <table:table-cell table:style-name="ce15"/>
          <table:table-cell table:style-name="ce38" table:formula="of:=REPT(&quot;█&quot;; [.X84]*10)" office:value-type="string" office:string-value="███">
            <text:p>███</text:p>
          </table:table-cell>
          <table:table-cell table:style-name="ce40" table:formula="of:=IF(DAYS([.R84];TODAY()) &gt; 0; DAYS([.R84];TODAY());&quot;Overdue&quot;)" office:value-type="string" office:string-value="Overdue">
            <text:p>Overdue</text:p>
          </table:table-cell>
          <table:table-cell table:formula="of:=IF(OR([.W84]=&quot;Not Started&quot;;[.W84]=&quot;Ongoing&quot;); REPT(&quot;█&quot;; [.X84]*10) ; &quot; ------ &quot;)" office:value-type="string" office:string-value="███">
            <text:p>███</text:p>
          </table:table-cell>
          <table:table-cell table:number-columns-repeated="3"/>
          <table:table-cell table:style-name="ce81" office:value-type="string">
            <text:p>d</text:p>
          </table:table-cell>
          <table:table-cell table:style-name="ce81" table:formula="of:=COUNTIF([.P80:.P85]; &quot;d&quot;)" office:value-type="float" office:value="2">
            <text:p>2</text:p>
          </table:table-cell>
          <table:table-cell table:number-columns-repeated="16"/>
          <table:table-cell table:style-name="ce84"/>
          <table:table-cell/>
        </table:table-row>
        <table:table-row table:style-name="ro3">
          <table:table-cell table:number-columns-repeated="14"/>
          <table:table-cell table:style-name="ce18" office:value-type="string">
            <text:p>Task 6</text:p>
          </table:table-cell>
          <table:table-cell table:style-name="ce18" office:value-type="string">
            <text:p>d</text:p>
          </table:table-cell>
          <table:table-cell table:style-name="ce24" office:value-type="date" office:date-value="2025-01-24">
            <text:p>24/01/25</text:p>
          </table:table-cell>
          <table:table-cell table:style-name="ce24" office:value-type="date" office:date-value="2025-01-26">
            <text:p>26/01/25</text:p>
          </table:table-cell>
          <table:table-cell table:style-name="ce18" office:value-type="string">
            <text:p>Low</text:p>
          </table:table-cell>
          <table:table-cell table:style-name="ce18" office:value-type="string">
            <text:p>High</text:p>
          </table:table-cell>
          <table:table-cell table:style-name="ce78" table:formula="of:=IF(AND([.T85]=&quot;High&quot;; [.S85]=&quot;High&quot;); &quot;Critical&quot;;      IF(AND([.T85]=&quot;High&quot;; [.S85]=&quot;Medium&quot;); &quot;Urgent&quot;;      IF(AND([.T85]=&quot;Medium&quot;; [.S85]=&quot;High&quot;); &quot;Important&quot;;      &quot;Low &quot;)))" office:value-type="string" office:string-value="Low ">
            <text:p>Low </text:p>
          </table:table-cell>
          <table:table-cell table:style-name="ce18" table:formula="of:=[.R85]-[.Q85]" office:value-type="float" office:value="2">
            <text:p>2</text:p>
          </table:table-cell>
          <table:table-cell table:style-name="ce51" table:content-validation-name="val3" office:value-type="string">
            <text:p>Ongoing</text:p>
          </table:table-cell>
          <table:table-cell table:style-name="ce55" office:value-type="percentage" office:value="0.1">
            <text:p>10.00%</text:p>
          </table:table-cell>
          <table:table-cell table:style-name="ce58" table:formula="of:=MIN(100;(TODAY()-[.Q85])/([.V85])*100)" office:value-type="float" office:value="100">
            <text:p>100</text:p>
          </table:table-cell>
          <table:table-cell table:style-name="ce62" table:formula="of:=IF([.X85]=1; &quot; -- &quot;; IF(AND([.R85]&lt;TODAY(); [.X85]&lt;&gt;100); &quot;Overdue&quot;; &quot;Ontrack&quot;))" office:value-type="string" office:string-value="Overdue">
            <text:p>Overdue</text:p>
          </table:table-cell>
          <table:table-cell table:style-name="ce65" table:content-validation-name="val4" office:value-type="string">
            <text:p>Depandency</text:p>
          </table:table-cell>
          <table:table-cell table:style-name="ce15"/>
          <table:table-cell table:style-name="ce38" table:formula="of:=REPT(&quot;█&quot;; [.X85]*10)" office:value-type="string" office:string-value="█">
            <text:p>█</text:p>
          </table:table-cell>
          <table:table-cell table:style-name="ce40" table:formula="of:=IF(DAYS([.R85];TODAY()) &gt; 0; DAYS([.R85];TODAY());&quot;Overdue&quot;)" office:value-type="string" office:string-value="Overdue">
            <text:p>Overdue</text:p>
          </table:table-cell>
          <table:table-cell table:formula="of:=IF(OR([.W85]=&quot;Not Started&quot;;[.W85]=&quot;Ongoing&quot;); REPT(&quot;█&quot;; [.X85]*10) ; &quot; ------ &quot;)" office:value-type="string" office:string-value="█">
            <text:p>█</text:p>
          </table:table-cell>
          <table:table-cell table:style-name="ce1"/>
          <table:table-cell table:number-columns-repeated="22"/>
        </table:table-row>
        <table:table-row table:style-name="ro2">
          <table:table-cell table:number-columns-repeated="18"/>
          <table:table-cell table:style-name="ce77"/>
          <table:table-cell table:number-columns-repeated="35"/>
        </table:table-row>
        <table:table-row table:style-name="ro8">
          <table:table-cell table:number-columns-repeated="34"/>
          <table:table-cell table:style-name="ce43" office:value-type="string">
            <text:p>User Profile</text:p>
          </table:table-cell>
          <table:table-cell table:number-columns-repeated="19"/>
        </table:table-row>
        <table:table-row table:style-name="ro2">
          <table:table-cell table:number-columns-repeated="54"/>
        </table:table-row>
        <table:table-row table:style-name="ro2">
          <table:table-cell table:number-columns-repeated="28"/>
          <table:table-cell table:style-name="ce79"/>
          <table:table-cell table:number-columns-repeated="25"/>
        </table:table-row>
        <table:table-row table:style-name="ro10">
          <table:table-cell table:number-columns-repeated="34"/>
          <table:table-cell table:style-name="ce13" office:value-type="string">
            <text:p>Task Name</text:p>
          </table:table-cell>
          <table:table-cell table:style-name="ce13" office:value-type="string">
            <text:p>Assigined</text:p>
          </table:table-cell>
          <table:table-cell table:style-name="ce13" office:value-type="string">
            <text:p>Start Date</text:p>
          </table:table-cell>
          <table:table-cell table:style-name="ce13" office:value-type="string">
            <text:p>End Date</text:p>
          </table:table-cell>
          <table:table-cell table:style-name="ce13" office:value-type="string">
            <text:p>Importance</text:p>
          </table:table-cell>
          <table:table-cell table:style-name="ce27" office:value-type="string">
            <text:p>Urgency </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style-name="ce26" office:value-type="string">
            <text:p>Progress</text:p>
          </table:table-cell>
          <table:table-cell table:style-name="ce39" office:value-type="string">
            <text:p>Remaining Days</text:p>
          </table:table-cell>
          <table:table-cell table:style-name="ce82" table:number-columns-repeated="4"/>
        </table:table-row>
        <table:table-row table:style-name="ro3" table:visibility="filter">
          <table:table-cell table:number-columns-repeated="34"/>
          <table:table-cell table:style-name="ce18" office:value-type="string">
            <text:p>Task 1</text:p>
          </table:table-cell>
          <table:table-cell table:style-name="ce18" office:value-type="string">
            <text:p>a</text:p>
          </table:table-cell>
          <table:table-cell table:style-name="ce23" office:value-type="date" office:date-value="2025-01-20">
            <text:p>20/01/25</text:p>
          </table:table-cell>
          <table:table-cell table:style-name="ce24" office:value-type="date" office:date-value="2025-01-25">
            <text:p>25/01/25</text:p>
          </table:table-cell>
          <table:table-cell table:number-columns-repeated="2" table:style-name="ce18" office:value-type="string">
            <text:p>High</text:p>
          </table:table-cell>
          <table:table-cell table:style-name="ce78" table:formula="of:=IF(AND([.AN91]=&quot;High&quot;; [.AM91]=&quot;High&quot;); &quot;Critical&quot;;      IF(AND([.AN91]=&quot;High&quot;; [.AM91]=&quot;Medium&quot;); &quot;Urgent&quot;;      IF(AND([.AN91]=&quot;Medium&quot;; [.AM91]=&quot;High&quot;); &quot;Important&quot;;      &quot;Low &quot;)))" office:value-type="string" office:string-value="Critical">
            <text:p>Critical</text:p>
          </table:table-cell>
          <table:table-cell table:style-name="ce18" table:formula="of:=[.AL91]-[.AK91]" office:value-type="float" office:value="5">
            <text:p>5</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AK91])/([.AP91])*100)" office:value-type="float" office:value="100">
            <text:p>100</text:p>
          </table:table-cell>
          <table:table-cell table:style-name="ce62"/>
          <table:table-cell table:style-name="ce65" table:content-validation-name="val4" office:value-type="string">
            <text:p><text:s/>- - </text:p>
          </table:table-cell>
          <table:table-cell table:style-name="ce15"/>
          <table:table-cell table:style-name="ce38" table:formula="of:=REPT(&quot;█&quot;; [.AR91]*10)" office:value-type="string" office:string-value="██████████">
            <text:p>██████████</text:p>
          </table:table-cell>
          <table:table-cell table:style-name="ce40" table:formula="of:=IF(DAYS([.AL91];TODAY()) &gt; 0; DAYS([.AL91];TODAY());&quot;Overdue&quot;)" office:value-type="string" office:string-value="Overdue">
            <text:p>Overdue</text:p>
          </table:table-cell>
          <table:table-cell table:number-columns-repeated="4"/>
        </table:table-row>
        <table:table-row table:style-name="ro3">
          <table:table-cell table:number-columns-repeated="17"/>
          <table:table-cell table:style-name="ce76"/>
          <table:table-cell table:number-columns-repeated="16"/>
          <table:table-cell table:style-name="ce18" office:value-type="string">
            <text:p>Task 2</text:p>
          </table:table-cell>
          <table:table-cell table:style-name="ce18" office:value-type="string">
            <text:p>b</text:p>
          </table:table-cell>
          <table:table-cell table:style-name="ce24" office:value-type="date" office:date-value="2025-01-21">
            <text:p>21/01/25</text:p>
          </table:table-cell>
          <table:table-cell table:style-name="ce24" office:value-type="date" office:date-value="2025-01-23">
            <text:p>23/01/25</text:p>
          </table:table-cell>
          <table:table-cell table:number-columns-repeated="2" table:style-name="ce18" office:value-type="string">
            <text:p>Medium</text:p>
          </table:table-cell>
          <table:table-cell table:style-name="ce78" table:formula="of:=IF(AND([.AN92]=&quot;High&quot;; [.AM92]=&quot;High&quot;); &quot;Critical&quot;;      IF(AND([.AN92]=&quot;High&quot;; [.AM92]=&quot;Medium&quot;); &quot;Urgent&quot;;      IF(AND([.AN92]=&quot;Medium&quot;; [.AM92]=&quot;High&quot;); &quot;Important&quot;;      &quot;Low &quot;)))" office:value-type="string" office:string-value="Low ">
            <text:p>Low </text:p>
          </table:table-cell>
          <table:table-cell table:style-name="ce18" table:formula="of:=[.AL92]-[.AK92]" office:value-type="float" office:value="2">
            <text:p>2</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AK92])/([.AP92])*100)" office:value-type="float" office:value="100">
            <text:p>100</text:p>
          </table:table-cell>
          <table:table-cell table:style-name="ce62" table:formula="of:=IF([.AR92]=1; &quot; -- &quot;; IF(AND([.AL92]&lt;TODAY(); [.AR92]&lt;&gt;100); &quot;Overdue&quot;; &quot;Ontrack&quot;))" office:value-type="string" office:string-value=" -- ">
            <text:p><text:s/>-- </text:p>
          </table:table-cell>
          <table:table-cell table:style-name="ce65" table:content-validation-name="val4" office:value-type="string">
            <text:p><text:s/>- - </text:p>
          </table:table-cell>
          <table:table-cell table:style-name="ce15"/>
          <table:table-cell table:style-name="ce38" table:formula="of:=REPT(&quot;█&quot;; [.AR92]*10)" office:value-type="string" office:string-value="██████████">
            <text:p>██████████</text:p>
          </table:table-cell>
          <table:table-cell table:style-name="ce40" table:formula="of:=IF(DAYS([.AL92];TODAY()) &gt; 0; DAYS([.AL92];TODAY());&quot;Overdue&quot;)" office:value-type="string" office:string-value="Overdue">
            <text:p>Overdue</text:p>
          </table:table-cell>
          <table:table-cell table:style-name="ce83"/>
          <table:table-cell table:style-name="ce72" table:number-columns-repeated="2"/>
          <table:table-cell table:style-name="ce83"/>
        </table:table-row>
        <table:table-row table:style-name="ro3" table:visibility="filter">
          <table:table-cell table:number-columns-repeated="34"/>
          <table:table-cell table:style-name="ce18" office:value-type="string">
            <text:p>Task 3</text:p>
          </table:table-cell>
          <table:table-cell table:style-name="ce18" office:value-type="string">
            <text:p>c</text:p>
          </table:table-cell>
          <table:table-cell table:style-name="ce24" office:value-type="date" office:date-value="2025-01-22">
            <text:p>22/01/25</text:p>
          </table:table-cell>
          <table:table-cell table:style-name="ce24" office:value-type="date" office:date-value="2025-01-26">
            <text:p>26/01/25</text:p>
          </table:table-cell>
          <table:table-cell table:style-name="ce18" office:value-type="string">
            <text:p>Low</text:p>
          </table:table-cell>
          <table:table-cell table:style-name="ce18" office:value-type="string">
            <text:p>High</text:p>
          </table:table-cell>
          <table:table-cell table:style-name="ce78" table:formula="of:=IF(AND([.AN93]=&quot;High&quot;; [.AM93]=&quot;High&quot;); &quot;Critical&quot;;      IF(AND([.AN93]=&quot;High&quot;; [.AM93]=&quot;Medium&quot;); &quot;Urgent&quot;;      IF(AND([.AN93]=&quot;Medium&quot;; [.AM93]=&quot;High&quot;); &quot;Important&quot;;      &quot;Low &quot;)))" office:value-type="string" office:string-value="Low ">
            <text:p>Low </text:p>
          </table:table-cell>
          <table:table-cell table:style-name="ce18" table:formula="of:=[.AL93]-[.AK93]" office:value-type="float" office:value="4">
            <text:p>4</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AK93])/([.AP93])*100)" office:value-type="float" office:value="100">
            <text:p>100</text:p>
          </table:table-cell>
          <table:table-cell table:style-name="ce62" table:formula="of:=IF([.AR93]=1; &quot; -- &quot;; IF(AND([.AL93]&lt;TODAY(); [.AR93]&lt;&gt;100); &quot;Overdue&quot;; &quot;Ontrack&quot;))" office:value-type="string" office:string-value=" -- ">
            <text:p><text:s/>-- </text:p>
          </table:table-cell>
          <table:table-cell table:style-name="ce65" table:content-validation-name="val4" office:value-type="string">
            <text:p><text:s/>- - </text:p>
          </table:table-cell>
          <table:table-cell table:style-name="ce15"/>
          <table:table-cell table:style-name="ce38" table:formula="of:=REPT(&quot;█&quot;; [.AR93]*10)" office:value-type="string" office:string-value="██████████">
            <text:p>██████████</text:p>
          </table:table-cell>
          <table:table-cell table:style-name="ce40" table:formula="of:=IF(DAYS([.AL93];TODAY()) &gt; 0; DAYS([.AL93];TODAY());&quot;Overdue&quot;)" office:value-type="string" office:string-value="Overdue">
            <text:p>Overdue</text:p>
          </table:table-cell>
          <table:table-cell table:number-columns-repeated="4"/>
        </table:table-row>
        <table:table-row table:style-name="ro3" table:visibility="filter">
          <table:table-cell table:number-columns-repeated="34"/>
          <table:table-cell table:style-name="ce18" office:value-type="string">
            <text:p>Task 4</text:p>
          </table:table-cell>
          <table:table-cell table:style-name="ce18" office:value-type="string">
            <text:p>d</text:p>
          </table:table-cell>
          <table:table-cell table:style-name="ce24" office:value-type="date" office:date-value="2025-01-23">
            <text:p>23/01/25</text:p>
          </table:table-cell>
          <table:table-cell table:style-name="ce24" office:value-type="date" office:date-value="2025-01-29">
            <text:p>29/01/25</text:p>
          </table:table-cell>
          <table:table-cell table:style-name="ce18" office:value-type="string">
            <text:p>High</text:p>
          </table:table-cell>
          <table:table-cell table:style-name="ce18" office:value-type="string">
            <text:p>Low</text:p>
          </table:table-cell>
          <table:table-cell table:style-name="ce78" table:formula="of:=IF(AND([.AN94]=&quot;High&quot;; [.AM94]=&quot;High&quot;); &quot;Critical&quot;;      IF(AND([.AN94]=&quot;High&quot;; [.AM94]=&quot;Medium&quot;); &quot;Urgent&quot;;      IF(AND([.AN94]=&quot;Medium&quot;; [.AM94]=&quot;High&quot;); &quot;Important&quot;;      &quot;Low &quot;)))" office:value-type="string" office:string-value="Low ">
            <text:p>Low </text:p>
          </table:table-cell>
          <table:table-cell table:style-name="ce18" table:formula="of:=[.AL94]-[.AK94]"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AK94])/([.AP94])*100)" office:value-type="float" office:value="100">
            <text:p>100</text:p>
          </table:table-cell>
          <table:table-cell table:style-name="ce62" table:formula="of:=IF([.AR94]=1; &quot; -- &quot;; IF(AND([.AL94]&lt;TODAY(); [.AR94]&lt;&gt;100); &quot;Overdue&quot;; &quot;Ontrack&quot;))" office:value-type="string" office:string-value="Overdue">
            <text:p>Overdue</text:p>
          </table:table-cell>
          <table:table-cell table:style-name="ce65" table:content-validation-name="val4" office:value-type="string">
            <text:p>Issue</text:p>
          </table:table-cell>
          <table:table-cell table:style-name="ce15"/>
          <table:table-cell table:style-name="ce38" table:formula="of:=REPT(&quot;█&quot;; [.AR94]*10)" office:value-type="string" office:string-value="███">
            <text:p>███</text:p>
          </table:table-cell>
          <table:table-cell table:style-name="ce40" table:formula="of:=IF(DAYS([.AL94];TODAY()) &gt; 0; DAYS([.AL94];TODAY());&quot;Overdue&quot;)" office:value-type="string" office:string-value="Overdue">
            <text:p>Overdue</text:p>
          </table:table-cell>
          <table:table-cell table:number-columns-repeated="4"/>
        </table:table-row>
        <table:table-row table:style-name="ro3">
          <table:table-cell table:number-columns-repeated="34"/>
          <table:table-cell table:style-name="ce18" office:value-type="string">
            <text:p>Task 5</text:p>
          </table:table-cell>
          <table:table-cell table:style-name="ce18" office:value-type="string">
            <text:p>b</text:p>
          </table:table-cell>
          <table:table-cell table:style-name="ce24" office:value-type="date" office:date-value="2025-01-24">
            <text:p>24/01/25</text:p>
          </table:table-cell>
          <table:table-cell table:style-name="ce24" office:value-type="date" office:date-value="2025-01-30">
            <text:p>30/01/25</text:p>
          </table:table-cell>
          <table:table-cell table:style-name="ce18" office:value-type="string">
            <text:p>High</text:p>
          </table:table-cell>
          <table:table-cell table:style-name="ce18" office:value-type="string">
            <text:p>Medium</text:p>
          </table:table-cell>
          <table:table-cell table:style-name="ce78" table:formula="of:=IF(AND([.AN95]=&quot;High&quot;; [.AM95]=&quot;High&quot;); &quot;Critical&quot;;      IF(AND([.AN95]=&quot;High&quot;; [.AM95]=&quot;Medium&quot;); &quot;Urgent&quot;;      IF(AND([.AN95]=&quot;Medium&quot;; [.AM95]=&quot;High&quot;); &quot;Important&quot;;      &quot;Low &quot;)))" office:value-type="string" office:string-value="Important">
            <text:p>Important</text:p>
          </table:table-cell>
          <table:table-cell table:style-name="ce18" table:formula="of:=[.AL95]-[.AK95]"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AK95])/([.AP95])*100)" office:value-type="float" office:value="100">
            <text:p>100</text:p>
          </table:table-cell>
          <table:table-cell table:style-name="ce62" table:formula="of:=IF([.AR95]=1; &quot; -- &quot;; IF(AND([.AL95]&lt;TODAY(); [.AR95]&lt;&gt;100); &quot;Overdue&quot;; &quot;Ontrack&quot;))" office:value-type="string" office:string-value="Overdue">
            <text:p>Overdue</text:p>
          </table:table-cell>
          <table:table-cell table:style-name="ce65" table:content-validation-name="val4" office:value-type="string">
            <text:p>Action</text:p>
          </table:table-cell>
          <table:table-cell table:style-name="ce15"/>
          <table:table-cell table:style-name="ce38" table:formula="of:=REPT(&quot;█&quot;; [.AR95]*10)" office:value-type="string" office:string-value="███">
            <text:p>███</text:p>
          </table:table-cell>
          <table:table-cell table:style-name="ce40" table:formula="of:=IF(DAYS([.AL95];TODAY()) &gt; 0; DAYS([.AL95];TODAY());&quot;Overdue&quot;)" office:value-type="string" office:string-value="Overdue">
            <text:p>Overdue</text:p>
          </table:table-cell>
          <table:table-cell table:style-name="ce83"/>
          <table:table-cell table:number-columns-repeated="3"/>
        </table:table-row>
        <table:table-row table:style-name="ro3" table:visibility="filter">
          <table:table-cell table:number-columns-repeated="34"/>
          <table:table-cell table:style-name="ce18" office:value-type="string">
            <text:p>Task 6</text:p>
          </table:table-cell>
          <table:table-cell table:style-name="ce18" office:value-type="string">
            <text:p>d</text:p>
          </table:table-cell>
          <table:table-cell table:style-name="ce24" office:value-type="date" office:date-value="2025-01-24">
            <text:p>24/01/25</text:p>
          </table:table-cell>
          <table:table-cell table:style-name="ce24" office:value-type="date" office:date-value="2025-01-26">
            <text:p>26/01/25</text:p>
          </table:table-cell>
          <table:table-cell table:style-name="ce18" office:value-type="string">
            <text:p>Low</text:p>
          </table:table-cell>
          <table:table-cell table:style-name="ce18" office:value-type="string">
            <text:p>High</text:p>
          </table:table-cell>
          <table:table-cell table:style-name="ce78" table:formula="of:=IF(AND([.AN96]=&quot;High&quot;; [.AM96]=&quot;High&quot;); &quot;Critical&quot;;      IF(AND([.AN96]=&quot;High&quot;; [.AM96]=&quot;Medium&quot;); &quot;Urgent&quot;;      IF(AND([.AN96]=&quot;Medium&quot;; [.AM96]=&quot;High&quot;); &quot;Important&quot;;      &quot;Low &quot;)))" office:value-type="string" office:string-value="Low ">
            <text:p>Low </text:p>
          </table:table-cell>
          <table:table-cell table:style-name="ce18" table:formula="of:=[.AL96]-[.AK96]" office:value-type="float" office:value="2">
            <text:p>2</text:p>
          </table:table-cell>
          <table:table-cell table:style-name="ce51" table:content-validation-name="val3" office:value-type="string">
            <text:p>Ongoing</text:p>
          </table:table-cell>
          <table:table-cell table:style-name="ce55" office:value-type="percentage" office:value="0.1">
            <text:p>10.00%</text:p>
          </table:table-cell>
          <table:table-cell table:style-name="ce58" table:formula="of:=MIN(100;(TODAY()-[.AK96])/([.AP96])*100)" office:value-type="float" office:value="100">
            <text:p>100</text:p>
          </table:table-cell>
          <table:table-cell table:style-name="ce62" table:formula="of:=IF([.AR96]=1; &quot; -- &quot;; IF(AND([.AL96]&lt;TODAY(); [.AR96]&lt;&gt;100); &quot;Overdue&quot;; &quot;Ontrack&quot;))" office:value-type="string" office:string-value="Overdue">
            <text:p>Overdue</text:p>
          </table:table-cell>
          <table:table-cell table:style-name="ce65" table:content-validation-name="val4" office:value-type="string">
            <text:p>Depandency</text:p>
          </table:table-cell>
          <table:table-cell table:style-name="ce15"/>
          <table:table-cell table:style-name="ce38" table:formula="of:=REPT(&quot;█&quot;; [.AR96]*10)" office:value-type="string" office:string-value="█">
            <text:p>█</text:p>
          </table:table-cell>
          <table:table-cell table:style-name="ce40" table:formula="of:=IF(DAYS([.AL96];TODAY()) &gt; 0; DAYS([.AL96];TODAY());&quot;Overdue&quot;)" office:value-type="string" office:string-value="Overdue">
            <text:p>Overdue</text:p>
          </table:table-cell>
          <table:table-cell table:number-columns-repeated="4"/>
        </table:table-row>
        <table:table-row table:style-name="ro3">
          <table:table-cell table:number-columns-repeated="24"/>
          <table:table-cell>
            <draw:frame table:end-cell-address="Sheet2.AF117" table:end-x="1.215cm" table:end-y="0.411cm" draw:z-index="15" draw:style-name="gr1" draw:text-style-name="P1" svg:width="15.991cm" svg:height="8.996cm" svg:x="1.71cm" svg:y="0.448cm">
              <draw:object draw:notify-on-update-of-ranges="Sheet2.O80:Sheet2.O85 Sheet2.X79:Sheet2.X79 Sheet2.X80:Sheet2.X85" xlink:href="./Object 19" xlink:type="simple" xlink:show="embed" xlink:actuate="onLoad">
                <text:p/>
              </draw:object>
              <draw:image xlink:href="./ObjectReplacements/Object 19" xlink:type="simple" xlink:show="embed" xlink:actuate="onLoad"/>
            </draw:frame>
          </table:table-cell>
          <table:table-cell table:number-columns-repeated="29"/>
        </table:table-row>
        <table:table-row table:style-name="ro3" table:number-rows-repeated="3">
          <table:table-cell table:number-columns-repeated="54"/>
        </table:table-row>
        <table:table-row table:style-name="ro3">
          <table:table-cell table:number-columns-repeated="15"/>
          <table:table-cell>
            <draw:frame table:end-cell-address="Sheet2.W121" table:end-x="0.454cm" table:end-y="0.265cm" draw:z-index="6" draw:style-name="gr1" draw:text-style-name="P1" svg:width="15.992cm" svg:height="8.988cm" svg:x="0.269cm" svg:y="0.309cm">
              <draw:object draw:notify-on-update-of-ranges="Sheet2.W80:Sheet2.W85 Sheet2.X79:Sheet2.X79 Sheet2.X80:Sheet2.X85" xlink:href="./Object 15" xlink:type="simple" xlink:show="embed" xlink:actuate="onLoad">
                <text:p/>
              </draw:object>
              <draw:image xlink:href="./ObjectReplacements/Object 15" xlink:type="simple" xlink:show="embed" xlink:actuate="onLoad"/>
            </draw:frame>
          </table:table-cell>
          <table:table-cell table:number-columns-repeated="38"/>
        </table:table-row>
        <table:table-row table:style-name="ro3" table:number-rows-repeated="23">
          <table:table-cell table:number-columns-repeated="54"/>
        </table:table-row>
        <table:table-row table:style-name="ro3">
          <table:table-cell table:number-columns-repeated="14"/>
          <table:table-cell>
            <draw:frame table:end-cell-address="Sheet2.W145" table:end-x="0.161cm" table:end-y="0.283cm" draw:z-index="7" draw:style-name="gr1" draw:text-style-name="P1" svg:width="15.978cm" svg:height="9.004cm" svg:x="2.248cm" svg:y="0.311cm">
              <draw:object xlink:href="./Object 16" xlink:type="simple" xlink:show="embed" xlink:actuate="onLoad">
                <text:p/>
              </draw:object>
              <draw:image xlink:href="./ObjectReplacements/Object 16" xlink:type="simple" xlink:show="embed" xlink:actuate="onLoad"/>
            </draw:frame>
          </table:table-cell>
          <table:table-cell table:number-columns-repeated="39"/>
        </table:table-row>
        <table:table-row table:style-name="ro3" table:number-rows-repeated="24">
          <table:table-cell table:number-columns-repeated="54"/>
        </table:table-row>
        <table:table-row table:style-name="ro3">
          <table:table-cell table:number-columns-repeated="15"/>
          <table:table-cell>
            <draw:frame table:end-cell-address="Sheet2.W170" table:end-x="0.906cm" table:end-y="0.058cm" draw:z-index="8" draw:style-name="gr2" draw:text-style-name="P1" svg:width="15.992cm" svg:height="9.003cm" svg:x="0.721cm" svg:y="0.088cm">
              <draw:object-ole draw:class-id="00000000-0000-0000-0000-000000000000" xlink:href="./Object 17" xlink:type="simple" xlink:show="embed" xlink:actuate="onLoad">
                <text:p/>
              </draw:object-ole>
              <draw:image xlink:href="./ObjectReplacements/Object 17" xlink:type="simple" xlink:show="embed" xlink:actuate="onLoad"/>
            </draw:frame>
          </table:table-cell>
          <table:table-cell table:number-columns-repeated="38"/>
        </table:table-row>
        <table:table-row table:style-name="ro3" table:number-rows-repeated="22">
          <table:table-cell table:number-columns-repeated="54"/>
        </table:table-row>
        <table:table-row table:style-name="ro3">
          <table:table-cell table:number-columns-repeated="15"/>
          <table:table-cell>
            <draw:frame table:end-cell-address="Sheet2.W193" table:end-x="1.392cm" table:end-y="0.394cm" draw:z-index="9" draw:style-name="gr1" draw:text-style-name="P1" svg:width="15.991cm" svg:height="9.005cm" svg:x="1.208cm" svg:y="0.421cm">
              <draw:object draw:notify-on-update-of-ranges="Sheet2.Q80:Sheet2.Q85 Sheet2.X79:Sheet2.X79 Sheet2.X80:Sheet2.X85" xlink:href="./Object 18" xlink:type="simple" xlink:show="embed" xlink:actuate="onLoad">
                <text:p/>
              </draw:object>
              <draw:image xlink:href="./ObjectReplacements/Object 18" xlink:type="simple" xlink:show="embed" xlink:actuate="onLoad"/>
            </draw:frame>
          </table:table-cell>
          <table:table-cell table:number-columns-repeated="38"/>
        </table:table-row>
        <table:table-row table:style-name="ro3" table:number-rows-repeated="22">
          <table:table-cell table:number-columns-repeated="54"/>
        </table:table-row>
        <table:table-row table:style-name="ro3">
          <table:table-cell table:number-columns-repeated="15"/>
          <table:table-cell>
            <draw:frame table:end-cell-address="Sheet2.X216" table:end-x="0.185cm" table:end-y="0.378cm" draw:z-index="10" draw:style-name="gr1" draw:text-style-name="P1" svg:width="15.999cm" svg:height="8.998cm" svg:x="2.251cm" svg:y="0.413cm">
              <draw:object xlink:href="./Object 20" xlink:type="simple" xlink:show="embed" xlink:actuate="onLoad">
                <text:p/>
              </draw:object>
              <draw:image xlink:href="./ObjectReplacements/Object 20" xlink:type="simple" xlink:show="embed" xlink:actuate="onLoad"/>
            </draw:frame>
          </table:table-cell>
          <table:table-cell table:number-columns-repeated="38"/>
        </table:table-row>
        <table:table-row table:style-name="ro3" table:number-rows-repeated="3">
          <table:table-cell table:number-columns-repeated="54"/>
        </table:table-row>
        <table:table-row table:style-name="ro3">
          <table:table-cell table:number-columns-repeated="25"/>
          <table:table-cell>
            <draw:frame table:end-cell-address="Sheet2.AF220" table:end-x="1.779cm" table:end-y="0.322cm" draw:z-index="14" draw:style-name="gr1" draw:text-style-name="P1" svg:width="15.999cm" svg:height="8.999cm" svg:x="0.007cm" svg:y="0.355cm">
              <draw:object draw:notify-on-update-of-ranges="Sheet1.R91:Sheet1.R91 Sheet1.R92:Sheet1.R97 Sheet1.S91:Sheet1.S91 Sheet1.S92:Sheet1.S97" xlink:href="./Object 25" xlink:type="simple" xlink:show="embed" xlink:actuate="onLoad">
                <text:p/>
              </draw:object>
              <draw:image xlink:href="./ObjectReplacements/Object 25" xlink:type="simple" xlink:show="embed" xlink:actuate="onLoad"/>
            </draw:frame>
          </table:table-cell>
          <table:table-cell table:number-columns-repeated="28"/>
        </table:table-row>
        <table:table-row table:style-name="ro3" table:number-rows-repeated="19">
          <table:table-cell table:number-columns-repeated="54"/>
        </table:table-row>
        <table:table-row table:style-name="ro3">
          <table:table-cell table:number-columns-repeated="16"/>
          <table:table-cell>
            <draw:frame table:end-cell-address="Sheet2.X239" table:end-x="0.768cm" table:end-y="0.443cm" draw:z-index="11" draw:style-name="gr1" draw:text-style-name="P1" svg:width="15.991cm" svg:height="9.003cm" svg:x="0.584cm" svg:y="0.021cm">
              <draw:object draw:notify-on-update-of-ranges="Sheet2.X79:Sheet2.X79 Sheet2.X80:Sheet2.X85" xlink:href="./Object 22" xlink:type="simple" xlink:show="embed" xlink:actuate="onLoad">
                <text:p/>
              </draw:object>
              <draw:image xlink:href="./ObjectReplacements/Object 22" xlink:type="simple" xlink:show="embed" xlink:actuate="onLoad"/>
            </draw:frame>
          </table:table-cell>
          <table:table-cell table:number-columns-repeated="37"/>
        </table:table-row>
        <table:table-row table:style-name="ro3" table:number-rows-repeated="21">
          <table:table-cell table:number-columns-repeated="54"/>
        </table:table-row>
        <table:table-row table:style-name="ro3">
          <table:table-cell table:number-columns-repeated="16"/>
          <table:table-cell>
            <draw:frame table:end-cell-address="Sheet2.X262" table:end-x="1.846cm" table:end-y="0.403cm" draw:z-index="12" draw:style-name="gr1" draw:text-style-name="P1" svg:width="15.992cm" svg:height="9.005cm" svg:x="1.661cm" svg:y="0.43cm">
              <draw:object draw:notify-on-update-of-ranges="Sheet2.X79:Sheet2.X79 Sheet2.X80:Sheet2.X85 Sheet2.Y79:Sheet2.Y79 Sheet2.Y80:Sheet2.Y85" xlink:href="./Object 23" xlink:type="simple" xlink:show="embed" xlink:actuate="onLoad">
                <text:p/>
              </draw:object>
              <draw:image xlink:href="./ObjectReplacements/Object 23" xlink:type="simple" xlink:show="embed" xlink:actuate="onLoad"/>
            </draw:frame>
          </table:table-cell>
          <table:table-cell table:number-columns-repeated="37"/>
        </table:table-row>
        <table:table-row table:style-name="ro3" table:number-rows-repeated="28">
          <table:table-cell table:number-columns-repeated="54"/>
        </table:table-row>
        <table:table-row table:style-name="ro3">
          <table:table-cell table:number-columns-repeated="16"/>
          <table:table-cell>
            <draw:frame table:end-cell-address="Sheet2.Y291" table:end-x="0.179cm" table:end-y="0.021cm" draw:z-index="13" draw:style-name="gr1" draw:text-style-name="P1" svg:width="15.991cm" svg:height="9.004cm" svg:x="2.253cm" svg:y="0.049cm">
              <draw:object xlink:href="./Object 24" xlink:type="simple" xlink:show="embed" xlink:actuate="onLoad">
                <text:p/>
              </draw:object>
              <draw:image xlink:href="./ObjectReplacements/Object 24" xlink:type="simple" xlink:show="embed" xlink:actuate="onLoad"/>
            </draw:frame>
          </table:table-cell>
          <table:table-cell table:number-columns-repeated="37"/>
        </table:table-row>
      </table:table>
      <table:table table:name="Sheet3" table:style-name="ta1" table:print="false">
        <office:forms form:automatic-focus="false" form:apply-design-mode="false"/>
        <table:table-column table:style-name="co1" table:number-columns-repeated="8" table:default-cell-style-name="Default"/>
        <table:table-column table:style-name="co10" table:default-cell-style-name="Default"/>
        <table:table-column table:style-name="co1" table:number-columns-repeated="3" table:default-cell-style-name="Default"/>
        <table:table-column table:style-name="co11" table:default-cell-style-name="Default"/>
        <table:table-column table:style-name="co12" table:default-cell-style-name="Default"/>
        <table:table-column table:style-name="co7" table:default-cell-style-name="Default"/>
        <table:table-column table:style-name="co1" table:number-columns-repeated="2" table:default-cell-style-name="Default"/>
        <table:table-column table:style-name="co13" table:default-cell-style-name="Default"/>
        <table:table-column table:style-name="co1" table:number-columns-repeated="23" table:default-cell-style-name="Default"/>
        <table:table-row table:style-name="ro2">
          <table:table-cell office:value-type="float" office:value="7">
            <text:p>7</text:p>
          </table:table-cell>
          <table:table-cell table:number-columns-repeated="40"/>
        </table:table-row>
        <table:table-row table:style-name="ro2">
          <table:table-cell table:number-columns-repeated="41"/>
        </table:table-row>
        <table:table-row table:style-name="ro11">
          <table:table-cell table:formula="of:=IF(ROW([.A3])-2&lt;=[.$A$1]; ROW([.A3])-2; &quot;&quot;)" office:value-type="float" office:value="1">
            <text:p>1</text:p>
          </table:table-cell>
          <table:table-cell table:style-name="ce6"/>
          <table:table-cell table:number-columns-repeated="24"/>
          <table:table-cell table:style-name="ce13" office:value-type="string">
            <text:p>Task Name</text:p>
          </table:table-cell>
          <table:table-cell table:style-name="ce13" office:value-type="string">
            <text:p>Assigined</text:p>
          </table:table-cell>
          <table:table-cell table:style-name="ce13" office:value-type="string">
            <text:p>Start Date</text:p>
          </table:table-cell>
          <table:table-cell table:style-name="ce13" office:value-type="string">
            <text:p>End Date</text:p>
          </table:table-cell>
          <table:table-cell table:style-name="ce13" office:value-type="string">
            <text:p>Importance</text:p>
          </table:table-cell>
          <table:table-cell table:style-name="ce27" office:value-type="string">
            <text:p>Urgency </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style-name="ce98" office:value-type="string">
            <text:p>Progress</text:p>
          </table:table-cell>
        </table:table-row>
        <table:table-row table:style-name="ro7">
          <table:table-cell table:formula="of:=IF(ROW([.A4])-2&lt;=[.$A$1]; ROW([.A4])-2; &quot;&quot;)" office:value-type="float" office:value="2">
            <text:p>2</text:p>
          </table:table-cell>
          <table:table-cell table:style-name="ce6"/>
          <table:table-cell table:number-columns-repeated="24"/>
          <table:table-cell table:style-name="ce18" office:value-type="string">
            <text:p>Task 1</text:p>
          </table:table-cell>
          <table:table-cell table:style-name="ce18" office:value-type="string">
            <text:p>a</text:p>
          </table:table-cell>
          <table:table-cell table:style-name="ce45" office:value-type="date" office:date-value="2025-01-20">
            <text:p>20/01/2025</text:p>
          </table:table-cell>
          <table:table-cell table:style-name="ce46" office:value-type="date" office:date-value="2025-01-25">
            <text:p>25/01/2025</text:p>
          </table:table-cell>
          <table:table-cell table:number-columns-repeated="2" table:style-name="ce18" office:value-type="string">
            <text:p>High</text:p>
          </table:table-cell>
          <table:table-cell table:style-name="ce87" table:formula="of:=IF(AND([.AF4]=&quot;High&quot;; [.AE4]=&quot;High&quot;); &quot;Critical&quot;;      IF(AND([.AF4]=&quot;High&quot;; [.AE4]=&quot;Medium&quot;); &quot;Urgent&quot;;      IF(AND([.AF4]=&quot;Medium&quot;; [.AE4]=&quot;High&quot;); &quot;Important&quot;;      &quot;Low Priority&quot;)))" office:value-type="string" office:string-value="Critical">
            <text:p>Critical</text:p>
          </table:table-cell>
          <table:table-cell table:style-name="ce18" table:formula="of:=[.AD4]-[.AC4]" office:value-type="float" office:value="5">
            <text:p>5</text:p>
          </table:table-cell>
          <table:table-cell table:style-name="ce88" table:content-validation-name="val3" office:value-type="string">
            <text:p>Completed</text:p>
          </table:table-cell>
          <table:table-cell table:style-name="ce93" office:value-type="percentage" office:value="1">
            <text:p>100.00%</text:p>
          </table:table-cell>
          <table:table-cell table:style-name="ce91" table:formula="of:=MIN(100;(TODAY()-[.AC4])/([.AH4])*100)" office:value-type="float" office:value="100">
            <text:p>100</text:p>
          </table:table-cell>
          <table:table-cell table:style-name="ce94" table:formula="of:=IF([.AJ4]=1; &quot; -- &quot;; IF(AND([.AD4]&lt;TODAY(); [.AJ4]&lt;&gt;100); &quot;Overdue&quot;; &quot;Ontrack&quot;))" office:value-type="string" office:string-value=" -- ">
            <text:p><text:s/>-- </text:p>
          </table:table-cell>
          <table:table-cell table:style-name="ce95" table:content-validation-name="val4" office:value-type="string">
            <text:p><text:s/>- - </text:p>
          </table:table-cell>
          <table:table-cell table:style-name="ce15"/>
          <table:table-cell table:style-name="ce99" table:formula="of:=IF(OR([.AI4]=&quot;Not Started&quot;;[.AI4]=&quot;Ongoing&quot;); REPT(&quot;█&quot;; [.AJ4]*10) ; &quot; ------ &quot;)" office:value-type="string" office:string-value=" ------ ">
            <text:p><text:s/>------ </text:p>
          </table:table-cell>
        </table:table-row>
        <table:table-row table:style-name="ro7">
          <table:table-cell table:formula="of:=IF(ROW([.A5])-2&lt;=[.$A$1]; ROW([.A5])-2; &quot;&quot;)" office:value-type="float" office:value="3">
            <text:p>3</text:p>
          </table:table-cell>
          <table:table-cell table:style-name="ce6"/>
          <table:table-cell table:number-columns-repeated="24"/>
          <table:table-cell table:style-name="ce18" office:value-type="string">
            <text:p>Task 2</text:p>
          </table:table-cell>
          <table:table-cell table:style-name="ce18" office:value-type="string">
            <text:p>b</text:p>
          </table:table-cell>
          <table:table-cell table:style-name="ce46" office:value-type="date" office:date-value="2025-01-21">
            <text:p>21/01/2025</text:p>
          </table:table-cell>
          <table:table-cell table:style-name="ce46" office:value-type="date" office:date-value="2025-01-23">
            <text:p>23/01/2025</text:p>
          </table:table-cell>
          <table:table-cell table:number-columns-repeated="2" table:style-name="ce18" office:value-type="string">
            <text:p>Medium</text:p>
          </table:table-cell>
          <table:table-cell table:style-name="ce87" table:formula="of:=IF(AND([.AF5]=&quot;High&quot;; [.AE5]=&quot;High&quot;); &quot;Critical&quot;;      IF(AND([.AF5]=&quot;High&quot;; [.AE5]=&quot;Medium&quot;); &quot;Urgent&quot;;      IF(AND([.AF5]=&quot;Medium&quot;; [.AE5]=&quot;High&quot;); &quot;Important&quot;;      &quot;Low Priority&quot;)))" office:value-type="string" office:string-value="Low Priority">
            <text:p>Low Priority</text:p>
          </table:table-cell>
          <table:table-cell table:style-name="ce18" table:formula="of:=[.AD5]-[.AC5]" office:value-type="float" office:value="2">
            <text:p>2</text:p>
          </table:table-cell>
          <table:table-cell table:style-name="ce88" table:content-validation-name="val3" office:value-type="string">
            <text:p>Completed</text:p>
          </table:table-cell>
          <table:table-cell table:style-name="ce93" office:value-type="percentage" office:value="1">
            <text:p>100.00%</text:p>
          </table:table-cell>
          <table:table-cell table:style-name="ce91" table:formula="of:=MIN(100;(TODAY()-[.AC5])/([.AH5])*100)" office:value-type="float" office:value="100">
            <text:p>100</text:p>
          </table:table-cell>
          <table:table-cell table:style-name="ce94" table:formula="of:=IF([.AJ5]=1; &quot; -- &quot;; IF(AND([.AD5]&lt;TODAY(); [.AJ5]&lt;&gt;100); &quot;Overdue&quot;; &quot;Ontrack&quot;))" office:value-type="string" office:string-value=" -- ">
            <text:p><text:s/>-- </text:p>
          </table:table-cell>
          <table:table-cell table:style-name="ce95" table:content-validation-name="val4" office:value-type="string">
            <text:p><text:s/>- - </text:p>
          </table:table-cell>
          <table:table-cell table:style-name="ce15"/>
          <table:table-cell table:style-name="ce99" table:formula="of:=IF(OR([.AI5]=&quot;Not Started&quot;;[.AI5]=&quot;Ongoing&quot;); REPT(&quot;█&quot;; [.AJ5]*10) ; &quot; ------ &quot;)" office:value-type="string" office:string-value=" ------ ">
            <text:p><text:s/>------ </text:p>
          </table:table-cell>
        </table:table-row>
        <table:table-row table:style-name="ro7">
          <table:table-cell table:formula="of:=IF(ROW([.A6])-2&lt;=[.$A$1]; ROW([.A6])-2; &quot;&quot;)" office:value-type="float" office:value="4">
            <text:p>4</text:p>
          </table:table-cell>
          <table:table-cell table:style-name="ce6"/>
          <table:table-cell table:number-columns-repeated="11"/>
          <table:table-cell table:style-name="ce52" office:value-type="string">
            <text:p>Team 1</text:p>
          </table:table-cell>
          <table:table-cell table:number-columns-repeated="4"/>
          <table:table-cell table:style-name="ce52" office:value-type="string">
            <text:p>Team 2</text:p>
          </table:table-cell>
          <table:table-cell table:number-columns-repeated="7"/>
          <table:table-cell table:style-name="ce18" office:value-type="string">
            <text:p>Task 3</text:p>
          </table:table-cell>
          <table:table-cell table:style-name="ce18" office:value-type="string">
            <text:p>c</text:p>
          </table:table-cell>
          <table:table-cell table:style-name="ce46" office:value-type="date" office:date-value="2025-01-22">
            <text:p>22/01/2025</text:p>
          </table:table-cell>
          <table:table-cell table:style-name="ce46" office:value-type="date" office:date-value="2025-01-26">
            <text:p>26/01/2025</text:p>
          </table:table-cell>
          <table:table-cell table:style-name="ce18" office:value-type="string">
            <text:p>Low</text:p>
          </table:table-cell>
          <table:table-cell table:style-name="ce18" office:value-type="string">
            <text:p>High</text:p>
          </table:table-cell>
          <table:table-cell table:style-name="ce87" table:formula="of:=IF(AND([.AF6]=&quot;High&quot;; [.AE6]=&quot;High&quot;); &quot;Critical&quot;;      IF(AND([.AF6]=&quot;High&quot;; [.AE6]=&quot;Medium&quot;); &quot;Urgent&quot;;      IF(AND([.AF6]=&quot;Medium&quot;; [.AE6]=&quot;High&quot;); &quot;Important&quot;;      &quot;Low Priority&quot;)))" office:value-type="string" office:string-value="Low Priority">
            <text:p>Low Priority</text:p>
          </table:table-cell>
          <table:table-cell table:style-name="ce18" table:formula="of:=[.AD6]-[.AC6]" office:value-type="float" office:value="4">
            <text:p>4</text:p>
          </table:table-cell>
          <table:table-cell table:style-name="ce88" table:content-validation-name="val3" office:value-type="string">
            <text:p>Completed</text:p>
          </table:table-cell>
          <table:table-cell table:style-name="ce93" office:value-type="percentage" office:value="1">
            <text:p>100.00%</text:p>
          </table:table-cell>
          <table:table-cell table:style-name="ce91" table:formula="of:=MIN(100;(TODAY()-[.AC6])/([.AH6])*100)" office:value-type="float" office:value="100">
            <text:p>100</text:p>
          </table:table-cell>
          <table:table-cell table:style-name="ce94" table:formula="of:=IF([.AJ6]=1; &quot; -- &quot;; IF(AND([.AD6]&lt;TODAY(); [.AJ6]&lt;&gt;100); &quot;Overdue&quot;; &quot;Ontrack&quot;))" office:value-type="string" office:string-value=" -- ">
            <text:p><text:s/>-- </text:p>
          </table:table-cell>
          <table:table-cell table:style-name="ce95" table:content-validation-name="val4" office:value-type="string">
            <text:p><text:s/>- - </text:p>
          </table:table-cell>
          <table:table-cell table:style-name="ce15"/>
          <table:table-cell table:style-name="ce99" table:formula="of:=IF(OR([.AI6]=&quot;Not Started&quot;;[.AI6]=&quot;Ongoing&quot;); REPT(&quot;█&quot;; [.AJ6]*10) ; &quot; ------ &quot;)" office:value-type="string" office:string-value=" ------ ">
            <text:p><text:s/>------ </text:p>
          </table:table-cell>
        </table:table-row>
        <table:table-row table:style-name="ro7">
          <table:table-cell table:formula="of:=IF(ROW([.A7])-2&lt;=[.$A$1]; ROW([.A7])-2; &quot;&quot;)" office:value-type="float" office:value="5">
            <text:p>5</text:p>
          </table:table-cell>
          <table:table-cell table:style-name="ce6"/>
          <table:table-cell table:number-columns-repeated="2"/>
          <table:table-cell table:style-name="ce80" office:value-type="string">
            <text:p>Projects</text:p>
          </table:table-cell>
          <table:table-cell table:style-name="ce80" office:value-type="string">
            <text:p>Assigined</text:p>
          </table:table-cell>
          <table:table-cell table:style-name="ce80" office:value-type="string">
            <text:p>Start Date</text:p>
          </table:table-cell>
          <table:table-cell table:style-name="ce80" office:value-type="string">
            <text:p>End Date</text:p>
          </table:table-cell>
          <table:table-cell table:style-name="ce80" office:value-type="string">
            <text:p>Completion %</text:p>
          </table:table-cell>
          <table:table-cell table:style-name="ce80" office:value-type="string">
            <text:p>Remaining Days</text:p>
          </table:table-cell>
          <table:table-cell table:style-name="ce92"/>
          <table:table-cell table:number-columns-repeated="15"/>
          <table:table-cell table:style-name="ce18" office:value-type="string">
            <text:p>Task 4</text:p>
          </table:table-cell>
          <table:table-cell table:style-name="ce18" office:value-type="string">
            <text:p>d</text:p>
          </table:table-cell>
          <table:table-cell table:style-name="ce46" office:value-type="date" office:date-value="2025-01-23">
            <text:p>23/01/2025</text:p>
          </table:table-cell>
          <table:table-cell table:style-name="ce46" office:value-type="date" office:date-value="2025-01-29">
            <text:p>29/01/2025</text:p>
          </table:table-cell>
          <table:table-cell table:style-name="ce18" office:value-type="string">
            <text:p>High</text:p>
          </table:table-cell>
          <table:table-cell table:style-name="ce18" office:value-type="string">
            <text:p>Low</text:p>
          </table:table-cell>
          <table:table-cell table:style-name="ce87" table:formula="of:=IF(AND([.AF7]=&quot;High&quot;; [.AE7]=&quot;High&quot;); &quot;Critical&quot;;      IF(AND([.AF7]=&quot;High&quot;; [.AE7]=&quot;Medium&quot;); &quot;Urgent&quot;;      IF(AND([.AF7]=&quot;Medium&quot;; [.AE7]=&quot;High&quot;); &quot;Important&quot;;      &quot;Low Priority&quot;)))" office:value-type="string" office:string-value="Low Priority">
            <text:p>Low Priority</text:p>
          </table:table-cell>
          <table:table-cell table:style-name="ce18" table:formula="of:=[.AD7]-[.AC7]" office:value-type="float" office:value="6">
            <text:p>6</text:p>
          </table:table-cell>
          <table:table-cell table:style-name="ce88" table:content-validation-name="val3" office:value-type="string">
            <text:p>Ongoing</text:p>
          </table:table-cell>
          <table:table-cell table:style-name="ce93" office:value-type="percentage" office:value="0.3">
            <text:p>30.00%</text:p>
          </table:table-cell>
          <table:table-cell table:style-name="ce91" table:formula="of:=MIN(100;(TODAY()-[.AC7])/([.AH7])*100)" office:value-type="float" office:value="100">
            <text:p>100</text:p>
          </table:table-cell>
          <table:table-cell table:style-name="ce94" table:formula="of:=IF([.AJ7]=1; &quot; -- &quot;; IF(AND([.AD7]&lt;TODAY(); [.AJ7]&lt;&gt;100); &quot;Overdue&quot;; &quot;Ontrack&quot;))" office:value-type="string" office:string-value="Overdue">
            <text:p>Overdue</text:p>
          </table:table-cell>
          <table:table-cell table:style-name="ce95" table:content-validation-name="val4" office:value-type="string">
            <text:p>Issue</text:p>
          </table:table-cell>
          <table:table-cell table:style-name="ce15"/>
          <table:table-cell table:style-name="ce100" table:formula="of:=IF(OR([.AI7]=&quot;Not Started&quot;;[.AI7]=&quot;Ongoing&quot;); REPT(&quot;█&quot;; [.AJ7]*10) ; &quot; ------ &quot;)" office:value-type="string" office:string-value="███">
            <text:p>███</text:p>
          </table:table-cell>
        </table:table-row>
        <table:table-row table:style-name="ro7">
          <table:table-cell table:formula="of:=IF(ROW([.A8])-2&lt;=[.$A$1]; ROW([.A8])-2; &quot;&quot;)" office:value-type="float" office:value="6">
            <text:p>6</text:p>
          </table:table-cell>
          <table:table-cell table:style-name="ce6"/>
          <table:table-cell table:number-columns-repeated="2"/>
          <table:table-cell table:style-name="ce86" table:formula="of:=HYPERLINK(&quot;#Sheet3.B41&quot;; &quot;Project 1&quot;)" office:value-type="string" office:string-value="Project 1">
            <office:annotation draw:style-name="gr3" draw:text-style-name="P3" svg:width="2.899cm" svg:height="1.386cm" svg:x="11.89cm" svg:y="2.935cm" draw:caption-point-x="-0.61cm" draw:caption-point-y="1.513cm">
              <dc:creator>P</dc:creator>
              <dc:date>2025-01-30T00:00:00</dc:date>
              <text:p text:style-name="P3"><text:span text:style-name="T1">Click here to view the Project status</text:span></text:p>
            </office:annotation>
            <text:p>Project 1</text:p>
          </table:table-cell>
          <table:table-cell table:style-name="ce86" table:content-validation-name="val5" office:value-type="string">
            <text:p>Team 1</text:p>
          </table:table-cell>
          <table:table-cell table:style-name="ce45" table:formula="of:=MIN([.D42:.D47])" office:value-type="date" office:date-value="2025-01-20">
            <text:p>20/01/2025</text:p>
          </table:table-cell>
          <table:table-cell table:style-name="ce45" table:formula="of:=MAX([.E42:.E47])" office:value-type="date" office:date-value="2025-01-30">
            <text:p>30/01/2025</text:p>
          </table:table-cell>
          <table:table-cell table:style-name="ce86" table:formula="of:=AVERAGE([.K42:.K47])" office:value-type="percentage" office:value="0.583333333333333">
            <text:p>58.33%</text:p>
          </table:table-cell>
          <table:table-cell table:style-name="ce86" table:formula="of:=IF(DAYS([.H8];TODAY()) &gt; 0; DAYS([.H8];TODAY());&quot;Overdue&quot;)" office:value-type="string" office:string-value="Overdue">
            <text:p>Overdue</text:p>
          </table:table-cell>
          <table:table-cell table:number-columns-repeated="3"/>
          <table:table-cell table:style-name="ce80" office:value-type="string">
            <text:p>Profile</text:p>
          </table:table-cell>
          <table:table-cell table:style-name="ce80" office:value-type="string">
            <text:p>Task involved</text:p>
          </table:table-cell>
          <table:table-cell table:style-name="ce80" office:value-type="string">
            <text:p>Task Completed</text:p>
          </table:table-cell>
          <table:table-cell table:number-columns-repeated="2"/>
          <table:table-cell table:style-name="ce80" office:value-type="string">
            <text:p>Profile</text:p>
          </table:table-cell>
          <table:table-cell table:style-name="ce80" office:value-type="string">
            <text:p>Task involved</text:p>
          </table:table-cell>
          <table:table-cell table:style-name="ce80" office:value-type="string">
            <text:p>Task Completed</text:p>
          </table:table-cell>
          <table:table-cell table:number-columns-repeated="5"/>
          <table:table-cell table:style-name="ce18" office:value-type="string">
            <text:p>Task 5</text:p>
          </table:table-cell>
          <table:table-cell table:style-name="ce18" office:value-type="string">
            <text:p>b</text:p>
          </table:table-cell>
          <table:table-cell table:style-name="ce46" office:value-type="date" office:date-value="2025-01-24">
            <text:p>24/01/2025</text:p>
          </table:table-cell>
          <table:table-cell table:style-name="ce46" office:value-type="date" office:date-value="2025-01-30">
            <text:p>30/01/2025</text:p>
          </table:table-cell>
          <table:table-cell table:style-name="ce18" office:value-type="string">
            <text:p>High</text:p>
          </table:table-cell>
          <table:table-cell table:style-name="ce18" office:value-type="string">
            <text:p>Medium</text:p>
          </table:table-cell>
          <table:table-cell table:style-name="ce87" table:formula="of:=IF(AND([.AF8]=&quot;High&quot;; [.AE8]=&quot;High&quot;); &quot;Critical&quot;;      IF(AND([.AF8]=&quot;High&quot;; [.AE8]=&quot;Medium&quot;); &quot;Urgent&quot;;      IF(AND([.AF8]=&quot;Medium&quot;; [.AE8]=&quot;High&quot;); &quot;Important&quot;;      &quot;Low Priority&quot;)))" office:value-type="string" office:string-value="Important">
            <text:p>Important</text:p>
          </table:table-cell>
          <table:table-cell table:style-name="ce18" table:formula="of:=[.AD8]-[.AC8]" office:value-type="float" office:value="6">
            <text:p>6</text:p>
          </table:table-cell>
          <table:table-cell table:style-name="ce88" table:content-validation-name="val3" office:value-type="string">
            <text:p>Ongoing</text:p>
          </table:table-cell>
          <table:table-cell table:style-name="ce93" office:value-type="percentage" office:value="0.1">
            <text:p>10.00%</text:p>
          </table:table-cell>
          <table:table-cell table:style-name="ce91" table:formula="of:=MIN(100;(TODAY()-[.AC8])/([.AH8])*100)" office:value-type="float" office:value="100">
            <text:p>100</text:p>
          </table:table-cell>
          <table:table-cell table:style-name="ce94" table:formula="of:=IF([.AJ8]=1; &quot; -- &quot;; IF(AND([.AD8]&lt;TODAY(); [.AJ8]&lt;&gt;100); &quot;Overdue&quot;; &quot;Ontrack&quot;))" office:value-type="string" office:string-value="Overdue">
            <text:p>Overdue</text:p>
          </table:table-cell>
          <table:table-cell table:style-name="ce95" table:content-validation-name="val4" office:value-type="string">
            <text:p>Action</text:p>
          </table:table-cell>
          <table:table-cell table:style-name="ce15"/>
          <table:table-cell table:style-name="ce100" table:formula="of:=IF(OR([.AI8]=&quot;Not Started&quot;;[.AI8]=&quot;Ongoing&quot;); REPT(&quot;█&quot;; [.AJ8]*10) ; &quot; ------ &quot;)" office:value-type="string" office:string-value="█">
            <text:p>█</text:p>
          </table:table-cell>
        </table:table-row>
        <table:table-row table:style-name="ro7">
          <table:table-cell table:formula="of:=IF(ROW([.A9])-2&lt;=[.$A$1]; ROW([.A9])-2; &quot;&quot;)" office:value-type="float" office:value="7">
            <text:p>7</text:p>
          </table:table-cell>
          <table:table-cell table:style-name="ce85"/>
          <table:table-cell table:number-columns-repeated="2"/>
          <table:table-cell table:style-name="ce86" office:value-type="string">
            <office:annotation draw:style-name="gr3" draw:text-style-name="P3" svg:width="2.899cm" svg:height="1.386cm" svg:x="11.89cm" svg:y="3.459cm" draw:caption-point-x="-0.61cm" draw:caption-point-y="1.513cm">
              <dc:creator>P</dc:creator>
              <dc:date>2025-01-30T00:00:00</dc:date>
              <text:p text:style-name="P3"><text:span text:style-name="T1">Click here to view the Project status</text:span></text:p>
            </office:annotation>
            <text:p>Project 2</text:p>
          </table:table-cell>
          <table:table-cell table:style-name="ce86" table:content-validation-name="val5" office:value-type="string">
            <text:p>Team 2</text:p>
          </table:table-cell>
          <table:table-cell table:style-name="ce45" table:formula="of:=MIN([.D60:.D65])" office:value-type="date" office:date-value="2025-01-15">
            <text:p>15/01/2025</text:p>
          </table:table-cell>
          <table:table-cell table:style-name="ce45" table:formula="of:=MAX([.E60:.E65])" office:value-type="date" office:date-value="2025-01-30">
            <text:p>30/01/2025</text:p>
          </table:table-cell>
          <table:table-cell table:style-name="ce86" table:formula="of:=AVERAGE([.I60:.I65])" office:value-type="percentage" office:value="0.525">
            <text:p>52.50%</text:p>
          </table:table-cell>
          <table:table-cell table:style-name="ce86" table:formula="of:=IF(DAYS([.H8];TODAY()) &gt; 0; DAYS([.H8];TODAY());&quot;Overdue&quot;)" office:value-type="string" office:string-value="Overdue">
            <text:p>Overdue</text:p>
          </table:table-cell>
          <table:table-cell table:number-columns-repeated="3"/>
          <table:table-cell table:style-name="ce81" office:value-type="string">
            <text:p>a</text:p>
          </table:table-cell>
          <table:table-cell table:style-name="ce81" table:formula="of:=COUNTIF([.C42:.C47]; &quot;a&quot;)" office:value-type="float" office:value="1">
            <text:p>1</text:p>
          </table:table-cell>
          <table:table-cell table:style-name="ce97" table:formula="of:=COUNTIFS([.C42:.C47]; &quot;a&quot;; [.J42:.J47]; &quot;Completed&quot;)" office:value-type="float" office:value="1">
            <text:p>1</text:p>
          </table:table-cell>
          <table:table-cell table:number-columns-repeated="2"/>
          <table:table-cell table:style-name="ce81" office:value-type="string">
            <text:p>a</text:p>
          </table:table-cell>
          <table:table-cell table:style-name="ce81" table:formula="of:=COUNTIF([.C60:.C65]; &quot;a&quot;)" office:value-type="float" office:value="2">
            <text:p>2</text:p>
          </table:table-cell>
          <table:table-cell table:style-name="ce81" table:formula="of:=COUNTIFS([.C60:.C65]; &quot;a&quot;; [.H60:.H65]; &quot;Completed&quot;)" office:value-type="float" office:value="0">
            <text:p>0</text:p>
          </table:table-cell>
          <table:table-cell table:number-columns-repeated="5"/>
          <table:table-cell table:style-name="ce18" office:value-type="string">
            <text:p>Task 6</text:p>
          </table:table-cell>
          <table:table-cell table:style-name="ce18" office:value-type="string">
            <text:p>d</text:p>
          </table:table-cell>
          <table:table-cell table:style-name="ce46" office:value-type="date" office:date-value="2025-01-24">
            <text:p>24/01/2025</text:p>
          </table:table-cell>
          <table:table-cell table:style-name="ce46" office:value-type="date" office:date-value="2025-01-26">
            <text:p>26/01/2025</text:p>
          </table:table-cell>
          <table:table-cell table:style-name="ce18" office:value-type="string">
            <text:p>Low</text:p>
          </table:table-cell>
          <table:table-cell table:style-name="ce18" office:value-type="string">
            <text:p>High</text:p>
          </table:table-cell>
          <table:table-cell table:style-name="ce87" table:formula="of:=IF(AND([.AF9]=&quot;High&quot;; [.AE9]=&quot;High&quot;); &quot;Critical&quot;;      IF(AND([.AF9]=&quot;High&quot;; [.AE9]=&quot;Medium&quot;); &quot;Urgent&quot;;      IF(AND([.AF9]=&quot;Medium&quot;; [.AE9]=&quot;High&quot;); &quot;Important&quot;;      &quot;Low Priority&quot;)))" office:value-type="string" office:string-value="Low Priority">
            <text:p>Low Priority</text:p>
          </table:table-cell>
          <table:table-cell table:style-name="ce18" table:formula="of:=[.AD9]-[.AC9]" office:value-type="float" office:value="2">
            <text:p>2</text:p>
          </table:table-cell>
          <table:table-cell table:style-name="ce88" table:content-validation-name="val3" office:value-type="string">
            <text:p>Ongoing</text:p>
          </table:table-cell>
          <table:table-cell table:style-name="ce93" office:value-type="percentage" office:value="0.1">
            <text:p>10.00%</text:p>
          </table:table-cell>
          <table:table-cell table:style-name="ce91" table:formula="of:=MIN(100;(TODAY()-[.AC9])/([.AH9])*100)" office:value-type="float" office:value="100">
            <text:p>100</text:p>
          </table:table-cell>
          <table:table-cell table:style-name="ce94" table:formula="of:=IF([.AJ9]=1; &quot; -- &quot;; IF(AND([.AD9]&lt;TODAY(); [.AJ9]&lt;&gt;100); &quot;Overdue&quot;; &quot;Ontrack&quot;))" office:value-type="string" office:string-value="Overdue">
            <text:p>Overdue</text:p>
          </table:table-cell>
          <table:table-cell table:style-name="ce95" table:content-validation-name="val4" office:value-type="string">
            <text:p>Depandency</text:p>
          </table:table-cell>
          <table:table-cell table:style-name="ce15"/>
          <table:table-cell table:style-name="ce100" table:formula="of:=IF(OR([.AI9]=&quot;Not Started&quot;;[.AI9]=&quot;Ongoing&quot;); REPT(&quot;█&quot;; [.AJ9]*10) ; &quot; ------ &quot;)" office:value-type="string" office:string-value="█">
            <text:p>█</text:p>
          </table:table-cell>
        </table:table-row>
        <table:table-row table:style-name="ro2">
          <table:table-cell/>
          <table:table-cell table:style-name="ce85"/>
          <table:table-cell table:number-columns-repeated="2"/>
          <table:table-cell table:style-name="ce86" office:value-type="float" office:value="3">
            <text:p>3</text:p>
          </table:table-cell>
          <table:table-cell table:style-name="ce86" table:content-validation-name="val5" office:value-type="string">
            <text:p>Not Assigined</text:p>
          </table:table-cell>
          <table:table-cell table:number-columns-repeated="3" table:style-name="ce86" office:value-type="string">
            <text:p>--</text:p>
          </table:table-cell>
          <table:table-cell table:style-name="ce86" office:value-type="string">
            <text:p>-</text:p>
          </table:table-cell>
          <table:table-cell table:number-columns-repeated="3"/>
          <table:table-cell table:style-name="ce81" office:value-type="string">
            <text:p>b</text:p>
          </table:table-cell>
          <table:table-cell table:style-name="ce81" table:formula="of:=COUNTIF([.C42:.C47]; &quot;b&quot;)" office:value-type="float" office:value="2">
            <text:p>2</text:p>
          </table:table-cell>
          <table:table-cell table:style-name="ce97" table:formula="of:=COUNTIFS([.C42:.C47]; &quot;b&quot;; [.J42:.J47]; &quot;Completed&quot;)" office:value-type="float" office:value="1">
            <text:p>1</text:p>
          </table:table-cell>
          <table:table-cell table:number-columns-repeated="2"/>
          <table:table-cell table:style-name="ce81" office:value-type="string">
            <text:p>b</text:p>
          </table:table-cell>
          <table:table-cell table:style-name="ce81" table:formula="of:=COUNTIF([.C60:.C65]; &quot;b&quot;)" office:value-type="float" office:value="1">
            <text:p>1</text:p>
          </table:table-cell>
          <table:table-cell table:style-name="ce81" table:formula="of:=COUNTIFS([.C61:.C66]; &quot;b&quot;; [.H61:.H66]; &quot;Completed&quot;)" office:value-type="float" office:value="1">
            <text:p>1</text:p>
          </table:table-cell>
          <table:table-cell table:number-columns-repeated="20"/>
        </table:table-row>
        <table:table-row table:style-name="ro2">
          <table:table-cell/>
          <table:table-cell table:style-name="ce85"/>
          <table:table-cell table:number-columns-repeated="11"/>
          <table:table-cell table:style-name="ce81" office:value-type="string">
            <text:p>c</text:p>
          </table:table-cell>
          <table:table-cell table:style-name="ce81" table:formula="of:=COUNTIF([.C42:.C47]; &quot;c&quot;)" office:value-type="float" office:value="1">
            <text:p>1</text:p>
          </table:table-cell>
          <table:table-cell table:style-name="ce97" table:formula="of:=COUNTIFS([.C42:.C47]; &quot;c&quot;; [.J42:.J47]; &quot;Completed&quot;)" office:value-type="float" office:value="1">
            <text:p>1</text:p>
          </table:table-cell>
          <table:table-cell table:number-columns-repeated="2"/>
          <table:table-cell table:style-name="ce81" office:value-type="string">
            <text:p>c</text:p>
          </table:table-cell>
          <table:table-cell table:style-name="ce81" table:formula="of:=COUNTIF([.C60:.C65]; &quot;c&quot;)" office:value-type="float" office:value="1">
            <text:p>1</text:p>
          </table:table-cell>
          <table:table-cell table:style-name="ce81" table:formula="of:=COUNTIFS([.C62:.C67]; &quot;c&quot;; [.H62:.H67]; &quot;Completed&quot;)" office:value-type="float" office:value="0">
            <text:p>0</text:p>
          </table:table-cell>
          <table:table-cell table:number-columns-repeated="20"/>
        </table:table-row>
        <table:table-row table:style-name="ro2">
          <table:table-cell table:number-columns-repeated="13"/>
          <table:table-cell table:style-name="ce81" office:value-type="string">
            <text:p>d</text:p>
          </table:table-cell>
          <table:table-cell table:style-name="ce81" table:formula="of:=COUNTIF([.C42:.C47]; &quot;d&quot;)" office:value-type="float" office:value="2">
            <text:p>2</text:p>
          </table:table-cell>
          <table:table-cell table:style-name="ce97" table:formula="of:=COUNTIFS([.C42:.C47]; &quot;d&quot;; [.J42:.J47]; &quot;Completed&quot;)" office:value-type="float" office:value="0">
            <text:p>0</text:p>
          </table:table-cell>
          <table:table-cell table:number-columns-repeated="2"/>
          <table:table-cell table:style-name="ce81" office:value-type="string">
            <text:p>d</text:p>
          </table:table-cell>
          <table:table-cell table:style-name="ce81" table:formula="of:=COUNTIF([.C60:.C65]; &quot;d&quot;)" office:value-type="float" office:value="2">
            <text:p>2</text:p>
          </table:table-cell>
          <table:table-cell table:style-name="ce81" table:formula="of:=COUNTIFS([.C63:.C68]; &quot;d&quot;; [.H63:.H68]; &quot;Completed&quot;)" office:value-type="float" office:value="1">
            <text:p>1</text:p>
          </table:table-cell>
          <table:table-cell table:number-columns-repeated="20"/>
        </table:table-row>
        <table:table-row table:style-name="ro2" table:number-rows-repeated="18">
          <table:table-cell table:number-columns-repeated="41"/>
        </table:table-row>
        <table:table-row table:style-name="ro3">
          <table:table-cell table:number-columns-repeated="6"/>
          <table:table-cell office:value-type="string">
            <text:p><text:s/><text:span text:style-name="T2">Priority</text:span></text:p>
          </table:table-cell>
          <table:table-cell table:number-columns-repeated="2"/>
          <table:table-cell table:style-name="ce52" office:value-type="string">
            <text:p>Total project completion %</text:p>
          </table:table-cell>
          <table:table-cell table:number-columns-repeated="31"/>
        </table:table-row>
        <table:table-row table:style-name="ro2">
          <table:table-cell table:number-columns-repeated="3"/>
          <table:table-cell table:style-name="ce17" office:value-type="string">
            <text:p>Completed</text:p>
          </table:table-cell>
          <table:table-cell table:style-name="ce15" table:formula="of:=COUNTIF([.J42:.J47]; &quot;Completed&quot;)" office:value-type="float" office:value="3">
            <text:p>3</text:p>
          </table:table-cell>
          <table:table-cell/>
          <table:table-cell table:style-name="ce17" office:value-type="string">
            <text:p>High</text:p>
          </table:table-cell>
          <table:table-cell table:style-name="ce15" table:formula="of:=COUNTIF([.H42:.H47]; &quot;High&quot;)" office:value-type="float" office:value="0">
            <text:p>0</text:p>
          </table:table-cell>
          <table:table-cell/>
          <table:table-cell table:style-name="ce17" office:value-type="string">
            <text:p>Current</text:p>
          </table:table-cell>
          <table:table-cell table:style-name="ce66" table:formula="of:=AVERAGE([.K42:.K47])" office:value-type="percentage" office:value="0.583333333333333">
            <text:p>58.33%</text:p>
          </table:table-cell>
          <table:table-cell table:number-columns-repeated="30"/>
        </table:table-row>
        <table:table-row table:style-name="ro2">
          <table:table-cell table:number-columns-repeated="3"/>
          <table:table-cell table:style-name="ce17" office:value-type="string">
            <text:p>Ongoing</text:p>
          </table:table-cell>
          <table:table-cell table:style-name="ce15" table:formula="of:=COUNTIF([.J42:.J47]; &quot;Ongoing&quot;)" office:value-type="float" office:value="3">
            <text:p>3</text:p>
          </table:table-cell>
          <table:table-cell/>
          <table:table-cell table:style-name="ce17" office:value-type="string">
            <text:p>Medium</text:p>
          </table:table-cell>
          <table:table-cell table:style-name="ce15" table:formula="of:=COUNTIF([.H42:.H47]; &quot;Medium&quot;)" office:value-type="float" office:value="0">
            <text:p>0</text:p>
          </table:table-cell>
          <table:table-cell/>
          <table:table-cell table:style-name="ce17" office:value-type="string">
            <text:p>Expected</text:p>
          </table:table-cell>
          <table:table-cell table:style-name="ce15" table:formula="of:=AVERAGE([.L42:.L47])" office:value-type="float" office:value="100">
            <text:p>100</text:p>
          </table:table-cell>
          <table:table-cell table:number-columns-repeated="30"/>
        </table:table-row>
        <table:table-row table:style-name="ro2">
          <table:table-cell table:number-columns-repeated="3"/>
          <table:table-cell table:style-name="ce17" office:value-type="string">
            <text:p>Not Started</text:p>
          </table:table-cell>
          <table:table-cell table:style-name="ce15" table:formula="of:=COUNTIF([.J42:.J47]; &quot;Not Started&quot;)" office:value-type="float" office:value="0">
            <text:p>0</text:p>
          </table:table-cell>
          <table:table-cell/>
          <table:table-cell table:style-name="ce17" office:value-type="string">
            <text:p>Low </text:p>
          </table:table-cell>
          <table:table-cell table:style-name="ce15" table:formula="of:=COUNTIF([.H42:.H47]; &quot;Low&quot;)" office:value-type="float" office:value="0">
            <text:p>0</text:p>
          </table:table-cell>
          <table:table-cell/>
          <table:table-cell table:style-name="ce52"/>
          <table:table-cell table:number-columns-repeated="31"/>
        </table:table-row>
        <table:table-row table:style-name="ro2">
          <table:table-cell table:number-columns-repeated="3"/>
          <table:table-cell table:style-name="ce52"/>
          <table:table-cell table:number-columns-repeated="2"/>
          <table:table-cell table:style-name="ce52"/>
          <table:table-cell table:number-columns-repeated="34"/>
        </table:table-row>
        <table:table-row table:style-name="ro2" table:number-rows-repeated="2">
          <table:table-cell table:number-columns-repeated="41"/>
        </table:table-row>
        <table:table-row table:style-name="ro8">
          <table:table-cell/>
          <table:table-cell table:style-name="ce43" office:value-type="string">
            <text:p>TimeLine</text:p>
          </table:table-cell>
          <table:table-cell table:formula="of:=MIN([.D42:.D47])" office:value-type="date" office:date-value="2025-01-20">
            <text:p>20/01/25</text:p>
          </table:table-cell>
          <table:table-cell table:formula="of:=MAX([.E42:.E47])" office:value-type="date" office:date-value="2025-01-30">
            <text:p>30/01/25</text:p>
          </table:table-cell>
          <table:table-cell table:number-columns-repeated="37"/>
        </table:table-row>
        <table:table-row table:style-name="ro2">
          <table:table-cell table:number-columns-repeated="30"/>
          <table:table-cell>
            <draw:frame table:end-cell-address="Sheet3.AF43" table:end-x="1.564cm" table:end-y="0.235cm" draw:z-index="2" draw:style-name="gr1" draw:text-style-name="P1" svg:width="1.645cm" svg:height="2.782cm" svg:x="2.177cm" svg:y="0.139cm">
              <draw:object xlink:href="./Object 8" xlink:type="simple" xlink:show="embed" xlink:actuate="onLoad">
                <text:p/>
              </draw:object>
              <draw:image xlink:href="./ObjectReplacements/Object 8" xlink:type="simple" xlink:show="embed" xlink:actuate="onLoad"/>
            </draw:frame>
          </table:table-cell>
          <table:table-cell table:number-columns-repeated="10"/>
        </table:table-row>
        <table:table-row table:style-name="ro2">
          <table:table-cell table:number-columns-repeated="41"/>
        </table:table-row>
        <table:table-row table:style-name="ro1">
          <table:table-cell/>
          <table:table-cell table:style-name="ce13" office:value-type="string">
            <text:p>Task Name</text:p>
          </table:table-cell>
          <table:table-cell table:style-name="ce13" office:value-type="string">
            <text:p>Assigined</text:p>
          </table:table-cell>
          <table:table-cell table:style-name="ce13" office:value-type="string">
            <text:p>Start Date</text:p>
          </table:table-cell>
          <table:table-cell table:style-name="ce13" office:value-type="string">
            <text:p>End Date</text:p>
          </table:table-cell>
          <table:table-cell table:style-name="ce13" office:value-type="string">
            <text:p>Importance</text:p>
          </table:table-cell>
          <table:table-cell table:style-name="ce27" office:value-type="string">
            <text:p>Urgency </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style-name="ce98" office:value-type="string">
            <text:p>Progress</text:p>
          </table:table-cell>
          <table:table-cell table:formula="of:=COUNTA([.A1:.A100])" office:value-type="float" office:value="8">
            <text:p>8</text:p>
          </table:table-cell>
          <table:table-cell table:number-columns-repeated="24"/>
        </table:table-row>
        <table:table-row table:style-name="ro3">
          <table:table-cell/>
          <table:table-cell table:style-name="ce18" office:value-type="string">
            <text:p>Task 1</text:p>
          </table:table-cell>
          <table:table-cell table:style-name="ce18" office:value-type="string">
            <text:p>a</text:p>
          </table:table-cell>
          <table:table-cell table:style-name="ce45" office:value-type="date" office:date-value="2025-01-20">
            <text:p>20/01/2025</text:p>
          </table:table-cell>
          <table:table-cell table:style-name="ce46" office:value-type="date" office:date-value="2025-01-25">
            <text:p>25/01/2025</text:p>
          </table:table-cell>
          <table:table-cell table:number-columns-repeated="2" table:style-name="ce18" office:value-type="string">
            <text:p>High</text:p>
          </table:table-cell>
          <table:table-cell table:style-name="ce87" table:formula="of:=IF(AND([.G42]=&quot;High&quot;; [.F42]=&quot;High&quot;); &quot;Critical&quot;;      IF(AND([.G42]=&quot;High&quot;; [.F42]=&quot;Medium&quot;); &quot;Urgent&quot;;      IF(AND([.G42]=&quot;Medium&quot;; [.F42]=&quot;High&quot;); &quot;Important&quot;;      &quot;Low Priority&quot;)))" office:value-type="string" office:string-value="Critical">
            <text:p>Critical</text:p>
          </table:table-cell>
          <table:table-cell table:style-name="ce18" table:formula="of:=[.E42]-[.D42]" office:value-type="float" office:value="5">
            <text:p>5</text:p>
          </table:table-cell>
          <table:table-cell table:style-name="ce88" table:content-validation-name="val3" office:value-type="string">
            <text:p>Completed</text:p>
          </table:table-cell>
          <table:table-cell table:style-name="ce93" office:value-type="percentage" office:value="1">
            <text:p>100.00%</text:p>
          </table:table-cell>
          <table:table-cell table:style-name="ce91" table:formula="of:=MIN(100;(TODAY()-[.D42])/([.I42])*100)" office:value-type="float" office:value="100">
            <text:p>100</text:p>
          </table:table-cell>
          <table:table-cell table:style-name="ce94" table:formula="of:=IF([.K42]=1; &quot; -- &quot;; IF(AND([.E42]&lt;TODAY(); [.K42]&lt;&gt;100); &quot;Overdue&quot;; &quot;Ontrack&quot;))" office:value-type="string" office:string-value=" -- ">
            <text:p><text:s/>-- </text:p>
          </table:table-cell>
          <table:table-cell table:style-name="ce95" table:content-validation-name="val4" office:value-type="string">
            <text:p><text:s/>- - </text:p>
          </table:table-cell>
          <table:table-cell table:style-name="ce15"/>
          <table:table-cell table:style-name="ce99" table:formula="of:=IF(OR([.J42]=&quot;Not Started&quot;;[.J42]=&quot;Ongoing&quot;); REPT(&quot;█&quot;; [.K42]*10) ; &quot; ------ &quot;)" office:value-type="string" office:string-value=" ------ ">
            <text:p><text:s/>------ </text:p>
          </table:table-cell>
          <table:table-cell table:number-columns-repeated="25"/>
        </table:table-row>
        <table:table-row table:style-name="ro3">
          <table:table-cell/>
          <table:table-cell table:style-name="ce18" office:value-type="string">
            <text:p>Task 2</text:p>
          </table:table-cell>
          <table:table-cell table:style-name="ce18" office:value-type="string">
            <text:p>b</text:p>
          </table:table-cell>
          <table:table-cell table:style-name="ce46" office:value-type="date" office:date-value="2025-01-21">
            <text:p>21/01/2025</text:p>
          </table:table-cell>
          <table:table-cell table:style-name="ce46" office:value-type="date" office:date-value="2025-01-23">
            <text:p>23/01/2025</text:p>
          </table:table-cell>
          <table:table-cell table:number-columns-repeated="2" table:style-name="ce18" office:value-type="string">
            <text:p>Medium</text:p>
          </table:table-cell>
          <table:table-cell table:style-name="ce87" table:formula="of:=IF(AND([.G43]=&quot;High&quot;; [.F43]=&quot;High&quot;); &quot;Critical&quot;;      IF(AND([.G43]=&quot;High&quot;; [.F43]=&quot;Medium&quot;); &quot;Urgent&quot;;      IF(AND([.G43]=&quot;Medium&quot;; [.F43]=&quot;High&quot;); &quot;Important&quot;;      &quot;Low Priority&quot;)))" office:value-type="string" office:string-value="Low Priority">
            <text:p>Low Priority</text:p>
          </table:table-cell>
          <table:table-cell table:style-name="ce18" table:formula="of:=[.E43]-[.D43]" office:value-type="float" office:value="2">
            <text:p>2</text:p>
          </table:table-cell>
          <table:table-cell table:style-name="ce88" table:content-validation-name="val3" office:value-type="string">
            <text:p>Completed</text:p>
          </table:table-cell>
          <table:table-cell table:style-name="ce93" office:value-type="percentage" office:value="1">
            <text:p>100.00%</text:p>
          </table:table-cell>
          <table:table-cell table:style-name="ce91" table:formula="of:=MIN(100;(TODAY()-[.D43])/([.I43])*100)" office:value-type="float" office:value="100">
            <text:p>100</text:p>
          </table:table-cell>
          <table:table-cell table:style-name="ce94" table:formula="of:=IF([.K43]=1; &quot; -- &quot;; IF(AND([.E43]&lt;TODAY(); [.K43]&lt;&gt;100); &quot;Overdue&quot;; &quot;Ontrack&quot;))" office:value-type="string" office:string-value=" -- ">
            <text:p><text:s/>-- </text:p>
          </table:table-cell>
          <table:table-cell table:style-name="ce95" table:content-validation-name="val4" office:value-type="string">
            <text:p><text:s/>- - </text:p>
          </table:table-cell>
          <table:table-cell table:style-name="ce15"/>
          <table:table-cell table:style-name="ce99" table:formula="of:=IF(OR([.J43]=&quot;Not Started&quot;;[.J43]=&quot;Ongoing&quot;); REPT(&quot;█&quot;; [.K43]*10) ; &quot; ------ &quot;)" office:value-type="string" office:string-value=" ------ ">
            <text:p><text:s/>------ </text:p>
          </table:table-cell>
          <table:table-cell table:number-columns-repeated="25"/>
        </table:table-row>
        <table:table-row table:style-name="ro3">
          <table:table-cell/>
          <table:table-cell table:style-name="ce18" office:value-type="string">
            <text:p>Task 3</text:p>
          </table:table-cell>
          <table:table-cell table:style-name="ce18" office:value-type="string">
            <text:p>c</text:p>
          </table:table-cell>
          <table:table-cell table:style-name="ce46" office:value-type="date" office:date-value="2025-01-22">
            <text:p>22/01/2025</text:p>
          </table:table-cell>
          <table:table-cell table:style-name="ce46" office:value-type="date" office:date-value="2025-01-26">
            <text:p>26/01/2025</text:p>
          </table:table-cell>
          <table:table-cell table:style-name="ce18" office:value-type="string">
            <text:p>Low</text:p>
          </table:table-cell>
          <table:table-cell table:style-name="ce18" office:value-type="string">
            <text:p>High</text:p>
          </table:table-cell>
          <table:table-cell table:style-name="ce87" table:formula="of:=IF(AND([.G44]=&quot;High&quot;; [.F44]=&quot;High&quot;); &quot;Critical&quot;;      IF(AND([.G44]=&quot;High&quot;; [.F44]=&quot;Medium&quot;); &quot;Urgent&quot;;      IF(AND([.G44]=&quot;Medium&quot;; [.F44]=&quot;High&quot;); &quot;Important&quot;;      &quot;Low Priority&quot;)))" office:value-type="string" office:string-value="Low Priority">
            <text:p>Low Priority</text:p>
          </table:table-cell>
          <table:table-cell table:style-name="ce18" table:formula="of:=[.E44]-[.D44]" office:value-type="float" office:value="4">
            <text:p>4</text:p>
          </table:table-cell>
          <table:table-cell table:style-name="ce88" table:content-validation-name="val3" office:value-type="string">
            <text:p>Completed</text:p>
          </table:table-cell>
          <table:table-cell table:style-name="ce93" office:value-type="percentage" office:value="1">
            <text:p>100.00%</text:p>
          </table:table-cell>
          <table:table-cell table:style-name="ce91" table:formula="of:=MIN(100;(TODAY()-[.D44])/([.I44])*100)" office:value-type="float" office:value="100">
            <text:p>100</text:p>
          </table:table-cell>
          <table:table-cell table:style-name="ce94" table:formula="of:=IF([.K44]=1; &quot; -- &quot;; IF(AND([.E44]&lt;TODAY(); [.K44]&lt;&gt;100); &quot;Overdue&quot;; &quot;Ontrack&quot;))" office:value-type="string" office:string-value=" -- ">
            <text:p><text:s/>-- </text:p>
          </table:table-cell>
          <table:table-cell table:style-name="ce95" table:content-validation-name="val4" office:value-type="string">
            <text:p><text:s/>- - </text:p>
          </table:table-cell>
          <table:table-cell table:style-name="ce15"/>
          <table:table-cell table:style-name="ce99" table:formula="of:=IF(OR([.J44]=&quot;Not Started&quot;;[.J44]=&quot;Ongoing&quot;); REPT(&quot;█&quot;; [.K44]*10) ; &quot; ------ &quot;)" office:value-type="string" office:string-value=" ------ ">
            <text:p><text:s/>------ </text:p>
          </table:table-cell>
          <table:table-cell table:number-columns-repeated="25"/>
        </table:table-row>
        <table:table-row table:style-name="ro3">
          <table:table-cell/>
          <table:table-cell table:style-name="ce18" office:value-type="string">
            <text:p>Task 4</text:p>
          </table:table-cell>
          <table:table-cell table:style-name="ce18" office:value-type="string">
            <text:p>d</text:p>
          </table:table-cell>
          <table:table-cell table:style-name="ce46" office:value-type="date" office:date-value="2025-01-23">
            <text:p>23/01/2025</text:p>
          </table:table-cell>
          <table:table-cell table:style-name="ce46" office:value-type="date" office:date-value="2025-01-29">
            <text:p>29/01/2025</text:p>
          </table:table-cell>
          <table:table-cell table:style-name="ce18" office:value-type="string">
            <text:p>High</text:p>
          </table:table-cell>
          <table:table-cell table:style-name="ce18" office:value-type="string">
            <text:p>Low</text:p>
          </table:table-cell>
          <table:table-cell table:style-name="ce87" table:formula="of:=IF(AND([.G45]=&quot;High&quot;; [.F45]=&quot;High&quot;); &quot;Critical&quot;;      IF(AND([.G45]=&quot;High&quot;; [.F45]=&quot;Medium&quot;); &quot;Urgent&quot;;      IF(AND([.G45]=&quot;Medium&quot;; [.F45]=&quot;High&quot;); &quot;Important&quot;;      &quot;Low Priority&quot;)))" office:value-type="string" office:string-value="Low Priority">
            <text:p>Low Priority</text:p>
          </table:table-cell>
          <table:table-cell table:style-name="ce18" table:formula="of:=[.E45]-[.D45]" office:value-type="float" office:value="6">
            <text:p>6</text:p>
          </table:table-cell>
          <table:table-cell table:style-name="ce88" table:content-validation-name="val3" office:value-type="string">
            <text:p>Ongoing</text:p>
          </table:table-cell>
          <table:table-cell table:style-name="ce93" office:value-type="percentage" office:value="0.3">
            <text:p>30.00%</text:p>
          </table:table-cell>
          <table:table-cell table:style-name="ce91" table:formula="of:=MIN(100;(TODAY()-[.D45])/([.I45])*100)" office:value-type="float" office:value="100">
            <text:p>100</text:p>
          </table:table-cell>
          <table:table-cell table:style-name="ce94" table:formula="of:=IF([.K45]=1; &quot; -- &quot;; IF(AND([.E45]&lt;TODAY(); [.K45]&lt;&gt;100); &quot;Overdue&quot;; &quot;Ontrack&quot;))" office:value-type="string" office:string-value="Overdue">
            <text:p>Overdue</text:p>
          </table:table-cell>
          <table:table-cell table:style-name="ce95" table:content-validation-name="val4" office:value-type="string">
            <text:p>Issue</text:p>
          </table:table-cell>
          <table:table-cell table:style-name="ce15"/>
          <table:table-cell table:style-name="ce100" table:formula="of:=IF(OR([.J45]=&quot;Not Started&quot;;[.J45]=&quot;Ongoing&quot;); REPT(&quot;█&quot;; [.K45]*10) ; &quot; ------ &quot;)" office:value-type="string" office:string-value="███">
            <text:p>███</text:p>
          </table:table-cell>
          <table:table-cell table:number-columns-repeated="25"/>
        </table:table-row>
        <table:table-row table:style-name="ro3">
          <table:table-cell/>
          <table:table-cell table:style-name="ce18" office:value-type="string">
            <text:p>Task 5</text:p>
          </table:table-cell>
          <table:table-cell table:style-name="ce18" office:value-type="string">
            <text:p>b</text:p>
          </table:table-cell>
          <table:table-cell table:style-name="ce46" office:value-type="date" office:date-value="2025-01-24">
            <text:p>24/01/2025</text:p>
          </table:table-cell>
          <table:table-cell table:style-name="ce46" office:value-type="date" office:date-value="2025-01-30">
            <text:p>30/01/2025</text:p>
          </table:table-cell>
          <table:table-cell table:style-name="ce18" office:value-type="string">
            <text:p>High</text:p>
          </table:table-cell>
          <table:table-cell table:style-name="ce18" office:value-type="string">
            <text:p>Medium</text:p>
          </table:table-cell>
          <table:table-cell table:style-name="ce87" table:formula="of:=IF(AND([.G46]=&quot;High&quot;; [.F46]=&quot;High&quot;); &quot;Critical&quot;;      IF(AND([.G46]=&quot;High&quot;; [.F46]=&quot;Medium&quot;); &quot;Urgent&quot;;      IF(AND([.G46]=&quot;Medium&quot;; [.F46]=&quot;High&quot;); &quot;Important&quot;;      &quot;Low Priority&quot;)))" office:value-type="string" office:string-value="Important">
            <text:p>Important</text:p>
          </table:table-cell>
          <table:table-cell table:style-name="ce18" table:formula="of:=[.E46]-[.D46]" office:value-type="float" office:value="6">
            <text:p>6</text:p>
          </table:table-cell>
          <table:table-cell table:style-name="ce88" table:content-validation-name="val3" office:value-type="string">
            <text:p>Ongoing</text:p>
          </table:table-cell>
          <table:table-cell table:style-name="ce93" office:value-type="percentage" office:value="0.1">
            <text:p>10.00%</text:p>
          </table:table-cell>
          <table:table-cell table:style-name="ce91" table:formula="of:=MIN(100;(TODAY()-[.D46])/([.I46])*100)" office:value-type="float" office:value="100">
            <text:p>100</text:p>
          </table:table-cell>
          <table:table-cell table:style-name="ce94" table:formula="of:=IF([.K46]=1; &quot; -- &quot;; IF(AND([.E46]&lt;TODAY(); [.K46]&lt;&gt;100); &quot;Overdue&quot;; &quot;Ontrack&quot;))" office:value-type="string" office:string-value="Overdue">
            <text:p>Overdue</text:p>
          </table:table-cell>
          <table:table-cell table:style-name="ce95" table:content-validation-name="val4" office:value-type="string">
            <text:p>Action</text:p>
          </table:table-cell>
          <table:table-cell table:style-name="ce15"/>
          <table:table-cell table:style-name="ce100" table:formula="of:=IF(OR([.J46]=&quot;Not Started&quot;;[.J46]=&quot;Ongoing&quot;); REPT(&quot;█&quot;; [.K46]*10) ; &quot; ------ &quot;)" office:value-type="string" office:string-value="█">
            <text:p>█</text:p>
          </table:table-cell>
          <table:table-cell table:number-columns-repeated="25"/>
        </table:table-row>
        <table:table-row table:style-name="ro8">
          <table:table-cell table:style-name="ce42"/>
          <table:table-cell table:style-name="ce18" office:value-type="string">
            <text:p>Task 6</text:p>
          </table:table-cell>
          <table:table-cell table:style-name="ce18" office:value-type="string">
            <text:p>d</text:p>
          </table:table-cell>
          <table:table-cell table:style-name="ce46" office:value-type="date" office:date-value="2025-01-24">
            <text:p>24/01/2025</text:p>
          </table:table-cell>
          <table:table-cell table:style-name="ce46" office:value-type="date" office:date-value="2025-01-26">
            <text:p>26/01/2025</text:p>
          </table:table-cell>
          <table:table-cell table:style-name="ce18" office:value-type="string">
            <text:p>Low</text:p>
          </table:table-cell>
          <table:table-cell table:style-name="ce18" office:value-type="string">
            <text:p>High</text:p>
          </table:table-cell>
          <table:table-cell table:style-name="ce87" table:formula="of:=IF(AND([.G47]=&quot;High&quot;; [.F47]=&quot;High&quot;); &quot;Critical&quot;;      IF(AND([.G47]=&quot;High&quot;; [.F47]=&quot;Medium&quot;); &quot;Urgent&quot;;      IF(AND([.G47]=&quot;Medium&quot;; [.F47]=&quot;High&quot;); &quot;Important&quot;;      &quot;Low Priority&quot;)))" office:value-type="string" office:string-value="Low Priority">
            <text:p>Low Priority</text:p>
          </table:table-cell>
          <table:table-cell table:style-name="ce18" table:formula="of:=[.E47]-[.D47]" office:value-type="float" office:value="2">
            <text:p>2</text:p>
          </table:table-cell>
          <table:table-cell table:style-name="ce88" table:content-validation-name="val3" office:value-type="string">
            <text:p>Ongoing</text:p>
          </table:table-cell>
          <table:table-cell table:style-name="ce93" office:value-type="percentage" office:value="0.1">
            <text:p>10.00%</text:p>
          </table:table-cell>
          <table:table-cell table:style-name="ce91" table:formula="of:=MIN(100;(TODAY()-[.D47])/([.I47])*100)" office:value-type="float" office:value="100">
            <text:p>100</text:p>
          </table:table-cell>
          <table:table-cell table:style-name="ce94" table:formula="of:=IF([.K47]=1; &quot; -- &quot;; IF(AND([.E47]&lt;TODAY(); [.K47]&lt;&gt;100); &quot;Overdue&quot;; &quot;Ontrack&quot;))" office:value-type="string" office:string-value="Overdue">
            <text:p>Overdue</text:p>
          </table:table-cell>
          <table:table-cell table:style-name="ce95" table:content-validation-name="val4" office:value-type="string">
            <text:p>Depandency</text:p>
          </table:table-cell>
          <table:table-cell table:style-name="ce15"/>
          <table:table-cell table:style-name="ce100" table:formula="of:=IF(OR([.J47]=&quot;Not Started&quot;;[.J47]=&quot;Ongoing&quot;); REPT(&quot;█&quot;; [.K47]*10) ; &quot; ------ &quot;)" office:value-type="string" office:string-value="█">
            <text:p>█</text:p>
          </table:table-cell>
          <table:table-cell table:number-columns-repeated="25"/>
        </table:table-row>
        <table:table-row table:style-name="ro2" table:number-rows-repeated="3">
          <table:table-cell table:number-columns-repeated="41"/>
        </table:table-row>
        <table:table-row table:style-name="ro2">
          <table:table-cell table:number-columns-repeated="6"/>
          <table:table-cell table:style-name="ce52" office:value-type="string">
            <text:p>Priority</text:p>
          </table:table-cell>
          <table:table-cell table:number-columns-repeated="2"/>
          <table:table-cell table:style-name="ce52" office:value-type="string">
            <text:p>Total project completion %</text:p>
          </table:table-cell>
          <table:table-cell table:number-columns-repeated="31"/>
        </table:table-row>
        <table:table-row table:style-name="ro2">
          <table:table-cell table:number-columns-repeated="3"/>
          <table:table-cell table:style-name="ce17" office:value-type="string">
            <text:p>Completed</text:p>
          </table:table-cell>
          <table:table-cell table:style-name="ce15" table:formula="of:=COUNTIF([.H61:.H65]; &quot;Completed&quot;)" office:value-type="float" office:value="2">
            <text:p>2</text:p>
          </table:table-cell>
          <table:table-cell/>
          <table:table-cell table:style-name="ce17" office:value-type="string">
            <text:p>High </text:p>
          </table:table-cell>
          <table:table-cell table:style-name="ce15" table:formula="of:=COUNTIF([.F60:.F65]; &quot;High&quot;)" office:value-type="float" office:value="3">
            <text:p>3</text:p>
          </table:table-cell>
          <table:table-cell/>
          <table:table-cell table:style-name="ce17" office:value-type="string">
            <text:p>Current</text:p>
          </table:table-cell>
          <table:table-cell table:style-name="ce66" table:formula="of:=AVERAGE([.I60:.I65])" office:value-type="percentage" office:value="0.525">
            <text:p>52.50%</text:p>
          </table:table-cell>
          <table:table-cell table:number-columns-repeated="10"/>
          <table:table-cell>
            <draw:frame table:end-cell-address="Sheet3.V53" table:end-x="1.535cm" table:end-y="0.063cm" draw:z-index="1" draw:style-name="gr1" draw:text-style-name="P1" svg:width="0.167cm" svg:height="0.08cm" svg:x="1.368cm" svg:y="0.434cm">
              <draw:object xlink:href="./Object 7" xlink:type="simple" xlink:show="embed" xlink:actuate="onLoad">
                <text:p/>
              </draw:object>
              <draw:image xlink:href="./ObjectReplacements/Object 7" xlink:type="simple" xlink:show="embed" xlink:actuate="onLoad"/>
            </draw:frame>
          </table:table-cell>
          <table:table-cell table:number-columns-repeated="19"/>
        </table:table-row>
        <table:table-row table:style-name="ro2">
          <table:table-cell table:number-columns-repeated="3"/>
          <table:table-cell table:style-name="ce17" office:value-type="string">
            <text:p>Ongoing</text:p>
          </table:table-cell>
          <table:table-cell table:style-name="ce15" table:formula="of:=COUNTIF([.H60:.H65]; &quot;Ongoing&quot;)" office:value-type="float" office:value="3">
            <text:p>3</text:p>
          </table:table-cell>
          <table:table-cell/>
          <table:table-cell table:style-name="ce17" office:value-type="string">
            <text:p>Medium </text:p>
          </table:table-cell>
          <table:table-cell table:style-name="ce15" table:formula="of:=COUNTIF([.F60:.F65]; &quot;Medium&quot;)" office:value-type="float" office:value="1">
            <text:p>1</text:p>
          </table:table-cell>
          <table:table-cell/>
          <table:table-cell table:style-name="ce17" office:value-type="string">
            <text:p>Expected</text:p>
          </table:table-cell>
          <table:table-cell table:style-name="ce15" table:formula="of:=AVERAGE([.J60:.J65])" office:value-type="float" office:value="100">
            <text:p>100</text:p>
          </table:table-cell>
          <table:table-cell table:number-columns-repeated="30"/>
        </table:table-row>
        <table:table-row table:style-name="ro2">
          <table:table-cell table:number-columns-repeated="3"/>
          <table:table-cell table:style-name="ce17" office:value-type="string">
            <text:p>Not Started</text:p>
          </table:table-cell>
          <table:table-cell table:style-name="ce15" table:formula="of:=COUNTIF([.H60:.H65]; &quot;Not Started&quot;)" office:value-type="float" office:value="1">
            <text:p>1</text:p>
          </table:table-cell>
          <table:table-cell/>
          <table:table-cell table:style-name="ce17" office:value-type="string">
            <text:p>Low </text:p>
          </table:table-cell>
          <table:table-cell table:style-name="ce15" table:formula="of:=COUNTIF([.F60:.F65]; &quot;Low&quot;)" office:value-type="float" office:value="2">
            <text:p>2</text:p>
          </table:table-cell>
          <table:table-cell/>
          <table:table-cell table:style-name="ce52"/>
          <table:table-cell table:number-columns-repeated="31"/>
        </table:table-row>
        <table:table-row table:style-name="ro2">
          <table:table-cell table:number-columns-repeated="41"/>
        </table:table-row>
        <table:table-row table:style-name="ro8">
          <table:table-cell/>
          <table:table-cell table:style-name="ce43" office:value-type="string">
            <text:p>TimeLine</text:p>
          </table:table-cell>
          <table:table-cell table:formula="of:=MIN([.D60:.D65])" office:value-type="date" office:date-value="2025-01-15">
            <text:p>15/01/25</text:p>
          </table:table-cell>
          <table:table-cell table:formula="of:=MAX([.E60:.E65])" office:value-type="date" office:date-value="2025-01-30">
            <text:p>30/01/25</text:p>
          </table:table-cell>
          <table:table-cell table:number-columns-repeated="37"/>
        </table:table-row>
        <table:table-row table:style-name="ro2" table:number-rows-repeated="2">
          <table:table-cell table:number-columns-repeated="41"/>
        </table:table-row>
        <table:table-row table:style-name="ro1">
          <table:table-cell/>
          <table:table-cell table:style-name="ce13" office:value-type="string">
            <text:p>Task Name</text:p>
          </table:table-cell>
          <table:table-cell table:style-name="ce13" office:value-type="string">
            <text:p>Assigined</text:p>
          </table:table-cell>
          <table:table-cell table:style-name="ce13" office:value-type="string">
            <text:p>Start Date</text:p>
          </table:table-cell>
          <table:table-cell table:style-name="ce13" office:value-type="string">
            <text:p>End Date</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style-name="ce26" office:value-type="string">
            <text:p>Progress</text:p>
          </table:table-cell>
          <table:table-cell table:number-columns-repeated="27"/>
        </table:table-row>
        <table:table-row table:style-name="ro3">
          <table:table-cell/>
          <table:table-cell table:style-name="ce18" office:value-type="string">
            <text:p>Task 1</text:p>
          </table:table-cell>
          <table:table-cell table:style-name="ce18" office:value-type="string">
            <text:p>c</text:p>
          </table:table-cell>
          <table:table-cell table:style-name="ce46" office:value-type="date" office:date-value="2025-01-15">
            <text:p>15/01/2025</text:p>
          </table:table-cell>
          <table:table-cell table:style-name="ce46" office:value-type="date" office:date-value="2025-01-20">
            <text:p>20/01/2025</text:p>
          </table:table-cell>
          <table:table-cell table:style-name="ce18" office:value-type="string">
            <text:p>High</text:p>
          </table:table-cell>
          <table:table-cell table:style-name="ce18" table:formula="of:=[.E60]-[.D60]" office:value-type="float" office:value="5">
            <text:p>5</text:p>
          </table:table-cell>
          <table:table-cell table:style-name="ce88" table:content-validation-name="val3" office:value-type="string">
            <text:p>Ongoing</text:p>
          </table:table-cell>
          <table:table-cell table:style-name="ce89" office:value-type="percentage" office:value="0.75">
            <text:p>75.00%</text:p>
          </table:table-cell>
          <table:table-cell table:style-name="ce91" table:formula="of:=MIN(100;(TODAY()-[.D60])/([.G60])*100)" office:value-type="float" office:value="100">
            <text:p>100</text:p>
          </table:table-cell>
          <table:table-cell table:style-name="ce94" table:formula="of:=IF([.I60]=1; &quot; -- &quot;; IF(AND([.E60]&lt;TODAY(); [.I60]&lt;&gt;100); &quot;Overdue&quot;; &quot;Ontrack&quot;))" office:value-type="string" office:string-value="Overdue">
            <text:p>Overdue</text:p>
          </table:table-cell>
          <table:table-cell table:style-name="ce95" table:content-validation-name="val4" office:value-type="string">
            <text:p>Action</text:p>
          </table:table-cell>
          <table:table-cell table:style-name="ce15"/>
          <table:table-cell table:style-name="ce96" table:formula="of:=IF(OR([.H60]=&quot;Not Started&quot;;[.H65]=&quot;Ongoing&quot;); REPT(&quot;█&quot;; [.K42]*10) ; &quot; ------ &quot;)" office:value-type="string" office:string-value="██████████">
            <text:p>██████████</text:p>
          </table:table-cell>
          <table:table-cell table:number-columns-repeated="2"/>
          <table:table-cell>
            <draw:frame table:end-cell-address="Sheet3.Q60" table:end-x="2.091cm" table:end-y="0.453cm" draw:z-index="0" draw:style-name="gr1" draw:text-style-name="P1" svg:width="0.641cm" svg:height="0.026cm" svg:x="1.45cm" svg:y="0.427cm">
              <draw:object xlink:href="./Object 6" xlink:type="simple" xlink:show="embed" xlink:actuate="onLoad">
                <text:p/>
              </draw:object>
              <draw:image xlink:href="./ObjectReplacements/Object 6" xlink:type="simple" xlink:show="embed" xlink:actuate="onLoad"/>
            </draw:frame>
          </table:table-cell>
          <table:table-cell table:number-columns-repeated="24"/>
        </table:table-row>
        <table:table-row table:style-name="ro3">
          <table:table-cell/>
          <table:table-cell table:style-name="ce18" office:value-type="string">
            <text:p>Task 2</text:p>
          </table:table-cell>
          <table:table-cell table:style-name="ce18" office:value-type="string">
            <text:p>b</text:p>
          </table:table-cell>
          <table:table-cell table:style-name="ce46" office:value-type="date" office:date-value="2025-01-18">
            <text:p>18/01/2025</text:p>
          </table:table-cell>
          <table:table-cell table:style-name="ce46" office:value-type="date" office:date-value="2025-01-22">
            <text:p>22/01/2025</text:p>
          </table:table-cell>
          <table:table-cell table:style-name="ce18" office:value-type="string">
            <text:p>Low</text:p>
          </table:table-cell>
          <table:table-cell table:style-name="ce18" table:formula="of:=[.E61]-[.D61]" office:value-type="float" office:value="4">
            <text:p>4</text:p>
          </table:table-cell>
          <table:table-cell table:style-name="ce88" table:content-validation-name="val3" office:value-type="string">
            <text:p>Completed</text:p>
          </table:table-cell>
          <table:table-cell table:style-name="ce89" office:value-type="percentage" office:value="1">
            <text:p>100.00%</text:p>
          </table:table-cell>
          <table:table-cell table:style-name="ce91" table:formula="of:=MIN(100;(TODAY()-[.D61])/([.G61])*100)" office:value-type="float" office:value="100">
            <text:p>100</text:p>
          </table:table-cell>
          <table:table-cell table:style-name="ce94" table:formula="of:=IF([.I61]=1; &quot; -- &quot;; IF(AND([.E61]&lt;TODAY(); [.I61]&lt;&gt;100); &quot;Overdue&quot;; &quot;Ontrack&quot;))" office:value-type="string" office:string-value=" -- ">
            <text:p><text:s/>-- </text:p>
          </table:table-cell>
          <table:table-cell table:style-name="ce95" table:content-validation-name="val4" office:value-type="string">
            <text:p><text:s/>- - </text:p>
          </table:table-cell>
          <table:table-cell table:style-name="ce15"/>
          <table:table-cell table:style-name="ce96" table:formula="of:=IF(OR([.H61]=&quot;Not Started&quot;;[.H66]=&quot;Ongoing&quot;); REPT(&quot;█&quot;; [.K43]*10) ; &quot; ------ &quot;)" office:value-type="string" office:string-value=" ------ ">
            <text:p><text:s/>------ </text:p>
          </table:table-cell>
          <table:table-cell table:number-columns-repeated="27"/>
        </table:table-row>
        <table:table-row table:style-name="ro3">
          <table:table-cell/>
          <table:table-cell table:style-name="ce18" office:value-type="string">
            <text:p>Task 3</text:p>
          </table:table-cell>
          <table:table-cell table:style-name="ce18" office:value-type="string">
            <text:p>a</text:p>
          </table:table-cell>
          <table:table-cell table:style-name="ce46" office:value-type="date" office:date-value="2025-01-19">
            <text:p>19/01/2025</text:p>
          </table:table-cell>
          <table:table-cell table:style-name="ce46" office:value-type="date" office:date-value="2025-01-25">
            <text:p>25/01/2025</text:p>
          </table:table-cell>
          <table:table-cell table:style-name="ce18" office:value-type="string">
            <text:p>Low</text:p>
          </table:table-cell>
          <table:table-cell table:style-name="ce18" table:formula="of:=[.E62]-[.D62]" office:value-type="float" office:value="6">
            <text:p>6</text:p>
          </table:table-cell>
          <table:table-cell table:style-name="ce88" table:content-validation-name="val3" office:value-type="string">
            <text:p>Not Started</text:p>
          </table:table-cell>
          <table:table-cell table:style-name="ce89" office:value-type="percentage" office:value="0">
            <text:p>0.00%</text:p>
          </table:table-cell>
          <table:table-cell table:style-name="ce91" table:formula="of:=MIN(100;(TODAY()-[.D62])/([.G62])*100)" office:value-type="float" office:value="100">
            <text:p>100</text:p>
          </table:table-cell>
          <table:table-cell table:style-name="ce94" table:formula="of:=IF([.I62]=1; &quot; -- &quot;; IF(AND([.E62]&lt;TODAY(); [.I62]&lt;&gt;100); &quot;Overdue&quot;; &quot;Ontrack&quot;))" office:value-type="string" office:string-value="Overdue">
            <text:p>Overdue</text:p>
          </table:table-cell>
          <table:table-cell table:style-name="ce95" table:content-validation-name="val4" office:value-type="string">
            <text:p>Risk</text:p>
          </table:table-cell>
          <table:table-cell table:style-name="ce15"/>
          <table:table-cell table:style-name="ce96" table:formula="of:=IF(OR([.H62]=&quot;Not Started&quot;;[.H67]=&quot;Ongoing&quot;); REPT(&quot;█&quot;; [.K44]*10) ; &quot; ------ &quot;)" office:value-type="string" office:string-value="██████████">
            <text:p>██████████</text:p>
          </table:table-cell>
          <table:table-cell table:number-columns-repeated="27"/>
        </table:table-row>
        <table:table-row table:style-name="ro3">
          <table:table-cell/>
          <table:table-cell table:style-name="ce18" office:value-type="string">
            <text:p>Task 4</text:p>
          </table:table-cell>
          <table:table-cell table:style-name="ce18" office:value-type="string">
            <text:p>d</text:p>
          </table:table-cell>
          <table:table-cell table:style-name="ce46" office:value-type="date" office:date-value="2025-01-21">
            <text:p>21/01/2025</text:p>
          </table:table-cell>
          <table:table-cell table:style-name="ce46" office:value-type="date" office:date-value="2025-01-28">
            <text:p>28/01/2025</text:p>
          </table:table-cell>
          <table:table-cell table:style-name="ce18" office:value-type="string">
            <text:p>High</text:p>
          </table:table-cell>
          <table:table-cell table:style-name="ce18" table:formula="of:=[.E63]-[.D63]" office:value-type="float" office:value="7">
            <text:p>7</text:p>
          </table:table-cell>
          <table:table-cell table:style-name="ce88" table:content-validation-name="val3" office:value-type="string">
            <text:p>Ongoing</text:p>
          </table:table-cell>
          <table:table-cell table:style-name="ce89" office:value-type="percentage" office:value="0.3">
            <text:p>30.00%</text:p>
          </table:table-cell>
          <table:table-cell table:style-name="ce91" table:formula="of:=MIN(100;(TODAY()-[.D63])/([.G63])*100)" office:value-type="float" office:value="100">
            <text:p>100</text:p>
          </table:table-cell>
          <table:table-cell table:style-name="ce94" table:formula="of:=IF([.I63]=1; &quot; -- &quot;; IF(AND([.E63]&lt;TODAY(); [.I63]&lt;&gt;100); &quot;Overdue&quot;; &quot;Ontrack&quot;))" office:value-type="string" office:string-value="Overdue">
            <text:p>Overdue</text:p>
          </table:table-cell>
          <table:table-cell table:style-name="ce95" table:content-validation-name="val4" office:value-type="string">
            <text:p>Issue</text:p>
          </table:table-cell>
          <table:table-cell table:style-name="ce15"/>
          <table:table-cell table:style-name="ce96" table:formula="of:=IF(OR([.H63]=&quot;Not Started&quot;;[.H68]=&quot;Ongoing&quot;); REPT(&quot;█&quot;; [.K45]*10) ; &quot; ------ &quot;)" office:value-type="string" office:string-value=" ------ ">
            <text:p><text:s/>------ </text:p>
          </table:table-cell>
          <table:table-cell table:number-columns-repeated="27"/>
        </table:table-row>
        <table:table-row table:style-name="ro3">
          <table:table-cell/>
          <table:table-cell table:style-name="ce18" office:value-type="string">
            <text:p>Task 5</text:p>
          </table:table-cell>
          <table:table-cell table:style-name="ce18" office:value-type="string">
            <text:p>d</text:p>
          </table:table-cell>
          <table:table-cell table:style-name="ce46" office:value-type="date" office:date-value="2025-01-22">
            <text:p>22/01/2025</text:p>
          </table:table-cell>
          <table:table-cell table:style-name="ce46" office:value-type="date" office:date-value="2025-01-30">
            <text:p>30/01/2025</text:p>
          </table:table-cell>
          <table:table-cell table:style-name="ce18" office:value-type="string">
            <text:p>Medium</text:p>
          </table:table-cell>
          <table:table-cell table:style-name="ce18" table:formula="of:=[.E64]-[.D64]" office:value-type="float" office:value="8">
            <text:p>8</text:p>
          </table:table-cell>
          <table:table-cell table:style-name="ce88" table:content-validation-name="val3" office:value-type="string">
            <text:p>Completed</text:p>
          </table:table-cell>
          <table:table-cell table:style-name="ce89" office:value-type="percentage" office:value="1">
            <text:p>100.00%</text:p>
          </table:table-cell>
          <table:table-cell table:style-name="ce91" table:formula="of:=MIN(100;(TODAY()-[.D64])/([.G64])*100)" office:value-type="float" office:value="100">
            <text:p>100</text:p>
          </table:table-cell>
          <table:table-cell table:style-name="ce94" table:formula="of:=IF([.I64]=1; &quot; -- &quot;; IF(AND([.E64]&lt;TODAY(); [.I64]&lt;&gt;100); &quot;Overdue&quot;; &quot;Ontrack&quot;))" office:value-type="string" office:string-value=" -- ">
            <text:p><text:s/>-- </text:p>
          </table:table-cell>
          <table:table-cell table:style-name="ce95" table:content-validation-name="val4" office:value-type="string">
            <text:p><text:s/>- - </text:p>
          </table:table-cell>
          <table:table-cell table:style-name="ce15"/>
          <table:table-cell table:style-name="ce96" table:formula="of:=IF(OR([.H64]=&quot;Not Started&quot;;[.H69]=&quot;Ongoing&quot;); REPT(&quot;█&quot;; [.K46]*10) ; &quot; ------ &quot;)" office:value-type="string" office:string-value=" ------ ">
            <text:p><text:s/>------ </text:p>
          </table:table-cell>
          <table:table-cell table:number-columns-repeated="27"/>
        </table:table-row>
        <table:table-row table:style-name="ro3">
          <table:table-cell/>
          <table:table-cell table:style-name="ce18" office:value-type="string">
            <text:p>Task 6</text:p>
          </table:table-cell>
          <table:table-cell table:style-name="ce18" office:value-type="string">
            <text:p>a</text:p>
          </table:table-cell>
          <table:table-cell table:style-name="ce46" office:value-type="date" office:date-value="2025-01-23">
            <text:p>23/01/2025</text:p>
          </table:table-cell>
          <table:table-cell table:style-name="ce46" office:value-type="date" office:date-value="2025-01-27">
            <text:p>27/01/2025</text:p>
          </table:table-cell>
          <table:table-cell table:style-name="ce18" office:value-type="string">
            <text:p>High</text:p>
          </table:table-cell>
          <table:table-cell table:style-name="ce18" table:formula="of:=[.E65]-[.D65]" office:value-type="float" office:value="4">
            <text:p>4</text:p>
          </table:table-cell>
          <table:table-cell table:style-name="ce88" table:content-validation-name="val3" office:value-type="string">
            <text:p>Ongoing</text:p>
          </table:table-cell>
          <table:table-cell table:style-name="ce89" office:value-type="percentage" office:value="0.1">
            <text:p>10.00%</text:p>
          </table:table-cell>
          <table:table-cell table:style-name="ce91" table:formula="of:=MIN(100;(TODAY()-[.D65])/([.G65])*100)" office:value-type="float" office:value="100">
            <text:p>100</text:p>
          </table:table-cell>
          <table:table-cell table:style-name="ce94" table:formula="of:=IF([.I65]=1; &quot; -- &quot;; IF(AND([.E65]&lt;TODAY(); [.I65]&lt;&gt;100); &quot;Overdue&quot;; &quot;Ontrack&quot;))" office:value-type="string" office:string-value="Overdue">
            <text:p>Overdue</text:p>
          </table:table-cell>
          <table:table-cell table:style-name="ce95" table:content-validation-name="val4" office:value-type="string">
            <text:p>Depandency</text:p>
          </table:table-cell>
          <table:table-cell table:style-name="ce15"/>
          <table:table-cell table:style-name="ce96" table:formula="of:=IF(OR([.H65]=&quot;Not Started&quot;;[.H70]=&quot;Ongoing&quot;); REPT(&quot;█&quot;; [.K47]*10) ; &quot; ------ &quot;)" office:value-type="string" office:string-value=" ------ ">
            <text:p><text:s/>------ </text:p>
          </table:table-cell>
          <table:table-cell table:number-columns-repeated="27"/>
        </table:table-row>
        <table:table-row table:style-name="ro3">
          <table:table-cell table:number-columns-repeated="7"/>
          <table:table-cell/>
          <table:table-cell table:style-name="ce90"/>
          <table:table-cell table:number-columns-repeated="32"/>
        </table:table-row>
      </table:table>
      <table:table table:name="Sheet4" table:style-name="ta1" table:print="false">
        <office:forms form:automatic-focus="false" form:apply-design-mode="false"/>
        <table:table-column table:style-name="co1" table:number-columns-repeated="3" table:default-cell-style-name="Default"/>
        <table:table-column table:style-name="co14" table:default-cell-style-name="Default"/>
        <table:table-column table:style-name="co1" table:number-columns-repeated="10" table:default-cell-style-name="Default"/>
        <table:table-column table:style-name="co15" table:default-cell-style-name="Default"/>
        <table:table-column table:style-name="co1" table:number-columns-repeated="9" table:default-cell-style-name="Default"/>
        <table:table-column table:style-name="co16" table:default-cell-style-name="Default"/>
        <table:table-column table:style-name="co1" table:default-cell-style-name="Default"/>
        <table:table-column table:style-name="co1" table:default-cell-style-name="ce18"/>
        <table:table-column table:style-name="co17" table:default-cell-style-name="ce18"/>
        <table:table-column table:style-name="co1" table:number-columns-repeated="2" table:default-cell-style-name="ce46"/>
        <table:table-column table:style-name="co1" table:number-columns-repeated="2" table:default-cell-style-name="ce18"/>
        <table:table-column table:style-name="co1" table:default-cell-style-name="ce129"/>
        <table:table-column table:style-name="co1" table:default-cell-style-name="ce18"/>
        <table:table-column table:style-name="co1" table:default-cell-style-name="ce130"/>
        <table:table-column table:style-name="co1" table:default-cell-style-name="ce131"/>
        <table:table-column table:style-name="co1" table:default-cell-style-name="ce86"/>
        <table:table-column table:style-name="co1" table:default-cell-style-name="ce132"/>
        <table:table-column table:style-name="co1" table:default-cell-style-name="ce133"/>
        <table:table-column table:style-name="co1" table:default-cell-style-name="ce81"/>
        <table:table-column table:style-name="co18" table:default-cell-style-name="ce134"/>
        <table:table-row table:style-name="ro12">
          <table:table-cell table:number-columns-spanned="4" table:number-rows-spanned="1"/>
          <table:covered-table-cell table:content-validation-name="val7"/>
          <table:covered-table-cell table:number-columns-repeated="2"/>
          <table:table-cell table:style-name="ce119" office:value-type="string" table:number-columns-spanned="5" table:number-rows-spanned="5">
            <text:p>Project 1 </text:p>
          </table:table-cell>
          <table:covered-table-cell table:number-columns-repeated="2"/>
          <table:covered-table-cell table:style-name="ce122"/>
          <table:covered-table-cell/>
          <table:table-cell table:number-columns-spanned="6" table:number-rows-spanned="1"/>
          <table:covered-table-cell table:number-columns-repeated="5"/>
          <table:table-cell table:number-columns-repeated="9"/>
          <table:table-cell table:style-name="ce128" office:value-type="string">
            <text:p>Table </text:p>
          </table:table-cell>
          <table:table-cell/>
          <table:table-cell table:style-name="Default" table:number-columns-repeated="15"/>
        </table:table-row>
        <table:table-row table:style-name="ro2">
          <table:table-cell table:number-columns-repeated="4"/>
          <table:covered-table-cell table:number-columns-repeated="5"/>
          <table:table-cell table:number-columns-repeated="15"/>
          <table:table-cell table:style-name="ce111" table:formula="of:=HYPERLINK(&quot;#Sheet4.B16&quot;; &quot;Board&quot; )" office:value-type="string" office:string-value="Board">
            <office:annotation draw:style-name="gr3" draw:text-style-name="P3" svg:width="2.899cm" svg:height="1.386cm" svg:x="59.279cm" svg:y="0.629cm" draw:caption-point-x="-0.61cm" draw:caption-point-y="0.01cm">
              <dc:creator>P</dc:creator>
              <dc:date>2025-01-30T00:00:00</dc:date>
              <text:p text:style-name="P3"><text:span text:style-name="T1">Click here to view the kanban Board</text:span></text:p>
            </office:annotation>
            <text:p>Board</text:p>
          </table:table-cell>
          <table:table-cell/>
          <table:table-cell table:style-name="Default" table:number-columns-repeated="15"/>
        </table:table-row>
        <table:table-row table:style-name="ro13">
          <table:table-cell table:style-name="ce101" office:value-type="string">
            <text:p>TimeLine</text:p>
          </table:table-cell>
          <table:table-cell table:style-name="ce106" table:formula="of:=MIN([.AC4:.AC9])" office:value-type="date" office:date-value="2025-01-20">
            <text:p>20/01/25</text:p>
          </table:table-cell>
          <table:table-cell table:style-name="ce106" table:formula="of:=MAX([.AD4:.AD9])" office:value-type="date" office:date-value="2025-01-30">
            <text:p>30/01/25</text:p>
          </table:table-cell>
          <table:table-cell/>
          <table:covered-table-cell table:number-columns-repeated="5"/>
          <table:table-cell table:number-columns-repeated="15"/>
          <table:table-cell table:style-name="ce111" table:formula="of:=HYPERLINK(&quot;#Sheet4.C45&quot;; &quot;Chart&quot; )" office:value-type="string" office:string-value="Chart">
            <office:annotation draw:style-name="gr3" draw:text-style-name="P3" svg:width="2.899cm" svg:height="1.386cm" svg:x="59.279cm" svg:y="1.08cm" draw:caption-point-x="-0.61cm" draw:caption-point-y="0.01cm">
              <dc:creator>P</dc:creator>
              <dc:date>2025-01-30T00:00:00</dc:date>
              <text:p text:style-name="P3"><text:span text:style-name="T1">Click here to view the Chart Board</text:span></text:p>
            </office:annotation>
            <text:p>Chart</text:p>
          </table:table-cell>
          <table:table-cell/>
          <table:table-cell table:style-name="ce13" office:value-type="string">
            <text:p>Task Name</text:p>
          </table:table-cell>
          <table:table-cell table:style-name="ce13" office:value-type="string">
            <text:p>Assigined</text:p>
          </table:table-cell>
          <table:table-cell table:style-name="ce13" office:value-type="string">
            <text:p>Start Date</text:p>
          </table:table-cell>
          <table:table-cell table:style-name="ce13" office:value-type="string">
            <text:p>End Date</text:p>
          </table:table-cell>
          <table:table-cell table:style-name="ce13" office:value-type="string">
            <text:p>Importance</text:p>
          </table:table-cell>
          <table:table-cell table:style-name="ce27" office:value-type="string">
            <text:p>Urgency </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style-name="ce98" office:value-type="string">
            <text:p>Progress</text:p>
          </table:table-cell>
        </table:table-row>
        <table:table-row table:style-name="ro7">
          <table:table-cell table:number-columns-repeated="4"/>
          <table:covered-table-cell table:number-columns-repeated="5"/>
          <table:table-cell table:style-name="ce125"/>
          <table:table-cell table:number-columns-repeated="14"/>
          <table:table-cell table:style-name="ce117" table:formula="of:=HYPERLINK(&quot;#Sheet4.D30&quot;; &quot;Team Members&quot; )" office:value-type="string" office:string-value="Team Members">
            <office:annotation draw:style-name="gr3" draw:text-style-name="P3" svg:width="2.899cm" svg:height="1.386cm" svg:x="59.279cm" svg:y="2.428cm" draw:caption-point-x="-0.61cm" draw:caption-point-y="0.01cm">
              <dc:creator>P</dc:creator>
              <dc:date>2025-01-30T00:00:00</dc:date>
              <text:p text:style-name="P3"><text:span text:style-name="T1">Click here to view the Team Members</text:span></text:p>
            </office:annotation>
            <text:p>Team Members</text:p>
          </table:table-cell>
          <table:table-cell/>
          <table:table-cell office:value-type="string">
            <text:p>Task 1</text:p>
          </table:table-cell>
          <table:table-cell office:value-type="string">
            <text:p>a</text:p>
          </table:table-cell>
          <table:table-cell table:style-name="ce45" office:value-type="date" office:date-value="2025-01-20">
            <text:p>20/01/2025</text:p>
          </table:table-cell>
          <table:table-cell office:value-type="date" office:date-value="2025-01-25">
            <text:p>25/01/2025</text:p>
          </table:table-cell>
          <table:table-cell table:number-columns-repeated="2" office:value-type="string">
            <text:p>High</text:p>
          </table:table-cell>
          <table:table-cell table:formula="of:=IF(OR([.AF4]=&quot;&quot;; [.AE4]=&quot;&quot;); &quot;&quot;;     IF(AND([.AF4]=&quot;High&quot;; [.AE4]=&quot;High&quot;); &quot;Critical&quot;;     IF(AND([.AF4]=&quot;High&quot;; [.AE4]=&quot;Medium&quot;); &quot;Urgent&quot;;     IF(AND([.AF4]=&quot;Medium&quot;; [.AE4]=&quot;High&quot;); &quot;Important&quot;;     &quot;Low&quot;))))" office:value-type="string" office:string-value="Critical">
            <text:p>Critical</text:p>
          </table:table-cell>
          <table:table-cell table:formula="of:=IF(OR([.AD4]=&quot;&quot;; [.AC4]=&quot;&quot;); &quot;&quot;; [.AD4]-[.AC4])" office:value-type="float" office:value="5">
            <text:p>5</text:p>
          </table:table-cell>
          <table:table-cell table:content-validation-name="val8" office:value-type="string">
            <text:p>Completed</text:p>
          </table:table-cell>
          <table:table-cell office:value-type="float" office:value="100">
            <text:p>100</text:p>
          </table:table-cell>
          <table:table-cell table:formula="of:=IF(OR([.AC4]=&quot;&quot;; [.AH4]=&quot;&quot;); &quot;&quot;; MIN(100; (TODAY()-[.AC4])/[.AH4]*100))" office:value-type="float" office:value="100">
            <text:p>100</text:p>
          </table:table-cell>
          <table:table-cell table:formula="of:=IF(OR([.AJ4]=&quot;&quot;; [.AD4]=&quot;&quot;); &quot;&quot;; IF([.AJ4]=100; &quot; -- &quot;; IF(AND([.AD4]&lt;TODAY(); [.AJ4]&lt;&gt;100); &quot;Overdue&quot;; &quot;Ontrack&quot;)))" office:value-type="string" office:string-value=" -- ">
            <text:p><text:s/>-- </text:p>
          </table:table-cell>
          <table:table-cell table:content-validation-name="val4" office:value-type="string">
            <text:p><text:s/>- - </text:p>
          </table:table-cell>
          <table:table-cell/>
          <table:table-cell table:formula="of:=IF(OR([.AI4]=&quot;Not Started&quot;;[.AI4]=&quot;Ongoing&quot;); REPT(&quot;█&quot;; [.AJ4]/10) ; &quot; ------ &quot;)" office:value-type="string" office:string-value=" ------ ">
            <text:p><text:s/>------ </text:p>
          </table:table-cell>
        </table:table-row>
        <table:table-row table:style-name="ro7">
          <table:table-cell table:number-columns-repeated="4"/>
          <table:covered-table-cell table:number-columns-repeated="5"/>
          <table:table-cell table:number-columns-repeated="17"/>
          <table:table-cell office:value-type="string">
            <text:p>Task 2</text:p>
          </table:table-cell>
          <table:table-cell office:value-type="string">
            <text:p>b</text:p>
          </table:table-cell>
          <table:table-cell office:value-type="date" office:date-value="2025-01-21">
            <text:p>21/01/2025</text:p>
          </table:table-cell>
          <table:table-cell office:value-type="date" office:date-value="2025-01-23">
            <text:p>23/01/2025</text:p>
          </table:table-cell>
          <table:table-cell table:number-columns-repeated="2" office:value-type="string">
            <text:p>Medium</text:p>
          </table:table-cell>
          <table:table-cell table:formula="of:=IF(OR([.AF5]=&quot;&quot;; [.AE5]=&quot;&quot;); &quot;&quot;;     IF(AND([.AF5]=&quot;High&quot;; [.AE5]=&quot;High&quot;); &quot;Critical&quot;;     IF(AND([.AF5]=&quot;High&quot;; [.AE5]=&quot;Medium&quot;); &quot;Urgent&quot;;     IF(AND([.AF5]=&quot;Medium&quot;; [.AE5]=&quot;High&quot;); &quot;Important&quot;;     &quot;Low&quot;))))" office:value-type="string" office:string-value="Low">
            <text:p>Low</text:p>
          </table:table-cell>
          <table:table-cell table:formula="of:=IF(OR([.AD5]=&quot;&quot;; [.AC5]=&quot;&quot;); &quot;&quot;; [.AD5]-[.AC5])" office:value-type="float" office:value="2">
            <text:p>2</text:p>
          </table:table-cell>
          <table:table-cell table:content-validation-name="val8" office:value-type="string">
            <text:p>Completed</text:p>
          </table:table-cell>
          <table:table-cell office:value-type="float" office:value="100">
            <text:p>100</text:p>
          </table:table-cell>
          <table:table-cell table:formula="of:=IF(OR([.AC5]=&quot;&quot;; [.AH5]=&quot;&quot;); &quot;&quot;; MIN(100; (TODAY()-[.AC5])/[.AH5]*100))" office:value-type="float" office:value="100">
            <text:p>100</text:p>
          </table:table-cell>
          <table:table-cell table:formula="of:=IF(OR([.AJ5]=&quot;&quot;; [.AD5]=&quot;&quot;); &quot;&quot;; IF([.AJ5]=100; &quot; -- &quot;; IF(AND([.AD5]&lt;TODAY(); [.AJ5]&lt;&gt;100); &quot;Overdue&quot;; &quot;Ontrack&quot;)))" office:value-type="string" office:string-value=" -- ">
            <text:p><text:s/>-- </text:p>
          </table:table-cell>
          <table:table-cell table:content-validation-name="val4" office:value-type="string">
            <text:p><text:s/>- - </text:p>
          </table:table-cell>
          <table:table-cell/>
          <table:table-cell table:formula="of:=IF(OR([.AI5]=&quot;Not Started&quot;;[.AI5]=&quot;Ongoing&quot;); REPT(&quot;█&quot;; [.AJ5]/10) ; &quot; ------ &quot;)" office:value-type="string" office:string-value=" ------ ">
            <text:p><text:s/>------ </text:p>
          </table:table-cell>
        </table:table-row>
        <table:table-row table:style-name="ro7">
          <table:table-cell table:number-columns-repeated="26"/>
          <table:table-cell office:value-type="string">
            <text:p>Task 3</text:p>
          </table:table-cell>
          <table:table-cell office:value-type="string">
            <text:p>c</text:p>
          </table:table-cell>
          <table:table-cell office:value-type="date" office:date-value="2025-01-22">
            <text:p>22/01/2025</text:p>
          </table:table-cell>
          <table:table-cell office:value-type="date" office:date-value="2025-01-26">
            <text:p>26/01/2025</text:p>
          </table:table-cell>
          <table:table-cell office:value-type="string">
            <text:p>Low</text:p>
          </table:table-cell>
          <table:table-cell office:value-type="string">
            <text:p>High</text:p>
          </table:table-cell>
          <table:table-cell table:formula="of:=IF(OR([.AF6]=&quot;&quot;; [.AE6]=&quot;&quot;); &quot;&quot;;     IF(AND([.AF6]=&quot;High&quot;; [.AE6]=&quot;High&quot;); &quot;Critical&quot;;     IF(AND([.AF6]=&quot;High&quot;; [.AE6]=&quot;Medium&quot;); &quot;Urgent&quot;;     IF(AND([.AF6]=&quot;Medium&quot;; [.AE6]=&quot;High&quot;); &quot;Important&quot;;     &quot;Low&quot;))))" office:value-type="string" office:string-value="Low">
            <text:p>Low</text:p>
          </table:table-cell>
          <table:table-cell table:formula="of:=IF(OR([.AD6]=&quot;&quot;; [.AC6]=&quot;&quot;); &quot;&quot;; [.AD6]-[.AC6])" office:value-type="float" office:value="4">
            <text:p>4</text:p>
          </table:table-cell>
          <table:table-cell table:content-validation-name="val8" office:value-type="string">
            <text:p>Not Started</text:p>
          </table:table-cell>
          <table:table-cell office:value-type="float" office:value="100">
            <text:p>100</text:p>
          </table:table-cell>
          <table:table-cell table:formula="of:=IF(OR([.AC6]=&quot;&quot;; [.AH6]=&quot;&quot;); &quot;&quot;; MIN(100; (TODAY()-[.AC6])/[.AH6]*100))" office:value-type="float" office:value="100">
            <text:p>100</text:p>
          </table:table-cell>
          <table:table-cell table:formula="of:=IF(OR([.AJ6]=&quot;&quot;; [.AD6]=&quot;&quot;); &quot;&quot;; IF([.AJ6]=100; &quot; -- &quot;; IF(AND([.AD6]&lt;TODAY(); [.AJ6]&lt;&gt;100); &quot;Overdue&quot;; &quot;Ontrack&quot;)))" office:value-type="string" office:string-value=" -- ">
            <text:p><text:s/>-- </text:p>
          </table:table-cell>
          <table:table-cell table:content-validation-name="val4" office:value-type="string">
            <text:p><text:s/>- - </text:p>
          </table:table-cell>
          <table:table-cell/>
          <table:table-cell table:formula="of:=IF(OR([.AI6]=&quot;Not Started&quot;;[.AI6]=&quot;Ongoing&quot;); REPT(&quot;█&quot;; [.AJ6]/10) ; &quot; ------ &quot;)" office:value-type="string" office:string-value="██████████">
            <text:p>██████████</text:p>
          </table:table-cell>
        </table:table-row>
        <table:table-row table:style-name="ro7">
          <table:table-cell table:number-columns-repeated="26"/>
          <table:table-cell office:value-type="string">
            <text:p>Task 4</text:p>
          </table:table-cell>
          <table:table-cell office:value-type="string">
            <text:p>d</text:p>
          </table:table-cell>
          <table:table-cell office:value-type="date" office:date-value="2025-01-23">
            <text:p>23/01/2025</text:p>
          </table:table-cell>
          <table:table-cell office:value-type="date" office:date-value="2025-01-29">
            <text:p>29/01/2025</text:p>
          </table:table-cell>
          <table:table-cell office:value-type="string">
            <text:p>High</text:p>
          </table:table-cell>
          <table:table-cell office:value-type="string">
            <text:p>Low</text:p>
          </table:table-cell>
          <table:table-cell table:formula="of:=IF(OR([.AF7]=&quot;&quot;; [.AE7]=&quot;&quot;); &quot;&quot;;     IF(AND([.AF7]=&quot;High&quot;; [.AE7]=&quot;High&quot;); &quot;Critical&quot;;     IF(AND([.AF7]=&quot;High&quot;; [.AE7]=&quot;Medium&quot;); &quot;Urgent&quot;;     IF(AND([.AF7]=&quot;Medium&quot;; [.AE7]=&quot;High&quot;); &quot;Important&quot;;     &quot;Low&quot;))))" office:value-type="string" office:string-value="Low">
            <text:p>Low</text:p>
          </table:table-cell>
          <table:table-cell table:formula="of:=IF(OR([.AD7]=&quot;&quot;; [.AC7]=&quot;&quot;); &quot;&quot;; [.AD7]-[.AC7])" office:value-type="float" office:value="6">
            <text:p>6</text:p>
          </table:table-cell>
          <table:table-cell table:content-validation-name="val8" office:value-type="string">
            <text:p>Ongoing</text:p>
          </table:table-cell>
          <table:table-cell office:value-type="float" office:value="30">
            <text:p>30</text:p>
          </table:table-cell>
          <table:table-cell table:formula="of:=IF(OR([.AC7]=&quot;&quot;; [.AH7]=&quot;&quot;); &quot;&quot;; MIN(100; (TODAY()-[.AC7])/[.AH7]*100))" office:value-type="float" office:value="100">
            <text:p>100</text:p>
          </table:table-cell>
          <table:table-cell table:formula="of:=IF(OR([.AJ7]=&quot;&quot;; [.AD7]=&quot;&quot;); &quot;&quot;; IF([.AJ7]=100; &quot; -- &quot;; IF(AND([.AD7]&lt;TODAY(); [.AJ7]&lt;&gt;100); &quot;Overdue&quot;; &quot;Ontrack&quot;)))" office:value-type="string" office:string-value="Overdue">
            <text:p>Overdue</text:p>
          </table:table-cell>
          <table:table-cell table:content-validation-name="val4" office:value-type="string">
            <text:p>Issue</text:p>
          </table:table-cell>
          <table:table-cell/>
          <table:table-cell table:formula="of:=IF(OR([.AI7]=&quot;Not Started&quot;;[.AI7]=&quot;Ongoing&quot;); REPT(&quot;█&quot;; [.AJ7]/10) ; &quot; ------ &quot;)" office:value-type="string" office:string-value="███">
            <text:p>███</text:p>
          </table:table-cell>
        </table:table-row>
        <table:table-row table:style-name="ro14">
          <table:table-cell/>
          <table:table-cell table:style-name="ce107" office:value-type="string" table:number-columns-spanned="2" table:number-rows-spanned="1">
            <text:p>Total project completion %</text:p>
          </table:table-cell>
          <table:covered-table-cell table:style-name="ce112"/>
          <table:table-cell/>
          <table:table-cell table:style-name="ce120" office:value-type="string" table:number-columns-spanned="2" table:number-rows-spanned="1">
            <text:p>Task Status</text:p>
          </table:table-cell>
          <table:covered-table-cell table:style-name="ce121"/>
          <table:table-cell/>
          <table:table-cell table:style-name="ce123" office:value-type="string" table:number-columns-spanned="2" table:number-rows-spanned="1">
            <text:p><text:s/><text:span text:style-name="T2">Priority</text:span></text:p>
          </table:table-cell>
          <table:covered-table-cell table:style-name="ce124"/>
          <table:table-cell/>
          <table:table-cell table:style-name="ce126" office:value-type="string" table:number-columns-spanned="2" table:number-rows-spanned="1">
            <text:p>OverDue Status</text:p>
          </table:table-cell>
          <table:covered-table-cell table:style-name="ce127"/>
          <table:table-cell table:number-columns-repeated="14"/>
          <table:table-cell office:value-type="string">
            <text:p>Task 5</text:p>
          </table:table-cell>
          <table:table-cell office:value-type="string">
            <text:p>b</text:p>
          </table:table-cell>
          <table:table-cell office:value-type="date" office:date-value="2025-01-24">
            <text:p>24/01/2025</text:p>
          </table:table-cell>
          <table:table-cell office:value-type="date" office:date-value="2025-01-30">
            <text:p>30/01/2025</text:p>
          </table:table-cell>
          <table:table-cell office:value-type="string">
            <text:p>High</text:p>
          </table:table-cell>
          <table:table-cell office:value-type="string">
            <text:p>Medium</text:p>
          </table:table-cell>
          <table:table-cell table:formula="of:=IF(OR([.AF8]=&quot;&quot;; [.AE8]=&quot;&quot;); &quot;&quot;;     IF(AND([.AF8]=&quot;High&quot;; [.AE8]=&quot;High&quot;); &quot;Critical&quot;;     IF(AND([.AF8]=&quot;High&quot;; [.AE8]=&quot;Medium&quot;); &quot;Urgent&quot;;     IF(AND([.AF8]=&quot;Medium&quot;; [.AE8]=&quot;High&quot;); &quot;Important&quot;;     &quot;Low&quot;))))" office:value-type="string" office:string-value="Important">
            <text:p>Important</text:p>
          </table:table-cell>
          <table:table-cell table:formula="of:=IF(OR([.AD8]=&quot;&quot;; [.AC8]=&quot;&quot;); &quot;&quot;; [.AD8]-[.AC8])" office:value-type="float" office:value="6">
            <text:p>6</text:p>
          </table:table-cell>
          <table:table-cell table:content-validation-name="val8" office:value-type="string">
            <text:p>Completed</text:p>
          </table:table-cell>
          <table:table-cell office:value-type="float" office:value="10">
            <text:p>10</text:p>
          </table:table-cell>
          <table:table-cell table:formula="of:=IF(OR([.AC8]=&quot;&quot;; [.AH8]=&quot;&quot;); &quot;&quot;; MIN(100; (TODAY()-[.AC8])/[.AH8]*100))" office:value-type="float" office:value="100">
            <text:p>100</text:p>
          </table:table-cell>
          <table:table-cell table:formula="of:=IF(OR([.AJ8]=&quot;&quot;; [.AD8]=&quot;&quot;); &quot;&quot;; IF([.AJ8]=100; &quot; -- &quot;; IF(AND([.AD8]&lt;TODAY(); [.AJ8]&lt;&gt;100); &quot;Overdue&quot;; &quot;Ontrack&quot;)))" office:value-type="string" office:string-value="Overdue">
            <text:p>Overdue</text:p>
          </table:table-cell>
          <table:table-cell table:content-validation-name="val4" office:value-type="string">
            <text:p>Action</text:p>
          </table:table-cell>
          <table:table-cell/>
          <table:table-cell table:formula="of:=IF(OR([.AI8]=&quot;Not Started&quot;;[.AI8]=&quot;Ongoing&quot;); REPT(&quot;█&quot;; [.AJ8]/10) ; &quot; ------ &quot;)" office:value-type="string" office:string-value=" ------ ">
            <text:p><text:s/>------ </text:p>
          </table:table-cell>
        </table:table-row>
        <table:table-row table:style-name="ro7">
          <table:table-cell/>
          <table:table-cell table:style-name="ce108" office:value-type="string">
            <text:p>Current</text:p>
          </table:table-cell>
          <table:table-cell table:style-name="ce113" table:formula="of:=AVERAGE([.AJ4:.AJ9])" office:value-type="float" office:value="60">
            <text:p>60</text:p>
          </table:table-cell>
          <table:table-cell/>
          <table:table-cell table:style-name="ce108" office:value-type="string">
            <text:p>Completed</text:p>
          </table:table-cell>
          <table:table-cell table:style-name="ce114" table:formula="of:=COUNTIF([.AI4:.AI9]; &quot;Completed&quot;)" office:value-type="float" office:value="3">
            <text:p>3</text:p>
          </table:table-cell>
          <table:table-cell/>
          <table:table-cell table:style-name="ce108" office:value-type="string">
            <text:p>Critical</text:p>
          </table:table-cell>
          <table:table-cell table:style-name="ce114" table:formula="of:=COUNTIF([.AG4:.AG9]; &quot;Critical&quot;)" office:value-type="float" office:value="1">
            <text:p>1</text:p>
          </table:table-cell>
          <table:table-cell/>
          <table:table-cell table:style-name="ce108" office:value-type="string">
            <text:p>OverDue</text:p>
          </table:table-cell>
          <table:table-cell table:style-name="ce114" table:formula="of:=COUNTIF([.AL4:.AL9]; &quot;Overdue&quot;)" office:value-type="float" office:value="3">
            <text:p>3</text:p>
          </table:table-cell>
          <table:table-cell table:number-columns-repeated="14"/>
          <table:table-cell office:value-type="string">
            <text:p>Task 6</text:p>
          </table:table-cell>
          <table:table-cell office:value-type="string">
            <text:p>d</text:p>
          </table:table-cell>
          <table:table-cell office:value-type="date" office:date-value="2025-01-24">
            <text:p>24/01/2025</text:p>
          </table:table-cell>
          <table:table-cell office:value-type="date" office:date-value="2025-01-26">
            <text:p>26/01/2025</text:p>
          </table:table-cell>
          <table:table-cell office:value-type="string">
            <text:p>Low</text:p>
          </table:table-cell>
          <table:table-cell office:value-type="string">
            <text:p>High</text:p>
          </table:table-cell>
          <table:table-cell table:formula="of:=IF(OR([.AF9]=&quot;&quot;; [.AE9]=&quot;&quot;); &quot;&quot;;     IF(AND([.AF9]=&quot;High&quot;; [.AE9]=&quot;High&quot;); &quot;Critical&quot;;     IF(AND([.AF9]=&quot;High&quot;; [.AE9]=&quot;Medium&quot;); &quot;Urgent&quot;;     IF(AND([.AF9]=&quot;Medium&quot;; [.AE9]=&quot;High&quot;); &quot;Important&quot;;     &quot;Low&quot;))))" office:value-type="string" office:string-value="Low">
            <text:p>Low</text:p>
          </table:table-cell>
          <table:table-cell table:formula="of:=IF(OR([.AD9]=&quot;&quot;; [.AC9]=&quot;&quot;); &quot;&quot;; [.AD9]-[.AC9])" office:value-type="float" office:value="2">
            <text:p>2</text:p>
          </table:table-cell>
          <table:table-cell table:content-validation-name="val8" office:value-type="string">
            <text:p>Ongoing</text:p>
          </table:table-cell>
          <table:table-cell office:value-type="float" office:value="20">
            <text:p>20</text:p>
          </table:table-cell>
          <table:table-cell table:formula="of:=IF(OR([.AC9]=&quot;&quot;; [.AH9]=&quot;&quot;); &quot;&quot;; MIN(100; (TODAY()-[.AC9])/[.AH9]*100))" office:value-type="float" office:value="100">
            <text:p>100</text:p>
          </table:table-cell>
          <table:table-cell table:formula="of:=IF(OR([.AJ9]=&quot;&quot;; [.AD9]=&quot;&quot;); &quot;&quot;; IF([.AJ9]=100; &quot; -- &quot;; IF(AND([.AD9]&lt;TODAY(); [.AJ9]&lt;&gt;100); &quot;Overdue&quot;; &quot;Ontrack&quot;)))" office:value-type="string" office:string-value="Overdue">
            <text:p>Overdue</text:p>
          </table:table-cell>
          <table:table-cell table:content-validation-name="val4" office:value-type="string">
            <text:p>Depandency</text:p>
          </table:table-cell>
          <table:table-cell/>
          <table:table-cell table:formula="of:=IF(OR([.AI9]=&quot;Not Started&quot;;[.AI9]=&quot;Ongoing&quot;); REPT(&quot;█&quot;; [.AJ9]/10) ; &quot; ------ &quot;)" office:value-type="string" office:string-value="██">
            <text:p>██</text:p>
          </table:table-cell>
        </table:table-row>
        <table:table-row table:style-name="ro7">
          <table:table-cell/>
          <table:table-cell table:style-name="ce108" office:value-type="string">
            <text:p>Expected</text:p>
          </table:table-cell>
          <table:table-cell table:style-name="ce114" table:formula="of:=AVERAGE([.AK4:.AK9])" office:value-type="float" office:value="100">
            <text:p>100</text:p>
          </table:table-cell>
          <table:table-cell/>
          <table:table-cell table:style-name="ce108" office:value-type="string">
            <text:p>Ongoing</text:p>
          </table:table-cell>
          <table:table-cell table:style-name="ce114" table:formula="of:=COUNTIF([.AI4:.AI9]; &quot;Ongoing&quot;)" office:value-type="float" office:value="2">
            <text:p>2</text:p>
          </table:table-cell>
          <table:table-cell/>
          <table:table-cell table:style-name="ce108" office:value-type="string">
            <text:p>Urgent</text:p>
          </table:table-cell>
          <table:table-cell table:style-name="ce114" table:formula="of:=COUNTIF([.AG4:.AG9]; &quot;Urgent&quot;)" office:value-type="float" office:value="0">
            <text:p>0</text:p>
          </table:table-cell>
          <table:table-cell/>
          <table:table-cell table:style-name="ce108" office:value-type="string">
            <text:p>Ontrack</text:p>
          </table:table-cell>
          <table:table-cell table:style-name="ce114" table:formula="of:=COUNTIF([.AL4:.AL9]; &quot;Ontrack&quot;)" office:value-type="float" office:value="0">
            <text:p>0</text:p>
          </table:table-cell>
          <table:table-cell table:number-columns-repeated="16"/>
          <table:table-cell table:number-columns-repeated="4"/>
          <table:table-cell table:formula="of:=IF(OR([.AF10]=&quot;&quot;; [.AE10]=&quot;&quot;); &quot;&quot;;     IF(AND([.AF10]=&quot;High&quot;; [.AE10]=&quot;High&quot;); &quot;Critical&quot;;     IF(AND([.AF10]=&quot;High&quot;; [.AE10]=&quot;Medium&quot;); &quot;Urgent&quot;;     IF(AND([.AF10]=&quot;Medium&quot;; [.AE10]=&quot;High&quot;); &quot;Important&quot;;     &quot;Low&quot;))))">
            <text:p/>
          </table:table-cell>
          <table:table-cell table:formula="of:=IF(OR([.AD10]=&quot;&quot;; [.AC10]=&quot;&quot;); &quot;&quot;; [.AD10]-[.AC10])">
            <text:p/>
          </table:table-cell>
          <table:table-cell table:content-validation-name="val8" office:value-type="string">
            <text:p><text:s text:c="10"/></text:p>
          </table:table-cell>
          <table:table-cell/>
          <table:table-cell table:formula="of:=IF(OR([.AC10]=&quot;&quot;; [.AH10]=&quot;&quot;); &quot;&quot;; MIN(100; (TODAY()-[.AC10])/[.AH10]*100))">
            <text:p/>
          </table:table-cell>
          <table:table-cell table:formula="of:=IF(OR([.AJ10]=&quot;&quot;; [.AD10]=&quot;&quot;); &quot;&quot;; IF([.AJ10]=100; &quot; -- &quot;; IF(AND([.AD10]&lt;TODAY(); [.AJ10]&lt;&gt;100); &quot;Overdue&quot;; &quot;Ontrack&quot;)))">
            <text:p/>
          </table:table-cell>
          <table:table-cell table:content-validation-name="val4" office:value-type="string">
            <text:p><text:s/>- - </text:p>
          </table:table-cell>
          <table:table-cell/>
          <table:table-cell table:formula="of:=IF(OR([.AI10]=&quot;Not Started&quot;;[.AI10]=&quot;Ongoing&quot;); REPT(&quot;█&quot;; [.AJ10]/10) ; &quot; ------ &quot;)" office:value-type="string" office:string-value=" ------ ">
            <text:p><text:s/>------ </text:p>
          </table:table-cell>
        </table:table-row>
        <table:table-row table:style-name="ro7">
          <table:table-cell table:number-columns-repeated="4"/>
          <table:table-cell table:style-name="ce108" office:value-type="string">
            <text:p>Not Started</text:p>
          </table:table-cell>
          <table:table-cell table:style-name="ce114" table:formula="of:=COUNTIF([.AI4:.AI9]; &quot;Not Started&quot;)" office:value-type="float" office:value="1">
            <text:p>1</text:p>
          </table:table-cell>
          <table:table-cell/>
          <table:table-cell table:style-name="ce108" office:value-type="string">
            <text:p>Important</text:p>
          </table:table-cell>
          <table:table-cell table:style-name="ce114" table:formula="of:=COUNTIF([.AG4:.AG9]; &quot;Important&quot;)" office:value-type="float" office:value="1">
            <text:p>1</text:p>
          </table:table-cell>
          <table:table-cell/>
          <table:table-cell table:style-name="ce108" office:value-type="string">
            <text:p>Completed</text:p>
          </table:table-cell>
          <table:table-cell table:style-name="ce114" table:formula="of:=COUNTIF([.AL4:.AL9]; &quot; -- &quot;)" office:value-type="float" office:value="3">
            <text:p>3</text:p>
          </table:table-cell>
          <table:table-cell table:number-columns-repeated="16"/>
          <table:table-cell table:number-columns-repeated="4"/>
          <table:table-cell table:formula="of:=IF(OR([.AF11]=&quot;&quot;; [.AE11]=&quot;&quot;); &quot;&quot;;     IF(AND([.AF11]=&quot;High&quot;; [.AE11]=&quot;High&quot;); &quot;Critical&quot;;     IF(AND([.AF11]=&quot;High&quot;; [.AE11]=&quot;Medium&quot;); &quot;Urgent&quot;;     IF(AND([.AF11]=&quot;Medium&quot;; [.AE11]=&quot;High&quot;); &quot;Important&quot;;     &quot;Low&quot;))))">
            <text:p/>
          </table:table-cell>
          <table:table-cell table:formula="of:=IF(OR([.AD11]=&quot;&quot;; [.AC11]=&quot;&quot;); &quot;&quot;; [.AD11]-[.AC11])">
            <text:p/>
          </table:table-cell>
          <table:table-cell table:content-validation-name="val8" office:value-type="string">
            <text:p><text:s text:c="10"/></text:p>
          </table:table-cell>
          <table:table-cell/>
          <table:table-cell table:formula="of:=IF(OR([.AC11]=&quot;&quot;; [.AH11]=&quot;&quot;); &quot;&quot;; MIN(100; (TODAY()-[.AC11])/[.AH11]*100))">
            <text:p/>
          </table:table-cell>
          <table:table-cell table:formula="of:=IF(OR([.AJ11]=&quot;&quot;; [.AD11]=&quot;&quot;); &quot;&quot;; IF([.AJ11]=100; &quot; -- &quot;; IF(AND([.AD11]&lt;TODAY(); [.AJ11]&lt;&gt;100); &quot;Overdue&quot;; &quot;Ontrack&quot;)))">
            <text:p/>
          </table:table-cell>
          <table:table-cell table:content-validation-name="val4" office:value-type="string">
            <text:p><text:s/>- - </text:p>
          </table:table-cell>
          <table:table-cell/>
          <table:table-cell table:formula="of:=IF(OR([.AI11]=&quot;Not Started&quot;;[.AI11]=&quot;Ongoing&quot;); REPT(&quot;█&quot;; [.AJ11]/10) ; &quot; ------ &quot;)" office:value-type="string" office:string-value=" ------ ">
            <text:p><text:s/>------ </text:p>
          </table:table-cell>
        </table:table-row>
        <table:table-row table:style-name="ro7">
          <table:table-cell table:number-columns-repeated="7"/>
          <table:table-cell table:style-name="ce108" office:value-type="string">
            <text:p>Low</text:p>
          </table:table-cell>
          <table:table-cell table:style-name="ce114" table:formula="of:=COUNTIF([.AG4:.AG9]; &quot;Low&quot;)" office:value-type="float" office:value="4">
            <text:p>4</text:p>
          </table:table-cell>
          <table:table-cell table:number-columns-repeated="19"/>
          <table:table-cell table:number-columns-repeated="4"/>
          <table:table-cell table:formula="of:=IF(OR([.AF12]=&quot;&quot;; [.AE12]=&quot;&quot;); &quot;&quot;;     IF(AND([.AF12]=&quot;High&quot;; [.AE12]=&quot;High&quot;); &quot;Critical&quot;;     IF(AND([.AF12]=&quot;High&quot;; [.AE12]=&quot;Medium&quot;); &quot;Urgent&quot;;     IF(AND([.AF12]=&quot;Medium&quot;; [.AE12]=&quot;High&quot;); &quot;Important&quot;;     &quot;Low&quot;))))">
            <text:p/>
          </table:table-cell>
          <table:table-cell table:formula="of:=IF(OR([.AD12]=&quot;&quot;; [.AC12]=&quot;&quot;); &quot;&quot;; [.AD12]-[.AC12])">
            <text:p/>
          </table:table-cell>
          <table:table-cell table:content-validation-name="val8" office:value-type="string">
            <text:p><text:s text:c="10"/></text:p>
          </table:table-cell>
          <table:table-cell/>
          <table:table-cell table:formula="of:=IF(OR([.AC12]=&quot;&quot;; [.AH12]=&quot;&quot;); &quot;&quot;; MIN(100; (TODAY()-[.AC12])/[.AH12]*100))">
            <text:p/>
          </table:table-cell>
          <table:table-cell table:formula="of:=IF(OR([.AJ12]=&quot;&quot;; [.AD12]=&quot;&quot;); &quot;&quot;; IF([.AJ12]=100; &quot; -- &quot;; IF(AND([.AD12]&lt;TODAY(); [.AJ12]&lt;&gt;100); &quot;Overdue&quot;; &quot;Ontrack&quot;)))">
            <text:p/>
          </table:table-cell>
          <table:table-cell table:content-validation-name="val4" office:value-type="string">
            <text:p><text:s/>- - </text:p>
          </table:table-cell>
          <table:table-cell/>
          <table:table-cell table:formula="of:=IF(OR([.AI12]=&quot;Not Started&quot;;[.AI12]=&quot;Ongoing&quot;); REPT(&quot;█&quot;; [.AJ12]/10) ; &quot; ------ &quot;)" office:value-type="string" office:string-value=" ------ ">
            <text:p><text:s/>------ </text:p>
          </table:table-cell>
        </table:table-row>
        <table:table-row table:style-name="ro7">
          <table:table-cell table:number-columns-repeated="28"/>
          <table:table-cell table:number-columns-repeated="4"/>
          <table:table-cell table:formula="of:=IF(OR([.AF13]=&quot;&quot;; [.AE13]=&quot;&quot;); &quot;&quot;;     IF(AND([.AF13]=&quot;High&quot;; [.AE13]=&quot;High&quot;); &quot;Critical&quot;;     IF(AND([.AF13]=&quot;High&quot;; [.AE13]=&quot;Medium&quot;); &quot;Urgent&quot;;     IF(AND([.AF13]=&quot;Medium&quot;; [.AE13]=&quot;High&quot;); &quot;Important&quot;;     &quot;Low&quot;))))">
            <text:p/>
          </table:table-cell>
          <table:table-cell table:formula="of:=IF(OR([.AD13]=&quot;&quot;; [.AC13]=&quot;&quot;); &quot;&quot;; [.AD13]-[.AC13])">
            <text:p/>
          </table:table-cell>
          <table:table-cell table:content-validation-name="val8" office:value-type="string">
            <text:p><text:s text:c="10"/></text:p>
          </table:table-cell>
          <table:table-cell/>
          <table:table-cell table:formula="of:=IF(OR([.AC13]=&quot;&quot;; [.AH13]=&quot;&quot;); &quot;&quot;; MIN(100; (TODAY()-[.AC13])/[.AH13]*100))">
            <text:p/>
          </table:table-cell>
          <table:table-cell table:formula="of:=IF(OR([.AJ13]=&quot;&quot;; [.AD13]=&quot;&quot;); &quot;&quot;; IF([.AJ13]=100; &quot; -- &quot;; IF(AND([.AD13]&lt;TODAY(); [.AJ13]&lt;&gt;100); &quot;Overdue&quot;; &quot;Ontrack&quot;)))">
            <text:p/>
          </table:table-cell>
          <table:table-cell table:content-validation-name="val4" office:value-type="string">
            <text:p><text:s/>- - </text:p>
          </table:table-cell>
          <table:table-cell/>
          <table:table-cell table:formula="of:=IF(OR([.AI13]=&quot;Not Started&quot;;[.AI13]=&quot;Ongoing&quot;); REPT(&quot;█&quot;; [.AJ13]/10) ; &quot; ------ &quot;)" office:value-type="string" office:string-value=" ------ ">
            <text:p><text:s/>------ </text:p>
          </table:table-cell>
        </table:table-row>
        <table:table-row table:style-name="ro7">
          <table:table-cell table:number-columns-repeated="28"/>
          <table:table-cell table:number-columns-repeated="4"/>
          <table:table-cell table:formula="of:=IF(OR([.AF14]=&quot;&quot;; [.AE14]=&quot;&quot;); &quot;&quot;;     IF(AND([.AF14]=&quot;High&quot;; [.AE14]=&quot;High&quot;); &quot;Critical&quot;;     IF(AND([.AF14]=&quot;High&quot;; [.AE14]=&quot;Medium&quot;); &quot;Urgent&quot;;     IF(AND([.AF14]=&quot;Medium&quot;; [.AE14]=&quot;High&quot;); &quot;Important&quot;;     &quot;Low&quot;))))">
            <text:p/>
          </table:table-cell>
          <table:table-cell table:formula="of:=IF(OR([.AD14]=&quot;&quot;; [.AC14]=&quot;&quot;); &quot;&quot;; [.AD14]-[.AC14])">
            <text:p/>
          </table:table-cell>
          <table:table-cell table:content-validation-name="val8" office:value-type="string">
            <text:p><text:s text:c="10"/></text:p>
          </table:table-cell>
          <table:table-cell/>
          <table:table-cell table:formula="of:=IF(OR([.AC14]=&quot;&quot;; [.AH14]=&quot;&quot;); &quot;&quot;; MIN(100; (TODAY()-[.AC14])/[.AH14]*100))">
            <text:p/>
          </table:table-cell>
          <table:table-cell table:formula="of:=IF(OR([.AJ14]=&quot;&quot;; [.AD14]=&quot;&quot;); &quot;&quot;; IF([.AJ14]=100; &quot; -- &quot;; IF(AND([.AD14]&lt;TODAY(); [.AJ14]&lt;&gt;100); &quot;Overdue&quot;; &quot;Ontrack&quot;)))">
            <text:p/>
          </table:table-cell>
          <table:table-cell table:content-validation-name="val4" office:value-type="string">
            <text:p><text:s/>- - </text:p>
          </table:table-cell>
          <table:table-cell/>
          <table:table-cell table:formula="of:=IF(OR([.AI14]=&quot;Not Started&quot;;[.AI14]=&quot;Ongoing&quot;); REPT(&quot;█&quot;; [.AJ14]/10) ; &quot; ------ &quot;)" office:value-type="string" office:string-value=" ------ ">
            <text:p><text:s/>------ </text:p>
          </table:table-cell>
        </table:table-row>
        <table:table-row table:style-name="ro7">
          <table:table-cell table:number-columns-repeated="28"/>
          <table:table-cell table:number-columns-repeated="4"/>
          <table:table-cell table:formula="of:=IF(OR([.AF15]=&quot;&quot;; [.AE15]=&quot;&quot;); &quot;&quot;;     IF(AND([.AF15]=&quot;High&quot;; [.AE15]=&quot;High&quot;); &quot;Critical&quot;;     IF(AND([.AF15]=&quot;High&quot;; [.AE15]=&quot;Medium&quot;); &quot;Urgent&quot;;     IF(AND([.AF15]=&quot;Medium&quot;; [.AE15]=&quot;High&quot;); &quot;Important&quot;;     &quot;Low&quot;))))">
            <text:p/>
          </table:table-cell>
          <table:table-cell table:formula="of:=IF(OR([.AD15]=&quot;&quot;; [.AC15]=&quot;&quot;); &quot;&quot;; [.AD15]-[.AC15])">
            <text:p/>
          </table:table-cell>
          <table:table-cell table:content-validation-name="val8" office:value-type="string">
            <text:p><text:s text:c="10"/></text:p>
          </table:table-cell>
          <table:table-cell/>
          <table:table-cell table:formula="of:=IF(OR([.AC15]=&quot;&quot;; [.AH15]=&quot;&quot;); &quot;&quot;; MIN(100; (TODAY()-[.AC15])/[.AH15]*100))">
            <text:p/>
          </table:table-cell>
          <table:table-cell table:formula="of:=IF(OR([.AJ15]=&quot;&quot;; [.AD15]=&quot;&quot;); &quot;&quot;; IF([.AJ15]=100; &quot; -- &quot;; IF(AND([.AD15]&lt;TODAY(); [.AJ15]&lt;&gt;100); &quot;Overdue&quot;; &quot;Ontrack&quot;)))">
            <text:p/>
          </table:table-cell>
          <table:table-cell table:content-validation-name="val4" office:value-type="string">
            <text:p><text:s/>- - </text:p>
          </table:table-cell>
          <table:table-cell/>
          <table:table-cell table:formula="of:=IF(OR([.AI15]=&quot;Not Started&quot;;[.AI15]=&quot;Ongoing&quot;); REPT(&quot;█&quot;; [.AJ15]/10) ; &quot; ------ &quot;)" office:value-type="string" office:string-value=" ------ ">
            <text:p><text:s/>------ </text:p>
          </table:table-cell>
        </table:table-row>
        <table:table-row table:style-name="ro7">
          <table:table-cell table:style-name="ce102" table:formula="of:=HYPERLINK(&quot;#Sheet4.AA3&quot;; &quot;Table&quot; )" office:value-type="string" office:string-value="Table">
            <office:annotation draw:style-name="gr3" draw:text-style-name="P3" svg:width="2.899cm" svg:height="1.386cm" svg:x="2.858cm" svg:y="7.712cm" draw:caption-point-x="-0.61cm" draw:caption-point-y="1.536cm">
              <dc:creator>P</dc:creator>
              <dc:date>2025-01-30T00:00:00</dc:date>
              <text:p text:style-name="P3"><text:span text:style-name="T1">Click here to view the Table Board</text:span></text:p>
            </office:annotation>
            <text:p>Table</text:p>
          </table:table-cell>
          <table:table-cell table:style-name="ce109" office:value-type="string">
            <text:p>Board</text:p>
          </table:table-cell>
          <table:table-cell table:style-name="ce111" table:formula="of:=HYPERLINK(&quot;#Sheet4.C45&quot;; &quot;Chart&quot; )" office:value-type="string" office:string-value="Chart">
            <office:annotation draw:style-name="gr3" draw:text-style-name="P3" svg:width="2.899cm" svg:height="1.386cm" svg:x="7.374cm" svg:y="7.712cm" draw:caption-point-x="-0.61cm" draw:caption-point-y="1.536cm">
              <dc:creator>P</dc:creator>
              <dc:date>2025-01-30T00:00:00</dc:date>
              <text:p text:style-name="P3"><text:span text:style-name="T1">Click here to view the Chart Board</text:span></text:p>
            </office:annotation>
            <text:p>Chart</text:p>
          </table:table-cell>
          <table:table-cell table:style-name="ce117" table:formula="of:=HYPERLINK(&quot;#Sheet4.D30&quot;; &quot;Team Members&quot; )" office:value-type="string" office:string-value="Team Members">
            <office:annotation draw:style-name="gr3" draw:text-style-name="P3" svg:width="2.899cm" svg:height="1.386cm" svg:x="9.708cm" svg:y="7.712cm" draw:caption-point-x="-0.61cm" draw:caption-point-y="1.536cm">
              <dc:creator>P</dc:creator>
              <dc:date>2025-01-30T00:00:00</dc:date>
              <text:p text:style-name="P3"><text:span text:style-name="T1">Click here to view the Team Members</text:span></text:p>
            </office:annotation>
            <text:p>Team Members</text:p>
          </table:table-cell>
          <table:table-cell table:number-columns-repeated="24"/>
          <table:table-cell table:number-columns-repeated="4"/>
          <table:table-cell table:formula="of:=IF(OR([.AF16]=&quot;&quot;; [.AE16]=&quot;&quot;); &quot;&quot;;     IF(AND([.AF16]=&quot;High&quot;; [.AE16]=&quot;High&quot;); &quot;Critical&quot;;     IF(AND([.AF16]=&quot;High&quot;; [.AE16]=&quot;Medium&quot;); &quot;Urgent&quot;;     IF(AND([.AF16]=&quot;Medium&quot;; [.AE16]=&quot;High&quot;); &quot;Important&quot;;     &quot;Low&quot;))))">
            <text:p/>
          </table:table-cell>
          <table:table-cell table:formula="of:=IF(OR([.AD16]=&quot;&quot;; [.AC16]=&quot;&quot;); &quot;&quot;; [.AD16]-[.AC16])">
            <text:p/>
          </table:table-cell>
          <table:table-cell table:content-validation-name="val8" office:value-type="string">
            <text:p><text:s text:c="10"/></text:p>
          </table:table-cell>
          <table:table-cell/>
          <table:table-cell table:formula="of:=IF(OR([.AC16]=&quot;&quot;; [.AH16]=&quot;&quot;); &quot;&quot;; MIN(100; (TODAY()-[.AC16])/[.AH16]*100))">
            <text:p/>
          </table:table-cell>
          <table:table-cell table:formula="of:=IF(OR([.AJ16]=&quot;&quot;; [.AD16]=&quot;&quot;); &quot;&quot;; IF([.AJ16]=100; &quot; -- &quot;; IF(AND([.AD16]&lt;TODAY(); [.AJ16]&lt;&gt;100); &quot;Overdue&quot;; &quot;Ontrack&quot;)))">
            <text:p/>
          </table:table-cell>
          <table:table-cell table:content-validation-name="val4" office:value-type="string">
            <text:p><text:s/>- - </text:p>
          </table:table-cell>
          <table:table-cell/>
          <table:table-cell table:formula="of:=IF(OR([.AI16]=&quot;Not Started&quot;;[.AI16]=&quot;Ongoing&quot;); REPT(&quot;█&quot;; [.AJ16]/10) ; &quot; ------ &quot;)" office:value-type="string" office:string-value=" ------ ">
            <text:p><text:s/>------ </text:p>
          </table:table-cell>
        </table:table-row>
        <table:table-row table:style-name="ro7">
          <table:table-cell table:number-columns-repeated="28"/>
          <table:table-cell table:number-columns-repeated="4"/>
          <table:table-cell table:formula="of:=IF(OR([.AF17]=&quot;&quot;; [.AE17]=&quot;&quot;); &quot;&quot;;     IF(AND([.AF17]=&quot;High&quot;; [.AE17]=&quot;High&quot;); &quot;Critical&quot;;     IF(AND([.AF17]=&quot;High&quot;; [.AE17]=&quot;Medium&quot;); &quot;Urgent&quot;;     IF(AND([.AF17]=&quot;Medium&quot;; [.AE17]=&quot;High&quot;); &quot;Important&quot;;     &quot;Low&quot;))))">
            <text:p/>
          </table:table-cell>
          <table:table-cell table:formula="of:=IF(OR([.AD17]=&quot;&quot;; [.AC17]=&quot;&quot;); &quot;&quot;; [.AD17]-[.AC17])">
            <text:p/>
          </table:table-cell>
          <table:table-cell table:content-validation-name="val8" office:value-type="string">
            <text:p><text:s text:c="10"/></text:p>
          </table:table-cell>
          <table:table-cell/>
          <table:table-cell table:formula="of:=IF(OR([.AC17]=&quot;&quot;; [.AH17]=&quot;&quot;); &quot;&quot;; MIN(100; (TODAY()-[.AC17])/[.AH17]*100))">
            <text:p/>
          </table:table-cell>
          <table:table-cell table:formula="of:=IF(OR([.AJ17]=&quot;&quot;; [.AD17]=&quot;&quot;); &quot;&quot;; IF([.AJ17]=100; &quot; -- &quot;; IF(AND([.AD17]&lt;TODAY(); [.AJ17]&lt;&gt;100); &quot;Overdue&quot;; &quot;Ontrack&quot;)))">
            <text:p/>
          </table:table-cell>
          <table:table-cell table:content-validation-name="val4" office:value-type="string">
            <text:p><text:s/>- - </text:p>
          </table:table-cell>
          <table:table-cell/>
          <table:table-cell table:formula="of:=IF(OR([.AI17]=&quot;Not Started&quot;;[.AI17]=&quot;Ongoing&quot;); REPT(&quot;█&quot;; [.AJ17]/10) ; &quot; ------ &quot;)" office:value-type="string" office:string-value=" ------ ">
            <text:p><text:s/>------ </text:p>
          </table:table-cell>
        </table:table-row>
        <table:table-row table:style-name="ro15">
          <table:table-cell table:style-name="ce103" office:value-type="string" table:number-columns-spanned="3" table:number-rows-spanned="1">
            <text:p>Board</text:p>
          </table:table-cell>
          <table:covered-table-cell table:style-name="ce110"/>
          <table:covered-table-cell table:style-name="ce115"/>
          <table:table-cell table:number-columns-repeated="25"/>
          <table:table-cell table:number-columns-repeated="4"/>
          <table:table-cell table:formula="of:=IF(OR([.AF18]=&quot;&quot;; [.AE18]=&quot;&quot;); &quot;&quot;;     IF(AND([.AF18]=&quot;High&quot;; [.AE18]=&quot;High&quot;); &quot;Critical&quot;;     IF(AND([.AF18]=&quot;High&quot;; [.AE18]=&quot;Medium&quot;); &quot;Urgent&quot;;     IF(AND([.AF18]=&quot;Medium&quot;; [.AE18]=&quot;High&quot;); &quot;Important&quot;;     &quot;Low&quot;))))">
            <text:p/>
          </table:table-cell>
          <table:table-cell table:formula="of:=IF(OR([.AD18]=&quot;&quot;; [.AC18]=&quot;&quot;); &quot;&quot;; [.AD18]-[.AC18])">
            <text:p/>
          </table:table-cell>
          <table:table-cell table:content-validation-name="val8" office:value-type="string">
            <text:p><text:s text:c="10"/></text:p>
          </table:table-cell>
          <table:table-cell/>
          <table:table-cell table:formula="of:=IF(OR([.AC18]=&quot;&quot;; [.AH18]=&quot;&quot;); &quot;&quot;; MIN(100; (TODAY()-[.AC18])/[.AH18]*100))">
            <text:p/>
          </table:table-cell>
          <table:table-cell table:formula="of:=IF(OR([.AJ18]=&quot;&quot;; [.AD18]=&quot;&quot;); &quot;&quot;; IF([.AJ18]=100; &quot; -- &quot;; IF(AND([.AD18]&lt;TODAY(); [.AJ18]&lt;&gt;100); &quot;Overdue&quot;; &quot;Ontrack&quot;)))">
            <text:p/>
          </table:table-cell>
          <table:table-cell table:content-validation-name="val4" office:value-type="string">
            <text:p><text:s/>- - </text:p>
          </table:table-cell>
          <table:table-cell/>
          <table:table-cell table:formula="of:=IF(OR([.AI18]=&quot;Not Started&quot;;[.AI18]=&quot;Ongoing&quot;); REPT(&quot;█&quot;; [.AJ18]/10) ; &quot; ------ &quot;)" office:value-type="string" office:string-value=" ------ ">
            <text:p><text:s/>------ </text:p>
          </table:table-cell>
        </table:table-row>
        <table:table-row table:style-name="ro7">
          <table:table-cell table:style-name="ce104" office:value-type="string">
            <text:p>Not Started</text:p>
          </table:table-cell>
          <table:table-cell table:style-name="ce104" office:value-type="string">
            <text:p>Ongoing</text:p>
          </table:table-cell>
          <table:table-cell table:style-name="ce104" office:value-type="string">
            <text:p>Completed</text:p>
          </table:table-cell>
          <table:table-cell table:number-columns-repeated="25"/>
          <table:table-cell table:number-columns-repeated="4"/>
          <table:table-cell table:formula="of:=IF(OR([.AF19]=&quot;&quot;; [.AE19]=&quot;&quot;); &quot;&quot;;     IF(AND([.AF19]=&quot;High&quot;; [.AE19]=&quot;High&quot;); &quot;Critical&quot;;     IF(AND([.AF19]=&quot;High&quot;; [.AE19]=&quot;Medium&quot;); &quot;Urgent&quot;;     IF(AND([.AF19]=&quot;Medium&quot;; [.AE19]=&quot;High&quot;); &quot;Important&quot;;     &quot;Low&quot;))))">
            <text:p/>
          </table:table-cell>
          <table:table-cell table:formula="of:=IF(OR([.AD19]=&quot;&quot;; [.AC19]=&quot;&quot;); &quot;&quot;; [.AD19]-[.AC19])">
            <text:p/>
          </table:table-cell>
          <table:table-cell table:content-validation-name="val8" office:value-type="string">
            <text:p><text:s text:c="10"/></text:p>
          </table:table-cell>
          <table:table-cell/>
          <table:table-cell table:formula="of:=IF(OR([.AC19]=&quot;&quot;; [.AH19]=&quot;&quot;); &quot;&quot;; MIN(100; (TODAY()-[.AC19])/[.AH19]*100))">
            <text:p/>
          </table:table-cell>
          <table:table-cell table:formula="of:=IF(OR([.AJ19]=&quot;&quot;; [.AD19]=&quot;&quot;); &quot;&quot;; IF([.AJ19]=100; &quot; -- &quot;; IF(AND([.AD19]&lt;TODAY(); [.AJ19]&lt;&gt;100); &quot;Overdue&quot;; &quot;Ontrack&quot;)))">
            <text:p/>
          </table:table-cell>
          <table:table-cell table:content-validation-name="val4" office:value-type="string">
            <text:p><text:s/>- - </text:p>
          </table:table-cell>
          <table:table-cell/>
          <table:table-cell table:formula="of:=IF(OR([.AI19]=&quot;Not Started&quot;;[.AI19]=&quot;Ongoing&quot;); REPT(&quot;█&quot;; [.AJ19]/10) ; &quot; ------ &quot;)" office:value-type="string" office:string-value=" ------ ">
            <text:p><text:s/>------ </text:p>
          </table:table-cell>
        </table:table-row>
        <table:table-row table:style-name="ro7">
          <table:table-cell table:style-name="ce81" table:formula="of:=IF([.AI4]=&quot;Not Started&quot;; [.AA4]; &quot;&quot;)">
            <text:p/>
          </table:table-cell>
          <table:table-cell table:style-name="ce81" table:formula="of:=IF([.AI4]=&quot;Ongoing&quot;; [.AA4]; &quot;&quot;)">
            <text:p/>
          </table:table-cell>
          <table:table-cell table:style-name="ce81" table:formula="of:=IF([.AI4]=&quot;Completed&quot;; [.AA4]; &quot;&quot;)" office:value-type="string" office:string-value="Task 1">
            <text:p>Task 1</text:p>
          </table:table-cell>
          <table:table-cell table:number-columns-repeated="25"/>
          <table:table-cell table:number-columns-repeated="4"/>
          <table:table-cell table:formula="of:=IF(OR([.AF20]=&quot;&quot;; [.AE20]=&quot;&quot;); &quot;&quot;;     IF(AND([.AF20]=&quot;High&quot;; [.AE20]=&quot;High&quot;); &quot;Critical&quot;;     IF(AND([.AF20]=&quot;High&quot;; [.AE20]=&quot;Medium&quot;); &quot;Urgent&quot;;     IF(AND([.AF20]=&quot;Medium&quot;; [.AE20]=&quot;High&quot;); &quot;Important&quot;;     &quot;Low&quot;))))">
            <text:p/>
          </table:table-cell>
          <table:table-cell table:formula="of:=IF(OR([.AD20]=&quot;&quot;; [.AC20]=&quot;&quot;); &quot;&quot;; [.AD20]-[.AC20])">
            <text:p/>
          </table:table-cell>
          <table:table-cell table:content-validation-name="val8" office:value-type="string">
            <text:p><text:s text:c="10"/></text:p>
          </table:table-cell>
          <table:table-cell/>
          <table:table-cell table:formula="of:=IF(OR([.AC20]=&quot;&quot;; [.AH20]=&quot;&quot;); &quot;&quot;; MIN(100; (TODAY()-[.AC20])/[.AH20]*100))">
            <text:p/>
          </table:table-cell>
          <table:table-cell table:formula="of:=IF(OR([.AJ20]=&quot;&quot;; [.AD20]=&quot;&quot;); &quot;&quot;; IF([.AJ20]=100; &quot; -- &quot;; IF(AND([.AD20]&lt;TODAY(); [.AJ20]&lt;&gt;100); &quot;Overdue&quot;; &quot;Ontrack&quot;)))">
            <text:p/>
          </table:table-cell>
          <table:table-cell table:content-validation-name="val4" office:value-type="string">
            <text:p><text:s/>- - </text:p>
          </table:table-cell>
          <table:table-cell/>
          <table:table-cell table:formula="of:=IF(OR([.AI20]=&quot;Not Started&quot;;[.AI20]=&quot;Ongoing&quot;); REPT(&quot;█&quot;; [.AJ20]/10) ; &quot; ------ &quot;)" office:value-type="string" office:string-value=" ------ ">
            <text:p><text:s/>------ </text:p>
          </table:table-cell>
        </table:table-row>
        <table:table-row table:style-name="ro7">
          <table:table-cell table:style-name="ce81" table:formula="of:=IF([.AI5]=&quot;Not Started&quot;; [.AA5]; &quot;&quot;)">
            <text:p/>
          </table:table-cell>
          <table:table-cell table:style-name="ce81" table:formula="of:=IF([.AI5]=&quot;Ongoing&quot;; [.AA5]; &quot;&quot;)">
            <text:p/>
          </table:table-cell>
          <table:table-cell table:style-name="ce81" table:formula="of:=IF([.AI5]=&quot;Completed&quot;; [.AA5]; &quot;&quot;)" office:value-type="string" office:string-value="Task 2">
            <text:p>Task 2</text:p>
          </table:table-cell>
          <table:table-cell table:number-columns-repeated="25"/>
          <table:table-cell table:number-columns-repeated="4"/>
          <table:table-cell table:formula="of:=IF(OR([.AF21]=&quot;&quot;; [.AE21]=&quot;&quot;); &quot;&quot;;     IF(AND([.AF21]=&quot;High&quot;; [.AE21]=&quot;High&quot;); &quot;Critical&quot;;     IF(AND([.AF21]=&quot;High&quot;; [.AE21]=&quot;Medium&quot;); &quot;Urgent&quot;;     IF(AND([.AF21]=&quot;Medium&quot;; [.AE21]=&quot;High&quot;); &quot;Important&quot;;     &quot;Low&quot;))))">
            <text:p/>
          </table:table-cell>
          <table:table-cell table:formula="of:=IF(OR([.AD21]=&quot;&quot;; [.AC21]=&quot;&quot;); &quot;&quot;; [.AD21]-[.AC21])">
            <text:p/>
          </table:table-cell>
          <table:table-cell table:content-validation-name="val8" office:value-type="string">
            <text:p><text:s text:c="10"/></text:p>
          </table:table-cell>
          <table:table-cell/>
          <table:table-cell table:formula="of:=IF(OR([.AC21]=&quot;&quot;; [.AH21]=&quot;&quot;); &quot;&quot;; MIN(100; (TODAY()-[.AC21])/[.AH21]*100))">
            <text:p/>
          </table:table-cell>
          <table:table-cell table:formula="of:=IF(OR([.AJ21]=&quot;&quot;; [.AD21]=&quot;&quot;); &quot;&quot;; IF([.AJ21]=100; &quot; -- &quot;; IF(AND([.AD21]&lt;TODAY(); [.AJ21]&lt;&gt;100); &quot;Overdue&quot;; &quot;Ontrack&quot;)))">
            <text:p/>
          </table:table-cell>
          <table:table-cell table:content-validation-name="val4" office:value-type="string">
            <text:p><text:s/>- - </text:p>
          </table:table-cell>
          <table:table-cell/>
          <table:table-cell table:formula="of:=IF(OR([.AI21]=&quot;Not Started&quot;;[.AI21]=&quot;Ongoing&quot;); REPT(&quot;█&quot;; [.AJ21]/10) ; &quot; ------ &quot;)" office:value-type="string" office:string-value=" ------ ">
            <text:p><text:s/>------ </text:p>
          </table:table-cell>
        </table:table-row>
        <table:table-row table:style-name="ro7">
          <table:table-cell table:style-name="ce81" table:formula="of:=IF([.AI6]=&quot;Not Started&quot;; [.AA6]; &quot;&quot;)" office:value-type="string" office:string-value="Task 3">
            <text:p>Task 3</text:p>
          </table:table-cell>
          <table:table-cell table:style-name="ce81" table:formula="of:=IF([.AI6]=&quot;Ongoing&quot;; [.AA6]; &quot;&quot;)">
            <text:p/>
          </table:table-cell>
          <table:table-cell table:style-name="ce81" table:formula="of:=IF([.AI6]=&quot;Completed&quot;; [.AA6]; &quot;&quot;)">
            <text:p/>
          </table:table-cell>
          <table:table-cell table:number-columns-repeated="25"/>
          <table:table-cell table:number-columns-repeated="4"/>
          <table:table-cell table:formula="of:=IF(OR([.AF22]=&quot;&quot;; [.AE22]=&quot;&quot;); &quot;&quot;;     IF(AND([.AF22]=&quot;High&quot;; [.AE22]=&quot;High&quot;); &quot;Critical&quot;;     IF(AND([.AF22]=&quot;High&quot;; [.AE22]=&quot;Medium&quot;); &quot;Urgent&quot;;     IF(AND([.AF22]=&quot;Medium&quot;; [.AE22]=&quot;High&quot;); &quot;Important&quot;;     &quot;Low&quot;))))">
            <text:p/>
          </table:table-cell>
          <table:table-cell table:formula="of:=IF(OR([.AD22]=&quot;&quot;; [.AC22]=&quot;&quot;); &quot;&quot;; [.AD22]-[.AC22])">
            <text:p/>
          </table:table-cell>
          <table:table-cell table:content-validation-name="val8" office:value-type="string">
            <text:p><text:s text:c="10"/></text:p>
          </table:table-cell>
          <table:table-cell/>
          <table:table-cell table:formula="of:=IF(OR([.AC22]=&quot;&quot;; [.AH22]=&quot;&quot;); &quot;&quot;; MIN(100; (TODAY()-[.AC22])/[.AH22]*100))">
            <text:p/>
          </table:table-cell>
          <table:table-cell table:formula="of:=IF(OR([.AJ22]=&quot;&quot;; [.AD22]=&quot;&quot;); &quot;&quot;; IF([.AJ22]=100; &quot; -- &quot;; IF(AND([.AD22]&lt;TODAY(); [.AJ22]&lt;&gt;100); &quot;Overdue&quot;; &quot;Ontrack&quot;)))">
            <text:p/>
          </table:table-cell>
          <table:table-cell table:content-validation-name="val4" office:value-type="string">
            <text:p><text:s/>- - </text:p>
          </table:table-cell>
          <table:table-cell/>
          <table:table-cell table:formula="of:=IF(OR([.AI22]=&quot;Not Started&quot;;[.AI22]=&quot;Ongoing&quot;); REPT(&quot;█&quot;; [.AJ22]/10) ; &quot; ------ &quot;)" office:value-type="string" office:string-value=" ------ ">
            <text:p><text:s/>------ </text:p>
          </table:table-cell>
        </table:table-row>
        <table:table-row table:style-name="ro7">
          <table:table-cell table:style-name="ce81" table:formula="of:=IF([.AI7]=&quot;Not Started&quot;; [.AA7]; &quot;&quot;)">
            <text:p/>
          </table:table-cell>
          <table:table-cell table:style-name="ce81" table:formula="of:=IF([.AI7]=&quot;Ongoing&quot;; [.AA7]; &quot;&quot;)" office:value-type="string" office:string-value="Task 4">
            <text:p>Task 4</text:p>
          </table:table-cell>
          <table:table-cell table:style-name="ce81" table:formula="of:=IF([.AI7]=&quot;Completed&quot;; [.AA7]; &quot;&quot;)">
            <text:p/>
          </table:table-cell>
          <table:table-cell table:number-columns-repeated="25"/>
          <table:table-cell table:number-columns-repeated="4"/>
          <table:table-cell table:formula="of:=IF(OR([.AF23]=&quot;&quot;; [.AE23]=&quot;&quot;); &quot;&quot;;     IF(AND([.AF23]=&quot;High&quot;; [.AE23]=&quot;High&quot;); &quot;Critical&quot;;     IF(AND([.AF23]=&quot;High&quot;; [.AE23]=&quot;Medium&quot;); &quot;Urgent&quot;;     IF(AND([.AF23]=&quot;Medium&quot;; [.AE23]=&quot;High&quot;); &quot;Important&quot;;     &quot;Low&quot;))))">
            <text:p/>
          </table:table-cell>
          <table:table-cell table:formula="of:=IF(OR([.AD23]=&quot;&quot;; [.AC23]=&quot;&quot;); &quot;&quot;; [.AD23]-[.AC23])">
            <text:p/>
          </table:table-cell>
          <table:table-cell table:content-validation-name="val8" office:value-type="string">
            <text:p><text:s text:c="10"/></text:p>
          </table:table-cell>
          <table:table-cell/>
          <table:table-cell table:formula="of:=IF(OR([.AC23]=&quot;&quot;; [.AH23]=&quot;&quot;); &quot;&quot;; MIN(100; (TODAY()-[.AC23])/[.AH23]*100))">
            <text:p/>
          </table:table-cell>
          <table:table-cell table:formula="of:=IF(OR([.AJ23]=&quot;&quot;; [.AD23]=&quot;&quot;); &quot;&quot;; IF([.AJ23]=100; &quot; -- &quot;; IF(AND([.AD23]&lt;TODAY(); [.AJ23]&lt;&gt;100); &quot;Overdue&quot;; &quot;Ontrack&quot;)))">
            <text:p/>
          </table:table-cell>
          <table:table-cell table:content-validation-name="val4" office:value-type="string">
            <text:p><text:s/>- - </text:p>
          </table:table-cell>
          <table:table-cell/>
          <table:table-cell table:formula="of:=IF(OR([.AI23]=&quot;Not Started&quot;;[.AI23]=&quot;Ongoing&quot;); REPT(&quot;█&quot;; [.AJ23]/10) ; &quot; ------ &quot;)" office:value-type="string" office:string-value=" ------ ">
            <text:p><text:s/>------ </text:p>
          </table:table-cell>
        </table:table-row>
        <table:table-row table:style-name="ro7">
          <table:table-cell table:style-name="ce81" table:formula="of:=IF([.AI8]=&quot;Not Started&quot;; [.AA8]; &quot;&quot;)">
            <text:p/>
          </table:table-cell>
          <table:table-cell table:style-name="ce81" table:formula="of:=IF([.AI8]=&quot;Ongoing&quot;; [.AA8]; &quot;&quot;)">
            <text:p/>
          </table:table-cell>
          <table:table-cell table:style-name="ce81" table:formula="of:=IF([.AI8]=&quot;Completed&quot;; [.AA8]; &quot;&quot;)" office:value-type="string" office:string-value="Task 5">
            <text:p>Task 5</text:p>
          </table:table-cell>
          <table:table-cell table:number-columns-repeated="25"/>
          <table:table-cell table:number-columns-repeated="4"/>
          <table:table-cell table:formula="of:=IF(OR([.AF24]=&quot;&quot;; [.AE24]=&quot;&quot;); &quot;&quot;;     IF(AND([.AF24]=&quot;High&quot;; [.AE24]=&quot;High&quot;); &quot;Critical&quot;;     IF(AND([.AF24]=&quot;High&quot;; [.AE24]=&quot;Medium&quot;); &quot;Urgent&quot;;     IF(AND([.AF24]=&quot;Medium&quot;; [.AE24]=&quot;High&quot;); &quot;Important&quot;;     &quot;Low&quot;))))">
            <text:p/>
          </table:table-cell>
          <table:table-cell table:formula="of:=IF(OR([.AD24]=&quot;&quot;; [.AC24]=&quot;&quot;); &quot;&quot;; [.AD24]-[.AC24])">
            <text:p/>
          </table:table-cell>
          <table:table-cell table:content-validation-name="val8" office:value-type="string">
            <text:p><text:s text:c="10"/></text:p>
          </table:table-cell>
          <table:table-cell/>
          <table:table-cell table:formula="of:=IF(OR([.AC24]=&quot;&quot;; [.AH24]=&quot;&quot;); &quot;&quot;; MIN(100; (TODAY()-[.AC24])/[.AH24]*100))">
            <text:p/>
          </table:table-cell>
          <table:table-cell table:formula="of:=IF(OR([.AJ24]=&quot;&quot;; [.AD24]=&quot;&quot;); &quot;&quot;; IF([.AJ24]=100; &quot; -- &quot;; IF(AND([.AD24]&lt;TODAY(); [.AJ24]&lt;&gt;100); &quot;Overdue&quot;; &quot;Ontrack&quot;)))">
            <text:p/>
          </table:table-cell>
          <table:table-cell table:content-validation-name="val4" office:value-type="string">
            <text:p><text:s/>- - </text:p>
          </table:table-cell>
          <table:table-cell/>
          <table:table-cell table:formula="of:=IF(OR([.AI24]=&quot;Not Started&quot;;[.AI24]=&quot;Ongoing&quot;); REPT(&quot;█&quot;; [.AJ24]/10) ; &quot; ------ &quot;)" office:value-type="string" office:string-value=" ------ ">
            <text:p><text:s/>------ </text:p>
          </table:table-cell>
        </table:table-row>
        <table:table-row table:style-name="ro7">
          <table:table-cell table:style-name="ce81" table:formula="of:=IF([.AI9]=&quot;Not Started&quot;; [.AA9]; &quot;&quot;)">
            <text:p/>
          </table:table-cell>
          <table:table-cell table:style-name="ce81" table:formula="of:=IF([.AI9]=&quot;Ongoing&quot;; [.AA9]; &quot;&quot;)" office:value-type="string" office:string-value="Task 6">
            <text:p>Task 6</text:p>
          </table:table-cell>
          <table:table-cell table:style-name="ce81" table:formula="of:=IF([.AI9]=&quot;Completed&quot;; [.AA9]; &quot;&quot;)">
            <text:p/>
          </table:table-cell>
          <table:table-cell table:number-columns-repeated="25"/>
          <table:table-cell table:number-columns-repeated="4"/>
          <table:table-cell table:formula="of:=IF(OR([.AF25]=&quot;&quot;; [.AE25]=&quot;&quot;); &quot;&quot;;     IF(AND([.AF25]=&quot;High&quot;; [.AE25]=&quot;High&quot;); &quot;Critical&quot;;     IF(AND([.AF25]=&quot;High&quot;; [.AE25]=&quot;Medium&quot;); &quot;Urgent&quot;;     IF(AND([.AF25]=&quot;Medium&quot;; [.AE25]=&quot;High&quot;); &quot;Important&quot;;     &quot;Low&quot;))))">
            <text:p/>
          </table:table-cell>
          <table:table-cell table:formula="of:=IF(OR([.AD25]=&quot;&quot;; [.AC25]=&quot;&quot;); &quot;&quot;; [.AD25]-[.AC25])">
            <text:p/>
          </table:table-cell>
          <table:table-cell table:content-validation-name="val8" office:value-type="string">
            <text:p><text:s text:c="10"/></text:p>
          </table:table-cell>
          <table:table-cell/>
          <table:table-cell table:formula="of:=IF(OR([.AC25]=&quot;&quot;; [.AH25]=&quot;&quot;); &quot;&quot;; MIN(100; (TODAY()-[.AC25])/[.AH25]*100))">
            <text:p/>
          </table:table-cell>
          <table:table-cell table:formula="of:=IF(OR([.AJ25]=&quot;&quot;; [.AD25]=&quot;&quot;); &quot;&quot;; IF([.AJ25]=100; &quot; -- &quot;; IF(AND([.AD25]&lt;TODAY(); [.AJ25]&lt;&gt;100); &quot;Overdue&quot;; &quot;Ontrack&quot;)))">
            <text:p/>
          </table:table-cell>
          <table:table-cell table:content-validation-name="val4" office:value-type="string">
            <text:p><text:s/>- - </text:p>
          </table:table-cell>
          <table:table-cell/>
          <table:table-cell table:formula="of:=IF(OR([.AI25]=&quot;Not Started&quot;;[.AI25]=&quot;Ongoing&quot;); REPT(&quot;█&quot;; [.AJ25]/10) ; &quot; ------ &quot;)" office:value-type="string" office:string-value=" ------ ">
            <text:p><text:s/>------ </text:p>
          </table:table-cell>
        </table:table-row>
        <table:table-row table:style-name="ro7">
          <table:table-cell table:number-columns-repeated="28"/>
          <table:table-cell table:number-columns-repeated="4"/>
          <table:table-cell table:formula="of:=IF(OR([.AF26]=&quot;&quot;; [.AE26]=&quot;&quot;); &quot;&quot;;     IF(AND([.AF26]=&quot;High&quot;; [.AE26]=&quot;High&quot;); &quot;Critical&quot;;     IF(AND([.AF26]=&quot;High&quot;; [.AE26]=&quot;Medium&quot;); &quot;Urgent&quot;;     IF(AND([.AF26]=&quot;Medium&quot;; [.AE26]=&quot;High&quot;); &quot;Important&quot;;     &quot;Low&quot;))))">
            <text:p/>
          </table:table-cell>
          <table:table-cell table:formula="of:=IF(OR([.AD26]=&quot;&quot;; [.AC26]=&quot;&quot;); &quot;&quot;; [.AD26]-[.AC26])">
            <text:p/>
          </table:table-cell>
          <table:table-cell table:content-validation-name="val8" office:value-type="string">
            <text:p><text:s text:c="10"/></text:p>
          </table:table-cell>
          <table:table-cell/>
          <table:table-cell table:formula="of:=IF(OR([.AC26]=&quot;&quot;; [.AH26]=&quot;&quot;); &quot;&quot;; MIN(100; (TODAY()-[.AC26])/[.AH26]*100))">
            <text:p/>
          </table:table-cell>
          <table:table-cell table:formula="of:=IF(OR([.AJ26]=&quot;&quot;; [.AD26]=&quot;&quot;); &quot;&quot;; IF([.AJ26]=100; &quot; -- &quot;; IF(AND([.AD26]&lt;TODAY(); [.AJ26]&lt;&gt;100); &quot;Overdue&quot;; &quot;Ontrack&quot;)))">
            <text:p/>
          </table:table-cell>
          <table:table-cell table:content-validation-name="val4" office:value-type="string">
            <text:p><text:s/>- - </text:p>
          </table:table-cell>
          <table:table-cell/>
          <table:table-cell table:formula="of:=IF(OR([.AI26]=&quot;Not Started&quot;;[.AI26]=&quot;Ongoing&quot;); REPT(&quot;█&quot;; [.AJ26]/10) ; &quot; ------ &quot;)" office:value-type="string" office:string-value=" ------ ">
            <text:p><text:s/>------ </text:p>
          </table:table-cell>
        </table:table-row>
        <table:table-row table:style-name="ro7">
          <table:table-cell table:number-columns-repeated="28"/>
          <table:table-cell table:number-columns-repeated="4"/>
          <table:table-cell table:formula="of:=IF(OR([.AF27]=&quot;&quot;; [.AE27]=&quot;&quot;); &quot;&quot;;     IF(AND([.AF27]=&quot;High&quot;; [.AE27]=&quot;High&quot;); &quot;Critical&quot;;     IF(AND([.AF27]=&quot;High&quot;; [.AE27]=&quot;Medium&quot;); &quot;Urgent&quot;;     IF(AND([.AF27]=&quot;Medium&quot;; [.AE27]=&quot;High&quot;); &quot;Important&quot;;     &quot;Low&quot;))))">
            <text:p/>
          </table:table-cell>
          <table:table-cell table:formula="of:=IF(OR([.AD27]=&quot;&quot;; [.AC27]=&quot;&quot;); &quot;&quot;; [.AD27]-[.AC27])">
            <text:p/>
          </table:table-cell>
          <table:table-cell table:content-validation-name="val8" office:value-type="string">
            <text:p><text:s text:c="10"/></text:p>
          </table:table-cell>
          <table:table-cell/>
          <table:table-cell table:formula="of:=IF(OR([.AC27]=&quot;&quot;; [.AH27]=&quot;&quot;); &quot;&quot;; MIN(100; (TODAY()-[.AC27])/[.AH27]*100))">
            <text:p/>
          </table:table-cell>
          <table:table-cell table:formula="of:=IF(OR([.AJ27]=&quot;&quot;; [.AD27]=&quot;&quot;); &quot;&quot;; IF([.AJ27]=100; &quot; -- &quot;; IF(AND([.AD27]&lt;TODAY(); [.AJ27]&lt;&gt;100); &quot;Overdue&quot;; &quot;Ontrack&quot;)))">
            <text:p/>
          </table:table-cell>
          <table:table-cell table:content-validation-name="val4" office:value-type="string">
            <text:p><text:s/>- - </text:p>
          </table:table-cell>
          <table:table-cell/>
          <table:table-cell table:formula="of:=IF(OR([.AI27]=&quot;Not Started&quot;;[.AI27]=&quot;Ongoing&quot;); REPT(&quot;█&quot;; [.AJ27]/10) ; &quot; ------ &quot;)" office:value-type="string" office:string-value=" ------ ">
            <text:p><text:s/>------ </text:p>
          </table:table-cell>
        </table:table-row>
        <table:table-row table:style-name="ro7">
          <table:table-cell table:number-columns-repeated="28"/>
          <table:table-cell table:number-columns-repeated="4"/>
          <table:table-cell table:formula="of:=IF(OR([.AF28]=&quot;&quot;; [.AE28]=&quot;&quot;); &quot;&quot;;     IF(AND([.AF28]=&quot;High&quot;; [.AE28]=&quot;High&quot;); &quot;Critical&quot;;     IF(AND([.AF28]=&quot;High&quot;; [.AE28]=&quot;Medium&quot;); &quot;Urgent&quot;;     IF(AND([.AF28]=&quot;Medium&quot;; [.AE28]=&quot;High&quot;); &quot;Important&quot;;     &quot;Low&quot;))))">
            <text:p/>
          </table:table-cell>
          <table:table-cell table:formula="of:=IF(OR([.AD28]=&quot;&quot;; [.AC28]=&quot;&quot;); &quot;&quot;; [.AD28]-[.AC28])">
            <text:p/>
          </table:table-cell>
          <table:table-cell table:content-validation-name="val8" office:value-type="string">
            <text:p><text:s text:c="10"/></text:p>
          </table:table-cell>
          <table:table-cell/>
          <table:table-cell table:formula="of:=IF(OR([.AC28]=&quot;&quot;; [.AH28]=&quot;&quot;); &quot;&quot;; MIN(100; (TODAY()-[.AC28])/[.AH28]*100))">
            <text:p/>
          </table:table-cell>
          <table:table-cell table:formula="of:=IF(OR([.AJ28]=&quot;&quot;; [.AD28]=&quot;&quot;); &quot;&quot;; IF([.AJ28]=100; &quot; -- &quot;; IF(AND([.AD28]&lt;TODAY(); [.AJ28]&lt;&gt;100); &quot;Overdue&quot;; &quot;Ontrack&quot;)))">
            <text:p/>
          </table:table-cell>
          <table:table-cell table:content-validation-name="val4" office:value-type="string">
            <text:p><text:s/>- - </text:p>
          </table:table-cell>
          <table:table-cell/>
          <table:table-cell table:formula="of:=IF(OR([.AI28]=&quot;Not Started&quot;;[.AI28]=&quot;Ongoing&quot;); REPT(&quot;█&quot;; [.AJ28]/10) ; &quot; ------ &quot;)" office:value-type="string" office:string-value=" ------ ">
            <text:p><text:s/>------ </text:p>
          </table:table-cell>
        </table:table-row>
        <table:table-row table:style-name="ro7">
          <table:table-cell table:number-columns-repeated="6"/>
          <table:table-cell>
            <draw:frame table:end-cell-address="Sheet4.L39" table:end-x="1.715cm" table:end-y="0.427cm" draw:z-index="3" draw:style-name="gr1" draw:text-style-name="P1" svg:width="12.51cm" svg:height="7.103cm" svg:x="0.495cm" svg:y="0.166cm">
              <draw:object draw:notify-on-update-of-ranges="Sheet4.B32:Sheet4.E32 Sheet4.A33:Sheet4.A33 Sheet4.B33:Sheet4.E33 Sheet4.A34:Sheet4.A34 Sheet4.B34:Sheet4.E34" xlink:href="./Object 37" xlink:type="simple" xlink:show="embed" xlink:actuate="onLoad">
                <text:p/>
              </draw:object>
              <draw:image xlink:href="./ObjectReplacements/Object 37" xlink:type="simple" xlink:show="embed" xlink:actuate="onLoad"/>
            </draw:frame>
          </table:table-cell>
          <table:table-cell table:number-columns-repeated="21"/>
          <table:table-cell table:number-columns-repeated="4"/>
          <table:table-cell table:formula="of:=IF(OR([.AF29]=&quot;&quot;; [.AE29]=&quot;&quot;); &quot;&quot;;     IF(AND([.AF29]=&quot;High&quot;; [.AE29]=&quot;High&quot;); &quot;Critical&quot;;     IF(AND([.AF29]=&quot;High&quot;; [.AE29]=&quot;Medium&quot;); &quot;Urgent&quot;;     IF(AND([.AF29]=&quot;Medium&quot;; [.AE29]=&quot;High&quot;); &quot;Important&quot;;     &quot;Low&quot;))))">
            <text:p/>
          </table:table-cell>
          <table:table-cell table:formula="of:=IF(OR([.AD29]=&quot;&quot;; [.AC29]=&quot;&quot;); &quot;&quot;; [.AD29]-[.AC29])">
            <text:p/>
          </table:table-cell>
          <table:table-cell table:content-validation-name="val8" office:value-type="string">
            <text:p><text:s text:c="10"/></text:p>
          </table:table-cell>
          <table:table-cell/>
          <table:table-cell table:formula="of:=IF(OR([.AC29]=&quot;&quot;; [.AH29]=&quot;&quot;); &quot;&quot;; MIN(100; (TODAY()-[.AC29])/[.AH29]*100))">
            <text:p/>
          </table:table-cell>
          <table:table-cell table:formula="of:=IF(OR([.AJ29]=&quot;&quot;; [.AD29]=&quot;&quot;); &quot;&quot;; IF([.AJ29]=100; &quot; -- &quot;; IF(AND([.AD29]&lt;TODAY(); [.AJ29]&lt;&gt;100); &quot;Overdue&quot;; &quot;Ontrack&quot;)))">
            <text:p/>
          </table:table-cell>
          <table:table-cell table:content-validation-name="val4" office:value-type="string">
            <text:p><text:s/>- - </text:p>
          </table:table-cell>
          <table:table-cell/>
          <table:table-cell table:formula="of:=IF(OR([.AI29]=&quot;Not Started&quot;;[.AI29]=&quot;Ongoing&quot;); REPT(&quot;█&quot;; [.AJ29]/10) ; &quot; ------ &quot;)" office:value-type="string" office:string-value=" ------ ">
            <text:p><text:s/>------ </text:p>
          </table:table-cell>
        </table:table-row>
        <table:table-row table:style-name="ro16">
          <table:table-cell table:style-name="ce102" table:formula="of:=HYPERLINK(&quot;#Sheet4.AA3&quot;; &quot;Table&quot; )" office:value-type="string" office:string-value="Table">
            <office:annotation draw:style-name="gr3" draw:text-style-name="P3" svg:width="2.899cm" svg:height="1.386cm" svg:x="2.858cm" svg:y="15.013cm" draw:caption-point-x="-0.61cm" draw:caption-point-y="1.536cm">
              <dc:creator>P</dc:creator>
              <dc:date>2025-01-30T00:00:00</dc:date>
              <text:p text:style-name="P3"><text:span text:style-name="T1">Click here to view the Table Board</text:span></text:p>
            </office:annotation>
            <text:p>Table</text:p>
          </table:table-cell>
          <table:table-cell table:style-name="ce111" table:formula="of:=HYPERLINK(&quot;#Sheet4.B16&quot;; &quot;Board&quot; )" office:value-type="string" office:string-value="Board">
            <office:annotation draw:style-name="gr3" draw:text-style-name="P3" svg:width="2.899cm" svg:height="1.386cm" svg:x="5.116cm" svg:y="15.013cm" draw:caption-point-x="-0.61cm" draw:caption-point-y="1.536cm">
              <dc:creator>P</dc:creator>
              <dc:date>2025-01-30T00:00:00</dc:date>
              <text:p text:style-name="P3"><text:span text:style-name="T1">Click here to view the kanban Board</text:span></text:p>
            </office:annotation>
            <text:p>Board</text:p>
          </table:table-cell>
          <table:table-cell table:style-name="ce111" table:formula="of:=HYPERLINK(&quot;#Sheet4.C45&quot;; &quot;Chart&quot; )" office:value-type="string" office:string-value="Chart">
            <office:annotation draw:style-name="gr3" draw:text-style-name="P3" svg:width="2.899cm" svg:height="1.386cm" svg:x="7.374cm" svg:y="15.013cm" draw:caption-point-x="-0.61cm" draw:caption-point-y="1.536cm">
              <dc:creator>P</dc:creator>
              <dc:date>2025-01-30T00:00:00</dc:date>
              <text:p text:style-name="P3"><text:span text:style-name="T1">Click here to view the Chart Board</text:span></text:p>
            </office:annotation>
            <text:p>Chart</text:p>
          </table:table-cell>
          <table:table-cell table:style-name="ce118" office:value-type="string">
            <text:p>Team Members</text:p>
          </table:table-cell>
          <table:table-cell table:number-columns-repeated="24"/>
          <table:table-cell table:number-columns-repeated="4"/>
          <table:table-cell table:formula="of:=IF(OR([.AF30]=&quot;&quot;; [.AE30]=&quot;&quot;); &quot;&quot;;     IF(AND([.AF30]=&quot;High&quot;; [.AE30]=&quot;High&quot;); &quot;Critical&quot;;     IF(AND([.AF30]=&quot;High&quot;; [.AE30]=&quot;Medium&quot;); &quot;Urgent&quot;;     IF(AND([.AF30]=&quot;Medium&quot;; [.AE30]=&quot;High&quot;); &quot;Important&quot;;     &quot;Low&quot;))))">
            <text:p/>
          </table:table-cell>
          <table:table-cell table:formula="of:=IF(OR([.AD30]=&quot;&quot;; [.AC30]=&quot;&quot;); &quot;&quot;; [.AD30]-[.AC30])">
            <text:p/>
          </table:table-cell>
          <table:table-cell table:content-validation-name="val8" office:value-type="string">
            <text:p><text:s text:c="10"/></text:p>
          </table:table-cell>
          <table:table-cell/>
          <table:table-cell table:formula="of:=IF(OR([.AC30]=&quot;&quot;; [.AH30]=&quot;&quot;); &quot;&quot;; MIN(100; (TODAY()-[.AC30])/[.AH30]*100))">
            <text:p/>
          </table:table-cell>
          <table:table-cell table:formula="of:=IF(OR([.AJ30]=&quot;&quot;; [.AD30]=&quot;&quot;); &quot;&quot;; IF([.AJ30]=100; &quot; -- &quot;; IF(AND([.AD30]&lt;TODAY(); [.AJ30]&lt;&gt;100); &quot;Overdue&quot;; &quot;Ontrack&quot;)))">
            <text:p/>
          </table:table-cell>
          <table:table-cell table:content-validation-name="val4" office:value-type="string">
            <text:p><text:s/>- - </text:p>
          </table:table-cell>
          <table:table-cell/>
          <table:table-cell table:formula="of:=IF(OR([.AI30]=&quot;Not Started&quot;;[.AI30]=&quot;Ongoing&quot;); REPT(&quot;█&quot;; [.AJ30]/10) ; &quot; ------ &quot;)" office:value-type="string" office:string-value=" ------ ">
            <text:p><text:s/>------ </text:p>
          </table:table-cell>
        </table:table-row>
        <table:table-row table:style-name="ro7">
          <table:table-cell/>
          <table:table-cell table:style-name="ce52"/>
          <table:table-cell table:number-columns-repeated="26"/>
          <table:table-cell table:number-columns-repeated="4"/>
          <table:table-cell table:formula="of:=IF(OR([.AF31]=&quot;&quot;; [.AE31]=&quot;&quot;); &quot;&quot;;     IF(AND([.AF31]=&quot;High&quot;; [.AE31]=&quot;High&quot;); &quot;Critical&quot;;     IF(AND([.AF31]=&quot;High&quot;; [.AE31]=&quot;Medium&quot;); &quot;Urgent&quot;;     IF(AND([.AF31]=&quot;Medium&quot;; [.AE31]=&quot;High&quot;); &quot;Important&quot;;     &quot;Low&quot;))))">
            <text:p/>
          </table:table-cell>
          <table:table-cell table:formula="of:=IF(OR([.AD31]=&quot;&quot;; [.AC31]=&quot;&quot;); &quot;&quot;; [.AD31]-[.AC31])">
            <text:p/>
          </table:table-cell>
          <table:table-cell table:content-validation-name="val8" office:value-type="string">
            <text:p><text:s text:c="10"/></text:p>
          </table:table-cell>
          <table:table-cell/>
          <table:table-cell table:formula="of:=IF(OR([.AC31]=&quot;&quot;; [.AH31]=&quot;&quot;); &quot;&quot;; MIN(100; (TODAY()-[.AC31])/[.AH31]*100))">
            <text:p/>
          </table:table-cell>
          <table:table-cell table:formula="of:=IF(OR([.AJ31]=&quot;&quot;; [.AD31]=&quot;&quot;); &quot;&quot;; IF([.AJ31]=100; &quot; -- &quot;; IF(AND([.AD31]&lt;TODAY(); [.AJ31]&lt;&gt;100); &quot;Overdue&quot;; &quot;Ontrack&quot;)))">
            <text:p/>
          </table:table-cell>
          <table:table-cell table:content-validation-name="val4" office:value-type="string">
            <text:p><text:s/>- - </text:p>
          </table:table-cell>
          <table:table-cell/>
          <table:table-cell table:formula="of:=IF(OR([.AI31]=&quot;Not Started&quot;;[.AI31]=&quot;Ongoing&quot;); REPT(&quot;█&quot;; [.AJ31]/10) ; &quot; ------ &quot;)" office:value-type="string" office:string-value=" ------ ">
            <text:p><text:s/>------ </text:p>
          </table:table-cell>
        </table:table-row>
        <table:table-row table:style-name="ro7">
          <table:table-cell table:style-name="ce80" office:value-type="string">
            <text:p>Profile</text:p>
          </table:table-cell>
          <table:table-cell table:style-name="ce81" office:value-type="string">
            <text:p>a</text:p>
          </table:table-cell>
          <table:table-cell table:style-name="ce81" office:value-type="string">
            <text:p>b</text:p>
          </table:table-cell>
          <table:table-cell table:style-name="ce81" office:value-type="string">
            <text:p>c</text:p>
          </table:table-cell>
          <table:table-cell table:style-name="ce81" office:value-type="string">
            <text:p>d</text:p>
          </table:table-cell>
          <table:table-cell table:number-columns-repeated="23"/>
          <table:table-cell table:number-columns-repeated="4"/>
          <table:table-cell table:formula="of:=IF(OR([.AF32]=&quot;&quot;; [.AE32]=&quot;&quot;); &quot;&quot;;     IF(AND([.AF32]=&quot;High&quot;; [.AE32]=&quot;High&quot;); &quot;Critical&quot;;     IF(AND([.AF32]=&quot;High&quot;; [.AE32]=&quot;Medium&quot;); &quot;Urgent&quot;;     IF(AND([.AF32]=&quot;Medium&quot;; [.AE32]=&quot;High&quot;); &quot;Important&quot;;     &quot;Low&quot;))))">
            <text:p/>
          </table:table-cell>
          <table:table-cell table:formula="of:=IF(OR([.AD32]=&quot;&quot;; [.AC32]=&quot;&quot;); &quot;&quot;; [.AD32]-[.AC32])">
            <text:p/>
          </table:table-cell>
          <table:table-cell table:content-validation-name="val8" office:value-type="string">
            <text:p><text:s text:c="10"/></text:p>
          </table:table-cell>
          <table:table-cell/>
          <table:table-cell table:formula="of:=IF(OR([.AC32]=&quot;&quot;; [.AH32]=&quot;&quot;); &quot;&quot;; MIN(100; (TODAY()-[.AC32])/[.AH32]*100))">
            <text:p/>
          </table:table-cell>
          <table:table-cell table:formula="of:=IF(OR([.AJ32]=&quot;&quot;; [.AD32]=&quot;&quot;); &quot;&quot;; IF([.AJ32]=100; &quot; -- &quot;; IF(AND([.AD32]&lt;TODAY(); [.AJ32]&lt;&gt;100); &quot;Overdue&quot;; &quot;Ontrack&quot;)))">
            <text:p/>
          </table:table-cell>
          <table:table-cell table:content-validation-name="val4" office:value-type="string">
            <text:p><text:s/>- - </text:p>
          </table:table-cell>
          <table:table-cell/>
          <table:table-cell table:formula="of:=IF(OR([.AI32]=&quot;Not Started&quot;;[.AI32]=&quot;Ongoing&quot;); REPT(&quot;█&quot;; [.AJ32]/10) ; &quot; ------ &quot;)" office:value-type="string" office:string-value=" ------ ">
            <text:p><text:s/>------ </text:p>
          </table:table-cell>
        </table:table-row>
        <table:table-row table:style-name="ro17">
          <table:table-cell table:style-name="ce105" office:value-type="string">
            <text:p>Task involved</text:p>
          </table:table-cell>
          <table:table-cell table:style-name="ce81" table:formula="of:=COUNTIF([.AB4:.AB9]; &quot;a&quot;)" office:value-type="float" office:value="1">
            <text:p>1</text:p>
          </table:table-cell>
          <table:table-cell table:style-name="ce81" table:formula="of:=COUNTIF([.AB4:.AB9]; &quot;b&quot;)" office:value-type="float" office:value="2">
            <text:p>2</text:p>
          </table:table-cell>
          <table:table-cell table:style-name="ce81" table:formula="of:=COUNTIF([.AB4:.AB9]; &quot;c&quot;)" office:value-type="float" office:value="1">
            <text:p>1</text:p>
          </table:table-cell>
          <table:table-cell table:style-name="ce81" table:formula="of:=COUNTIF([.AB4:.AB9]; &quot;d&quot;)" office:value-type="float" office:value="2">
            <text:p>2</text:p>
          </table:table-cell>
          <table:table-cell table:number-columns-repeated="23"/>
          <table:table-cell table:number-columns-repeated="4"/>
          <table:table-cell table:formula="of:=IF(OR([.AF33]=&quot;&quot;; [.AE33]=&quot;&quot;); &quot;&quot;;     IF(AND([.AF33]=&quot;High&quot;; [.AE33]=&quot;High&quot;); &quot;Critical&quot;;     IF(AND([.AF33]=&quot;High&quot;; [.AE33]=&quot;Medium&quot;); &quot;Urgent&quot;;     IF(AND([.AF33]=&quot;Medium&quot;; [.AE33]=&quot;High&quot;); &quot;Important&quot;;     &quot;Low&quot;))))">
            <text:p/>
          </table:table-cell>
          <table:table-cell table:formula="of:=IF(OR([.AD33]=&quot;&quot;; [.AC33]=&quot;&quot;); &quot;&quot;; [.AD33]-[.AC33])">
            <text:p/>
          </table:table-cell>
          <table:table-cell table:content-validation-name="val8" office:value-type="string">
            <text:p><text:s text:c="10"/></text:p>
          </table:table-cell>
          <table:table-cell/>
          <table:table-cell table:formula="of:=IF(OR([.AC33]=&quot;&quot;; [.AH33]=&quot;&quot;); &quot;&quot;; MIN(100; (TODAY()-[.AC33])/[.AH33]*100))">
            <text:p/>
          </table:table-cell>
          <table:table-cell table:formula="of:=IF(OR([.AJ33]=&quot;&quot;; [.AD33]=&quot;&quot;); &quot;&quot;; IF([.AJ33]=100; &quot; -- &quot;; IF(AND([.AD33]&lt;TODAY(); [.AJ33]&lt;&gt;100); &quot;Overdue&quot;; &quot;Ontrack&quot;)))">
            <text:p/>
          </table:table-cell>
          <table:table-cell table:content-validation-name="val4" office:value-type="string">
            <text:p><text:s/>- - </text:p>
          </table:table-cell>
          <table:table-cell/>
          <table:table-cell table:formula="of:=IF(OR([.AI33]=&quot;Not Started&quot;;[.AI33]=&quot;Ongoing&quot;); REPT(&quot;█&quot;; [.AJ33]/10) ; &quot; ------ &quot;)" office:value-type="string" office:string-value=" ------ ">
            <text:p><text:s/>------ </text:p>
          </table:table-cell>
        </table:table-row>
        <table:table-row table:style-name="ro17">
          <table:table-cell table:style-name="ce105" office:value-type="string">
            <text:p>Task Completed</text:p>
          </table:table-cell>
          <table:table-cell table:style-name="ce81" table:formula="of:=COUNTIFS([.AB4:.AB9]; &quot;a&quot;; [.AI4:.AI9]; &quot;Completed&quot;)" office:value-type="float" office:value="1">
            <text:p>1</text:p>
          </table:table-cell>
          <table:table-cell table:style-name="ce81" table:formula="of:=COUNTIFS([.AB4:.AB9]; &quot;b&quot;; [.AI4:.AI9]; &quot;Completed&quot;)" office:value-type="float" office:value="2">
            <text:p>2</text:p>
          </table:table-cell>
          <table:table-cell table:style-name="ce81" table:formula="of:=COUNTIFS([.AB4:.AB9]; &quot;c&quot;; [.AI4:.AI9]; &quot;Completed&quot;)" office:value-type="float" office:value="0">
            <text:p>0</text:p>
          </table:table-cell>
          <table:table-cell table:style-name="ce81" table:formula="of:=COUNTIFS([.AB4:.AB9]; &quot;d&quot;; [.AI4:.AI9]; &quot;Completed&quot;)" office:value-type="float" office:value="0">
            <text:p>0</text:p>
          </table:table-cell>
          <table:table-cell table:number-columns-repeated="23"/>
          <table:table-cell table:number-columns-repeated="4"/>
          <table:table-cell table:formula="of:=IF(OR([.AF34]=&quot;&quot;; [.AE34]=&quot;&quot;); &quot;&quot;;     IF(AND([.AF34]=&quot;High&quot;; [.AE34]=&quot;High&quot;); &quot;Critical&quot;;     IF(AND([.AF34]=&quot;High&quot;; [.AE34]=&quot;Medium&quot;); &quot;Urgent&quot;;     IF(AND([.AF34]=&quot;Medium&quot;; [.AE34]=&quot;High&quot;); &quot;Important&quot;;     &quot;Low&quot;))))">
            <text:p/>
          </table:table-cell>
          <table:table-cell table:formula="of:=IF(OR([.AD34]=&quot;&quot;; [.AC34]=&quot;&quot;); &quot;&quot;; [.AD34]-[.AC34])">
            <text:p/>
          </table:table-cell>
          <table:table-cell table:content-validation-name="val8" office:value-type="string">
            <text:p><text:s text:c="10"/></text:p>
          </table:table-cell>
          <table:table-cell/>
          <table:table-cell table:formula="of:=IF(OR([.AC34]=&quot;&quot;; [.AH34]=&quot;&quot;); &quot;&quot;; MIN(100; (TODAY()-[.AC34])/[.AH34]*100))">
            <text:p/>
          </table:table-cell>
          <table:table-cell table:formula="of:=IF(OR([.AJ34]=&quot;&quot;; [.AD34]=&quot;&quot;); &quot;&quot;; IF([.AJ34]=100; &quot; -- &quot;; IF(AND([.AD34]&lt;TODAY(); [.AJ34]&lt;&gt;100); &quot;Overdue&quot;; &quot;Ontrack&quot;)))">
            <text:p/>
          </table:table-cell>
          <table:table-cell table:content-validation-name="val4" office:value-type="string">
            <text:p><text:s/>- - </text:p>
          </table:table-cell>
          <table:table-cell/>
          <table:table-cell table:formula="of:=IF(OR([.AI34]=&quot;Not Started&quot;;[.AI34]=&quot;Ongoing&quot;); REPT(&quot;█&quot;; [.AJ34]/10) ; &quot; ------ &quot;)" office:value-type="string" office:string-value=" ------ ">
            <text:p><text:s/>------ </text:p>
          </table:table-cell>
        </table:table-row>
        <table:table-row table:style-name="ro7">
          <table:table-cell table:number-columns-repeated="28"/>
          <table:table-cell table:number-columns-repeated="4"/>
          <table:table-cell table:formula="of:=IF(OR([.AF35]=&quot;&quot;; [.AE35]=&quot;&quot;); &quot;&quot;;     IF(AND([.AF35]=&quot;High&quot;; [.AE35]=&quot;High&quot;); &quot;Critical&quot;;     IF(AND([.AF35]=&quot;High&quot;; [.AE35]=&quot;Medium&quot;); &quot;Urgent&quot;;     IF(AND([.AF35]=&quot;Medium&quot;; [.AE35]=&quot;High&quot;); &quot;Important&quot;;     &quot;Low&quot;))))">
            <text:p/>
          </table:table-cell>
          <table:table-cell table:formula="of:=IF(OR([.AD35]=&quot;&quot;; [.AC35]=&quot;&quot;); &quot;&quot;; [.AD35]-[.AC35])">
            <text:p/>
          </table:table-cell>
          <table:table-cell table:content-validation-name="val8" office:value-type="string">
            <text:p><text:s text:c="10"/></text:p>
          </table:table-cell>
          <table:table-cell/>
          <table:table-cell table:formula="of:=IF(OR([.AC35]=&quot;&quot;; [.AH35]=&quot;&quot;); &quot;&quot;; MIN(100; (TODAY()-[.AC35])/[.AH35]*100))">
            <text:p/>
          </table:table-cell>
          <table:table-cell table:formula="of:=IF(OR([.AJ35]=&quot;&quot;; [.AD35]=&quot;&quot;); &quot;&quot;; IF([.AJ35]=100; &quot; -- &quot;; IF(AND([.AD35]&lt;TODAY(); [.AJ35]&lt;&gt;100); &quot;Overdue&quot;; &quot;Ontrack&quot;)))">
            <text:p/>
          </table:table-cell>
          <table:table-cell table:content-validation-name="val4" office:value-type="string">
            <text:p><text:s/>- - </text:p>
          </table:table-cell>
          <table:table-cell/>
          <table:table-cell table:formula="of:=IF(OR([.AI35]=&quot;Not Started&quot;;[.AI35]=&quot;Ongoing&quot;); REPT(&quot;█&quot;; [.AJ35]/10) ; &quot; ------ &quot;)" office:value-type="string" office:string-value=" ------ ">
            <text:p><text:s/>------ </text:p>
          </table:table-cell>
        </table:table-row>
        <table:table-row table:style-name="ro7">
          <table:table-cell table:number-columns-repeated="28"/>
          <table:table-cell table:number-columns-repeated="4"/>
          <table:table-cell table:formula="of:=IF(OR([.AF36]=&quot;&quot;; [.AE36]=&quot;&quot;); &quot;&quot;;     IF(AND([.AF36]=&quot;High&quot;; [.AE36]=&quot;High&quot;); &quot;Critical&quot;;     IF(AND([.AF36]=&quot;High&quot;; [.AE36]=&quot;Medium&quot;); &quot;Urgent&quot;;     IF(AND([.AF36]=&quot;Medium&quot;; [.AE36]=&quot;High&quot;); &quot;Important&quot;;     &quot;Low&quot;))))">
            <text:p/>
          </table:table-cell>
          <table:table-cell table:formula="of:=IF(OR([.AD36]=&quot;&quot;; [.AC36]=&quot;&quot;); &quot;&quot;; [.AD36]-[.AC36])">
            <text:p/>
          </table:table-cell>
          <table:table-cell table:content-validation-name="val8" office:value-type="string">
            <text:p><text:s text:c="10"/></text:p>
          </table:table-cell>
          <table:table-cell/>
          <table:table-cell table:formula="of:=IF(OR([.AC36]=&quot;&quot;; [.AH36]=&quot;&quot;); &quot;&quot;; MIN(100; (TODAY()-[.AC36])/[.AH36]*100))">
            <text:p/>
          </table:table-cell>
          <table:table-cell table:formula="of:=IF(OR([.AJ36]=&quot;&quot;; [.AD36]=&quot;&quot;); &quot;&quot;; IF([.AJ36]=100; &quot; -- &quot;; IF(AND([.AD36]&lt;TODAY(); [.AJ36]&lt;&gt;100); &quot;Overdue&quot;; &quot;Ontrack&quot;)))">
            <text:p/>
          </table:table-cell>
          <table:table-cell table:content-validation-name="val4" office:value-type="string">
            <text:p><text:s/>- - </text:p>
          </table:table-cell>
          <table:table-cell/>
          <table:table-cell table:formula="of:=IF(OR([.AI36]=&quot;Not Started&quot;;[.AI36]=&quot;Ongoing&quot;); REPT(&quot;█&quot;; [.AJ36]/10) ; &quot; ------ &quot;)" office:value-type="string" office:string-value=" ------ ">
            <text:p><text:s/>------ </text:p>
          </table:table-cell>
        </table:table-row>
        <table:table-row table:style-name="ro7">
          <table:table-cell table:number-columns-repeated="28"/>
          <table:table-cell table:number-columns-repeated="4"/>
          <table:table-cell table:formula="of:=IF(OR([.AF37]=&quot;&quot;; [.AE37]=&quot;&quot;); &quot;&quot;;     IF(AND([.AF37]=&quot;High&quot;; [.AE37]=&quot;High&quot;); &quot;Critical&quot;;     IF(AND([.AF37]=&quot;High&quot;; [.AE37]=&quot;Medium&quot;); &quot;Urgent&quot;;     IF(AND([.AF37]=&quot;Medium&quot;; [.AE37]=&quot;High&quot;); &quot;Important&quot;;     &quot;Low&quot;))))">
            <text:p/>
          </table:table-cell>
          <table:table-cell table:formula="of:=IF(OR([.AD37]=&quot;&quot;; [.AC37]=&quot;&quot;); &quot;&quot;; [.AD37]-[.AC37])">
            <text:p/>
          </table:table-cell>
          <table:table-cell table:content-validation-name="val8" office:value-type="string">
            <text:p><text:s text:c="10"/></text:p>
          </table:table-cell>
          <table:table-cell/>
          <table:table-cell table:formula="of:=IF(OR([.AC37]=&quot;&quot;; [.AH37]=&quot;&quot;); &quot;&quot;; MIN(100; (TODAY()-[.AC37])/[.AH37]*100))">
            <text:p/>
          </table:table-cell>
          <table:table-cell table:formula="of:=IF(OR([.AJ37]=&quot;&quot;; [.AD37]=&quot;&quot;); &quot;&quot;; IF([.AJ37]=100; &quot; -- &quot;; IF(AND([.AD37]&lt;TODAY(); [.AJ37]&lt;&gt;100); &quot;Overdue&quot;; &quot;Ontrack&quot;)))">
            <text:p/>
          </table:table-cell>
          <table:table-cell table:content-validation-name="val4" office:value-type="string">
            <text:p><text:s/>- - </text:p>
          </table:table-cell>
          <table:table-cell/>
          <table:table-cell table:formula="of:=IF(OR([.AI37]=&quot;Not Started&quot;;[.AI37]=&quot;Ongoing&quot;); REPT(&quot;█&quot;; [.AJ37]/10) ; &quot; ------ &quot;)" office:value-type="string" office:string-value=" ------ ">
            <text:p><text:s/>------ </text:p>
          </table:table-cell>
        </table:table-row>
        <table:table-row table:style-name="ro7">
          <table:table-cell table:number-columns-repeated="28"/>
          <table:table-cell table:number-columns-repeated="4"/>
          <table:table-cell table:formula="of:=IF(OR([.AF38]=&quot;&quot;; [.AE38]=&quot;&quot;); &quot;&quot;;     IF(AND([.AF38]=&quot;High&quot;; [.AE38]=&quot;High&quot;); &quot;Critical&quot;;     IF(AND([.AF38]=&quot;High&quot;; [.AE38]=&quot;Medium&quot;); &quot;Urgent&quot;;     IF(AND([.AF38]=&quot;Medium&quot;; [.AE38]=&quot;High&quot;); &quot;Important&quot;;     &quot;Low&quot;))))">
            <text:p/>
          </table:table-cell>
          <table:table-cell table:formula="of:=IF(OR([.AD38]=&quot;&quot;; [.AC38]=&quot;&quot;); &quot;&quot;; [.AD38]-[.AC38])">
            <text:p/>
          </table:table-cell>
          <table:table-cell table:content-validation-name="val8" office:value-type="string">
            <text:p><text:s text:c="10"/></text:p>
          </table:table-cell>
          <table:table-cell/>
          <table:table-cell table:formula="of:=IF(OR([.AC38]=&quot;&quot;; [.AH38]=&quot;&quot;); &quot;&quot;; MIN(100; (TODAY()-[.AC38])/[.AH38]*100))">
            <text:p/>
          </table:table-cell>
          <table:table-cell table:formula="of:=IF(OR([.AJ38]=&quot;&quot;; [.AD38]=&quot;&quot;); &quot;&quot;; IF([.AJ38]=100; &quot; -- &quot;; IF(AND([.AD38]&lt;TODAY(); [.AJ38]&lt;&gt;100); &quot;Overdue&quot;; &quot;Ontrack&quot;)))">
            <text:p/>
          </table:table-cell>
          <table:table-cell table:content-validation-name="val4" office:value-type="string">
            <text:p><text:s/>- - </text:p>
          </table:table-cell>
          <table:table-cell/>
          <table:table-cell table:formula="of:=IF(OR([.AI38]=&quot;Not Started&quot;;[.AI38]=&quot;Ongoing&quot;); REPT(&quot;█&quot;; [.AJ38]/10) ; &quot; ------ &quot;)" office:value-type="string" office:string-value=" ------ ">
            <text:p><text:s/>------ </text:p>
          </table:table-cell>
        </table:table-row>
        <table:table-row table:style-name="ro7">
          <table:table-cell table:number-columns-repeated="28"/>
          <table:table-cell table:number-columns-repeated="4"/>
          <table:table-cell table:formula="of:=IF(OR([.AF39]=&quot;&quot;; [.AE39]=&quot;&quot;); &quot;&quot;;     IF(AND([.AF39]=&quot;High&quot;; [.AE39]=&quot;High&quot;); &quot;Critical&quot;;     IF(AND([.AF39]=&quot;High&quot;; [.AE39]=&quot;Medium&quot;); &quot;Urgent&quot;;     IF(AND([.AF39]=&quot;Medium&quot;; [.AE39]=&quot;High&quot;); &quot;Important&quot;;     &quot;Low&quot;))))">
            <text:p/>
          </table:table-cell>
          <table:table-cell table:formula="of:=IF(OR([.AD39]=&quot;&quot;; [.AC39]=&quot;&quot;); &quot;&quot;; [.AD39]-[.AC39])">
            <text:p/>
          </table:table-cell>
          <table:table-cell table:content-validation-name="val8" office:value-type="string">
            <text:p><text:s text:c="10"/></text:p>
          </table:table-cell>
          <table:table-cell/>
          <table:table-cell table:formula="of:=IF(OR([.AC39]=&quot;&quot;; [.AH39]=&quot;&quot;); &quot;&quot;; MIN(100; (TODAY()-[.AC39])/[.AH39]*100))">
            <text:p/>
          </table:table-cell>
          <table:table-cell table:formula="of:=IF(OR([.AJ39]=&quot;&quot;; [.AD39]=&quot;&quot;); &quot;&quot;; IF([.AJ39]=100; &quot; -- &quot;; IF(AND([.AD39]&lt;TODAY(); [.AJ39]&lt;&gt;100); &quot;Overdue&quot;; &quot;Ontrack&quot;)))">
            <text:p/>
          </table:table-cell>
          <table:table-cell table:content-validation-name="val4" office:value-type="string">
            <text:p><text:s/>- - </text:p>
          </table:table-cell>
          <table:table-cell/>
          <table:table-cell table:formula="of:=IF(OR([.AI39]=&quot;Not Started&quot;;[.AI39]=&quot;Ongoing&quot;); REPT(&quot;█&quot;; [.AJ39]/10) ; &quot; ------ &quot;)" office:value-type="string" office:string-value=" ------ ">
            <text:p><text:s/>------ </text:p>
          </table:table-cell>
        </table:table-row>
        <table:table-row table:style-name="ro7">
          <table:table-cell table:number-columns-repeated="28"/>
          <table:table-cell table:number-columns-repeated="4"/>
          <table:table-cell table:formula="of:=IF(OR([.AF40]=&quot;&quot;; [.AE40]=&quot;&quot;); &quot;&quot;;     IF(AND([.AF40]=&quot;High&quot;; [.AE40]=&quot;High&quot;); &quot;Critical&quot;;     IF(AND([.AF40]=&quot;High&quot;; [.AE40]=&quot;Medium&quot;); &quot;Urgent&quot;;     IF(AND([.AF40]=&quot;Medium&quot;; [.AE40]=&quot;High&quot;); &quot;Important&quot;;     &quot;Low&quot;))))">
            <text:p/>
          </table:table-cell>
          <table:table-cell table:formula="of:=IF(OR([.AD40]=&quot;&quot;; [.AC40]=&quot;&quot;); &quot;&quot;; [.AD40]-[.AC40])">
            <text:p/>
          </table:table-cell>
          <table:table-cell table:content-validation-name="val8" office:value-type="string">
            <text:p><text:s text:c="10"/></text:p>
          </table:table-cell>
          <table:table-cell/>
          <table:table-cell table:formula="of:=IF(OR([.AC40]=&quot;&quot;; [.AH40]=&quot;&quot;); &quot;&quot;; MIN(100; (TODAY()-[.AC40])/[.AH40]*100))">
            <text:p/>
          </table:table-cell>
          <table:table-cell table:formula="of:=IF(OR([.AJ40]=&quot;&quot;; [.AD40]=&quot;&quot;); &quot;&quot;; IF([.AJ40]=100; &quot; -- &quot;; IF(AND([.AD40]&lt;TODAY(); [.AJ40]&lt;&gt;100); &quot;Overdue&quot;; &quot;Ontrack&quot;)))">
            <text:p/>
          </table:table-cell>
          <table:table-cell table:content-validation-name="val4" office:value-type="string">
            <text:p><text:s/>- - </text:p>
          </table:table-cell>
          <table:table-cell/>
          <table:table-cell table:formula="of:=IF(OR([.AI40]=&quot;Not Started&quot;;[.AI40]=&quot;Ongoing&quot;); REPT(&quot;█&quot;; [.AJ40]/10) ; &quot; ------ &quot;)" office:value-type="string" office:string-value=" ------ ">
            <text:p><text:s/>------ </text:p>
          </table:table-cell>
        </table:table-row>
        <table:table-row table:style-name="ro7">
          <table:table-cell table:number-columns-repeated="28"/>
          <table:table-cell table:number-columns-repeated="4"/>
          <table:table-cell table:formula="of:=IF(OR([.AF41]=&quot;&quot;; [.AE41]=&quot;&quot;); &quot;&quot;;     IF(AND([.AF41]=&quot;High&quot;; [.AE41]=&quot;High&quot;); &quot;Critical&quot;;     IF(AND([.AF41]=&quot;High&quot;; [.AE41]=&quot;Medium&quot;); &quot;Urgent&quot;;     IF(AND([.AF41]=&quot;Medium&quot;; [.AE41]=&quot;High&quot;); &quot;Important&quot;;     &quot;Low&quot;))))">
            <text:p/>
          </table:table-cell>
          <table:table-cell table:formula="of:=IF(OR([.AD41]=&quot;&quot;; [.AC41]=&quot;&quot;); &quot;&quot;; [.AD41]-[.AC41])">
            <text:p/>
          </table:table-cell>
          <table:table-cell table:content-validation-name="val8" office:value-type="string">
            <text:p><text:s text:c="10"/></text:p>
          </table:table-cell>
          <table:table-cell/>
          <table:table-cell table:formula="of:=IF(OR([.AC41]=&quot;&quot;; [.AH41]=&quot;&quot;); &quot;&quot;; MIN(100; (TODAY()-[.AC41])/[.AH41]*100))">
            <text:p/>
          </table:table-cell>
          <table:table-cell table:formula="of:=IF(OR([.AJ41]=&quot;&quot;; [.AD41]=&quot;&quot;); &quot;&quot;; IF([.AJ41]=100; &quot; -- &quot;; IF(AND([.AD41]&lt;TODAY(); [.AJ41]&lt;&gt;100); &quot;Overdue&quot;; &quot;Ontrack&quot;)))">
            <text:p/>
          </table:table-cell>
          <table:table-cell table:content-validation-name="val4" office:value-type="string">
            <text:p><text:s/>- - </text:p>
          </table:table-cell>
          <table:table-cell/>
          <table:table-cell table:formula="of:=IF(OR([.AI41]=&quot;Not Started&quot;;[.AI41]=&quot;Ongoing&quot;); REPT(&quot;█&quot;; [.AJ41]/10) ; &quot; ------ &quot;)" office:value-type="string" office:string-value=" ------ ">
            <text:p><text:s/>------ </text:p>
          </table:table-cell>
        </table:table-row>
        <table:table-row table:style-name="ro7">
          <table:table-cell table:number-columns-repeated="28"/>
          <table:table-cell table:number-columns-repeated="4"/>
          <table:table-cell table:formula="of:=IF(OR([.AF42]=&quot;&quot;; [.AE42]=&quot;&quot;); &quot;&quot;;     IF(AND([.AF42]=&quot;High&quot;; [.AE42]=&quot;High&quot;); &quot;Critical&quot;;     IF(AND([.AF42]=&quot;High&quot;; [.AE42]=&quot;Medium&quot;); &quot;Urgent&quot;;     IF(AND([.AF42]=&quot;Medium&quot;; [.AE42]=&quot;High&quot;); &quot;Important&quot;;     &quot;Low&quot;))))">
            <text:p/>
          </table:table-cell>
          <table:table-cell table:formula="of:=IF(OR([.AD42]=&quot;&quot;; [.AC42]=&quot;&quot;); &quot;&quot;; [.AD42]-[.AC42])">
            <text:p/>
          </table:table-cell>
          <table:table-cell table:content-validation-name="val8" office:value-type="string">
            <text:p><text:s text:c="10"/></text:p>
          </table:table-cell>
          <table:table-cell/>
          <table:table-cell table:formula="of:=IF(OR([.AC42]=&quot;&quot;; [.AH42]=&quot;&quot;); &quot;&quot;; MIN(100; (TODAY()-[.AC42])/[.AH42]*100))">
            <text:p/>
          </table:table-cell>
          <table:table-cell table:formula="of:=IF(OR([.AJ42]=&quot;&quot;; [.AD42]=&quot;&quot;); &quot;&quot;; IF([.AJ42]=100; &quot; -- &quot;; IF(AND([.AD42]&lt;TODAY(); [.AJ42]&lt;&gt;100); &quot;Overdue&quot;; &quot;Ontrack&quot;)))">
            <text:p/>
          </table:table-cell>
          <table:table-cell table:content-validation-name="val4" office:value-type="string">
            <text:p><text:s/>- - </text:p>
          </table:table-cell>
          <table:table-cell/>
          <table:table-cell table:formula="of:=IF(OR([.AI42]=&quot;Not Started&quot;;[.AI42]=&quot;Ongoing&quot;); REPT(&quot;█&quot;; [.AJ42]/10) ; &quot; ------ &quot;)" office:value-type="string" office:string-value=" ------ ">
            <text:p><text:s/>------ </text:p>
          </table:table-cell>
        </table:table-row>
        <table:table-row table:style-name="ro7">
          <table:table-cell table:number-columns-repeated="28"/>
          <table:table-cell table:number-columns-repeated="4"/>
          <table:table-cell table:formula="of:=IF(OR([.AF43]=&quot;&quot;; [.AE43]=&quot;&quot;); &quot;&quot;;     IF(AND([.AF43]=&quot;High&quot;; [.AE43]=&quot;High&quot;); &quot;Critical&quot;;     IF(AND([.AF43]=&quot;High&quot;; [.AE43]=&quot;Medium&quot;); &quot;Urgent&quot;;     IF(AND([.AF43]=&quot;Medium&quot;; [.AE43]=&quot;High&quot;); &quot;Important&quot;;     &quot;Low&quot;))))">
            <text:p/>
          </table:table-cell>
          <table:table-cell table:formula="of:=IF(OR([.AD43]=&quot;&quot;; [.AC43]=&quot;&quot;); &quot;&quot;; [.AD43]-[.AC43])">
            <text:p/>
          </table:table-cell>
          <table:table-cell table:content-validation-name="val8" office:value-type="string">
            <text:p><text:s text:c="10"/></text:p>
          </table:table-cell>
          <table:table-cell/>
          <table:table-cell table:formula="of:=IF(OR([.AC43]=&quot;&quot;; [.AH43]=&quot;&quot;); &quot;&quot;; MIN(100; (TODAY()-[.AC43])/[.AH43]*100))">
            <text:p/>
          </table:table-cell>
          <table:table-cell table:formula="of:=IF(OR([.AJ43]=&quot;&quot;; [.AD43]=&quot;&quot;); &quot;&quot;; IF([.AJ43]=100; &quot; -- &quot;; IF(AND([.AD43]&lt;TODAY(); [.AJ43]&lt;&gt;100); &quot;Overdue&quot;; &quot;Ontrack&quot;)))">
            <text:p/>
          </table:table-cell>
          <table:table-cell table:content-validation-name="val4" office:value-type="string">
            <text:p><text:s/>- - </text:p>
          </table:table-cell>
          <table:table-cell/>
          <table:table-cell table:formula="of:=IF(OR([.AI43]=&quot;Not Started&quot;;[.AI43]=&quot;Ongoing&quot;); REPT(&quot;█&quot;; [.AJ43]/10) ; &quot; ------ &quot;)" office:value-type="string" office:string-value=" ------ ">
            <text:p><text:s/>------ </text:p>
          </table:table-cell>
        </table:table-row>
        <table:table-row table:style-name="ro7">
          <table:table-cell table:number-columns-repeated="28"/>
          <table:table-cell table:number-columns-repeated="4"/>
          <table:table-cell table:formula="of:=IF(OR([.AF44]=&quot;&quot;; [.AE44]=&quot;&quot;); &quot;&quot;;     IF(AND([.AF44]=&quot;High&quot;; [.AE44]=&quot;High&quot;); &quot;Critical&quot;;     IF(AND([.AF44]=&quot;High&quot;; [.AE44]=&quot;Medium&quot;); &quot;Urgent&quot;;     IF(AND([.AF44]=&quot;Medium&quot;; [.AE44]=&quot;High&quot;); &quot;Important&quot;;     &quot;Low&quot;))))">
            <text:p/>
          </table:table-cell>
          <table:table-cell table:formula="of:=IF(OR([.AD44]=&quot;&quot;; [.AC44]=&quot;&quot;); &quot;&quot;; [.AD44]-[.AC44])">
            <text:p/>
          </table:table-cell>
          <table:table-cell table:content-validation-name="val8" office:value-type="string">
            <text:p><text:s text:c="10"/></text:p>
          </table:table-cell>
          <table:table-cell/>
          <table:table-cell table:formula="of:=IF(OR([.AC44]=&quot;&quot;; [.AH44]=&quot;&quot;); &quot;&quot;; MIN(100; (TODAY()-[.AC44])/[.AH44]*100))">
            <text:p/>
          </table:table-cell>
          <table:table-cell table:formula="of:=IF(OR([.AJ44]=&quot;&quot;; [.AD44]=&quot;&quot;); &quot;&quot;; IF([.AJ44]=100; &quot; -- &quot;; IF(AND([.AD44]&lt;TODAY(); [.AJ44]&lt;&gt;100); &quot;Overdue&quot;; &quot;Ontrack&quot;)))">
            <text:p/>
          </table:table-cell>
          <table:table-cell table:content-validation-name="val4" office:value-type="string">
            <text:p><text:s/>- - </text:p>
          </table:table-cell>
          <table:table-cell/>
          <table:table-cell table:formula="of:=IF(OR([.AI44]=&quot;Not Started&quot;;[.AI44]=&quot;Ongoing&quot;); REPT(&quot;█&quot;; [.AJ44]/10) ; &quot; ------ &quot;)" office:value-type="string" office:string-value=" ------ ">
            <text:p><text:s/>------ </text:p>
          </table:table-cell>
        </table:table-row>
        <table:table-row table:style-name="ro7">
          <table:table-cell table:style-name="ce102" table:formula="of:=HYPERLINK(&quot;#Sheet4.AA3&quot;; &quot;Table&quot; )" office:value-type="string" office:string-value="Table">
            <office:annotation draw:style-name="gr3" draw:text-style-name="P3" svg:width="2.899cm" svg:height="1.386cm" svg:x="2.858cm" svg:y="24.473cm" draw:caption-point-x="-0.61cm" draw:caption-point-y="1.537cm">
              <dc:creator>P</dc:creator>
              <dc:date>2025-01-30T00:00:00</dc:date>
              <text:p text:style-name="P3"><text:span text:style-name="T1">Click here to view the Table Board</text:span></text:p>
            </office:annotation>
            <text:p>Table</text:p>
          </table:table-cell>
          <table:table-cell table:style-name="ce111" table:formula="of:=HYPERLINK(&quot;#Sheet4.B16&quot;; &quot;Board&quot; )" office:value-type="string" office:string-value="Board">
            <office:annotation draw:style-name="gr3" draw:text-style-name="P3" svg:width="2.899cm" svg:height="1.386cm" svg:x="5.116cm" svg:y="24.473cm" draw:caption-point-x="-0.61cm" draw:caption-point-y="1.537cm">
              <dc:creator>P</dc:creator>
              <dc:date>2025-01-30T00:00:00</dc:date>
              <text:p text:style-name="P3"><text:span text:style-name="T1">Click here to view the kanban Board</text:span></text:p>
            </office:annotation>
            <text:p>Board</text:p>
          </table:table-cell>
          <table:table-cell table:style-name="ce116" office:value-type="string">
            <text:p>Chart</text:p>
          </table:table-cell>
          <table:table-cell table:style-name="ce117" table:formula="of:=HYPERLINK(&quot;#Sheet4.D30&quot;; &quot;Team Members&quot; )" office:value-type="string" office:string-value="Team Members">
            <office:annotation draw:style-name="gr3" draw:text-style-name="P3" svg:width="2.899cm" svg:height="1.386cm" svg:x="9.708cm" svg:y="24.473cm" draw:caption-point-x="-0.61cm" draw:caption-point-y="1.537cm">
              <dc:creator>P</dc:creator>
              <dc:date>2025-01-30T00:00:00</dc:date>
              <text:p text:style-name="P3"><text:span text:style-name="T1">Click here to view the Team Members</text:span></text:p>
            </office:annotation>
            <text:p>Team Members</text:p>
          </table:table-cell>
          <table:table-cell table:number-columns-repeated="24"/>
          <table:table-cell table:number-columns-repeated="4"/>
          <table:table-cell table:formula="of:=IF(OR([.AF45]=&quot;&quot;; [.AE45]=&quot;&quot;); &quot;&quot;;     IF(AND([.AF45]=&quot;High&quot;; [.AE45]=&quot;High&quot;); &quot;Critical&quot;;     IF(AND([.AF45]=&quot;High&quot;; [.AE45]=&quot;Medium&quot;); &quot;Urgent&quot;;     IF(AND([.AF45]=&quot;Medium&quot;; [.AE45]=&quot;High&quot;); &quot;Important&quot;;     &quot;Low&quot;))))">
            <text:p/>
          </table:table-cell>
          <table:table-cell table:formula="of:=IF(OR([.AD45]=&quot;&quot;; [.AC45]=&quot;&quot;); &quot;&quot;; [.AD45]-[.AC45])">
            <text:p/>
          </table:table-cell>
          <table:table-cell table:content-validation-name="val8" office:value-type="string">
            <text:p><text:s text:c="10"/></text:p>
          </table:table-cell>
          <table:table-cell/>
          <table:table-cell table:formula="of:=IF(OR([.AC45]=&quot;&quot;; [.AH45]=&quot;&quot;); &quot;&quot;; MIN(100; (TODAY()-[.AC45])/[.AH45]*100))">
            <text:p/>
          </table:table-cell>
          <table:table-cell table:formula="of:=IF(OR([.AJ45]=&quot;&quot;; [.AD45]=&quot;&quot;); &quot;&quot;; IF([.AJ45]=100; &quot; -- &quot;; IF(AND([.AD45]&lt;TODAY(); [.AJ45]&lt;&gt;100); &quot;Overdue&quot;; &quot;Ontrack&quot;)))">
            <text:p/>
          </table:table-cell>
          <table:table-cell table:content-validation-name="val4" office:value-type="string">
            <text:p><text:s/>- - </text:p>
          </table:table-cell>
          <table:table-cell/>
          <table:table-cell table:formula="of:=IF(OR([.AI45]=&quot;Not Started&quot;;[.AI45]=&quot;Ongoing&quot;); REPT(&quot;█&quot;; [.AJ45]/10) ; &quot; ------ &quot;)" office:value-type="string" office:string-value=" ------ ">
            <text:p><text:s/>------ </text:p>
          </table:table-cell>
        </table:table-row>
        <table:table-row table:style-name="ro7">
          <table:table-cell table:number-columns-repeated="2"/>
          <table:table-cell table:formula="of:=IF([.C21]=&quot;Ongoing&quot;; [.A20]; &quot;&quot;)">
            <text:p/>
          </table:table-cell>
          <table:table-cell table:number-columns-repeated="4"/>
          <table:table-cell table:style-name="ce72"/>
          <table:table-cell table:number-columns-repeated="20"/>
          <table:table-cell table:number-columns-repeated="4"/>
          <table:table-cell table:formula="of:=IF(OR([.AF46]=&quot;&quot;; [.AE46]=&quot;&quot;); &quot;&quot;;     IF(AND([.AF46]=&quot;High&quot;; [.AE46]=&quot;High&quot;); &quot;Critical&quot;;     IF(AND([.AF46]=&quot;High&quot;; [.AE46]=&quot;Medium&quot;); &quot;Urgent&quot;;     IF(AND([.AF46]=&quot;Medium&quot;; [.AE46]=&quot;High&quot;); &quot;Important&quot;;     &quot;Low&quot;))))">
            <text:p/>
          </table:table-cell>
          <table:table-cell table:formula="of:=IF(OR([.AD46]=&quot;&quot;; [.AC46]=&quot;&quot;); &quot;&quot;; [.AD46]-[.AC46])">
            <text:p/>
          </table:table-cell>
          <table:table-cell table:content-validation-name="val8" office:value-type="string">
            <text:p><text:s text:c="10"/></text:p>
          </table:table-cell>
          <table:table-cell/>
          <table:table-cell table:formula="of:=IF(OR([.AC46]=&quot;&quot;; [.AH46]=&quot;&quot;); &quot;&quot;; MIN(100; (TODAY()-[.AC46])/[.AH46]*100))">
            <text:p/>
          </table:table-cell>
          <table:table-cell table:formula="of:=IF(OR([.AJ46]=&quot;&quot;; [.AD46]=&quot;&quot;); &quot;&quot;; IF([.AJ46]=100; &quot; -- &quot;; IF(AND([.AD46]&lt;TODAY(); [.AJ46]&lt;&gt;100); &quot;Overdue&quot;; &quot;Ontrack&quot;)))">
            <text:p/>
          </table:table-cell>
          <table:table-cell table:content-validation-name="val4" office:value-type="string">
            <text:p><text:s/>- - </text:p>
          </table:table-cell>
          <table:table-cell/>
          <table:table-cell table:formula="of:=IF(OR([.AI46]=&quot;Not Started&quot;;[.AI46]=&quot;Ongoing&quot;); REPT(&quot;█&quot;; [.AJ46]/10) ; &quot; ------ &quot;)" office:value-type="string" office:string-value=" ------ ">
            <text:p><text:s/>------ </text:p>
          </table:table-cell>
        </table:table-row>
        <table:table-row table:style-name="ro7">
          <table:table-cell table:number-columns-repeated="28"/>
          <table:table-cell table:number-columns-repeated="4"/>
          <table:table-cell table:formula="of:=IF(OR([.AF47]=&quot;&quot;; [.AE47]=&quot;&quot;); &quot;&quot;;     IF(AND([.AF47]=&quot;High&quot;; [.AE47]=&quot;High&quot;); &quot;Critical&quot;;     IF(AND([.AF47]=&quot;High&quot;; [.AE47]=&quot;Medium&quot;); &quot;Urgent&quot;;     IF(AND([.AF47]=&quot;Medium&quot;; [.AE47]=&quot;High&quot;); &quot;Important&quot;;     &quot;Low&quot;))))">
            <text:p/>
          </table:table-cell>
          <table:table-cell table:formula="of:=IF(OR([.AD47]=&quot;&quot;; [.AC47]=&quot;&quot;); &quot;&quot;; [.AD47]-[.AC47])">
            <text:p/>
          </table:table-cell>
          <table:table-cell table:content-validation-name="val8" office:value-type="string">
            <text:p><text:s text:c="10"/></text:p>
          </table:table-cell>
          <table:table-cell/>
          <table:table-cell table:formula="of:=IF(OR([.AC47]=&quot;&quot;; [.AH47]=&quot;&quot;); &quot;&quot;; MIN(100; (TODAY()-[.AC47])/[.AH47]*100))">
            <text:p/>
          </table:table-cell>
          <table:table-cell table:formula="of:=IF(OR([.AJ47]=&quot;&quot;; [.AD47]=&quot;&quot;); &quot;&quot;; IF([.AJ47]=100; &quot; -- &quot;; IF(AND([.AD47]&lt;TODAY(); [.AJ47]&lt;&gt;100); &quot;Overdue&quot;; &quot;Ontrack&quot;)))">
            <text:p/>
          </table:table-cell>
          <table:table-cell table:content-validation-name="val4" office:value-type="string">
            <text:p><text:s/>- - </text:p>
          </table:table-cell>
          <table:table-cell/>
          <table:table-cell table:formula="of:=IF(OR([.AI47]=&quot;Not Started&quot;;[.AI47]=&quot;Ongoing&quot;); REPT(&quot;█&quot;; [.AJ47]/10) ; &quot; ------ &quot;)" office:value-type="string" office:string-value=" ------ ">
            <text:p><text:s/>------ </text:p>
          </table:table-cell>
        </table:table-row>
        <table:table-row table:style-name="ro7">
          <table:table-cell>
            <draw:frame table:end-cell-address="Sheet4.G66" table:end-x="1.233cm" table:end-y="0.199cm" draw:z-index="1" draw:style-name="gr1" draw:text-style-name="P1" svg:width="14.856cm" svg:height="9.571cm" svg:x="0.001cm" svg:y="0.054cm">
              <draw:object draw:notify-on-update-of-ranges="Sheet4.E9:Sheet4.E11 Sheet4.F9:Sheet4.F11" xlink:href="./Object 33" xlink:type="simple" xlink:show="embed" xlink:actuate="onLoad">
                <text:p/>
              </draw:object>
              <draw:image xlink:href="./ObjectReplacements/Object 33" xlink:type="simple" xlink:show="embed" xlink:actuate="onLoad"/>
            </draw:frame>
          </table:table-cell>
          <table:table-cell table:number-columns-repeated="6"/>
          <table:table-cell>
            <draw:frame table:end-cell-address="Sheet4.N66" table:end-x="1.464cm" table:end-y="0.127cm" draw:z-index="0" draw:style-name="gr1" draw:text-style-name="P1" svg:width="14.953cm" svg:height="9.536cm" svg:x="0.06cm" svg:y="0.017cm">
              <draw:object xlink:href="./Object 30" xlink:type="simple" xlink:show="embed" xlink:actuate="onLoad">
                <text:p/>
              </draw:object>
              <draw:image xlink:href="./ObjectReplacements/Object 30" xlink:type="simple" xlink:show="embed" xlink:actuate="onLoad"/>
            </draw:frame>
          </table:table-cell>
          <table:table-cell table:number-columns-repeated="6"/>
          <table:table-cell>
            <draw:frame table:end-cell-address="Sheet4.U66" table:end-x="0.674cm" table:end-y="0.015cm" draw:z-index="2" draw:style-name="gr1" draw:text-style-name="P1" svg:width="14.661cm" svg:height="8.997cm" svg:x="0.205cm" svg:y="0.444cm">
              <draw:object draw:notify-on-update-of-ranges="Sheet4.K9:Sheet4.K10 Sheet4.L9:Sheet4.L10" xlink:href="./Object 36" xlink:type="simple" xlink:show="embed" xlink:actuate="onLoad">
                <text:p/>
              </draw:object>
              <draw:image xlink:href="./ObjectReplacements/Object 36" xlink:type="simple" xlink:show="embed" xlink:actuate="onLoad"/>
            </draw:frame>
          </table:table-cell>
          <table:table-cell table:number-columns-repeated="13"/>
          <table:table-cell table:number-columns-repeated="4"/>
          <table:table-cell table:formula="of:=IF(OR([.AF48]=&quot;&quot;; [.AE48]=&quot;&quot;); &quot;&quot;;     IF(AND([.AF48]=&quot;High&quot;; [.AE48]=&quot;High&quot;); &quot;Critical&quot;;     IF(AND([.AF48]=&quot;High&quot;; [.AE48]=&quot;Medium&quot;); &quot;Urgent&quot;;     IF(AND([.AF48]=&quot;Medium&quot;; [.AE48]=&quot;High&quot;); &quot;Important&quot;;     &quot;Low&quot;))))">
            <text:p/>
          </table:table-cell>
          <table:table-cell table:formula="of:=IF(OR([.AD48]=&quot;&quot;; [.AC48]=&quot;&quot;); &quot;&quot;; [.AD48]-[.AC48])">
            <text:p/>
          </table:table-cell>
          <table:table-cell table:content-validation-name="val8" office:value-type="string">
            <text:p><text:s text:c="10"/></text:p>
          </table:table-cell>
          <table:table-cell/>
          <table:table-cell table:formula="of:=IF(OR([.AC48]=&quot;&quot;; [.AH48]=&quot;&quot;); &quot;&quot;; MIN(100; (TODAY()-[.AC48])/[.AH48]*100))">
            <text:p/>
          </table:table-cell>
          <table:table-cell table:formula="of:=IF(OR([.AJ48]=&quot;&quot;; [.AD48]=&quot;&quot;); &quot;&quot;; IF([.AJ48]=100; &quot; -- &quot;; IF(AND([.AD48]&lt;TODAY(); [.AJ48]&lt;&gt;100); &quot;Overdue&quot;; &quot;Ontrack&quot;)))">
            <text:p/>
          </table:table-cell>
          <table:table-cell table:content-validation-name="val4" office:value-type="string">
            <text:p><text:s/>- - </text:p>
          </table:table-cell>
          <table:table-cell/>
          <table:table-cell table:formula="of:=IF(OR([.AI48]=&quot;Not Started&quot;;[.AI48]=&quot;Ongoing&quot;); REPT(&quot;█&quot;; [.AJ48]/10) ; &quot; ------ &quot;)" office:value-type="string" office:string-value=" ------ ">
            <text:p><text:s/>------ </text:p>
          </table:table-cell>
        </table:table-row>
        <table:table-row table:style-name="ro7">
          <table:table-cell table:number-columns-repeated="28"/>
          <table:table-cell table:number-columns-repeated="4"/>
          <table:table-cell table:formula="of:=IF(OR([.AF49]=&quot;&quot;; [.AE49]=&quot;&quot;); &quot;&quot;;     IF(AND([.AF49]=&quot;High&quot;; [.AE49]=&quot;High&quot;); &quot;Critical&quot;;     IF(AND([.AF49]=&quot;High&quot;; [.AE49]=&quot;Medium&quot;); &quot;Urgent&quot;;     IF(AND([.AF49]=&quot;Medium&quot;; [.AE49]=&quot;High&quot;); &quot;Important&quot;;     &quot;Low&quot;))))">
            <text:p/>
          </table:table-cell>
          <table:table-cell table:formula="of:=IF(OR([.AD49]=&quot;&quot;; [.AC49]=&quot;&quot;); &quot;&quot;; [.AD49]-[.AC49])">
            <text:p/>
          </table:table-cell>
          <table:table-cell table:content-validation-name="val8" office:value-type="string">
            <text:p><text:s text:c="10"/></text:p>
          </table:table-cell>
          <table:table-cell/>
          <table:table-cell table:formula="of:=IF(OR([.AC49]=&quot;&quot;; [.AH49]=&quot;&quot;); &quot;&quot;; MIN(100; (TODAY()-[.AC49])/[.AH49]*100))">
            <text:p/>
          </table:table-cell>
          <table:table-cell table:formula="of:=IF(OR([.AJ49]=&quot;&quot;; [.AD49]=&quot;&quot;); &quot;&quot;; IF([.AJ49]=100; &quot; -- &quot;; IF(AND([.AD49]&lt;TODAY(); [.AJ49]&lt;&gt;100); &quot;Overdue&quot;; &quot;Ontrack&quot;)))">
            <text:p/>
          </table:table-cell>
          <table:table-cell table:content-validation-name="val4" office:value-type="string">
            <text:p><text:s/>- - </text:p>
          </table:table-cell>
          <table:table-cell/>
          <table:table-cell table:formula="of:=IF(OR([.AI49]=&quot;Not Started&quot;;[.AI49]=&quot;Ongoing&quot;); REPT(&quot;█&quot;; [.AJ49]/10) ; &quot; ------ &quot;)" office:value-type="string" office:string-value=" ------ ">
            <text:p><text:s/>------ </text:p>
          </table:table-cell>
        </table:table-row>
        <table:table-row table:style-name="ro7">
          <table:table-cell table:number-columns-repeated="28"/>
          <table:table-cell table:number-columns-repeated="4"/>
          <table:table-cell table:formula="of:=IF(OR([.AF50]=&quot;&quot;; [.AE50]=&quot;&quot;); &quot;&quot;;     IF(AND([.AF50]=&quot;High&quot;; [.AE50]=&quot;High&quot;); &quot;Critical&quot;;     IF(AND([.AF50]=&quot;High&quot;; [.AE50]=&quot;Medium&quot;); &quot;Urgent&quot;;     IF(AND([.AF50]=&quot;Medium&quot;; [.AE50]=&quot;High&quot;); &quot;Important&quot;;     &quot;Low&quot;))))">
            <text:p/>
          </table:table-cell>
          <table:table-cell table:formula="of:=IF(OR([.AD50]=&quot;&quot;; [.AC50]=&quot;&quot;); &quot;&quot;; [.AD50]-[.AC50])">
            <text:p/>
          </table:table-cell>
          <table:table-cell table:content-validation-name="val8" office:value-type="string">
            <text:p><text:s text:c="10"/></text:p>
          </table:table-cell>
          <table:table-cell/>
          <table:table-cell table:formula="of:=IF(OR([.AC50]=&quot;&quot;; [.AH50]=&quot;&quot;); &quot;&quot;; MIN(100; (TODAY()-[.AC50])/[.AH50]*100))">
            <text:p/>
          </table:table-cell>
          <table:table-cell table:formula="of:=IF(OR([.AJ50]=&quot;&quot;; [.AD50]=&quot;&quot;); &quot;&quot;; IF([.AJ50]=100; &quot; -- &quot;; IF(AND([.AD50]&lt;TODAY(); [.AJ50]&lt;&gt;100); &quot;Overdue&quot;; &quot;Ontrack&quot;)))">
            <text:p/>
          </table:table-cell>
          <table:table-cell table:content-validation-name="val4" office:value-type="string">
            <text:p><text:s/>- - </text:p>
          </table:table-cell>
          <table:table-cell/>
          <table:table-cell table:formula="of:=IF(OR([.AI50]=&quot;Not Started&quot;;[.AI50]=&quot;Ongoing&quot;); REPT(&quot;█&quot;; [.AJ50]/10) ; &quot; ------ &quot;)" office:value-type="string" office:string-value=" ------ ">
            <text:p><text:s/>------ </text:p>
          </table:table-cell>
        </table:table-row>
        <table:table-row table:style-name="ro7">
          <table:table-cell table:number-columns-repeated="28"/>
          <table:table-cell table:number-columns-repeated="4"/>
          <table:table-cell table:formula="of:=IF(OR([.AF51]=&quot;&quot;; [.AE51]=&quot;&quot;); &quot;&quot;;     IF(AND([.AF51]=&quot;High&quot;; [.AE51]=&quot;High&quot;); &quot;Critical&quot;;     IF(AND([.AF51]=&quot;High&quot;; [.AE51]=&quot;Medium&quot;); &quot;Urgent&quot;;     IF(AND([.AF51]=&quot;Medium&quot;; [.AE51]=&quot;High&quot;); &quot;Important&quot;;     &quot;Low&quot;))))">
            <text:p/>
          </table:table-cell>
          <table:table-cell table:formula="of:=IF(OR([.AD51]=&quot;&quot;; [.AC51]=&quot;&quot;); &quot;&quot;; [.AD51]-[.AC51])">
            <text:p/>
          </table:table-cell>
          <table:table-cell table:content-validation-name="val8" office:value-type="string">
            <text:p><text:s text:c="10"/></text:p>
          </table:table-cell>
          <table:table-cell/>
          <table:table-cell table:formula="of:=IF(OR([.AC51]=&quot;&quot;; [.AH51]=&quot;&quot;); &quot;&quot;; MIN(100; (TODAY()-[.AC51])/[.AH51]*100))">
            <text:p/>
          </table:table-cell>
          <table:table-cell table:formula="of:=IF(OR([.AJ51]=&quot;&quot;; [.AD51]=&quot;&quot;); &quot;&quot;; IF([.AJ51]=100; &quot; -- &quot;; IF(AND([.AD51]&lt;TODAY(); [.AJ51]&lt;&gt;100); &quot;Overdue&quot;; &quot;Ontrack&quot;)))">
            <text:p/>
          </table:table-cell>
          <table:table-cell table:content-validation-name="val4" office:value-type="string">
            <text:p><text:s/>- - </text:p>
          </table:table-cell>
          <table:table-cell/>
          <table:table-cell table:formula="of:=IF(OR([.AI51]=&quot;Not Started&quot;;[.AI51]=&quot;Ongoing&quot;); REPT(&quot;█&quot;; [.AJ51]/10) ; &quot; ------ &quot;)" office:value-type="string" office:string-value=" ------ ">
            <text:p><text:s/>------ </text:p>
          </table:table-cell>
        </table:table-row>
        <table:table-row table:style-name="ro7">
          <table:table-cell table:number-columns-repeated="28"/>
          <table:table-cell table:number-columns-repeated="4"/>
          <table:table-cell table:formula="of:=IF(OR([.AF52]=&quot;&quot;; [.AE52]=&quot;&quot;); &quot;&quot;;     IF(AND([.AF52]=&quot;High&quot;; [.AE52]=&quot;High&quot;); &quot;Critical&quot;;     IF(AND([.AF52]=&quot;High&quot;; [.AE52]=&quot;Medium&quot;); &quot;Urgent&quot;;     IF(AND([.AF52]=&quot;Medium&quot;; [.AE52]=&quot;High&quot;); &quot;Important&quot;;     &quot;Low&quot;))))">
            <text:p/>
          </table:table-cell>
          <table:table-cell table:formula="of:=IF(OR([.AD52]=&quot;&quot;; [.AC52]=&quot;&quot;); &quot;&quot;; [.AD52]-[.AC52])">
            <text:p/>
          </table:table-cell>
          <table:table-cell table:content-validation-name="val8" office:value-type="string">
            <text:p><text:s text:c="10"/></text:p>
          </table:table-cell>
          <table:table-cell/>
          <table:table-cell table:formula="of:=IF(OR([.AC52]=&quot;&quot;; [.AH52]=&quot;&quot;); &quot;&quot;; MIN(100; (TODAY()-[.AC52])/[.AH52]*100))">
            <text:p/>
          </table:table-cell>
          <table:table-cell table:formula="of:=IF(OR([.AJ52]=&quot;&quot;; [.AD52]=&quot;&quot;); &quot;&quot;; IF([.AJ52]=100; &quot; -- &quot;; IF(AND([.AD52]&lt;TODAY(); [.AJ52]&lt;&gt;100); &quot;Overdue&quot;; &quot;Ontrack&quot;)))">
            <text:p/>
          </table:table-cell>
          <table:table-cell table:content-validation-name="val4" office:value-type="string">
            <text:p><text:s/>- - </text:p>
          </table:table-cell>
          <table:table-cell/>
          <table:table-cell table:formula="of:=IF(OR([.AI52]=&quot;Not Started&quot;;[.AI52]=&quot;Ongoing&quot;); REPT(&quot;█&quot;; [.AJ52]/10) ; &quot; ------ &quot;)" office:value-type="string" office:string-value=" ------ ">
            <text:p><text:s/>------ </text:p>
          </table:table-cell>
        </table:table-row>
        <table:table-row table:style-name="ro7">
          <table:table-cell table:number-columns-repeated="28"/>
          <table:table-cell table:number-columns-repeated="4"/>
          <table:table-cell table:formula="of:=IF(OR([.AF53]=&quot;&quot;; [.AE53]=&quot;&quot;); &quot;&quot;;     IF(AND([.AF53]=&quot;High&quot;; [.AE53]=&quot;High&quot;); &quot;Critical&quot;;     IF(AND([.AF53]=&quot;High&quot;; [.AE53]=&quot;Medium&quot;); &quot;Urgent&quot;;     IF(AND([.AF53]=&quot;Medium&quot;; [.AE53]=&quot;High&quot;); &quot;Important&quot;;     &quot;Low&quot;))))">
            <text:p/>
          </table:table-cell>
          <table:table-cell table:formula="of:=IF(OR([.AD53]=&quot;&quot;; [.AC53]=&quot;&quot;); &quot;&quot;; [.AD53]-[.AC53])">
            <text:p/>
          </table:table-cell>
          <table:table-cell table:content-validation-name="val8" office:value-type="string">
            <text:p><text:s text:c="10"/></text:p>
          </table:table-cell>
          <table:table-cell/>
          <table:table-cell table:formula="of:=IF(OR([.AC53]=&quot;&quot;; [.AH53]=&quot;&quot;); &quot;&quot;; MIN(100; (TODAY()-[.AC53])/[.AH53]*100))">
            <text:p/>
          </table:table-cell>
          <table:table-cell table:formula="of:=IF(OR([.AJ53]=&quot;&quot;; [.AD53]=&quot;&quot;); &quot;&quot;; IF([.AJ53]=100; &quot; -- &quot;; IF(AND([.AD53]&lt;TODAY(); [.AJ53]&lt;&gt;100); &quot;Overdue&quot;; &quot;Ontrack&quot;)))">
            <text:p/>
          </table:table-cell>
          <table:table-cell table:content-validation-name="val4" office:value-type="string">
            <text:p><text:s/>- - </text:p>
          </table:table-cell>
          <table:table-cell/>
          <table:table-cell table:formula="of:=IF(OR([.AI53]=&quot;Not Started&quot;;[.AI53]=&quot;Ongoing&quot;); REPT(&quot;█&quot;; [.AJ53]/10) ; &quot; ------ &quot;)" office:value-type="string" office:string-value=" ------ ">
            <text:p><text:s/>------ </text:p>
          </table:table-cell>
        </table:table-row>
        <table:table-row table:style-name="ro7">
          <table:table-cell table:number-columns-repeated="28"/>
          <table:table-cell table:number-columns-repeated="4"/>
          <table:table-cell table:formula="of:=IF(OR([.AF54]=&quot;&quot;; [.AE54]=&quot;&quot;); &quot;&quot;;     IF(AND([.AF54]=&quot;High&quot;; [.AE54]=&quot;High&quot;); &quot;Critical&quot;;     IF(AND([.AF54]=&quot;High&quot;; [.AE54]=&quot;Medium&quot;); &quot;Urgent&quot;;     IF(AND([.AF54]=&quot;Medium&quot;; [.AE54]=&quot;High&quot;); &quot;Important&quot;;     &quot;Low&quot;))))">
            <text:p/>
          </table:table-cell>
          <table:table-cell table:formula="of:=IF(OR([.AD54]=&quot;&quot;; [.AC54]=&quot;&quot;); &quot;&quot;; [.AD54]-[.AC54])">
            <text:p/>
          </table:table-cell>
          <table:table-cell table:content-validation-name="val8" office:value-type="string">
            <text:p><text:s text:c="10"/></text:p>
          </table:table-cell>
          <table:table-cell/>
          <table:table-cell table:formula="of:=IF(OR([.AC54]=&quot;&quot;; [.AH54]=&quot;&quot;); &quot;&quot;; MIN(100; (TODAY()-[.AC54])/[.AH54]*100))">
            <text:p/>
          </table:table-cell>
          <table:table-cell table:formula="of:=IF(OR([.AJ54]=&quot;&quot;; [.AD54]=&quot;&quot;); &quot;&quot;; IF([.AJ54]=100; &quot; -- &quot;; IF(AND([.AD54]&lt;TODAY(); [.AJ54]&lt;&gt;100); &quot;Overdue&quot;; &quot;Ontrack&quot;)))">
            <text:p/>
          </table:table-cell>
          <table:table-cell table:content-validation-name="val4" office:value-type="string">
            <text:p><text:s/>- - </text:p>
          </table:table-cell>
          <table:table-cell/>
          <table:table-cell table:formula="of:=IF(OR([.AI54]=&quot;Not Started&quot;;[.AI54]=&quot;Ongoing&quot;); REPT(&quot;█&quot;; [.AJ54]/10) ; &quot; ------ &quot;)" office:value-type="string" office:string-value=" ------ ">
            <text:p><text:s/>------ </text:p>
          </table:table-cell>
        </table:table-row>
        <table:table-row table:style-name="ro7">
          <table:table-cell table:number-columns-repeated="28"/>
          <table:table-cell table:number-columns-repeated="4"/>
          <table:table-cell table:formula="of:=IF(OR([.AF55]=&quot;&quot;; [.AE55]=&quot;&quot;); &quot;&quot;;     IF(AND([.AF55]=&quot;High&quot;; [.AE55]=&quot;High&quot;); &quot;Critical&quot;;     IF(AND([.AF55]=&quot;High&quot;; [.AE55]=&quot;Medium&quot;); &quot;Urgent&quot;;     IF(AND([.AF55]=&quot;Medium&quot;; [.AE55]=&quot;High&quot;); &quot;Important&quot;;     &quot;Low&quot;))))">
            <text:p/>
          </table:table-cell>
          <table:table-cell table:formula="of:=IF(OR([.AD55]=&quot;&quot;; [.AC55]=&quot;&quot;); &quot;&quot;; [.AD55]-[.AC55])">
            <text:p/>
          </table:table-cell>
          <table:table-cell table:content-validation-name="val8" office:value-type="string">
            <text:p><text:s text:c="10"/></text:p>
          </table:table-cell>
          <table:table-cell/>
          <table:table-cell table:formula="of:=IF(OR([.AC55]=&quot;&quot;; [.AH55]=&quot;&quot;); &quot;&quot;; MIN(100; (TODAY()-[.AC55])/[.AH55]*100))">
            <text:p/>
          </table:table-cell>
          <table:table-cell table:formula="of:=IF(OR([.AJ55]=&quot;&quot;; [.AD55]=&quot;&quot;); &quot;&quot;; IF([.AJ55]=100; &quot; -- &quot;; IF(AND([.AD55]&lt;TODAY(); [.AJ55]&lt;&gt;100); &quot;Overdue&quot;; &quot;Ontrack&quot;)))">
            <text:p/>
          </table:table-cell>
          <table:table-cell table:content-validation-name="val4" office:value-type="string">
            <text:p><text:s/>- - </text:p>
          </table:table-cell>
          <table:table-cell/>
          <table:table-cell table:formula="of:=IF(OR([.AI55]=&quot;Not Started&quot;;[.AI55]=&quot;Ongoing&quot;); REPT(&quot;█&quot;; [.AJ55]/10) ; &quot; ------ &quot;)" office:value-type="string" office:string-value=" ------ ">
            <text:p><text:s/>------ </text:p>
          </table:table-cell>
        </table:table-row>
        <table:table-row table:style-name="ro7">
          <table:table-cell table:number-columns-repeated="28"/>
          <table:table-cell table:number-columns-repeated="4"/>
          <table:table-cell table:formula="of:=IF(OR([.AF56]=&quot;&quot;; [.AE56]=&quot;&quot;); &quot;&quot;;     IF(AND([.AF56]=&quot;High&quot;; [.AE56]=&quot;High&quot;); &quot;Critical&quot;;     IF(AND([.AF56]=&quot;High&quot;; [.AE56]=&quot;Medium&quot;); &quot;Urgent&quot;;     IF(AND([.AF56]=&quot;Medium&quot;; [.AE56]=&quot;High&quot;); &quot;Important&quot;;     &quot;Low&quot;))))">
            <text:p/>
          </table:table-cell>
          <table:table-cell table:formula="of:=IF(OR([.AD56]=&quot;&quot;; [.AC56]=&quot;&quot;); &quot;&quot;; [.AD56]-[.AC56])">
            <text:p/>
          </table:table-cell>
          <table:table-cell table:content-validation-name="val8" office:value-type="string">
            <text:p><text:s text:c="10"/></text:p>
          </table:table-cell>
          <table:table-cell/>
          <table:table-cell table:formula="of:=IF(OR([.AC56]=&quot;&quot;; [.AH56]=&quot;&quot;); &quot;&quot;; MIN(100; (TODAY()-[.AC56])/[.AH56]*100))">
            <text:p/>
          </table:table-cell>
          <table:table-cell table:formula="of:=IF(OR([.AJ56]=&quot;&quot;; [.AD56]=&quot;&quot;); &quot;&quot;; IF([.AJ56]=100; &quot; -- &quot;; IF(AND([.AD56]&lt;TODAY(); [.AJ56]&lt;&gt;100); &quot;Overdue&quot;; &quot;Ontrack&quot;)))">
            <text:p/>
          </table:table-cell>
          <table:table-cell table:content-validation-name="val4" office:value-type="string">
            <text:p><text:s/>- - </text:p>
          </table:table-cell>
          <table:table-cell/>
          <table:table-cell table:formula="of:=IF(OR([.AI56]=&quot;Not Started&quot;;[.AI56]=&quot;Ongoing&quot;); REPT(&quot;█&quot;; [.AJ56]/10) ; &quot; ------ &quot;)" office:value-type="string" office:string-value=" ------ ">
            <text:p><text:s/>------ </text:p>
          </table:table-cell>
        </table:table-row>
        <table:table-row table:style-name="ro7">
          <table:table-cell table:number-columns-repeated="28"/>
          <table:table-cell table:number-columns-repeated="4"/>
          <table:table-cell table:formula="of:=IF(OR([.AF57]=&quot;&quot;; [.AE57]=&quot;&quot;); &quot;&quot;;     IF(AND([.AF57]=&quot;High&quot;; [.AE57]=&quot;High&quot;); &quot;Critical&quot;;     IF(AND([.AF57]=&quot;High&quot;; [.AE57]=&quot;Medium&quot;); &quot;Urgent&quot;;     IF(AND([.AF57]=&quot;Medium&quot;; [.AE57]=&quot;High&quot;); &quot;Important&quot;;     &quot;Low&quot;))))">
            <text:p/>
          </table:table-cell>
          <table:table-cell table:formula="of:=IF(OR([.AD57]=&quot;&quot;; [.AC57]=&quot;&quot;); &quot;&quot;; [.AD57]-[.AC57])">
            <text:p/>
          </table:table-cell>
          <table:table-cell table:content-validation-name="val8" office:value-type="string">
            <text:p><text:s text:c="10"/></text:p>
          </table:table-cell>
          <table:table-cell/>
          <table:table-cell table:formula="of:=IF(OR([.AC57]=&quot;&quot;; [.AH57]=&quot;&quot;); &quot;&quot;; MIN(100; (TODAY()-[.AC57])/[.AH57]*100))">
            <text:p/>
          </table:table-cell>
          <table:table-cell table:formula="of:=IF(OR([.AJ57]=&quot;&quot;; [.AD57]=&quot;&quot;); &quot;&quot;; IF([.AJ57]=100; &quot; -- &quot;; IF(AND([.AD57]&lt;TODAY(); [.AJ57]&lt;&gt;100); &quot;Overdue&quot;; &quot;Ontrack&quot;)))">
            <text:p/>
          </table:table-cell>
          <table:table-cell table:content-validation-name="val4" office:value-type="string">
            <text:p><text:s/>- - </text:p>
          </table:table-cell>
          <table:table-cell/>
          <table:table-cell table:formula="of:=IF(OR([.AI57]=&quot;Not Started&quot;;[.AI57]=&quot;Ongoing&quot;); REPT(&quot;█&quot;; [.AJ57]/10) ; &quot; ------ &quot;)" office:value-type="string" office:string-value=" ------ ">
            <text:p><text:s/>------ </text:p>
          </table:table-cell>
        </table:table-row>
        <table:table-row table:style-name="ro7">
          <table:table-cell table:number-columns-repeated="28"/>
          <table:table-cell table:number-columns-repeated="4"/>
          <table:table-cell table:formula="of:=IF(OR([.AF58]=&quot;&quot;; [.AE58]=&quot;&quot;); &quot;&quot;;     IF(AND([.AF58]=&quot;High&quot;; [.AE58]=&quot;High&quot;); &quot;Critical&quot;;     IF(AND([.AF58]=&quot;High&quot;; [.AE58]=&quot;Medium&quot;); &quot;Urgent&quot;;     IF(AND([.AF58]=&quot;Medium&quot;; [.AE58]=&quot;High&quot;); &quot;Important&quot;;     &quot;Low&quot;))))">
            <text:p/>
          </table:table-cell>
          <table:table-cell table:formula="of:=IF(OR([.AD58]=&quot;&quot;; [.AC58]=&quot;&quot;); &quot;&quot;; [.AD58]-[.AC58])">
            <text:p/>
          </table:table-cell>
          <table:table-cell table:content-validation-name="val8" office:value-type="string">
            <text:p><text:s text:c="10"/></text:p>
          </table:table-cell>
          <table:table-cell/>
          <table:table-cell table:formula="of:=IF(OR([.AC58]=&quot;&quot;; [.AH58]=&quot;&quot;); &quot;&quot;; MIN(100; (TODAY()-[.AC58])/[.AH58]*100))">
            <text:p/>
          </table:table-cell>
          <table:table-cell table:formula="of:=IF(OR([.AJ58]=&quot;&quot;; [.AD58]=&quot;&quot;); &quot;&quot;; IF([.AJ58]=100; &quot; -- &quot;; IF(AND([.AD58]&lt;TODAY(); [.AJ58]&lt;&gt;100); &quot;Overdue&quot;; &quot;Ontrack&quot;)))">
            <text:p/>
          </table:table-cell>
          <table:table-cell table:content-validation-name="val4" office:value-type="string">
            <text:p><text:s/>- - </text:p>
          </table:table-cell>
          <table:table-cell/>
          <table:table-cell table:formula="of:=IF(OR([.AI58]=&quot;Not Started&quot;;[.AI58]=&quot;Ongoing&quot;); REPT(&quot;█&quot;; [.AJ58]/10) ; &quot; ------ &quot;)" office:value-type="string" office:string-value=" ------ ">
            <text:p><text:s/>------ </text:p>
          </table:table-cell>
        </table:table-row>
        <table:table-row table:style-name="ro7">
          <table:table-cell table:number-columns-repeated="28"/>
          <table:table-cell table:number-columns-repeated="4"/>
          <table:table-cell table:formula="of:=IF(OR([.AF59]=&quot;&quot;; [.AE59]=&quot;&quot;); &quot;&quot;;     IF(AND([.AF59]=&quot;High&quot;; [.AE59]=&quot;High&quot;); &quot;Critical&quot;;     IF(AND([.AF59]=&quot;High&quot;; [.AE59]=&quot;Medium&quot;); &quot;Urgent&quot;;     IF(AND([.AF59]=&quot;Medium&quot;; [.AE59]=&quot;High&quot;); &quot;Important&quot;;     &quot;Low&quot;))))">
            <text:p/>
          </table:table-cell>
          <table:table-cell table:formula="of:=IF(OR([.AD59]=&quot;&quot;; [.AC59]=&quot;&quot;); &quot;&quot;; [.AD59]-[.AC59])">
            <text:p/>
          </table:table-cell>
          <table:table-cell table:content-validation-name="val8" office:value-type="string">
            <text:p><text:s text:c="10"/></text:p>
          </table:table-cell>
          <table:table-cell/>
          <table:table-cell table:formula="of:=IF(OR([.AC59]=&quot;&quot;; [.AH59]=&quot;&quot;); &quot;&quot;; MIN(100; (TODAY()-[.AC59])/[.AH59]*100))">
            <text:p/>
          </table:table-cell>
          <table:table-cell table:formula="of:=IF(OR([.AJ59]=&quot;&quot;; [.AD59]=&quot;&quot;); &quot;&quot;; IF([.AJ59]=100; &quot; -- &quot;; IF(AND([.AD59]&lt;TODAY(); [.AJ59]&lt;&gt;100); &quot;Overdue&quot;; &quot;Ontrack&quot;)))">
            <text:p/>
          </table:table-cell>
          <table:table-cell table:content-validation-name="val4" office:value-type="string">
            <text:p><text:s/>- - </text:p>
          </table:table-cell>
          <table:table-cell/>
          <table:table-cell table:formula="of:=IF(OR([.AI59]=&quot;Not Started&quot;;[.AI59]=&quot;Ongoing&quot;); REPT(&quot;█&quot;; [.AJ59]/10) ; &quot; ------ &quot;)" office:value-type="string" office:string-value=" ------ ">
            <text:p><text:s/>------ </text:p>
          </table:table-cell>
        </table:table-row>
        <table:table-row table:style-name="ro7">
          <table:table-cell table:number-columns-repeated="28"/>
          <table:table-cell table:number-columns-repeated="4"/>
          <table:table-cell table:formula="of:=IF(OR([.AF60]=&quot;&quot;; [.AE60]=&quot;&quot;); &quot;&quot;;     IF(AND([.AF60]=&quot;High&quot;; [.AE60]=&quot;High&quot;); &quot;Critical&quot;;     IF(AND([.AF60]=&quot;High&quot;; [.AE60]=&quot;Medium&quot;); &quot;Urgent&quot;;     IF(AND([.AF60]=&quot;Medium&quot;; [.AE60]=&quot;High&quot;); &quot;Important&quot;;     &quot;Low&quot;))))">
            <text:p/>
          </table:table-cell>
          <table:table-cell table:formula="of:=IF(OR([.AD60]=&quot;&quot;; [.AC60]=&quot;&quot;); &quot;&quot;; [.AD60]-[.AC60])">
            <text:p/>
          </table:table-cell>
          <table:table-cell table:content-validation-name="val8" office:value-type="string">
            <text:p><text:s text:c="10"/></text:p>
          </table:table-cell>
          <table:table-cell/>
          <table:table-cell table:formula="of:=IF(OR([.AC60]=&quot;&quot;; [.AH60]=&quot;&quot;); &quot;&quot;; MIN(100; (TODAY()-[.AC60])/[.AH60]*100))">
            <text:p/>
          </table:table-cell>
          <table:table-cell table:formula="of:=IF(OR([.AJ60]=&quot;&quot;; [.AD60]=&quot;&quot;); &quot;&quot;; IF([.AJ60]=100; &quot; -- &quot;; IF(AND([.AD60]&lt;TODAY(); [.AJ60]&lt;&gt;100); &quot;Overdue&quot;; &quot;Ontrack&quot;)))">
            <text:p/>
          </table:table-cell>
          <table:table-cell table:content-validation-name="val4" office:value-type="string">
            <text:p><text:s/>- - </text:p>
          </table:table-cell>
          <table:table-cell/>
          <table:table-cell table:formula="of:=IF(OR([.AI60]=&quot;Not Started&quot;;[.AI60]=&quot;Ongoing&quot;); REPT(&quot;█&quot;; [.AJ60]/10) ; &quot; ------ &quot;)" office:value-type="string" office:string-value=" ------ ">
            <text:p><text:s/>------ </text:p>
          </table:table-cell>
        </table:table-row>
        <table:table-row table:style-name="ro7">
          <table:table-cell table:number-columns-repeated="28"/>
          <table:table-cell table:number-columns-repeated="4"/>
          <table:table-cell table:formula="of:=IF(OR([.AF61]=&quot;&quot;; [.AE61]=&quot;&quot;); &quot;&quot;;     IF(AND([.AF61]=&quot;High&quot;; [.AE61]=&quot;High&quot;); &quot;Critical&quot;;     IF(AND([.AF61]=&quot;High&quot;; [.AE61]=&quot;Medium&quot;); &quot;Urgent&quot;;     IF(AND([.AF61]=&quot;Medium&quot;; [.AE61]=&quot;High&quot;); &quot;Important&quot;;     &quot;Low&quot;))))">
            <text:p/>
          </table:table-cell>
          <table:table-cell table:formula="of:=IF(OR([.AD61]=&quot;&quot;; [.AC61]=&quot;&quot;); &quot;&quot;; [.AD61]-[.AC61])">
            <text:p/>
          </table:table-cell>
          <table:table-cell table:content-validation-name="val8" office:value-type="string">
            <text:p><text:s text:c="10"/></text:p>
          </table:table-cell>
          <table:table-cell/>
          <table:table-cell table:formula="of:=IF(OR([.AC61]=&quot;&quot;; [.AH61]=&quot;&quot;); &quot;&quot;; MIN(100; (TODAY()-[.AC61])/[.AH61]*100))">
            <text:p/>
          </table:table-cell>
          <table:table-cell table:formula="of:=IF(OR([.AJ61]=&quot;&quot;; [.AD61]=&quot;&quot;); &quot;&quot;; IF([.AJ61]=100; &quot; -- &quot;; IF(AND([.AD61]&lt;TODAY(); [.AJ61]&lt;&gt;100); &quot;Overdue&quot;; &quot;Ontrack&quot;)))">
            <text:p/>
          </table:table-cell>
          <table:table-cell table:content-validation-name="val4" office:value-type="string">
            <text:p><text:s/>- - </text:p>
          </table:table-cell>
          <table:table-cell/>
          <table:table-cell table:formula="of:=IF(OR([.AI61]=&quot;Not Started&quot;;[.AI61]=&quot;Ongoing&quot;); REPT(&quot;█&quot;; [.AJ61]/10) ; &quot; ------ &quot;)" office:value-type="string" office:string-value=" ------ ">
            <text:p><text:s/>------ </text:p>
          </table:table-cell>
        </table:table-row>
        <table:table-row table:style-name="ro7">
          <table:table-cell table:number-columns-repeated="28"/>
          <table:table-cell table:number-columns-repeated="4"/>
          <table:table-cell table:formula="of:=IF(OR([.AF62]=&quot;&quot;; [.AE62]=&quot;&quot;); &quot;&quot;;     IF(AND([.AF62]=&quot;High&quot;; [.AE62]=&quot;High&quot;); &quot;Critical&quot;;     IF(AND([.AF62]=&quot;High&quot;; [.AE62]=&quot;Medium&quot;); &quot;Urgent&quot;;     IF(AND([.AF62]=&quot;Medium&quot;; [.AE62]=&quot;High&quot;); &quot;Important&quot;;     &quot;Low&quot;))))">
            <text:p/>
          </table:table-cell>
          <table:table-cell table:formula="of:=IF(OR([.AD62]=&quot;&quot;; [.AC62]=&quot;&quot;); &quot;&quot;; [.AD62]-[.AC62])">
            <text:p/>
          </table:table-cell>
          <table:table-cell table:content-validation-name="val8" office:value-type="string">
            <text:p><text:s text:c="10"/></text:p>
          </table:table-cell>
          <table:table-cell/>
          <table:table-cell table:formula="of:=IF(OR([.AC62]=&quot;&quot;; [.AH62]=&quot;&quot;); &quot;&quot;; MIN(100; (TODAY()-[.AC62])/[.AH62]*100))">
            <text:p/>
          </table:table-cell>
          <table:table-cell table:formula="of:=IF(OR([.AJ62]=&quot;&quot;; [.AD62]=&quot;&quot;); &quot;&quot;; IF([.AJ62]=100; &quot; -- &quot;; IF(AND([.AD62]&lt;TODAY(); [.AJ62]&lt;&gt;100); &quot;Overdue&quot;; &quot;Ontrack&quot;)))">
            <text:p/>
          </table:table-cell>
          <table:table-cell table:content-validation-name="val4" office:value-type="string">
            <text:p><text:s/>- - </text:p>
          </table:table-cell>
          <table:table-cell/>
          <table:table-cell table:formula="of:=IF(OR([.AI62]=&quot;Not Started&quot;;[.AI62]=&quot;Ongoing&quot;); REPT(&quot;█&quot;; [.AJ62]/10) ; &quot; ------ &quot;)" office:value-type="string" office:string-value=" ------ ">
            <text:p><text:s/>------ </text:p>
          </table:table-cell>
        </table:table-row>
        <table:table-row table:style-name="ro7">
          <table:table-cell table:number-columns-repeated="28"/>
          <table:table-cell table:number-columns-repeated="4"/>
          <table:table-cell table:formula="of:=IF(OR([.AF63]=&quot;&quot;; [.AE63]=&quot;&quot;); &quot;&quot;;     IF(AND([.AF63]=&quot;High&quot;; [.AE63]=&quot;High&quot;); &quot;Critical&quot;;     IF(AND([.AF63]=&quot;High&quot;; [.AE63]=&quot;Medium&quot;); &quot;Urgent&quot;;     IF(AND([.AF63]=&quot;Medium&quot;; [.AE63]=&quot;High&quot;); &quot;Important&quot;;     &quot;Low&quot;))))">
            <text:p/>
          </table:table-cell>
          <table:table-cell table:formula="of:=IF(OR([.AD63]=&quot;&quot;; [.AC63]=&quot;&quot;); &quot;&quot;; [.AD63]-[.AC63])">
            <text:p/>
          </table:table-cell>
          <table:table-cell table:content-validation-name="val8" office:value-type="string">
            <text:p><text:s text:c="10"/></text:p>
          </table:table-cell>
          <table:table-cell/>
          <table:table-cell table:formula="of:=IF(OR([.AC63]=&quot;&quot;; [.AH63]=&quot;&quot;); &quot;&quot;; MIN(100; (TODAY()-[.AC63])/[.AH63]*100))">
            <text:p/>
          </table:table-cell>
          <table:table-cell table:formula="of:=IF(OR([.AJ63]=&quot;&quot;; [.AD63]=&quot;&quot;); &quot;&quot;; IF([.AJ63]=100; &quot; -- &quot;; IF(AND([.AD63]&lt;TODAY(); [.AJ63]&lt;&gt;100); &quot;Overdue&quot;; &quot;Ontrack&quot;)))">
            <text:p/>
          </table:table-cell>
          <table:table-cell table:content-validation-name="val4" office:value-type="string">
            <text:p><text:s/>- - </text:p>
          </table:table-cell>
          <table:table-cell/>
          <table:table-cell table:formula="of:=IF(OR([.AI63]=&quot;Not Started&quot;;[.AI63]=&quot;Ongoing&quot;); REPT(&quot;█&quot;; [.AJ63]/10) ; &quot; ------ &quot;)" office:value-type="string" office:string-value=" ------ ">
            <text:p><text:s/>------ </text:p>
          </table:table-cell>
        </table:table-row>
        <table:table-row table:style-name="ro7">
          <table:table-cell table:number-columns-repeated="28"/>
          <table:table-cell table:number-columns-repeated="4"/>
          <table:table-cell table:formula="of:=IF(OR([.AF64]=&quot;&quot;; [.AE64]=&quot;&quot;); &quot;&quot;;     IF(AND([.AF64]=&quot;High&quot;; [.AE64]=&quot;High&quot;); &quot;Critical&quot;;     IF(AND([.AF64]=&quot;High&quot;; [.AE64]=&quot;Medium&quot;); &quot;Urgent&quot;;     IF(AND([.AF64]=&quot;Medium&quot;; [.AE64]=&quot;High&quot;); &quot;Important&quot;;     &quot;Low&quot;))))">
            <text:p/>
          </table:table-cell>
          <table:table-cell table:formula="of:=IF(OR([.AD64]=&quot;&quot;; [.AC64]=&quot;&quot;); &quot;&quot;; [.AD64]-[.AC64])">
            <text:p/>
          </table:table-cell>
          <table:table-cell table:content-validation-name="val8" office:value-type="string">
            <text:p><text:s text:c="10"/></text:p>
          </table:table-cell>
          <table:table-cell/>
          <table:table-cell table:formula="of:=IF(OR([.AC64]=&quot;&quot;; [.AH64]=&quot;&quot;); &quot;&quot;; MIN(100; (TODAY()-[.AC64])/[.AH64]*100))">
            <text:p/>
          </table:table-cell>
          <table:table-cell table:formula="of:=IF(OR([.AJ64]=&quot;&quot;; [.AD64]=&quot;&quot;); &quot;&quot;; IF([.AJ64]=100; &quot; -- &quot;; IF(AND([.AD64]&lt;TODAY(); [.AJ64]&lt;&gt;100); &quot;Overdue&quot;; &quot;Ontrack&quot;)))">
            <text:p/>
          </table:table-cell>
          <table:table-cell table:content-validation-name="val4" office:value-type="string">
            <text:p><text:s/>- - </text:p>
          </table:table-cell>
          <table:table-cell/>
          <table:table-cell table:formula="of:=IF(OR([.AI64]=&quot;Not Started&quot;;[.AI64]=&quot;Ongoing&quot;); REPT(&quot;█&quot;; [.AJ64]/10) ; &quot; ------ &quot;)" office:value-type="string" office:string-value=" ------ ">
            <text:p><text:s/>------ </text:p>
          </table:table-cell>
        </table:table-row>
        <table:table-row table:style-name="ro7">
          <table:table-cell table:number-columns-repeated="28"/>
          <table:table-cell table:number-columns-repeated="4"/>
          <table:table-cell table:formula="of:=IF(OR([.AF65]=&quot;&quot;; [.AE65]=&quot;&quot;); &quot;&quot;;     IF(AND([.AF65]=&quot;High&quot;; [.AE65]=&quot;High&quot;); &quot;Critical&quot;;     IF(AND([.AF65]=&quot;High&quot;; [.AE65]=&quot;Medium&quot;); &quot;Urgent&quot;;     IF(AND([.AF65]=&quot;Medium&quot;; [.AE65]=&quot;High&quot;); &quot;Important&quot;;     &quot;Low&quot;))))">
            <text:p/>
          </table:table-cell>
          <table:table-cell table:formula="of:=IF(OR([.AD65]=&quot;&quot;; [.AC65]=&quot;&quot;); &quot;&quot;; [.AD65]-[.AC65])">
            <text:p/>
          </table:table-cell>
          <table:table-cell table:content-validation-name="val8" office:value-type="string">
            <text:p><text:s text:c="10"/></text:p>
          </table:table-cell>
          <table:table-cell/>
          <table:table-cell table:formula="of:=IF(OR([.AC65]=&quot;&quot;; [.AH65]=&quot;&quot;); &quot;&quot;; MIN(100; (TODAY()-[.AC65])/[.AH65]*100))">
            <text:p/>
          </table:table-cell>
          <table:table-cell table:formula="of:=IF(OR([.AJ65]=&quot;&quot;; [.AD65]=&quot;&quot;); &quot;&quot;; IF([.AJ65]=100; &quot; -- &quot;; IF(AND([.AD65]&lt;TODAY(); [.AJ65]&lt;&gt;100); &quot;Overdue&quot;; &quot;Ontrack&quot;)))">
            <text:p/>
          </table:table-cell>
          <table:table-cell table:content-validation-name="val4" office:value-type="string">
            <text:p><text:s/>- - </text:p>
          </table:table-cell>
          <table:table-cell/>
          <table:table-cell table:formula="of:=IF(OR([.AI65]=&quot;Not Started&quot;;[.AI65]=&quot;Ongoing&quot;); REPT(&quot;█&quot;; [.AJ65]/10) ; &quot; ------ &quot;)" office:value-type="string" office:string-value=" ------ ">
            <text:p><text:s/>------ </text:p>
          </table:table-cell>
        </table:table-row>
        <table:table-row table:style-name="ro7">
          <table:table-cell table:number-columns-repeated="28"/>
          <table:table-cell table:number-columns-repeated="4"/>
          <table:table-cell table:formula="of:=IF(OR([.AF66]=&quot;&quot;; [.AE66]=&quot;&quot;); &quot;&quot;;     IF(AND([.AF66]=&quot;High&quot;; [.AE66]=&quot;High&quot;); &quot;Critical&quot;;     IF(AND([.AF66]=&quot;High&quot;; [.AE66]=&quot;Medium&quot;); &quot;Urgent&quot;;     IF(AND([.AF66]=&quot;Medium&quot;; [.AE66]=&quot;High&quot;); &quot;Important&quot;;     &quot;Low&quot;))))">
            <text:p/>
          </table:table-cell>
          <table:table-cell table:formula="of:=IF(OR([.AD66]=&quot;&quot;; [.AC66]=&quot;&quot;); &quot;&quot;; [.AD66]-[.AC66])">
            <text:p/>
          </table:table-cell>
          <table:table-cell table:content-validation-name="val8" office:value-type="string">
            <text:p><text:s text:c="10"/></text:p>
          </table:table-cell>
          <table:table-cell/>
          <table:table-cell table:formula="of:=IF(OR([.AC66]=&quot;&quot;; [.AH66]=&quot;&quot;); &quot;&quot;; MIN(100; (TODAY()-[.AC66])/[.AH66]*100))">
            <text:p/>
          </table:table-cell>
          <table:table-cell table:formula="of:=IF(OR([.AJ66]=&quot;&quot;; [.AD66]=&quot;&quot;); &quot;&quot;; IF([.AJ66]=100; &quot; -- &quot;; IF(AND([.AD66]&lt;TODAY(); [.AJ66]&lt;&gt;100); &quot;Overdue&quot;; &quot;Ontrack&quot;)))">
            <text:p/>
          </table:table-cell>
          <table:table-cell table:content-validation-name="val4" office:value-type="string">
            <text:p><text:s/>- - </text:p>
          </table:table-cell>
          <table:table-cell/>
          <table:table-cell table:formula="of:=IF(OR([.AI66]=&quot;Not Started&quot;;[.AI66]=&quot;Ongoing&quot;); REPT(&quot;█&quot;; [.AJ66]/10) ; &quot; ------ &quot;)" office:value-type="string" office:string-value=" ------ ">
            <text:p><text:s/>------ </text:p>
          </table:table-cell>
        </table:table-row>
        <table:table-row table:style-name="ro7">
          <table:table-cell table:number-columns-repeated="28"/>
          <table:table-cell table:number-columns-repeated="4"/>
          <table:table-cell table:formula="of:=IF(OR([.AF67]=&quot;&quot;; [.AE67]=&quot;&quot;); &quot;&quot;;     IF(AND([.AF67]=&quot;High&quot;; [.AE67]=&quot;High&quot;); &quot;Critical&quot;;     IF(AND([.AF67]=&quot;High&quot;; [.AE67]=&quot;Medium&quot;); &quot;Urgent&quot;;     IF(AND([.AF67]=&quot;Medium&quot;; [.AE67]=&quot;High&quot;); &quot;Important&quot;;     &quot;Low&quot;))))">
            <text:p/>
          </table:table-cell>
          <table:table-cell table:formula="of:=IF(OR([.AD67]=&quot;&quot;; [.AC67]=&quot;&quot;); &quot;&quot;; [.AD67]-[.AC67])">
            <text:p/>
          </table:table-cell>
          <table:table-cell table:content-validation-name="val8" office:value-type="string">
            <text:p><text:s text:c="10"/></text:p>
          </table:table-cell>
          <table:table-cell/>
          <table:table-cell table:formula="of:=IF(OR([.AC67]=&quot;&quot;; [.AH67]=&quot;&quot;); &quot;&quot;; MIN(100; (TODAY()-[.AC67])/[.AH67]*100))">
            <text:p/>
          </table:table-cell>
          <table:table-cell table:formula="of:=IF(OR([.AJ67]=&quot;&quot;; [.AD67]=&quot;&quot;); &quot;&quot;; IF([.AJ67]=100; &quot; -- &quot;; IF(AND([.AD67]&lt;TODAY(); [.AJ67]&lt;&gt;100); &quot;Overdue&quot;; &quot;Ontrack&quot;)))">
            <text:p/>
          </table:table-cell>
          <table:table-cell table:content-validation-name="val4" office:value-type="string">
            <text:p><text:s/>- - </text:p>
          </table:table-cell>
          <table:table-cell/>
          <table:table-cell table:formula="of:=IF(OR([.AI67]=&quot;Not Started&quot;;[.AI67]=&quot;Ongoing&quot;); REPT(&quot;█&quot;; [.AJ67]/10) ; &quot; ------ &quot;)" office:value-type="string" office:string-value=" ------ ">
            <text:p><text:s/>------ </text:p>
          </table:table-cell>
        </table:table-row>
        <table:table-row table:style-name="ro7">
          <table:table-cell>
            <draw:frame table:end-cell-address="Sheet4.G86" table:end-x="1.391cm" table:end-y="0.055cm" draw:z-index="16" draw:style-name="gr1" draw:text-style-name="P1" svg:width="14.806cm" svg:height="9.347cm" svg:x="0.209cm" svg:y="0.134cm">
              <draw:object xlink:href="./Object 38" xlink:type="simple" xlink:show="embed" xlink:actuate="onLoad">
                <text:p/>
              </draw:object>
              <draw:image xlink:href="./ObjectReplacements/Object 38" xlink:type="simple" xlink:show="embed" xlink:actuate="onLoad"/>
            </draw:frame>
          </table:table-cell>
          <table:table-cell table:number-columns-repeated="27"/>
          <table:table-cell table:number-columns-repeated="4"/>
          <table:table-cell table:formula="of:=IF(OR([.AF68]=&quot;&quot;; [.AE68]=&quot;&quot;); &quot;&quot;;     IF(AND([.AF68]=&quot;High&quot;; [.AE68]=&quot;High&quot;); &quot;Critical&quot;;     IF(AND([.AF68]=&quot;High&quot;; [.AE68]=&quot;Medium&quot;); &quot;Urgent&quot;;     IF(AND([.AF68]=&quot;Medium&quot;; [.AE68]=&quot;High&quot;); &quot;Important&quot;;     &quot;Low&quot;))))">
            <text:p/>
          </table:table-cell>
          <table:table-cell table:formula="of:=IF(OR([.AD68]=&quot;&quot;; [.AC68]=&quot;&quot;); &quot;&quot;; [.AD68]-[.AC68])">
            <text:p/>
          </table:table-cell>
          <table:table-cell table:content-validation-name="val8" office:value-type="string">
            <text:p><text:s text:c="10"/></text:p>
          </table:table-cell>
          <table:table-cell/>
          <table:table-cell table:formula="of:=IF(OR([.AC68]=&quot;&quot;; [.AH68]=&quot;&quot;); &quot;&quot;; MIN(100; (TODAY()-[.AC68])/[.AH68]*100))">
            <text:p/>
          </table:table-cell>
          <table:table-cell table:formula="of:=IF(OR([.AJ68]=&quot;&quot;; [.AD68]=&quot;&quot;); &quot;&quot;; IF([.AJ68]=100; &quot; -- &quot;; IF(AND([.AD68]&lt;TODAY(); [.AJ68]&lt;&gt;100); &quot;Overdue&quot;; &quot;Ontrack&quot;)))">
            <text:p/>
          </table:table-cell>
          <table:table-cell table:content-validation-name="val4" office:value-type="string">
            <text:p><text:s/>- - </text:p>
          </table:table-cell>
          <table:table-cell/>
          <table:table-cell table:formula="of:=IF(OR([.AI68]=&quot;Not Started&quot;;[.AI68]=&quot;Ongoing&quot;); REPT(&quot;█&quot;; [.AJ68]/10) ; &quot; ------ &quot;)" office:value-type="string" office:string-value=" ------ ">
            <text:p><text:s/>------ </text:p>
          </table:table-cell>
        </table:table-row>
        <table:table-row table:style-name="ro7">
          <table:table-cell table:number-columns-repeated="7"/>
          <table:table-cell>
            <draw:frame table:end-cell-address="Sheet4.N86" table:end-x="1.571cm" table:end-y="0.212cm" draw:z-index="17" draw:style-name="gr1" draw:text-style-name="P1" svg:width="15.118cm" svg:height="9.069cm" svg:x="0.002cm" svg:y="0.045cm">
              <draw:object xlink:href="./Object 34" xlink:type="simple" xlink:show="embed" xlink:actuate="onLoad">
                <text:p/>
              </draw:object>
              <draw:image xlink:href="./ObjectReplacements/Object 34" xlink:type="simple" xlink:show="embed" xlink:actuate="onLoad"/>
            </draw:frame>
          </table:table-cell>
          <table:table-cell table:number-columns-repeated="20"/>
          <table:table-cell table:number-columns-repeated="4"/>
          <table:table-cell table:formula="of:=IF(OR([.AF69]=&quot;&quot;; [.AE69]=&quot;&quot;); &quot;&quot;;     IF(AND([.AF69]=&quot;High&quot;; [.AE69]=&quot;High&quot;); &quot;Critical&quot;;     IF(AND([.AF69]=&quot;High&quot;; [.AE69]=&quot;Medium&quot;); &quot;Urgent&quot;;     IF(AND([.AF69]=&quot;Medium&quot;; [.AE69]=&quot;High&quot;); &quot;Important&quot;;     &quot;Low&quot;))))">
            <text:p/>
          </table:table-cell>
          <table:table-cell table:formula="of:=IF(OR([.AD69]=&quot;&quot;; [.AC69]=&quot;&quot;); &quot;&quot;; [.AD69]-[.AC69])">
            <text:p/>
          </table:table-cell>
          <table:table-cell table:content-validation-name="val8" office:value-type="string">
            <text:p><text:s text:c="10"/></text:p>
          </table:table-cell>
          <table:table-cell/>
          <table:table-cell table:formula="of:=IF(OR([.AC69]=&quot;&quot;; [.AH69]=&quot;&quot;); &quot;&quot;; MIN(100; (TODAY()-[.AC69])/[.AH69]*100))">
            <text:p/>
          </table:table-cell>
          <table:table-cell table:formula="of:=IF(OR([.AJ69]=&quot;&quot;; [.AD69]=&quot;&quot;); &quot;&quot;; IF([.AJ69]=100; &quot; -- &quot;; IF(AND([.AD69]&lt;TODAY(); [.AJ69]&lt;&gt;100); &quot;Overdue&quot;; &quot;Ontrack&quot;)))">
            <text:p/>
          </table:table-cell>
          <table:table-cell table:content-validation-name="val4" office:value-type="string">
            <text:p><text:s/>- - </text:p>
          </table:table-cell>
          <table:table-cell/>
          <table:table-cell table:formula="of:=IF(OR([.AI69]=&quot;Not Started&quot;;[.AI69]=&quot;Ongoing&quot;); REPT(&quot;█&quot;; [.AJ69]/10) ; &quot; ------ &quot;)" office:value-type="string" office:string-value=" ------ ">
            <text:p><text:s/>------ </text:p>
          </table:table-cell>
        </table:table-row>
        <table:table-row table:style-name="ro7">
          <table:table-cell table:number-columns-repeated="28"/>
          <table:table-cell table:number-columns-repeated="4"/>
          <table:table-cell table:formula="of:=IF(OR([.AF70]=&quot;&quot;; [.AE70]=&quot;&quot;); &quot;&quot;;     IF(AND([.AF70]=&quot;High&quot;; [.AE70]=&quot;High&quot;); &quot;Critical&quot;;     IF(AND([.AF70]=&quot;High&quot;; [.AE70]=&quot;Medium&quot;); &quot;Urgent&quot;;     IF(AND([.AF70]=&quot;Medium&quot;; [.AE70]=&quot;High&quot;); &quot;Important&quot;;     &quot;Low&quot;))))">
            <text:p/>
          </table:table-cell>
          <table:table-cell table:formula="of:=IF(OR([.AD70]=&quot;&quot;; [.AC70]=&quot;&quot;); &quot;&quot;; [.AD70]-[.AC70])">
            <text:p/>
          </table:table-cell>
          <table:table-cell table:content-validation-name="val8" office:value-type="string">
            <text:p><text:s text:c="10"/></text:p>
          </table:table-cell>
          <table:table-cell/>
          <table:table-cell table:formula="of:=IF(OR([.AC70]=&quot;&quot;; [.AH70]=&quot;&quot;); &quot;&quot;; MIN(100; (TODAY()-[.AC70])/[.AH70]*100))">
            <text:p/>
          </table:table-cell>
          <table:table-cell table:formula="of:=IF(OR([.AJ70]=&quot;&quot;; [.AD70]=&quot;&quot;); &quot;&quot;; IF([.AJ70]=100; &quot; -- &quot;; IF(AND([.AD70]&lt;TODAY(); [.AJ70]&lt;&gt;100); &quot;Overdue&quot;; &quot;Ontrack&quot;)))">
            <text:p/>
          </table:table-cell>
          <table:table-cell table:content-validation-name="val4" office:value-type="string">
            <text:p><text:s/>- - </text:p>
          </table:table-cell>
          <table:table-cell/>
          <table:table-cell table:formula="of:=IF(OR([.AI70]=&quot;Not Started&quot;;[.AI70]=&quot;Ongoing&quot;); REPT(&quot;█&quot;; [.AJ70]/10) ; &quot; ------ &quot;)" office:value-type="string" office:string-value=" ------ ">
            <text:p><text:s/>------ </text:p>
          </table:table-cell>
        </table:table-row>
        <table:table-row table:style-name="ro7">
          <table:table-cell table:number-columns-repeated="28"/>
          <table:table-cell table:number-columns-repeated="4"/>
          <table:table-cell table:formula="of:=IF(OR([.AF71]=&quot;&quot;; [.AE71]=&quot;&quot;); &quot;&quot;;     IF(AND([.AF71]=&quot;High&quot;; [.AE71]=&quot;High&quot;); &quot;Critical&quot;;     IF(AND([.AF71]=&quot;High&quot;; [.AE71]=&quot;Medium&quot;); &quot;Urgent&quot;;     IF(AND([.AF71]=&quot;Medium&quot;; [.AE71]=&quot;High&quot;); &quot;Important&quot;;     &quot;Low&quot;))))">
            <text:p/>
          </table:table-cell>
          <table:table-cell table:formula="of:=IF(OR([.AD71]=&quot;&quot;; [.AC71]=&quot;&quot;); &quot;&quot;; [.AD71]-[.AC71])">
            <text:p/>
          </table:table-cell>
          <table:table-cell table:content-validation-name="val8" office:value-type="string">
            <text:p><text:s text:c="10"/></text:p>
          </table:table-cell>
          <table:table-cell/>
          <table:table-cell table:formula="of:=IF(OR([.AC71]=&quot;&quot;; [.AH71]=&quot;&quot;); &quot;&quot;; MIN(100; (TODAY()-[.AC71])/[.AH71]*100))">
            <text:p/>
          </table:table-cell>
          <table:table-cell table:formula="of:=IF(OR([.AJ71]=&quot;&quot;; [.AD71]=&quot;&quot;); &quot;&quot;; IF([.AJ71]=100; &quot; -- &quot;; IF(AND([.AD71]&lt;TODAY(); [.AJ71]&lt;&gt;100); &quot;Overdue&quot;; &quot;Ontrack&quot;)))">
            <text:p/>
          </table:table-cell>
          <table:table-cell table:content-validation-name="val4" office:value-type="string">
            <text:p><text:s/>- - </text:p>
          </table:table-cell>
          <table:table-cell/>
          <table:table-cell table:formula="of:=IF(OR([.AI71]=&quot;Not Started&quot;;[.AI71]=&quot;Ongoing&quot;); REPT(&quot;█&quot;; [.AJ71]/10) ; &quot; ------ &quot;)" office:value-type="string" office:string-value=" ------ ">
            <text:p><text:s/>------ </text:p>
          </table:table-cell>
        </table:table-row>
        <table:table-row table:style-name="ro7">
          <table:table-cell table:number-columns-repeated="28"/>
          <table:table-cell table:number-columns-repeated="4"/>
          <table:table-cell table:formula="of:=IF(OR([.AF72]=&quot;&quot;; [.AE72]=&quot;&quot;); &quot;&quot;;     IF(AND([.AF72]=&quot;High&quot;; [.AE72]=&quot;High&quot;); &quot;Critical&quot;;     IF(AND([.AF72]=&quot;High&quot;; [.AE72]=&quot;Medium&quot;); &quot;Urgent&quot;;     IF(AND([.AF72]=&quot;Medium&quot;; [.AE72]=&quot;High&quot;); &quot;Important&quot;;     &quot;Low&quot;))))">
            <text:p/>
          </table:table-cell>
          <table:table-cell table:formula="of:=IF(OR([.AD72]=&quot;&quot;; [.AC72]=&quot;&quot;); &quot;&quot;; [.AD72]-[.AC72])">
            <text:p/>
          </table:table-cell>
          <table:table-cell table:content-validation-name="val8" office:value-type="string">
            <text:p><text:s text:c="10"/></text:p>
          </table:table-cell>
          <table:table-cell/>
          <table:table-cell table:formula="of:=IF(OR([.AC72]=&quot;&quot;; [.AH72]=&quot;&quot;); &quot;&quot;; MIN(100; (TODAY()-[.AC72])/[.AH72]*100))">
            <text:p/>
          </table:table-cell>
          <table:table-cell table:formula="of:=IF(OR([.AJ72]=&quot;&quot;; [.AD72]=&quot;&quot;); &quot;&quot;; IF([.AJ72]=100; &quot; -- &quot;; IF(AND([.AD72]&lt;TODAY(); [.AJ72]&lt;&gt;100); &quot;Overdue&quot;; &quot;Ontrack&quot;)))">
            <text:p/>
          </table:table-cell>
          <table:table-cell table:content-validation-name="val4" office:value-type="string">
            <text:p><text:s/>- - </text:p>
          </table:table-cell>
          <table:table-cell/>
          <table:table-cell table:formula="of:=IF(OR([.AI72]=&quot;Not Started&quot;;[.AI72]=&quot;Ongoing&quot;); REPT(&quot;█&quot;; [.AJ72]/10) ; &quot; ------ &quot;)" office:value-type="string" office:string-value=" ------ ">
            <text:p><text:s/>------ </text:p>
          </table:table-cell>
        </table:table-row>
        <table:table-row table:style-name="ro7">
          <table:table-cell table:number-columns-repeated="28"/>
          <table:table-cell table:number-columns-repeated="4"/>
          <table:table-cell table:formula="of:=IF(OR([.AF73]=&quot;&quot;; [.AE73]=&quot;&quot;); &quot;&quot;;     IF(AND([.AF73]=&quot;High&quot;; [.AE73]=&quot;High&quot;); &quot;Critical&quot;;     IF(AND([.AF73]=&quot;High&quot;; [.AE73]=&quot;Medium&quot;); &quot;Urgent&quot;;     IF(AND([.AF73]=&quot;Medium&quot;; [.AE73]=&quot;High&quot;); &quot;Important&quot;;     &quot;Low&quot;))))">
            <text:p/>
          </table:table-cell>
          <table:table-cell table:formula="of:=IF(OR([.AD73]=&quot;&quot;; [.AC73]=&quot;&quot;); &quot;&quot;; [.AD73]-[.AC73])">
            <text:p/>
          </table:table-cell>
          <table:table-cell table:content-validation-name="val8" office:value-type="string">
            <text:p><text:s text:c="10"/></text:p>
          </table:table-cell>
          <table:table-cell/>
          <table:table-cell table:formula="of:=IF(OR([.AC73]=&quot;&quot;; [.AH73]=&quot;&quot;); &quot;&quot;; MIN(100; (TODAY()-[.AC73])/[.AH73]*100))">
            <text:p/>
          </table:table-cell>
          <table:table-cell table:formula="of:=IF(OR([.AJ73]=&quot;&quot;; [.AD73]=&quot;&quot;); &quot;&quot;; IF([.AJ73]=100; &quot; -- &quot;; IF(AND([.AD73]&lt;TODAY(); [.AJ73]&lt;&gt;100); &quot;Overdue&quot;; &quot;Ontrack&quot;)))">
            <text:p/>
          </table:table-cell>
          <table:table-cell table:content-validation-name="val4" office:value-type="string">
            <text:p><text:s/>- - </text:p>
          </table:table-cell>
          <table:table-cell/>
          <table:table-cell table:formula="of:=IF(OR([.AI73]=&quot;Not Started&quot;;[.AI73]=&quot;Ongoing&quot;); REPT(&quot;█&quot;; [.AJ73]/10) ; &quot; ------ &quot;)" office:value-type="string" office:string-value=" ------ ">
            <text:p><text:s/>------ </text:p>
          </table:table-cell>
        </table:table-row>
        <table:table-row table:style-name="ro7">
          <table:table-cell table:number-columns-repeated="28"/>
          <table:table-cell table:number-columns-repeated="4"/>
          <table:table-cell table:formula="of:=IF(OR([.AF74]=&quot;&quot;; [.AE74]=&quot;&quot;); &quot;&quot;;     IF(AND([.AF74]=&quot;High&quot;; [.AE74]=&quot;High&quot;); &quot;Critical&quot;;     IF(AND([.AF74]=&quot;High&quot;; [.AE74]=&quot;Medium&quot;); &quot;Urgent&quot;;     IF(AND([.AF74]=&quot;Medium&quot;; [.AE74]=&quot;High&quot;); &quot;Important&quot;;     &quot;Low&quot;))))">
            <text:p/>
          </table:table-cell>
          <table:table-cell table:formula="of:=IF(OR([.AD74]=&quot;&quot;; [.AC74]=&quot;&quot;); &quot;&quot;; [.AD74]-[.AC74])">
            <text:p/>
          </table:table-cell>
          <table:table-cell table:content-validation-name="val8" office:value-type="string">
            <text:p><text:s text:c="10"/></text:p>
          </table:table-cell>
          <table:table-cell/>
          <table:table-cell table:formula="of:=IF(OR([.AC74]=&quot;&quot;; [.AH74]=&quot;&quot;); &quot;&quot;; MIN(100; (TODAY()-[.AC74])/[.AH74]*100))">
            <text:p/>
          </table:table-cell>
          <table:table-cell table:formula="of:=IF(OR([.AJ74]=&quot;&quot;; [.AD74]=&quot;&quot;); &quot;&quot;; IF([.AJ74]=100; &quot; -- &quot;; IF(AND([.AD74]&lt;TODAY(); [.AJ74]&lt;&gt;100); &quot;Overdue&quot;; &quot;Ontrack&quot;)))">
            <text:p/>
          </table:table-cell>
          <table:table-cell table:content-validation-name="val4" office:value-type="string">
            <text:p><text:s/>- - </text:p>
          </table:table-cell>
          <table:table-cell/>
          <table:table-cell table:formula="of:=IF(OR([.AI74]=&quot;Not Started&quot;;[.AI74]=&quot;Ongoing&quot;); REPT(&quot;█&quot;; [.AJ74]/10) ; &quot; ------ &quot;)" office:value-type="string" office:string-value=" ------ ">
            <text:p><text:s/>------ </text:p>
          </table:table-cell>
        </table:table-row>
        <table:table-row table:style-name="ro7">
          <table:table-cell table:number-columns-repeated="28"/>
          <table:table-cell table:number-columns-repeated="4"/>
          <table:table-cell table:formula="of:=IF(OR([.AF75]=&quot;&quot;; [.AE75]=&quot;&quot;); &quot;&quot;;     IF(AND([.AF75]=&quot;High&quot;; [.AE75]=&quot;High&quot;); &quot;Critical&quot;;     IF(AND([.AF75]=&quot;High&quot;; [.AE75]=&quot;Medium&quot;); &quot;Urgent&quot;;     IF(AND([.AF75]=&quot;Medium&quot;; [.AE75]=&quot;High&quot;); &quot;Important&quot;;     &quot;Low&quot;))))">
            <text:p/>
          </table:table-cell>
          <table:table-cell table:formula="of:=IF(OR([.AD75]=&quot;&quot;; [.AC75]=&quot;&quot;); &quot;&quot;; [.AD75]-[.AC75])">
            <text:p/>
          </table:table-cell>
          <table:table-cell table:content-validation-name="val8" office:value-type="string">
            <text:p><text:s text:c="10"/></text:p>
          </table:table-cell>
          <table:table-cell/>
          <table:table-cell table:formula="of:=IF(OR([.AC75]=&quot;&quot;; [.AH75]=&quot;&quot;); &quot;&quot;; MIN(100; (TODAY()-[.AC75])/[.AH75]*100))">
            <text:p/>
          </table:table-cell>
          <table:table-cell table:formula="of:=IF(OR([.AJ75]=&quot;&quot;; [.AD75]=&quot;&quot;); &quot;&quot;; IF([.AJ75]=100; &quot; -- &quot;; IF(AND([.AD75]&lt;TODAY(); [.AJ75]&lt;&gt;100); &quot;Overdue&quot;; &quot;Ontrack&quot;)))">
            <text:p/>
          </table:table-cell>
          <table:table-cell table:content-validation-name="val4" office:value-type="string">
            <text:p><text:s/>- - </text:p>
          </table:table-cell>
          <table:table-cell/>
          <table:table-cell table:formula="of:=IF(OR([.AI75]=&quot;Not Started&quot;;[.AI75]=&quot;Ongoing&quot;); REPT(&quot;█&quot;; [.AJ75]/10) ; &quot; ------ &quot;)" office:value-type="string" office:string-value=" ------ ">
            <text:p><text:s/>------ </text:p>
          </table:table-cell>
        </table:table-row>
        <table:table-row table:style-name="ro7">
          <table:table-cell table:number-columns-repeated="28"/>
          <table:table-cell table:number-columns-repeated="4"/>
          <table:table-cell table:formula="of:=IF(OR([.AF76]=&quot;&quot;; [.AE76]=&quot;&quot;); &quot;&quot;;     IF(AND([.AF76]=&quot;High&quot;; [.AE76]=&quot;High&quot;); &quot;Critical&quot;;     IF(AND([.AF76]=&quot;High&quot;; [.AE76]=&quot;Medium&quot;); &quot;Urgent&quot;;     IF(AND([.AF76]=&quot;Medium&quot;; [.AE76]=&quot;High&quot;); &quot;Important&quot;;     &quot;Low&quot;))))">
            <text:p/>
          </table:table-cell>
          <table:table-cell table:formula="of:=IF(OR([.AD76]=&quot;&quot;; [.AC76]=&quot;&quot;); &quot;&quot;; [.AD76]-[.AC76])">
            <text:p/>
          </table:table-cell>
          <table:table-cell table:content-validation-name="val8" office:value-type="string">
            <text:p><text:s text:c="10"/></text:p>
          </table:table-cell>
          <table:table-cell/>
          <table:table-cell table:formula="of:=IF(OR([.AC76]=&quot;&quot;; [.AH76]=&quot;&quot;); &quot;&quot;; MIN(100; (TODAY()-[.AC76])/[.AH76]*100))">
            <text:p/>
          </table:table-cell>
          <table:table-cell table:formula="of:=IF(OR([.AJ76]=&quot;&quot;; [.AD76]=&quot;&quot;); &quot;&quot;; IF([.AJ76]=100; &quot; -- &quot;; IF(AND([.AD76]&lt;TODAY(); [.AJ76]&lt;&gt;100); &quot;Overdue&quot;; &quot;Ontrack&quot;)))">
            <text:p/>
          </table:table-cell>
          <table:table-cell table:content-validation-name="val4" office:value-type="string">
            <text:p><text:s/>- - </text:p>
          </table:table-cell>
          <table:table-cell/>
          <table:table-cell table:formula="of:=IF(OR([.AI76]=&quot;Not Started&quot;;[.AI76]=&quot;Ongoing&quot;); REPT(&quot;█&quot;; [.AJ76]/10) ; &quot; ------ &quot;)" office:value-type="string" office:string-value=" ------ ">
            <text:p><text:s/>------ </text:p>
          </table:table-cell>
        </table:table-row>
        <table:table-row table:style-name="ro7">
          <table:table-cell table:number-columns-repeated="28"/>
          <table:table-cell table:number-columns-repeated="4"/>
          <table:table-cell table:formula="of:=IF(OR([.AF77]=&quot;&quot;; [.AE77]=&quot;&quot;); &quot;&quot;;     IF(AND([.AF77]=&quot;High&quot;; [.AE77]=&quot;High&quot;); &quot;Critical&quot;;     IF(AND([.AF77]=&quot;High&quot;; [.AE77]=&quot;Medium&quot;); &quot;Urgent&quot;;     IF(AND([.AF77]=&quot;Medium&quot;; [.AE77]=&quot;High&quot;); &quot;Important&quot;;     &quot;Low&quot;))))">
            <text:p/>
          </table:table-cell>
          <table:table-cell table:formula="of:=IF(OR([.AD77]=&quot;&quot;; [.AC77]=&quot;&quot;); &quot;&quot;; [.AD77]-[.AC77])">
            <text:p/>
          </table:table-cell>
          <table:table-cell table:content-validation-name="val8" office:value-type="string">
            <text:p><text:s text:c="10"/></text:p>
          </table:table-cell>
          <table:table-cell/>
          <table:table-cell table:formula="of:=IF(OR([.AC77]=&quot;&quot;; [.AH77]=&quot;&quot;); &quot;&quot;; MIN(100; (TODAY()-[.AC77])/[.AH77]*100))">
            <text:p/>
          </table:table-cell>
          <table:table-cell table:formula="of:=IF(OR([.AJ77]=&quot;&quot;; [.AD77]=&quot;&quot;); &quot;&quot;; IF([.AJ77]=100; &quot; -- &quot;; IF(AND([.AD77]&lt;TODAY(); [.AJ77]&lt;&gt;100); &quot;Overdue&quot;; &quot;Ontrack&quot;)))">
            <text:p/>
          </table:table-cell>
          <table:table-cell table:content-validation-name="val4" office:value-type="string">
            <text:p><text:s/>- - </text:p>
          </table:table-cell>
          <table:table-cell/>
          <table:table-cell table:formula="of:=IF(OR([.AI77]=&quot;Not Started&quot;;[.AI77]=&quot;Ongoing&quot;); REPT(&quot;█&quot;; [.AJ77]/10) ; &quot; ------ &quot;)" office:value-type="string" office:string-value=" ------ ">
            <text:p><text:s/>------ </text:p>
          </table:table-cell>
        </table:table-row>
        <table:table-row table:style-name="ro7">
          <table:table-cell table:number-columns-repeated="28"/>
          <table:table-cell table:number-columns-repeated="4"/>
          <table:table-cell table:formula="of:=IF(OR([.AF78]=&quot;&quot;; [.AE78]=&quot;&quot;); &quot;&quot;;     IF(AND([.AF78]=&quot;High&quot;; [.AE78]=&quot;High&quot;); &quot;Critical&quot;;     IF(AND([.AF78]=&quot;High&quot;; [.AE78]=&quot;Medium&quot;); &quot;Urgent&quot;;     IF(AND([.AF78]=&quot;Medium&quot;; [.AE78]=&quot;High&quot;); &quot;Important&quot;;     &quot;Low&quot;))))">
            <text:p/>
          </table:table-cell>
          <table:table-cell table:formula="of:=IF(OR([.AD78]=&quot;&quot;; [.AC78]=&quot;&quot;); &quot;&quot;; [.AD78]-[.AC78])">
            <text:p/>
          </table:table-cell>
          <table:table-cell table:content-validation-name="val8" office:value-type="string">
            <text:p><text:s text:c="10"/></text:p>
          </table:table-cell>
          <table:table-cell/>
          <table:table-cell table:formula="of:=IF(OR([.AC78]=&quot;&quot;; [.AH78]=&quot;&quot;); &quot;&quot;; MIN(100; (TODAY()-[.AC78])/[.AH78]*100))">
            <text:p/>
          </table:table-cell>
          <table:table-cell table:formula="of:=IF(OR([.AJ78]=&quot;&quot;; [.AD78]=&quot;&quot;); &quot;&quot;; IF([.AJ78]=100; &quot; -- &quot;; IF(AND([.AD78]&lt;TODAY(); [.AJ78]&lt;&gt;100); &quot;Overdue&quot;; &quot;Ontrack&quot;)))">
            <text:p/>
          </table:table-cell>
          <table:table-cell table:content-validation-name="val4" office:value-type="string">
            <text:p><text:s/>- - </text:p>
          </table:table-cell>
          <table:table-cell/>
          <table:table-cell table:formula="of:=IF(OR([.AI78]=&quot;Not Started&quot;;[.AI78]=&quot;Ongoing&quot;); REPT(&quot;█&quot;; [.AJ78]/10) ; &quot; ------ &quot;)" office:value-type="string" office:string-value=" ------ ">
            <text:p><text:s/>------ </text:p>
          </table:table-cell>
        </table:table-row>
        <table:table-row table:style-name="ro7">
          <table:table-cell table:number-columns-repeated="28"/>
          <table:table-cell table:number-columns-repeated="4"/>
          <table:table-cell table:formula="of:=IF(OR([.AF79]=&quot;&quot;; [.AE79]=&quot;&quot;); &quot;&quot;;     IF(AND([.AF79]=&quot;High&quot;; [.AE79]=&quot;High&quot;); &quot;Critical&quot;;     IF(AND([.AF79]=&quot;High&quot;; [.AE79]=&quot;Medium&quot;); &quot;Urgent&quot;;     IF(AND([.AF79]=&quot;Medium&quot;; [.AE79]=&quot;High&quot;); &quot;Important&quot;;     &quot;Low&quot;))))">
            <text:p/>
          </table:table-cell>
          <table:table-cell table:formula="of:=IF(OR([.AD79]=&quot;&quot;; [.AC79]=&quot;&quot;); &quot;&quot;; [.AD79]-[.AC79])">
            <text:p/>
          </table:table-cell>
          <table:table-cell table:content-validation-name="val8" office:value-type="string">
            <text:p><text:s text:c="10"/></text:p>
          </table:table-cell>
          <table:table-cell/>
          <table:table-cell table:formula="of:=IF(OR([.AC79]=&quot;&quot;; [.AH79]=&quot;&quot;); &quot;&quot;; MIN(100; (TODAY()-[.AC79])/[.AH79]*100))">
            <text:p/>
          </table:table-cell>
          <table:table-cell table:formula="of:=IF(OR([.AJ79]=&quot;&quot;; [.AD79]=&quot;&quot;); &quot;&quot;; IF([.AJ79]=100; &quot; -- &quot;; IF(AND([.AD79]&lt;TODAY(); [.AJ79]&lt;&gt;100); &quot;Overdue&quot;; &quot;Ontrack&quot;)))">
            <text:p/>
          </table:table-cell>
          <table:table-cell table:content-validation-name="val4" office:value-type="string">
            <text:p><text:s/>- - </text:p>
          </table:table-cell>
          <table:table-cell/>
          <table:table-cell table:formula="of:=IF(OR([.AI79]=&quot;Not Started&quot;;[.AI79]=&quot;Ongoing&quot;); REPT(&quot;█&quot;; [.AJ79]/10) ; &quot; ------ &quot;)" office:value-type="string" office:string-value=" ------ ">
            <text:p><text:s/>------ </text:p>
          </table:table-cell>
        </table:table-row>
        <table:table-row table:style-name="ro7">
          <table:table-cell table:number-columns-repeated="28"/>
          <table:table-cell table:number-columns-repeated="4"/>
          <table:table-cell table:formula="of:=IF(OR([.AF80]=&quot;&quot;; [.AE80]=&quot;&quot;); &quot;&quot;;     IF(AND([.AF80]=&quot;High&quot;; [.AE80]=&quot;High&quot;); &quot;Critical&quot;;     IF(AND([.AF80]=&quot;High&quot;; [.AE80]=&quot;Medium&quot;); &quot;Urgent&quot;;     IF(AND([.AF80]=&quot;Medium&quot;; [.AE80]=&quot;High&quot;); &quot;Important&quot;;     &quot;Low&quot;))))">
            <text:p/>
          </table:table-cell>
          <table:table-cell table:formula="of:=IF(OR([.AD80]=&quot;&quot;; [.AC80]=&quot;&quot;); &quot;&quot;; [.AD80]-[.AC80])">
            <text:p/>
          </table:table-cell>
          <table:table-cell table:content-validation-name="val8" office:value-type="string">
            <text:p><text:s text:c="10"/></text:p>
          </table:table-cell>
          <table:table-cell/>
          <table:table-cell table:formula="of:=IF(OR([.AC80]=&quot;&quot;; [.AH80]=&quot;&quot;); &quot;&quot;; MIN(100; (TODAY()-[.AC80])/[.AH80]*100))">
            <text:p/>
          </table:table-cell>
          <table:table-cell table:formula="of:=IF(OR([.AJ80]=&quot;&quot;; [.AD80]=&quot;&quot;); &quot;&quot;; IF([.AJ80]=100; &quot; -- &quot;; IF(AND([.AD80]&lt;TODAY(); [.AJ80]&lt;&gt;100); &quot;Overdue&quot;; &quot;Ontrack&quot;)))">
            <text:p/>
          </table:table-cell>
          <table:table-cell table:content-validation-name="val4" office:value-type="string">
            <text:p><text:s/>- - </text:p>
          </table:table-cell>
          <table:table-cell/>
          <table:table-cell table:formula="of:=IF(OR([.AI80]=&quot;Not Started&quot;;[.AI80]=&quot;Ongoing&quot;); REPT(&quot;█&quot;; [.AJ80]/10) ; &quot; ------ &quot;)" office:value-type="string" office:string-value=" ------ ">
            <text:p><text:s/>------ </text:p>
          </table:table-cell>
        </table:table-row>
        <table:table-row table:style-name="ro7">
          <table:table-cell table:number-columns-repeated="28"/>
          <table:table-cell table:number-columns-repeated="4"/>
          <table:table-cell table:formula="of:=IF(OR([.AF81]=&quot;&quot;; [.AE81]=&quot;&quot;); &quot;&quot;;     IF(AND([.AF81]=&quot;High&quot;; [.AE81]=&quot;High&quot;); &quot;Critical&quot;;     IF(AND([.AF81]=&quot;High&quot;; [.AE81]=&quot;Medium&quot;); &quot;Urgent&quot;;     IF(AND([.AF81]=&quot;Medium&quot;; [.AE81]=&quot;High&quot;); &quot;Important&quot;;     &quot;Low&quot;))))">
            <text:p/>
          </table:table-cell>
          <table:table-cell table:formula="of:=IF(OR([.AD81]=&quot;&quot;; [.AC81]=&quot;&quot;); &quot;&quot;; [.AD81]-[.AC81])">
            <text:p/>
          </table:table-cell>
          <table:table-cell table:content-validation-name="val8" office:value-type="string">
            <text:p><text:s text:c="10"/></text:p>
          </table:table-cell>
          <table:table-cell/>
          <table:table-cell table:formula="of:=IF(OR([.AC81]=&quot;&quot;; [.AH81]=&quot;&quot;); &quot;&quot;; MIN(100; (TODAY()-[.AC81])/[.AH81]*100))">
            <text:p/>
          </table:table-cell>
          <table:table-cell table:formula="of:=IF(OR([.AJ81]=&quot;&quot;; [.AD81]=&quot;&quot;); &quot;&quot;; IF([.AJ81]=100; &quot; -- &quot;; IF(AND([.AD81]&lt;TODAY(); [.AJ81]&lt;&gt;100); &quot;Overdue&quot;; &quot;Ontrack&quot;)))">
            <text:p/>
          </table:table-cell>
          <table:table-cell table:content-validation-name="val4" office:value-type="string">
            <text:p><text:s/>- - </text:p>
          </table:table-cell>
          <table:table-cell/>
          <table:table-cell table:formula="of:=IF(OR([.AI81]=&quot;Not Started&quot;;[.AI81]=&quot;Ongoing&quot;); REPT(&quot;█&quot;; [.AJ81]/10) ; &quot; ------ &quot;)" office:value-type="string" office:string-value=" ------ ">
            <text:p><text:s/>------ </text:p>
          </table:table-cell>
        </table:table-row>
        <table:table-row table:style-name="ro7">
          <table:table-cell table:number-columns-repeated="28"/>
          <table:table-cell table:number-columns-repeated="4"/>
          <table:table-cell table:formula="of:=IF(OR([.AF82]=&quot;&quot;; [.AE82]=&quot;&quot;); &quot;&quot;;     IF(AND([.AF82]=&quot;High&quot;; [.AE82]=&quot;High&quot;); &quot;Critical&quot;;     IF(AND([.AF82]=&quot;High&quot;; [.AE82]=&quot;Medium&quot;); &quot;Urgent&quot;;     IF(AND([.AF82]=&quot;Medium&quot;; [.AE82]=&quot;High&quot;); &quot;Important&quot;;     &quot;Low&quot;))))">
            <text:p/>
          </table:table-cell>
          <table:table-cell table:formula="of:=IF(OR([.AD82]=&quot;&quot;; [.AC82]=&quot;&quot;); &quot;&quot;; [.AD82]-[.AC82])">
            <text:p/>
          </table:table-cell>
          <table:table-cell table:content-validation-name="val8" office:value-type="string">
            <text:p><text:s text:c="10"/></text:p>
          </table:table-cell>
          <table:table-cell/>
          <table:table-cell table:formula="of:=IF(OR([.AC82]=&quot;&quot;; [.AH82]=&quot;&quot;); &quot;&quot;; MIN(100; (TODAY()-[.AC82])/[.AH82]*100))">
            <text:p/>
          </table:table-cell>
          <table:table-cell table:formula="of:=IF(OR([.AJ82]=&quot;&quot;; [.AD82]=&quot;&quot;); &quot;&quot;; IF([.AJ82]=100; &quot; -- &quot;; IF(AND([.AD82]&lt;TODAY(); [.AJ82]&lt;&gt;100); &quot;Overdue&quot;; &quot;Ontrack&quot;)))">
            <text:p/>
          </table:table-cell>
          <table:table-cell table:content-validation-name="val4" office:value-type="string">
            <text:p><text:s/>- - </text:p>
          </table:table-cell>
          <table:table-cell/>
          <table:table-cell table:formula="of:=IF(OR([.AI82]=&quot;Not Started&quot;;[.AI82]=&quot;Ongoing&quot;); REPT(&quot;█&quot;; [.AJ82]/10) ; &quot; ------ &quot;)" office:value-type="string" office:string-value=" ------ ">
            <text:p><text:s/>------ </text:p>
          </table:table-cell>
        </table:table-row>
        <table:table-row table:style-name="ro7">
          <table:table-cell table:number-columns-repeated="28"/>
          <table:table-cell table:number-columns-repeated="4"/>
          <table:table-cell table:formula="of:=IF(OR([.AF83]=&quot;&quot;; [.AE83]=&quot;&quot;); &quot;&quot;;     IF(AND([.AF83]=&quot;High&quot;; [.AE83]=&quot;High&quot;); &quot;Critical&quot;;     IF(AND([.AF83]=&quot;High&quot;; [.AE83]=&quot;Medium&quot;); &quot;Urgent&quot;;     IF(AND([.AF83]=&quot;Medium&quot;; [.AE83]=&quot;High&quot;); &quot;Important&quot;;     &quot;Low&quot;))))">
            <text:p/>
          </table:table-cell>
          <table:table-cell table:formula="of:=IF(OR([.AD83]=&quot;&quot;; [.AC83]=&quot;&quot;); &quot;&quot;; [.AD83]-[.AC83])">
            <text:p/>
          </table:table-cell>
          <table:table-cell table:content-validation-name="val8" office:value-type="string">
            <text:p><text:s text:c="10"/></text:p>
          </table:table-cell>
          <table:table-cell/>
          <table:table-cell table:formula="of:=IF(OR([.AC83]=&quot;&quot;; [.AH83]=&quot;&quot;); &quot;&quot;; MIN(100; (TODAY()-[.AC83])/[.AH83]*100))">
            <text:p/>
          </table:table-cell>
          <table:table-cell table:formula="of:=IF(OR([.AJ83]=&quot;&quot;; [.AD83]=&quot;&quot;); &quot;&quot;; IF([.AJ83]=100; &quot; -- &quot;; IF(AND([.AD83]&lt;TODAY(); [.AJ83]&lt;&gt;100); &quot;Overdue&quot;; &quot;Ontrack&quot;)))">
            <text:p/>
          </table:table-cell>
          <table:table-cell table:content-validation-name="val4" office:value-type="string">
            <text:p><text:s/>- - </text:p>
          </table:table-cell>
          <table:table-cell/>
          <table:table-cell table:formula="of:=IF(OR([.AI83]=&quot;Not Started&quot;;[.AI83]=&quot;Ongoing&quot;); REPT(&quot;█&quot;; [.AJ83]/10) ; &quot; ------ &quot;)" office:value-type="string" office:string-value=" ------ ">
            <text:p><text:s/>------ </text:p>
          </table:table-cell>
        </table:table-row>
        <table:table-row table:style-name="ro7">
          <table:table-cell table:number-columns-repeated="28"/>
          <table:table-cell table:number-columns-repeated="4"/>
          <table:table-cell table:formula="of:=IF(OR([.AF84]=&quot;&quot;; [.AE84]=&quot;&quot;); &quot;&quot;;     IF(AND([.AF84]=&quot;High&quot;; [.AE84]=&quot;High&quot;); &quot;Critical&quot;;     IF(AND([.AF84]=&quot;High&quot;; [.AE84]=&quot;Medium&quot;); &quot;Urgent&quot;;     IF(AND([.AF84]=&quot;Medium&quot;; [.AE84]=&quot;High&quot;); &quot;Important&quot;;     &quot;Low&quot;))))">
            <text:p/>
          </table:table-cell>
          <table:table-cell table:formula="of:=IF(OR([.AD84]=&quot;&quot;; [.AC84]=&quot;&quot;); &quot;&quot;; [.AD84]-[.AC84])">
            <text:p/>
          </table:table-cell>
          <table:table-cell table:content-validation-name="val8" office:value-type="string">
            <text:p><text:s text:c="10"/></text:p>
          </table:table-cell>
          <table:table-cell/>
          <table:table-cell table:formula="of:=IF(OR([.AC84]=&quot;&quot;; [.AH84]=&quot;&quot;); &quot;&quot;; MIN(100; (TODAY()-[.AC84])/[.AH84]*100))">
            <text:p/>
          </table:table-cell>
          <table:table-cell table:formula="of:=IF(OR([.AJ84]=&quot;&quot;; [.AD84]=&quot;&quot;); &quot;&quot;; IF([.AJ84]=100; &quot; -- &quot;; IF(AND([.AD84]&lt;TODAY(); [.AJ84]&lt;&gt;100); &quot;Overdue&quot;; &quot;Ontrack&quot;)))">
            <text:p/>
          </table:table-cell>
          <table:table-cell table:content-validation-name="val4" office:value-type="string">
            <text:p><text:s/>- - </text:p>
          </table:table-cell>
          <table:table-cell/>
          <table:table-cell table:formula="of:=IF(OR([.AI84]=&quot;Not Started&quot;;[.AI84]=&quot;Ongoing&quot;); REPT(&quot;█&quot;; [.AJ84]/10) ; &quot; ------ &quot;)" office:value-type="string" office:string-value=" ------ ">
            <text:p><text:s/>------ </text:p>
          </table:table-cell>
        </table:table-row>
        <table:table-row table:style-name="ro7">
          <table:table-cell table:number-columns-repeated="28"/>
          <table:table-cell table:number-columns-repeated="4"/>
          <table:table-cell table:formula="of:=IF(OR([.AF85]=&quot;&quot;; [.AE85]=&quot;&quot;); &quot;&quot;;     IF(AND([.AF85]=&quot;High&quot;; [.AE85]=&quot;High&quot;); &quot;Critical&quot;;     IF(AND([.AF85]=&quot;High&quot;; [.AE85]=&quot;Medium&quot;); &quot;Urgent&quot;;     IF(AND([.AF85]=&quot;Medium&quot;; [.AE85]=&quot;High&quot;); &quot;Important&quot;;     &quot;Low&quot;))))">
            <text:p/>
          </table:table-cell>
          <table:table-cell table:formula="of:=IF(OR([.AD85]=&quot;&quot;; [.AC85]=&quot;&quot;); &quot;&quot;; [.AD85]-[.AC85])">
            <text:p/>
          </table:table-cell>
          <table:table-cell table:content-validation-name="val8" office:value-type="string">
            <text:p><text:s text:c="10"/></text:p>
          </table:table-cell>
          <table:table-cell/>
          <table:table-cell table:formula="of:=IF(OR([.AC85]=&quot;&quot;; [.AH85]=&quot;&quot;); &quot;&quot;; MIN(100; (TODAY()-[.AC85])/[.AH85]*100))">
            <text:p/>
          </table:table-cell>
          <table:table-cell table:formula="of:=IF(OR([.AJ85]=&quot;&quot;; [.AD85]=&quot;&quot;); &quot;&quot;; IF([.AJ85]=100; &quot; -- &quot;; IF(AND([.AD85]&lt;TODAY(); [.AJ85]&lt;&gt;100); &quot;Overdue&quot;; &quot;Ontrack&quot;)))">
            <text:p/>
          </table:table-cell>
          <table:table-cell table:content-validation-name="val4" office:value-type="string">
            <text:p><text:s/>- - </text:p>
          </table:table-cell>
          <table:table-cell/>
          <table:table-cell table:formula="of:=IF(OR([.AI85]=&quot;Not Started&quot;;[.AI85]=&quot;Ongoing&quot;); REPT(&quot;█&quot;; [.AJ85]/10) ; &quot; ------ &quot;)" office:value-type="string" office:string-value=" ------ ">
            <text:p><text:s/>------ </text:p>
          </table:table-cell>
        </table:table-row>
        <table:table-row table:style-name="ro7">
          <table:table-cell table:number-columns-repeated="28"/>
          <table:table-cell table:number-columns-repeated="4"/>
          <table:table-cell table:formula="of:=IF(OR([.AF86]=&quot;&quot;; [.AE86]=&quot;&quot;); &quot;&quot;;     IF(AND([.AF86]=&quot;High&quot;; [.AE86]=&quot;High&quot;); &quot;Critical&quot;;     IF(AND([.AF86]=&quot;High&quot;; [.AE86]=&quot;Medium&quot;); &quot;Urgent&quot;;     IF(AND([.AF86]=&quot;Medium&quot;; [.AE86]=&quot;High&quot;); &quot;Important&quot;;     &quot;Low&quot;))))">
            <text:p/>
          </table:table-cell>
          <table:table-cell table:formula="of:=IF(OR([.AD86]=&quot;&quot;; [.AC86]=&quot;&quot;); &quot;&quot;; [.AD86]-[.AC86])">
            <text:p/>
          </table:table-cell>
          <table:table-cell table:content-validation-name="val8" office:value-type="string">
            <text:p><text:s text:c="10"/></text:p>
          </table:table-cell>
          <table:table-cell/>
          <table:table-cell table:formula="of:=IF(OR([.AC86]=&quot;&quot;; [.AH86]=&quot;&quot;); &quot;&quot;; MIN(100; (TODAY()-[.AC86])/[.AH86]*100))">
            <text:p/>
          </table:table-cell>
          <table:table-cell table:formula="of:=IF(OR([.AJ86]=&quot;&quot;; [.AD86]=&quot;&quot;); &quot;&quot;; IF([.AJ86]=100; &quot; -- &quot;; IF(AND([.AD86]&lt;TODAY(); [.AJ86]&lt;&gt;100); &quot;Overdue&quot;; &quot;Ontrack&quot;)))">
            <text:p/>
          </table:table-cell>
          <table:table-cell table:content-validation-name="val4" office:value-type="string">
            <text:p><text:s/>- - </text:p>
          </table:table-cell>
          <table:table-cell/>
          <table:table-cell table:formula="of:=IF(OR([.AI86]=&quot;Not Started&quot;;[.AI86]=&quot;Ongoing&quot;); REPT(&quot;█&quot;; [.AJ86]/10) ; &quot; ------ &quot;)" office:value-type="string" office:string-value=" ------ ">
            <text:p><text:s/>------ </text:p>
          </table:table-cell>
        </table:table-row>
        <table:table-row table:style-name="ro7">
          <table:table-cell table:number-columns-repeated="28"/>
          <table:table-cell table:number-columns-repeated="4"/>
          <table:table-cell table:formula="of:=IF(OR([.AF87]=&quot;&quot;; [.AE87]=&quot;&quot;); &quot;&quot;;     IF(AND([.AF87]=&quot;High&quot;; [.AE87]=&quot;High&quot;); &quot;Critical&quot;;     IF(AND([.AF87]=&quot;High&quot;; [.AE87]=&quot;Medium&quot;); &quot;Urgent&quot;;     IF(AND([.AF87]=&quot;Medium&quot;; [.AE87]=&quot;High&quot;); &quot;Important&quot;;     &quot;Low&quot;))))">
            <text:p/>
          </table:table-cell>
          <table:table-cell table:formula="of:=IF(OR([.AD87]=&quot;&quot;; [.AC87]=&quot;&quot;); &quot;&quot;; [.AD87]-[.AC87])">
            <text:p/>
          </table:table-cell>
          <table:table-cell table:content-validation-name="val8" office:value-type="string">
            <text:p><text:s text:c="10"/></text:p>
          </table:table-cell>
          <table:table-cell/>
          <table:table-cell table:formula="of:=IF(OR([.AC87]=&quot;&quot;; [.AH87]=&quot;&quot;); &quot;&quot;; MIN(100; (TODAY()-[.AC87])/[.AH87]*100))">
            <text:p/>
          </table:table-cell>
          <table:table-cell table:formula="of:=IF(OR([.AJ87]=&quot;&quot;; [.AD87]=&quot;&quot;); &quot;&quot;; IF([.AJ87]=100; &quot; -- &quot;; IF(AND([.AD87]&lt;TODAY(); [.AJ87]&lt;&gt;100); &quot;Overdue&quot;; &quot;Ontrack&quot;)))">
            <text:p/>
          </table:table-cell>
          <table:table-cell table:content-validation-name="val4" office:value-type="string">
            <text:p><text:s/>- - </text:p>
          </table:table-cell>
          <table:table-cell/>
          <table:table-cell table:formula="of:=IF(OR([.AI87]=&quot;Not Started&quot;;[.AI87]=&quot;Ongoing&quot;); REPT(&quot;█&quot;; [.AJ87]/10) ; &quot; ------ &quot;)" office:value-type="string" office:string-value=" ------ ">
            <text:p><text:s/>------ </text:p>
          </table:table-cell>
        </table:table-row>
        <table:table-row table:style-name="ro7">
          <table:table-cell table:number-columns-repeated="28"/>
          <table:table-cell table:number-columns-repeated="4"/>
          <table:table-cell table:formula="of:=IF(OR([.AF88]=&quot;&quot;; [.AE88]=&quot;&quot;); &quot;&quot;;     IF(AND([.AF88]=&quot;High&quot;; [.AE88]=&quot;High&quot;); &quot;Critical&quot;;     IF(AND([.AF88]=&quot;High&quot;; [.AE88]=&quot;Medium&quot;); &quot;Urgent&quot;;     IF(AND([.AF88]=&quot;Medium&quot;; [.AE88]=&quot;High&quot;); &quot;Important&quot;;     &quot;Low&quot;))))">
            <text:p/>
          </table:table-cell>
          <table:table-cell table:formula="of:=IF(OR([.AD88]=&quot;&quot;; [.AC88]=&quot;&quot;); &quot;&quot;; [.AD88]-[.AC88])">
            <text:p/>
          </table:table-cell>
          <table:table-cell table:content-validation-name="val8" office:value-type="string">
            <text:p><text:s text:c="10"/></text:p>
          </table:table-cell>
          <table:table-cell/>
          <table:table-cell table:formula="of:=IF(OR([.AC88]=&quot;&quot;; [.AH88]=&quot;&quot;); &quot;&quot;; MIN(100; (TODAY()-[.AC88])/[.AH88]*100))">
            <text:p/>
          </table:table-cell>
          <table:table-cell table:formula="of:=IF(OR([.AJ88]=&quot;&quot;; [.AD88]=&quot;&quot;); &quot;&quot;; IF([.AJ88]=100; &quot; -- &quot;; IF(AND([.AD88]&lt;TODAY(); [.AJ88]&lt;&gt;100); &quot;Overdue&quot;; &quot;Ontrack&quot;)))">
            <text:p/>
          </table:table-cell>
          <table:table-cell table:content-validation-name="val4" office:value-type="string">
            <text:p><text:s/>- - </text:p>
          </table:table-cell>
          <table:table-cell/>
          <table:table-cell table:formula="of:=IF(OR([.AI88]=&quot;Not Started&quot;;[.AI88]=&quot;Ongoing&quot;); REPT(&quot;█&quot;; [.AJ88]/10) ; &quot; ------ &quot;)" office:value-type="string" office:string-value=" ------ ">
            <text:p><text:s/>------ </text:p>
          </table:table-cell>
        </table:table-row>
        <table:table-row table:style-name="ro7">
          <table:table-cell table:number-columns-repeated="28"/>
          <table:table-cell table:number-columns-repeated="4"/>
          <table:table-cell table:formula="of:=IF(OR([.AF89]=&quot;&quot;; [.AE89]=&quot;&quot;); &quot;&quot;;     IF(AND([.AF89]=&quot;High&quot;; [.AE89]=&quot;High&quot;); &quot;Critical&quot;;     IF(AND([.AF89]=&quot;High&quot;; [.AE89]=&quot;Medium&quot;); &quot;Urgent&quot;;     IF(AND([.AF89]=&quot;Medium&quot;; [.AE89]=&quot;High&quot;); &quot;Important&quot;;     &quot;Low&quot;))))">
            <text:p/>
          </table:table-cell>
          <table:table-cell table:formula="of:=IF(OR([.AD89]=&quot;&quot;; [.AC89]=&quot;&quot;); &quot;&quot;; [.AD89]-[.AC89])">
            <text:p/>
          </table:table-cell>
          <table:table-cell table:content-validation-name="val8" office:value-type="string">
            <text:p><text:s text:c="10"/></text:p>
          </table:table-cell>
          <table:table-cell/>
          <table:table-cell table:formula="of:=IF(OR([.AC89]=&quot;&quot;; [.AH89]=&quot;&quot;); &quot;&quot;; MIN(100; (TODAY()-[.AC89])/[.AH89]*100))">
            <text:p/>
          </table:table-cell>
          <table:table-cell table:formula="of:=IF(OR([.AJ89]=&quot;&quot;; [.AD89]=&quot;&quot;); &quot;&quot;; IF([.AJ89]=100; &quot; -- &quot;; IF(AND([.AD89]&lt;TODAY(); [.AJ89]&lt;&gt;100); &quot;Overdue&quot;; &quot;Ontrack&quot;)))">
            <text:p/>
          </table:table-cell>
          <table:table-cell table:content-validation-name="val4" office:value-type="string">
            <text:p><text:s/>- - </text:p>
          </table:table-cell>
          <table:table-cell/>
          <table:table-cell table:formula="of:=IF(OR([.AI89]=&quot;Not Started&quot;;[.AI89]=&quot;Ongoing&quot;); REPT(&quot;█&quot;; [.AJ89]/10) ; &quot; ------ &quot;)" office:value-type="string" office:string-value=" ------ ">
            <text:p><text:s/>------ </text:p>
          </table:table-cell>
        </table:table-row>
        <table:table-row table:style-name="ro7">
          <table:table-cell table:number-columns-repeated="28"/>
          <table:table-cell table:number-columns-repeated="4"/>
          <table:table-cell table:formula="of:=IF(OR([.AF90]=&quot;&quot;; [.AE90]=&quot;&quot;); &quot;&quot;;     IF(AND([.AF90]=&quot;High&quot;; [.AE90]=&quot;High&quot;); &quot;Critical&quot;;     IF(AND([.AF90]=&quot;High&quot;; [.AE90]=&quot;Medium&quot;); &quot;Urgent&quot;;     IF(AND([.AF90]=&quot;Medium&quot;; [.AE90]=&quot;High&quot;); &quot;Important&quot;;     &quot;Low&quot;))))">
            <text:p/>
          </table:table-cell>
          <table:table-cell table:formula="of:=IF(OR([.AD90]=&quot;&quot;; [.AC90]=&quot;&quot;); &quot;&quot;; [.AD90]-[.AC90])">
            <text:p/>
          </table:table-cell>
          <table:table-cell table:content-validation-name="val8" office:value-type="string">
            <text:p><text:s text:c="10"/></text:p>
          </table:table-cell>
          <table:table-cell/>
          <table:table-cell table:formula="of:=IF(OR([.AC90]=&quot;&quot;; [.AH90]=&quot;&quot;); &quot;&quot;; MIN(100; (TODAY()-[.AC90])/[.AH90]*100))">
            <text:p/>
          </table:table-cell>
          <table:table-cell table:formula="of:=IF(OR([.AJ90]=&quot;&quot;; [.AD90]=&quot;&quot;); &quot;&quot;; IF([.AJ90]=100; &quot; -- &quot;; IF(AND([.AD90]&lt;TODAY(); [.AJ90]&lt;&gt;100); &quot;Overdue&quot;; &quot;Ontrack&quot;)))">
            <text:p/>
          </table:table-cell>
          <table:table-cell table:content-validation-name="val4" office:value-type="string">
            <text:p><text:s/>- - </text:p>
          </table:table-cell>
          <table:table-cell/>
          <table:table-cell table:formula="of:=IF(OR([.AI90]=&quot;Not Started&quot;;[.AI90]=&quot;Ongoing&quot;); REPT(&quot;█&quot;; [.AJ90]/10) ; &quot; ------ &quot;)" office:value-type="string" office:string-value=" ------ ">
            <text:p><text:s/>------ </text:p>
          </table:table-cell>
        </table:table-row>
        <table:table-row table:style-name="ro7">
          <table:table-cell table:number-columns-repeated="28"/>
          <table:table-cell table:number-columns-repeated="4"/>
          <table:table-cell table:formula="of:=IF(OR([.AF91]=&quot;&quot;; [.AE91]=&quot;&quot;); &quot;&quot;;     IF(AND([.AF91]=&quot;High&quot;; [.AE91]=&quot;High&quot;); &quot;Critical&quot;;     IF(AND([.AF91]=&quot;High&quot;; [.AE91]=&quot;Medium&quot;); &quot;Urgent&quot;;     IF(AND([.AF91]=&quot;Medium&quot;; [.AE91]=&quot;High&quot;); &quot;Important&quot;;     &quot;Low&quot;))))">
            <text:p/>
          </table:table-cell>
          <table:table-cell table:formula="of:=IF(OR([.AD91]=&quot;&quot;; [.AC91]=&quot;&quot;); &quot;&quot;; [.AD91]-[.AC91])">
            <text:p/>
          </table:table-cell>
          <table:table-cell table:content-validation-name="val8" office:value-type="string">
            <text:p><text:s text:c="10"/></text:p>
          </table:table-cell>
          <table:table-cell/>
          <table:table-cell table:formula="of:=IF(OR([.AC91]=&quot;&quot;; [.AH91]=&quot;&quot;); &quot;&quot;; MIN(100; (TODAY()-[.AC91])/[.AH91]*100))">
            <text:p/>
          </table:table-cell>
          <table:table-cell table:formula="of:=IF(OR([.AJ91]=&quot;&quot;; [.AD91]=&quot;&quot;); &quot;&quot;; IF([.AJ91]=100; &quot; -- &quot;; IF(AND([.AD91]&lt;TODAY(); [.AJ91]&lt;&gt;100); &quot;Overdue&quot;; &quot;Ontrack&quot;)))">
            <text:p/>
          </table:table-cell>
          <table:table-cell table:content-validation-name="val4" office:value-type="string">
            <text:p><text:s/>- - </text:p>
          </table:table-cell>
          <table:table-cell/>
          <table:table-cell table:formula="of:=IF(OR([.AI91]=&quot;Not Started&quot;;[.AI91]=&quot;Ongoing&quot;); REPT(&quot;█&quot;; [.AJ91]/10) ; &quot; ------ &quot;)" office:value-type="string" office:string-value=" ------ ">
            <text:p><text:s/>------ </text:p>
          </table:table-cell>
        </table:table-row>
        <table:table-row table:style-name="ro7">
          <table:table-cell table:number-columns-repeated="28"/>
          <table:table-cell table:number-columns-repeated="4"/>
          <table:table-cell table:formula="of:=IF(OR([.AF92]=&quot;&quot;; [.AE92]=&quot;&quot;); &quot;&quot;;     IF(AND([.AF92]=&quot;High&quot;; [.AE92]=&quot;High&quot;); &quot;Critical&quot;;     IF(AND([.AF92]=&quot;High&quot;; [.AE92]=&quot;Medium&quot;); &quot;Urgent&quot;;     IF(AND([.AF92]=&quot;Medium&quot;; [.AE92]=&quot;High&quot;); &quot;Important&quot;;     &quot;Low&quot;))))">
            <text:p/>
          </table:table-cell>
          <table:table-cell table:formula="of:=IF(OR([.AD92]=&quot;&quot;; [.AC92]=&quot;&quot;); &quot;&quot;; [.AD92]-[.AC92])">
            <text:p/>
          </table:table-cell>
          <table:table-cell table:content-validation-name="val8" office:value-type="string">
            <text:p><text:s text:c="10"/></text:p>
          </table:table-cell>
          <table:table-cell/>
          <table:table-cell table:formula="of:=IF(OR([.AC92]=&quot;&quot;; [.AH92]=&quot;&quot;); &quot;&quot;; MIN(100; (TODAY()-[.AC92])/[.AH92]*100))">
            <text:p/>
          </table:table-cell>
          <table:table-cell table:formula="of:=IF(OR([.AJ92]=&quot;&quot;; [.AD92]=&quot;&quot;); &quot;&quot;; IF([.AJ92]=100; &quot; -- &quot;; IF(AND([.AD92]&lt;TODAY(); [.AJ92]&lt;&gt;100); &quot;Overdue&quot;; &quot;Ontrack&quot;)))">
            <text:p/>
          </table:table-cell>
          <table:table-cell table:content-validation-name="val4" office:value-type="string">
            <text:p><text:s/>- - </text:p>
          </table:table-cell>
          <table:table-cell/>
          <table:table-cell table:formula="of:=IF(OR([.AI92]=&quot;Not Started&quot;;[.AI92]=&quot;Ongoing&quot;); REPT(&quot;█&quot;; [.AJ92]/10) ; &quot; ------ &quot;)" office:value-type="string" office:string-value=" ------ ">
            <text:p><text:s/>------ </text:p>
          </table:table-cell>
        </table:table-row>
        <table:table-row table:style-name="ro7">
          <table:table-cell table:number-columns-repeated="28"/>
          <table:table-cell table:number-columns-repeated="4"/>
          <table:table-cell table:formula="of:=IF(OR([.AF93]=&quot;&quot;; [.AE93]=&quot;&quot;); &quot;&quot;;     IF(AND([.AF93]=&quot;High&quot;; [.AE93]=&quot;High&quot;); &quot;Critical&quot;;     IF(AND([.AF93]=&quot;High&quot;; [.AE93]=&quot;Medium&quot;); &quot;Urgent&quot;;     IF(AND([.AF93]=&quot;Medium&quot;; [.AE93]=&quot;High&quot;); &quot;Important&quot;;     &quot;Low&quot;))))">
            <text:p/>
          </table:table-cell>
          <table:table-cell table:formula="of:=IF(OR([.AD93]=&quot;&quot;; [.AC93]=&quot;&quot;); &quot;&quot;; [.AD93]-[.AC93])">
            <text:p/>
          </table:table-cell>
          <table:table-cell table:content-validation-name="val8" office:value-type="string">
            <text:p><text:s text:c="10"/></text:p>
          </table:table-cell>
          <table:table-cell/>
          <table:table-cell table:formula="of:=IF(OR([.AC93]=&quot;&quot;; [.AH93]=&quot;&quot;); &quot;&quot;; MIN(100; (TODAY()-[.AC93])/[.AH93]*100))">
            <text:p/>
          </table:table-cell>
          <table:table-cell table:formula="of:=IF(OR([.AJ93]=&quot;&quot;; [.AD93]=&quot;&quot;); &quot;&quot;; IF([.AJ93]=100; &quot; -- &quot;; IF(AND([.AD93]&lt;TODAY(); [.AJ93]&lt;&gt;100); &quot;Overdue&quot;; &quot;Ontrack&quot;)))">
            <text:p/>
          </table:table-cell>
          <table:table-cell table:content-validation-name="val4" office:value-type="string">
            <text:p><text:s/>- - </text:p>
          </table:table-cell>
          <table:table-cell/>
          <table:table-cell table:formula="of:=IF(OR([.AI93]=&quot;Not Started&quot;;[.AI93]=&quot;Ongoing&quot;); REPT(&quot;█&quot;; [.AJ93]/10) ; &quot; ------ &quot;)" office:value-type="string" office:string-value=" ------ ">
            <text:p><text:s/>------ </text:p>
          </table:table-cell>
        </table:table-row>
        <table:table-row table:style-name="ro7">
          <table:table-cell table:number-columns-repeated="28"/>
          <table:table-cell table:number-columns-repeated="4"/>
          <table:table-cell table:formula="of:=IF(OR([.AF94]=&quot;&quot;; [.AE94]=&quot;&quot;); &quot;&quot;;     IF(AND([.AF94]=&quot;High&quot;; [.AE94]=&quot;High&quot;); &quot;Critical&quot;;     IF(AND([.AF94]=&quot;High&quot;; [.AE94]=&quot;Medium&quot;); &quot;Urgent&quot;;     IF(AND([.AF94]=&quot;Medium&quot;; [.AE94]=&quot;High&quot;); &quot;Important&quot;;     &quot;Low&quot;))))">
            <text:p/>
          </table:table-cell>
          <table:table-cell table:formula="of:=IF(OR([.AD94]=&quot;&quot;; [.AC94]=&quot;&quot;); &quot;&quot;; [.AD94]-[.AC94])">
            <text:p/>
          </table:table-cell>
          <table:table-cell table:content-validation-name="val8" office:value-type="string">
            <text:p><text:s text:c="10"/></text:p>
          </table:table-cell>
          <table:table-cell/>
          <table:table-cell table:formula="of:=IF(OR([.AC94]=&quot;&quot;; [.AH94]=&quot;&quot;); &quot;&quot;; MIN(100; (TODAY()-[.AC94])/[.AH94]*100))">
            <text:p/>
          </table:table-cell>
          <table:table-cell table:formula="of:=IF(OR([.AJ94]=&quot;&quot;; [.AD94]=&quot;&quot;); &quot;&quot;; IF([.AJ94]=100; &quot; -- &quot;; IF(AND([.AD94]&lt;TODAY(); [.AJ94]&lt;&gt;100); &quot;Overdue&quot;; &quot;Ontrack&quot;)))">
            <text:p/>
          </table:table-cell>
          <table:table-cell table:content-validation-name="val4" office:value-type="string">
            <text:p><text:s/>- - </text:p>
          </table:table-cell>
          <table:table-cell/>
          <table:table-cell table:formula="of:=IF(OR([.AI94]=&quot;Not Started&quot;;[.AI94]=&quot;Ongoing&quot;); REPT(&quot;█&quot;; [.AJ94]/10) ; &quot; ------ &quot;)" office:value-type="string" office:string-value=" ------ ">
            <text:p><text:s/>------ </text:p>
          </table:table-cell>
        </table:table-row>
        <table:table-row table:style-name="ro7">
          <table:table-cell table:number-columns-repeated="28"/>
          <table:table-cell table:number-columns-repeated="4"/>
          <table:table-cell table:formula="of:=IF(OR([.AF95]=&quot;&quot;; [.AE95]=&quot;&quot;); &quot;&quot;;     IF(AND([.AF95]=&quot;High&quot;; [.AE95]=&quot;High&quot;); &quot;Critical&quot;;     IF(AND([.AF95]=&quot;High&quot;; [.AE95]=&quot;Medium&quot;); &quot;Urgent&quot;;     IF(AND([.AF95]=&quot;Medium&quot;; [.AE95]=&quot;High&quot;); &quot;Important&quot;;     &quot;Low&quot;))))">
            <text:p/>
          </table:table-cell>
          <table:table-cell table:formula="of:=IF(OR([.AD95]=&quot;&quot;; [.AC95]=&quot;&quot;); &quot;&quot;; [.AD95]-[.AC95])">
            <text:p/>
          </table:table-cell>
          <table:table-cell table:content-validation-name="val8" office:value-type="string">
            <text:p><text:s text:c="10"/></text:p>
          </table:table-cell>
          <table:table-cell/>
          <table:table-cell table:formula="of:=IF(OR([.AC95]=&quot;&quot;; [.AH95]=&quot;&quot;); &quot;&quot;; MIN(100; (TODAY()-[.AC95])/[.AH95]*100))">
            <text:p/>
          </table:table-cell>
          <table:table-cell table:formula="of:=IF(OR([.AJ95]=&quot;&quot;; [.AD95]=&quot;&quot;); &quot;&quot;; IF([.AJ95]=100; &quot; -- &quot;; IF(AND([.AD95]&lt;TODAY(); [.AJ95]&lt;&gt;100); &quot;Overdue&quot;; &quot;Ontrack&quot;)))">
            <text:p/>
          </table:table-cell>
          <table:table-cell table:content-validation-name="val4" office:value-type="string">
            <text:p><text:s/>- - </text:p>
          </table:table-cell>
          <table:table-cell/>
          <table:table-cell table:formula="of:=IF(OR([.AI95]=&quot;Not Started&quot;;[.AI95]=&quot;Ongoing&quot;); REPT(&quot;█&quot;; [.AJ95]/10) ; &quot; ------ &quot;)" office:value-type="string" office:string-value=" ------ ">
            <text:p><text:s/>------ </text:p>
          </table:table-cell>
        </table:table-row>
        <table:table-row table:style-name="ro7">
          <table:table-cell table:number-columns-repeated="28"/>
          <table:table-cell table:number-columns-repeated="4"/>
          <table:table-cell table:formula="of:=IF(OR([.AF96]=&quot;&quot;; [.AE96]=&quot;&quot;); &quot;&quot;;     IF(AND([.AF96]=&quot;High&quot;; [.AE96]=&quot;High&quot;); &quot;Critical&quot;;     IF(AND([.AF96]=&quot;High&quot;; [.AE96]=&quot;Medium&quot;); &quot;Urgent&quot;;     IF(AND([.AF96]=&quot;Medium&quot;; [.AE96]=&quot;High&quot;); &quot;Important&quot;;     &quot;Low&quot;))))">
            <text:p/>
          </table:table-cell>
          <table:table-cell table:formula="of:=IF(OR([.AD96]=&quot;&quot;; [.AC96]=&quot;&quot;); &quot;&quot;; [.AD96]-[.AC96])">
            <text:p/>
          </table:table-cell>
          <table:table-cell table:content-validation-name="val8" office:value-type="string">
            <text:p><text:s text:c="10"/></text:p>
          </table:table-cell>
          <table:table-cell/>
          <table:table-cell table:formula="of:=IF(OR([.AC96]=&quot;&quot;; [.AH96]=&quot;&quot;); &quot;&quot;; MIN(100; (TODAY()-[.AC96])/[.AH96]*100))">
            <text:p/>
          </table:table-cell>
          <table:table-cell table:formula="of:=IF(OR([.AJ96]=&quot;&quot;; [.AD96]=&quot;&quot;); &quot;&quot;; IF([.AJ96]=100; &quot; -- &quot;; IF(AND([.AD96]&lt;TODAY(); [.AJ96]&lt;&gt;100); &quot;Overdue&quot;; &quot;Ontrack&quot;)))">
            <text:p/>
          </table:table-cell>
          <table:table-cell table:content-validation-name="val4" office:value-type="string">
            <text:p><text:s/>- - </text:p>
          </table:table-cell>
          <table:table-cell/>
          <table:table-cell table:formula="of:=IF(OR([.AI96]=&quot;Not Started&quot;;[.AI96]=&quot;Ongoing&quot;); REPT(&quot;█&quot;; [.AJ96]/10) ; &quot; ------ &quot;)" office:value-type="string" office:string-value=" ------ ">
            <text:p><text:s/>------ </text:p>
          </table:table-cell>
        </table:table-row>
        <table:table-row table:style-name="ro7">
          <table:table-cell table:number-columns-repeated="28"/>
          <table:table-cell table:number-columns-repeated="4"/>
          <table:table-cell table:formula="of:=IF(OR([.AF97]=&quot;&quot;; [.AE97]=&quot;&quot;); &quot;&quot;;     IF(AND([.AF97]=&quot;High&quot;; [.AE97]=&quot;High&quot;); &quot;Critical&quot;;     IF(AND([.AF97]=&quot;High&quot;; [.AE97]=&quot;Medium&quot;); &quot;Urgent&quot;;     IF(AND([.AF97]=&quot;Medium&quot;; [.AE97]=&quot;High&quot;); &quot;Important&quot;;     &quot;Low&quot;))))">
            <text:p/>
          </table:table-cell>
          <table:table-cell table:formula="of:=IF(OR([.AD97]=&quot;&quot;; [.AC97]=&quot;&quot;); &quot;&quot;; [.AD97]-[.AC97])">
            <text:p/>
          </table:table-cell>
          <table:table-cell table:content-validation-name="val8" office:value-type="string">
            <text:p><text:s text:c="10"/></text:p>
          </table:table-cell>
          <table:table-cell/>
          <table:table-cell table:formula="of:=IF(OR([.AC97]=&quot;&quot;; [.AH97]=&quot;&quot;); &quot;&quot;; MIN(100; (TODAY()-[.AC97])/[.AH97]*100))">
            <text:p/>
          </table:table-cell>
          <table:table-cell table:formula="of:=IF(OR([.AJ97]=&quot;&quot;; [.AD97]=&quot;&quot;); &quot;&quot;; IF([.AJ97]=100; &quot; -- &quot;; IF(AND([.AD97]&lt;TODAY(); [.AJ97]&lt;&gt;100); &quot;Overdue&quot;; &quot;Ontrack&quot;)))">
            <text:p/>
          </table:table-cell>
          <table:table-cell table:content-validation-name="val4" office:value-type="string">
            <text:p><text:s/>- - </text:p>
          </table:table-cell>
          <table:table-cell/>
          <table:table-cell table:formula="of:=IF(OR([.AI97]=&quot;Not Started&quot;;[.AI97]=&quot;Ongoing&quot;); REPT(&quot;█&quot;; [.AJ97]/10) ; &quot; ------ &quot;)" office:value-type="string" office:string-value=" ------ ">
            <text:p><text:s/>------ </text:p>
          </table:table-cell>
        </table:table-row>
        <table:table-row table:style-name="ro7">
          <table:table-cell table:number-columns-repeated="28"/>
          <table:table-cell table:number-columns-repeated="4"/>
          <table:table-cell table:formula="of:=IF(OR([.AF98]=&quot;&quot;; [.AE98]=&quot;&quot;); &quot;&quot;;     IF(AND([.AF98]=&quot;High&quot;; [.AE98]=&quot;High&quot;); &quot;Critical&quot;;     IF(AND([.AF98]=&quot;High&quot;; [.AE98]=&quot;Medium&quot;); &quot;Urgent&quot;;     IF(AND([.AF98]=&quot;Medium&quot;; [.AE98]=&quot;High&quot;); &quot;Important&quot;;     &quot;Low&quot;))))">
            <text:p/>
          </table:table-cell>
          <table:table-cell table:formula="of:=IF(OR([.AD98]=&quot;&quot;; [.AC98]=&quot;&quot;); &quot;&quot;; [.AD98]-[.AC98])">
            <text:p/>
          </table:table-cell>
          <table:table-cell table:content-validation-name="val8" office:value-type="string">
            <text:p><text:s text:c="10"/></text:p>
          </table:table-cell>
          <table:table-cell/>
          <table:table-cell table:formula="of:=IF(OR([.AC98]=&quot;&quot;; [.AH98]=&quot;&quot;); &quot;&quot;; MIN(100; (TODAY()-[.AC98])/[.AH98]*100))">
            <text:p/>
          </table:table-cell>
          <table:table-cell table:formula="of:=IF(OR([.AJ98]=&quot;&quot;; [.AD98]=&quot;&quot;); &quot;&quot;; IF([.AJ98]=100; &quot; -- &quot;; IF(AND([.AD98]&lt;TODAY(); [.AJ98]&lt;&gt;100); &quot;Overdue&quot;; &quot;Ontrack&quot;)))">
            <text:p/>
          </table:table-cell>
          <table:table-cell table:content-validation-name="val4" office:value-type="string">
            <text:p><text:s/>- - </text:p>
          </table:table-cell>
          <table:table-cell/>
          <table:table-cell table:formula="of:=IF(OR([.AI98]=&quot;Not Started&quot;;[.AI98]=&quot;Ongoing&quot;); REPT(&quot;█&quot;; [.AJ98]/10) ; &quot; ------ &quot;)" office:value-type="string" office:string-value=" ------ ">
            <text:p><text:s/>------ </text:p>
          </table:table-cell>
        </table:table-row>
        <table:table-row table:style-name="ro7">
          <table:table-cell table:number-columns-repeated="28"/>
          <table:table-cell table:number-columns-repeated="4"/>
          <table:table-cell table:formula="of:=IF(OR([.AF99]=&quot;&quot;; [.AE99]=&quot;&quot;); &quot;&quot;;     IF(AND([.AF99]=&quot;High&quot;; [.AE99]=&quot;High&quot;); &quot;Critical&quot;;     IF(AND([.AF99]=&quot;High&quot;; [.AE99]=&quot;Medium&quot;); &quot;Urgent&quot;;     IF(AND([.AF99]=&quot;Medium&quot;; [.AE99]=&quot;High&quot;); &quot;Important&quot;;     &quot;Low&quot;))))">
            <text:p/>
          </table:table-cell>
          <table:table-cell table:formula="of:=IF(OR([.AD99]=&quot;&quot;; [.AC99]=&quot;&quot;); &quot;&quot;; [.AD99]-[.AC99])">
            <text:p/>
          </table:table-cell>
          <table:table-cell table:content-validation-name="val8" office:value-type="string">
            <text:p><text:s text:c="10"/></text:p>
          </table:table-cell>
          <table:table-cell/>
          <table:table-cell table:formula="of:=IF(OR([.AC99]=&quot;&quot;; [.AH99]=&quot;&quot;); &quot;&quot;; MIN(100; (TODAY()-[.AC99])/[.AH99]*100))">
            <text:p/>
          </table:table-cell>
          <table:table-cell table:formula="of:=IF(OR([.AJ99]=&quot;&quot;; [.AD99]=&quot;&quot;); &quot;&quot;; IF([.AJ99]=100; &quot; -- &quot;; IF(AND([.AD99]&lt;TODAY(); [.AJ99]&lt;&gt;100); &quot;Overdue&quot;; &quot;Ontrack&quot;)))">
            <text:p/>
          </table:table-cell>
          <table:table-cell table:content-validation-name="val4" office:value-type="string">
            <text:p><text:s/>- - </text:p>
          </table:table-cell>
          <table:table-cell/>
          <table:table-cell table:formula="of:=IF(OR([.AI99]=&quot;Not Started&quot;;[.AI99]=&quot;Ongoing&quot;); REPT(&quot;█&quot;; [.AJ99]/10) ; &quot; ------ &quot;)" office:value-type="string" office:string-value=" ------ ">
            <text:p><text:s/>------ </text:p>
          </table:table-cell>
        </table:table-row>
        <table:table-row table:style-name="ro7">
          <table:table-cell table:number-columns-repeated="28"/>
          <table:table-cell table:number-columns-repeated="4"/>
          <table:table-cell table:formula="of:=IF(OR([.AF100]=&quot;&quot;; [.AE100]=&quot;&quot;); &quot;&quot;;     IF(AND([.AF100]=&quot;High&quot;; [.AE100]=&quot;High&quot;); &quot;Critical&quot;;     IF(AND([.AF100]=&quot;High&quot;; [.AE100]=&quot;Medium&quot;); &quot;Urgent&quot;;     IF(AND([.AF100]=&quot;Medium&quot;; [.AE100]=&quot;High&quot;); &quot;Important&quot;;     &quot;Low&quot;))))">
            <text:p/>
          </table:table-cell>
          <table:table-cell table:formula="of:=IF(OR([.AD100]=&quot;&quot;; [.AC100]=&quot;&quot;); &quot;&quot;; [.AD100]-[.AC100])">
            <text:p/>
          </table:table-cell>
          <table:table-cell table:content-validation-name="val8" office:value-type="string">
            <text:p><text:s text:c="10"/></text:p>
          </table:table-cell>
          <table:table-cell/>
          <table:table-cell table:formula="of:=IF(OR([.AC100]=&quot;&quot;; [.AH100]=&quot;&quot;); &quot;&quot;; MIN(100; (TODAY()-[.AC100])/[.AH100]*100))">
            <text:p/>
          </table:table-cell>
          <table:table-cell table:formula="of:=IF(OR([.AJ100]=&quot;&quot;; [.AD100]=&quot;&quot;); &quot;&quot;; IF([.AJ100]=100; &quot; -- &quot;; IF(AND([.AD100]&lt;TODAY(); [.AJ100]&lt;&gt;100); &quot;Overdue&quot;; &quot;Ontrack&quot;)))">
            <text:p/>
          </table:table-cell>
          <table:table-cell table:content-validation-name="val4" office:value-type="string">
            <text:p><text:s/>- - </text:p>
          </table:table-cell>
          <table:table-cell/>
          <table:table-cell table:formula="of:=IF(OR([.AI100]=&quot;Not Started&quot;;[.AI100]=&quot;Ongoing&quot;); REPT(&quot;█&quot;; [.AJ100]/10) ; &quot; ------ &quot;)" office:value-type="string" office:string-value=" ------ ">
            <text:p><text:s/>------ </text:p>
          </table:table-cell>
        </table:table-row>
      </table:table>
      <table:table table:name="Sheet5" table:style-name="ta1" table:print="false">
        <office:forms form:automatic-focus="false" form:apply-design-mode="false"/>
        <table:table-column table:style-name="co1" table:number-columns-repeated="14" table:default-cell-style-name="Default"/>
        <table:table-column table:style-name="co15" table:default-cell-style-name="Default"/>
        <table:table-column table:style-name="co1" table:number-columns-repeated="4" table:default-cell-style-name="Default"/>
        <table:table-row table:style-name="ro2">
          <table:table-cell>
            <draw:frame table:end-cell-address="Sheet5.G19" table:end-x="0.215cm" table:end-y="0.022cm" draw:z-index="1" draw:style-name="gr1" draw:text-style-name="P1" svg:width="13.763cm" svg:height="8.151cm" svg:x="0cm" svg:y="0cm">
              <draw:object draw:notify-on-update-of-ranges="Sheet5.B26:Sheet5.B28 Sheet5.C26:Sheet5.C28" xlink:href="./Object 27" xlink:type="simple" xlink:show="embed" xlink:actuate="onLoad">
                <text:p/>
              </draw:object>
              <draw:image xlink:href="./ObjectReplacements/Object 27" xlink:type="simple" xlink:show="embed" xlink:actuate="onLoad"/>
            </draw:frame>
          </table:table-cell>
          <table:table-cell table:content-validation-name="val7"/>
          <table:table-cell table:number-columns-repeated="4"/>
          <table:table-cell>
            <draw:frame table:end-cell-address="Sheet5.L19" table:end-x="2.2cm" table:end-y="0.057cm" draw:z-index="0" draw:style-name="gr1" draw:text-style-name="P1" svg:width="13.137cm" svg:height="8.152cm" svg:x="0.354cm" svg:y="0.034cm">
              <draw:object draw:notify-on-update-of-ranges="Sheet5.H27:Sheet5.H30 Sheet5.I26:Sheet5.I26 Sheet5.I27:Sheet5.I30" xlink:href="./Object 28" xlink:type="simple" xlink:show="embed" xlink:actuate="onLoad">
                <text:p/>
              </draw:object>
              <draw:image xlink:href="./ObjectReplacements/Object 28" xlink:type="simple" xlink:show="embed" xlink:actuate="onLoad"/>
            </draw:frame>
          </table:table-cell>
          <table:table-cell table:number-columns-repeated="4"/>
          <table:table-cell>
            <draw:frame table:end-cell-address="Sheet5.S19" table:end-x="0.59cm" table:end-y="0.264cm" draw:z-index="3" draw:style-name="gr1" draw:text-style-name="P1" svg:width="14.806cm" svg:height="8.393cm" svg:x="2.234cm" svg:y="0cm">
              <draw:object draw:notify-on-update-of-ranges="Sheet5.J38:Sheet5.J38 Sheet5.J39:Sheet5.J44 Sheet5.K38:Sheet5.K38 Sheet5.K39:Sheet5.K44" xlink:href="./Object 32" xlink:type="simple" xlink:show="embed" xlink:actuate="onLoad">
                <text:p/>
              </draw:object>
              <draw:image xlink:href="./ObjectReplacements/Object 32" xlink:type="simple" xlink:show="embed" xlink:actuate="onLoad"/>
            </draw:frame>
          </table:table-cell>
          <table:table-cell table:number-columns-repeated="6"/>
          <table:table-cell>
            <draw:frame table:end-cell-address="Sheet5.Y19" table:end-x="1.603cm" table:end-y="0.092cm" draw:z-index="2" draw:style-name="gr1" draw:text-style-name="P1" svg:width="15.118cm" svg:height="8.221cm" svg:x="0.034cm" svg:y="0cm">
              <draw:object draw:notify-on-update-of-ranges="Sheet5.A39:Sheet5.A44 Sheet5.C38:Sheet5.C38 Sheet5.C39:Sheet5.C44 Sheet5.D38:Sheet5.D38 Sheet5.D39:Sheet5.D44" xlink:href="./Object 31" xlink:type="simple" xlink:show="embed" xlink:actuate="onLoad">
                <text:p/>
              </draw:object>
              <draw:image xlink:href="./ObjectReplacements/Object 31" xlink:type="simple" xlink:show="embed" xlink:actuate="onLoad"/>
            </draw:frame>
          </table:table-cell>
        </table:table-row>
        <table:table-row table:style-name="ro2" table:number-rows-repeated="5">
          <table:table-cell table:number-columns-repeated="19"/>
        </table:table-row>
        <table:table-row table:style-name="ro2">
          <table:table-cell table:number-columns-repeated="3"/>
          <table:table-cell table:style-name="ce1" table:number-columns-repeated="4"/>
          <table:table-cell table:number-columns-repeated="12"/>
        </table:table-row>
        <table:table-row table:style-name="ro2" table:number-rows-repeated="14">
          <table:table-cell table:number-columns-repeated="19"/>
        </table:table-row>
        <table:table-row table:style-name="ro8">
          <table:table-cell table:style-name="ce43" office:value-type="string">
            <text:p>TimeLine</text:p>
          </table:table-cell>
          <table:table-cell table:formula="of:=MIN([.C39:.C44])" office:value-type="date" office:date-value="2025-01-20">
            <text:p>20/01/25</text:p>
          </table:table-cell>
          <table:table-cell table:formula="of:=MAX([.D39:.D44])" office:value-type="date" office:date-value="2025-01-30">
            <text:p>30/01/25</text:p>
          </table:table-cell>
          <table:table-cell table:number-columns-repeated="16"/>
        </table:table-row>
        <table:table-row table:style-name="ro2">
          <table:table-cell table:number-columns-repeated="19"/>
        </table:table-row>
        <table:table-row table:style-name="ro15">
          <table:table-cell table:number-columns-repeated="10"/>
          <table:table-cell table:style-name="ce144" office:value-type="string" table:number-columns-spanned="3" table:number-rows-spanned="1">
            <text:p>Kanban <text:s/></text:p>
          </table:table-cell>
          <table:covered-table-cell table:style-name="ce52"/>
          <table:covered-table-cell/>
          <table:table-cell table:number-columns-repeated="6"/>
        </table:table-row>
        <table:table-row table:style-name="ro2">
          <table:table-cell table:number-columns-repeated="5"/>
          <table:table-cell table:style-name="ce52"/>
          <table:table-cell table:number-columns-repeated="4"/>
          <table:table-cell table:style-name="ce145" office:value-type="string">
            <text:p>Not Started</text:p>
          </table:table-cell>
          <table:table-cell table:style-name="ce145" office:value-type="string">
            <text:p>Ongoing</text:p>
          </table:table-cell>
          <table:table-cell table:style-name="ce145" office:value-type="string">
            <text:p>Completed</text:p>
          </table:table-cell>
          <table:table-cell table:number-columns-repeated="6"/>
        </table:table-row>
        <table:table-row table:style-name="ro3">
          <table:table-cell/>
          <table:table-cell table:style-name="ce135" office:value-type="string">
            <text:p>Completed</text:p>
          </table:table-cell>
          <table:table-cell table:style-name="ce136" table:formula="of:=COUNTIF([.I39:.I44]; &quot;Completed&quot;)" office:value-type="float" office:value="3">
            <text:p>3</text:p>
          </table:table-cell>
          <table:table-cell/>
          <table:table-cell table:style-name="ce137" office:value-type="string">
            <text:p>Total project completion %</text:p>
          </table:table-cell>
          <table:table-cell table:style-name="ce138"/>
          <table:table-cell/>
          <table:table-cell table:style-name="ce141" office:value-type="string" table:number-columns-spanned="2" table:number-rows-spanned="1">
            <text:p><text:s/><text:span text:style-name="T2">Priority</text:span></text:p>
          </table:table-cell>
          <table:covered-table-cell table:style-name="ce136"/>
          <table:table-cell/>
          <table:table-cell table:style-name="ce146" table:formula="of:=IF([.I39]=&quot;Not Started&quot;; [.A39]; &quot;&quot;)">
            <text:p/>
          </table:table-cell>
          <table:table-cell table:style-name="ce146" table:formula="of:=IF([.I39]=&quot;Ongoing&quot;; [.A39]; &quot;&quot;)">
            <text:p/>
          </table:table-cell>
          <table:table-cell table:style-name="ce146" table:formula="of:=IF([.I39]=&quot;Completed&quot;; [.A39]; &quot;&quot;)" office:value-type="string" office:string-value="Task 1">
            <text:p>Task 1</text:p>
          </table:table-cell>
          <table:table-cell/>
          <table:table-cell table:formula="of:=HYPERLINK(&quot;#Sheet5.A38&quot;; &quot;project 1&quot; )" office:value-type="string" office:string-value="project 1">
            <text:p>project 1</text:p>
          </table:table-cell>
          <table:table-cell table:number-columns-repeated="4"/>
        </table:table-row>
        <table:table-row table:style-name="ro2">
          <table:table-cell/>
          <table:table-cell table:style-name="ce135" office:value-type="string">
            <text:p>Ongoing</text:p>
          </table:table-cell>
          <table:table-cell table:style-name="ce136" table:formula="of:=COUNTIF([.I39:.I44]; &quot;Ongoing&quot;)" office:value-type="float" office:value="2">
            <text:p>2</text:p>
          </table:table-cell>
          <table:table-cell/>
          <table:table-cell table:style-name="ce135" office:value-type="string">
            <text:p>Current</text:p>
          </table:table-cell>
          <table:table-cell table:style-name="ce139" table:formula="of:=AVERAGE([.J39:.J44])" office:value-type="float" office:value="60">
            <text:p>60</text:p>
          </table:table-cell>
          <table:table-cell/>
          <table:table-cell table:style-name="ce135" office:value-type="string">
            <text:p>Critical</text:p>
          </table:table-cell>
          <table:table-cell table:style-name="ce136" table:formula="of:=COUNTIF([.G39:.G44]; &quot;Critical&quot;)" office:value-type="float" office:value="1">
            <text:p>1</text:p>
          </table:table-cell>
          <table:table-cell/>
          <table:table-cell table:style-name="ce146" table:formula="of:=IF([.I40]=&quot;Not Started&quot;; [.A40]; &quot;&quot;)">
            <text:p/>
          </table:table-cell>
          <table:table-cell table:style-name="ce146" table:formula="of:=IF([.I40]=&quot;Ongoing&quot;; [.A40]; &quot;&quot;)">
            <text:p/>
          </table:table-cell>
          <table:table-cell table:style-name="ce146" table:formula="of:=IF([.I40]=&quot;Completed&quot;; [.A40]; &quot;&quot;)" office:value-type="string" office:string-value="Task 2">
            <text:p>Task 2</text:p>
          </table:table-cell>
          <table:table-cell table:number-columns-repeated="6"/>
        </table:table-row>
        <table:table-row table:style-name="ro2">
          <table:table-cell/>
          <table:table-cell table:style-name="ce135" office:value-type="string">
            <text:p>Not Started</text:p>
          </table:table-cell>
          <table:table-cell table:style-name="ce136" table:formula="of:=COUNTIF([.I39:.I44]; &quot;Not Started&quot;)" office:value-type="float" office:value="1">
            <text:p>1</text:p>
          </table:table-cell>
          <table:table-cell/>
          <table:table-cell table:style-name="ce135" office:value-type="string">
            <text:p>Expected</text:p>
          </table:table-cell>
          <table:table-cell table:style-name="ce136" table:formula="of:=AVERAGE([.K39:.K44])" office:value-type="float" office:value="71.6666666666667">
            <text:p>71.6666666667</text:p>
          </table:table-cell>
          <table:table-cell/>
          <table:table-cell table:style-name="ce135" office:value-type="string">
            <text:p>Urgent</text:p>
          </table:table-cell>
          <table:table-cell table:style-name="ce136" table:formula="of:=COUNTIF([.G39:.G44]; &quot;Urgent&quot;)" office:value-type="float" office:value="0">
            <text:p>0</text:p>
          </table:table-cell>
          <table:table-cell/>
          <table:table-cell table:style-name="ce146" table:formula="of:=IF([.I41]=&quot;Not Started&quot;; [.A41]; &quot;&quot;)" office:value-type="string" office:string-value="Task 3">
            <text:p>Task 3</text:p>
          </table:table-cell>
          <table:table-cell table:style-name="ce146" table:formula="of:=IF([.I41]=&quot;Ongoing&quot;; [.A41]; &quot;&quot;)">
            <text:p/>
          </table:table-cell>
          <table:table-cell table:style-name="ce146" table:formula="of:=IF([.I41]=&quot;Completed&quot;; [.A41]; &quot;&quot;)">
            <text:p/>
          </table:table-cell>
          <table:table-cell table:number-columns-repeated="6"/>
        </table:table-row>
        <table:table-row table:style-name="ro2">
          <table:table-cell table:number-columns-repeated="7"/>
          <table:table-cell table:style-name="ce135" office:value-type="string">
            <text:p>Important</text:p>
          </table:table-cell>
          <table:table-cell table:style-name="ce136" table:formula="of:=COUNTIF([.G39:.G44]; &quot;Important&quot;)" office:value-type="float" office:value="1">
            <text:p>1</text:p>
          </table:table-cell>
          <table:table-cell/>
          <table:table-cell table:style-name="ce146" table:formula="of:=IF([.I42]=&quot;Not Started&quot;; [.A42]; &quot;&quot;)">
            <text:p/>
          </table:table-cell>
          <table:table-cell table:style-name="ce146" table:formula="of:=IF([.I42]=&quot;Ongoing&quot;; [.A42]; &quot;&quot;)" office:value-type="string" office:string-value="Task 4">
            <text:p>Task 4</text:p>
          </table:table-cell>
          <table:table-cell table:style-name="ce146" table:formula="of:=IF([.I42]=&quot;Completed&quot;; [.A42]; &quot;&quot;)">
            <text:p/>
          </table:table-cell>
          <table:table-cell table:number-columns-repeated="6"/>
        </table:table-row>
        <table:table-row table:style-name="ro2">
          <table:table-cell table:number-columns-repeated="7"/>
          <table:table-cell table:style-name="ce135" office:value-type="string">
            <text:p>Low</text:p>
          </table:table-cell>
          <table:table-cell table:style-name="ce136" table:formula="of:=COUNTIF([.G39:.G44]; &quot;Low&quot;)" office:value-type="float" office:value="4">
            <text:p>4</text:p>
          </table:table-cell>
          <table:table-cell/>
          <table:table-cell table:style-name="ce146" table:formula="of:=IF([.I43]=&quot;Not Started&quot;; [.A43]; &quot;&quot;)">
            <text:p/>
          </table:table-cell>
          <table:table-cell table:style-name="ce146" table:formula="of:=IF([.I43]=&quot;Ongoing&quot;; [.A43]; &quot;&quot;)">
            <text:p/>
          </table:table-cell>
          <table:table-cell table:style-name="ce146" table:formula="of:=IF([.I43]=&quot;Completed&quot;; [.A43]; &quot;&quot;)" office:value-type="string" office:string-value="Task 5">
            <text:p>Task 5</text:p>
          </table:table-cell>
          <table:table-cell table:number-columns-repeated="6"/>
        </table:table-row>
        <table:table-row table:style-name="ro2">
          <table:table-cell table:number-columns-repeated="10"/>
          <table:table-cell table:style-name="ce146" table:formula="of:=IF([.I44]=&quot;Not Started&quot;; [.A44]; &quot;&quot;)">
            <text:p/>
          </table:table-cell>
          <table:table-cell table:style-name="ce146" table:formula="of:=IF([.I44]=&quot;Ongoing&quot;; [.A44]; &quot;&quot;)" office:value-type="string" office:string-value="Task 6">
            <text:p>Task 6</text:p>
          </table:table-cell>
          <table:table-cell table:style-name="ce146" table:formula="of:=IF([.I44]=&quot;Completed&quot;; [.A44]; &quot;&quot;)">
            <text:p/>
          </table:table-cell>
          <table:table-cell table:number-columns-repeated="6"/>
        </table:table-row>
        <table:table-row table:style-name="ro2" table:number-rows-repeated="3">
          <table:table-cell table:number-columns-repeated="19"/>
        </table:table-row>
        <table:table-row table:style-name="ro2">
          <table:table-cell/>
          <table:table-cell table:number-columns-repeated="7"/>
          <table:table-cell/>
          <table:table-cell table:number-columns-repeated="10"/>
        </table:table-row>
        <table:table-row table:style-name="ro2" table:number-rows-repeated="2">
          <table:table-cell table:number-columns-repeated="19"/>
        </table:table-row>
        <table:table-row table:style-name="ro1">
          <table:table-cell table:style-name="ce13" office:value-type="string">
            <text:p>Task Name</text:p>
          </table:table-cell>
          <table:table-cell table:style-name="ce13" office:value-type="string">
            <text:p>Assigined</text:p>
          </table:table-cell>
          <table:table-cell table:style-name="ce13" office:value-type="string">
            <text:p>Start Date</text:p>
          </table:table-cell>
          <table:table-cell table:style-name="ce13" office:value-type="string">
            <text:p>End Date</text:p>
          </table:table-cell>
          <table:table-cell table:style-name="ce13" office:value-type="string">
            <text:p>Importance</text:p>
          </table:table-cell>
          <table:table-cell table:style-name="ce27" office:value-type="string">
            <text:p>Urgency </text:p>
          </table:table-cell>
          <table:table-cell table:style-name="ce13" office:value-type="string">
            <text:p>Priority</text:p>
          </table:table-cell>
          <table:table-cell table:style-name="ce13" office:value-type="string">
            <text:p>Duration</text:p>
          </table:table-cell>
          <table:table-cell table:style-name="ce13" office:value-type="string">
            <text:p>Status</text:p>
          </table:table-cell>
          <table:table-cell table:style-name="ce13" office:value-type="string">
            <text:p>% Complete</text:p>
          </table:table-cell>
          <table:table-cell table:style-name="ce26" office:value-type="string">
            <text:p>Expected Completeion %</text:p>
          </table:table-cell>
          <table:table-cell table:style-name="ce26" office:value-type="string">
            <text:p>Overdue/Ontrack</text:p>
          </table:table-cell>
          <table:table-cell table:style-name="ce26" office:value-type="string">
            <text:p>R/A/I/D/D</text:p>
          </table:table-cell>
          <table:table-cell table:style-name="ce26" office:value-type="string">
            <text:p>Comments</text:p>
          </table:table-cell>
          <table:table-cell table:style-name="ce98" office:value-type="string">
            <text:p>Progress</text:p>
          </table:table-cell>
          <table:table-cell table:number-columns-repeated="4"/>
        </table:table-row>
        <table:table-row table:style-name="ro3">
          <table:table-cell table:style-name="ce18" office:value-type="string">
            <text:p>Task 1</text:p>
          </table:table-cell>
          <table:table-cell table:style-name="ce18" office:value-type="string">
            <text:p>a</text:p>
          </table:table-cell>
          <table:table-cell table:style-name="ce45" office:value-type="date" office:date-value="2025-01-20">
            <text:p>20/01/2025</text:p>
          </table:table-cell>
          <table:table-cell table:style-name="ce46" office:value-type="date" office:date-value="2025-01-25">
            <text:p>25/01/2025</text:p>
          </table:table-cell>
          <table:table-cell table:number-columns-repeated="2" table:style-name="ce18" office:value-type="string">
            <text:p>High</text:p>
          </table:table-cell>
          <table:table-cell table:style-name="ce140" table:formula="of:=IF(AND([.F39]=&quot;High&quot;; [.E39]=&quot;High&quot;); &quot;Critical&quot;;      IF(AND([.F39]=&quot;High&quot;; [.E39]=&quot;Medium&quot;); &quot;Urgent&quot;;      IF(AND([.F39]=&quot;Medium&quot;; [.E39]=&quot;High&quot;); &quot;Important&quot;;      &quot;Low&quot;)))" office:value-type="string" office:string-value="Critical">
            <text:p>Critical</text:p>
          </table:table-cell>
          <table:table-cell table:style-name="ce18" table:formula="of:=[.D39]-[.C39]" office:value-type="float" office:value="5">
            <text:p>5</text:p>
          </table:table-cell>
          <table:table-cell table:style-name="ce142" table:content-validation-name="val3" office:value-type="string">
            <text:p>Completed</text:p>
          </table:table-cell>
          <table:table-cell table:style-name="ce143" office:value-type="float" office:value="100">
            <text:p>100</text:p>
          </table:table-cell>
          <table:table-cell table:style-name="ce86" table:formula="of:=MIN(100;(TODAY()-[.C39])/([.H39])*100)" office:value-type="float" office:value="100">
            <text:p>100</text:p>
          </table:table-cell>
          <table:table-cell table:style-name="ce147" table:formula="of:=IF([.J39]=100; &quot; -- &quot;; IF(AND([.D39]&lt;TODAY(); [.J39]&lt;&gt;100); &quot;Overdue&quot;; &quot;Ontrack&quot;))" office:value-type="string" office:string-value=" -- ">
            <text:p><text:s/>-- </text:p>
          </table:table-cell>
          <table:table-cell table:style-name="ce148" table:content-validation-name="val4" office:value-type="string">
            <text:p><text:s/>- - </text:p>
          </table:table-cell>
          <table:table-cell table:style-name="ce15"/>
          <table:table-cell table:style-name="ce99" table:formula="of:=IF(OR([.I39]=&quot;Not Started&quot;;[.I39]=&quot;Ongoing&quot;); REPT(&quot;█&quot;; [.J39]/10) ; &quot; ------ &quot;)" office:value-type="string" office:string-value=" ------ ">
            <text:p><text:s/>------ </text:p>
          </table:table-cell>
          <table:table-cell table:number-columns-repeated="4"/>
        </table:table-row>
        <table:table-row table:style-name="ro3">
          <table:table-cell table:style-name="ce18" office:value-type="string">
            <text:p>Task 2</text:p>
          </table:table-cell>
          <table:table-cell table:style-name="ce18" office:value-type="string">
            <text:p>b</text:p>
          </table:table-cell>
          <table:table-cell table:style-name="ce46" office:value-type="date" office:date-value="2025-01-21">
            <text:p>21/01/2025</text:p>
          </table:table-cell>
          <table:table-cell table:style-name="ce46" office:value-type="date" office:date-value="2025-01-23">
            <text:p>23/01/2025</text:p>
          </table:table-cell>
          <table:table-cell table:number-columns-repeated="2" table:style-name="ce18" office:value-type="string">
            <text:p>Medium</text:p>
          </table:table-cell>
          <table:table-cell table:style-name="ce140" office:value-type="string">
            <text:p>Low</text:p>
          </table:table-cell>
          <table:table-cell table:style-name="ce18" table:formula="of:=[.D40]-[.C40]" office:value-type="float" office:value="2">
            <text:p>2</text:p>
          </table:table-cell>
          <table:table-cell table:style-name="ce142" table:content-validation-name="val3" office:value-type="string">
            <text:p>Completed</text:p>
          </table:table-cell>
          <table:table-cell table:style-name="ce143" office:value-type="float" office:value="100">
            <text:p>100</text:p>
          </table:table-cell>
          <table:table-cell table:style-name="ce86" table:formula="of:=MIN(100;(TODAY()-[.C40])/([.H40])*100)" office:value-type="float" office:value="100">
            <text:p>100</text:p>
          </table:table-cell>
          <table:table-cell table:style-name="ce147" table:formula="of:=IF([.J40]=100; &quot; -- &quot;; IF(AND([.D40]&lt;TODAY(); [.J40]&lt;&gt;100); &quot;Overdue&quot;; &quot;Ontrack&quot;))" office:value-type="string" office:string-value=" -- ">
            <text:p><text:s/>-- </text:p>
          </table:table-cell>
          <table:table-cell table:style-name="ce148" table:content-validation-name="val4" office:value-type="string">
            <text:p><text:s/>- - </text:p>
          </table:table-cell>
          <table:table-cell table:style-name="ce15"/>
          <table:table-cell table:style-name="ce99" table:formula="of:=IF(OR([.I40]=&quot;Not Started&quot;;[.I40]=&quot;Ongoing&quot;); REPT(&quot;█&quot;; [.J40]/10) ; &quot; ------ &quot;)" office:value-type="string" office:string-value=" ------ ">
            <text:p><text:s/>------ </text:p>
          </table:table-cell>
          <table:table-cell table:number-columns-repeated="4"/>
        </table:table-row>
        <table:table-row table:style-name="ro3">
          <table:table-cell table:style-name="ce18" office:value-type="string">
            <text:p>Task 3</text:p>
          </table:table-cell>
          <table:table-cell table:style-name="ce18" office:value-type="string">
            <text:p>c</text:p>
          </table:table-cell>
          <table:table-cell table:style-name="ce46" office:value-type="date" office:date-value="2025-01-22">
            <text:p>22/01/2025</text:p>
          </table:table-cell>
          <table:table-cell table:style-name="ce46" office:value-type="date" office:date-value="2025-01-26">
            <text:p>26/01/2025</text:p>
          </table:table-cell>
          <table:table-cell table:style-name="ce18" office:value-type="string">
            <text:p>Low</text:p>
          </table:table-cell>
          <table:table-cell table:style-name="ce18" office:value-type="string">
            <text:p>High</text:p>
          </table:table-cell>
          <table:table-cell table:style-name="ce140" table:formula="of:=IF(AND([.F41]=&quot;High&quot;; [.E41]=&quot;High&quot;); &quot;Critical&quot;;      IF(AND([.F41]=&quot;High&quot;; [.E41]=&quot;Medium&quot;); &quot;Urgent&quot;;      IF(AND([.F41]=&quot;Medium&quot;; [.E41]=&quot;High&quot;); &quot;Important&quot;;      &quot;Low&quot;)))" office:value-type="string" office:string-value="Low">
            <text:p>Low</text:p>
          </table:table-cell>
          <table:table-cell table:style-name="ce18" table:formula="of:=[.D41]-[.C41]" office:value-type="float" office:value="4">
            <text:p>4</text:p>
          </table:table-cell>
          <table:table-cell table:style-name="ce142" table:content-validation-name="val3" office:value-type="string">
            <text:p>Not Started</text:p>
          </table:table-cell>
          <table:table-cell table:style-name="ce143" office:value-type="float" office:value="100">
            <text:p>100</text:p>
          </table:table-cell>
          <table:table-cell table:style-name="ce86" office:value-type="float" office:value="80">
            <text:p>80</text:p>
          </table:table-cell>
          <table:table-cell table:style-name="ce147" table:formula="of:=IF([.J41]=100; &quot; -- &quot;; IF(AND([.D41]&lt;TODAY(); [.J41]&lt;&gt;100); &quot;Overdue&quot;; &quot;Ontrack&quot;))" office:value-type="string" office:string-value=" -- ">
            <text:p><text:s/>-- </text:p>
          </table:table-cell>
          <table:table-cell table:style-name="ce148" table:content-validation-name="val4" office:value-type="string">
            <text:p><text:s/>- - </text:p>
          </table:table-cell>
          <table:table-cell table:style-name="ce15"/>
          <table:table-cell table:style-name="ce99" table:formula="of:=IF(OR([.I41]=&quot;Not Started&quot;;[.I41]=&quot;Ongoing&quot;); REPT(&quot;█&quot;; [.J41]/10) ; &quot; ------ &quot;)" office:value-type="string" office:string-value="██████████">
            <text:p>██████████</text:p>
          </table:table-cell>
          <table:table-cell table:number-columns-repeated="4"/>
        </table:table-row>
        <table:table-row table:style-name="ro3">
          <table:table-cell table:style-name="ce18" office:value-type="string">
            <text:p>Task 4</text:p>
          </table:table-cell>
          <table:table-cell table:style-name="ce18" office:value-type="string">
            <text:p>d</text:p>
          </table:table-cell>
          <table:table-cell table:style-name="ce46" office:value-type="date" office:date-value="2025-01-23">
            <text:p>23/01/2025</text:p>
          </table:table-cell>
          <table:table-cell table:style-name="ce46" office:value-type="date" office:date-value="2025-01-29">
            <text:p>29/01/2025</text:p>
          </table:table-cell>
          <table:table-cell table:style-name="ce18" office:value-type="string">
            <text:p>High</text:p>
          </table:table-cell>
          <table:table-cell table:style-name="ce18" office:value-type="string">
            <text:p>Low</text:p>
          </table:table-cell>
          <table:table-cell table:style-name="ce140" table:formula="of:=IF(AND([.F42]=&quot;High&quot;; [.E42]=&quot;High&quot;); &quot;Critical&quot;;      IF(AND([.F42]=&quot;High&quot;; [.E42]=&quot;Medium&quot;); &quot;Urgent&quot;;      IF(AND([.F42]=&quot;Medium&quot;; [.E42]=&quot;High&quot;); &quot;Important&quot;;      &quot;Low&quot;)))" office:value-type="string" office:string-value="Low">
            <text:p>Low</text:p>
          </table:table-cell>
          <table:table-cell table:style-name="ce18" table:formula="of:=[.D42]-[.C42]" office:value-type="float" office:value="6">
            <text:p>6</text:p>
          </table:table-cell>
          <table:table-cell table:style-name="ce142" table:content-validation-name="val3" office:value-type="string">
            <text:p>Ongoing</text:p>
          </table:table-cell>
          <table:table-cell table:style-name="ce143" office:value-type="float" office:value="30">
            <text:p>30</text:p>
          </table:table-cell>
          <table:table-cell table:style-name="ce86" office:value-type="float" office:value="50">
            <text:p>50</text:p>
          </table:table-cell>
          <table:table-cell table:style-name="ce147" table:formula="of:=IF([.J42]=100; &quot; -- &quot;; IF(AND([.D42]&lt;TODAY(); [.J42]&lt;&gt;100); &quot;Overdue&quot;; &quot;Ontrack&quot;))" office:value-type="string" office:string-value="Overdue">
            <text:p>Overdue</text:p>
          </table:table-cell>
          <table:table-cell table:style-name="ce148" table:content-validation-name="val4" office:value-type="string">
            <text:p>Issue</text:p>
          </table:table-cell>
          <table:table-cell table:style-name="ce15"/>
          <table:table-cell table:style-name="ce99" table:formula="of:=IF(OR([.I42]=&quot;Not Started&quot;;[.I42]=&quot;Ongoing&quot;); REPT(&quot;█&quot;; [.J42]/10) ; &quot; ------ &quot;)" office:value-type="string" office:string-value="███">
            <text:p>███</text:p>
          </table:table-cell>
          <table:table-cell table:number-columns-repeated="4"/>
        </table:table-row>
        <table:table-row table:style-name="ro3">
          <table:table-cell table:style-name="ce18" office:value-type="string">
            <text:p>Task 5</text:p>
          </table:table-cell>
          <table:table-cell table:style-name="ce18" office:value-type="string">
            <text:p>b</text:p>
          </table:table-cell>
          <table:table-cell table:style-name="ce46" office:value-type="date" office:date-value="2025-01-24">
            <text:p>24/01/2025</text:p>
          </table:table-cell>
          <table:table-cell table:style-name="ce46" office:value-type="date" office:date-value="2025-01-30">
            <text:p>30/01/2025</text:p>
          </table:table-cell>
          <table:table-cell table:style-name="ce18" office:value-type="string">
            <text:p>High</text:p>
          </table:table-cell>
          <table:table-cell table:style-name="ce18" office:value-type="string">
            <text:p>Medium</text:p>
          </table:table-cell>
          <table:table-cell table:style-name="ce140" table:formula="of:=IF(AND([.F43]=&quot;High&quot;; [.E43]=&quot;High&quot;); &quot;Critical&quot;;      IF(AND([.F43]=&quot;High&quot;; [.E43]=&quot;Medium&quot;); &quot;Urgent&quot;;      IF(AND([.F43]=&quot;Medium&quot;; [.E43]=&quot;High&quot;); &quot;Important&quot;;      &quot;Low&quot;)))" office:value-type="string" office:string-value="Important">
            <text:p>Important</text:p>
          </table:table-cell>
          <table:table-cell table:style-name="ce18" table:formula="of:=[.D43]-[.C43]" office:value-type="float" office:value="6">
            <text:p>6</text:p>
          </table:table-cell>
          <table:table-cell table:style-name="ce142" table:content-validation-name="val3" office:value-type="string">
            <text:p>Completed</text:p>
          </table:table-cell>
          <table:table-cell table:style-name="ce143" office:value-type="float" office:value="10">
            <text:p>10</text:p>
          </table:table-cell>
          <table:table-cell table:style-name="ce86" office:value-type="float" office:value="30">
            <text:p>30</text:p>
          </table:table-cell>
          <table:table-cell table:style-name="ce147" table:formula="of:=IF([.J43]=100; &quot; -- &quot;; IF(AND([.D43]&lt;TODAY(); [.J43]&lt;&gt;100); &quot;Overdue&quot;; &quot;Ontrack&quot;))" office:value-type="string" office:string-value="Overdue">
            <text:p>Overdue</text:p>
          </table:table-cell>
          <table:table-cell table:style-name="ce148" table:content-validation-name="val4" office:value-type="string">
            <text:p>Action</text:p>
          </table:table-cell>
          <table:table-cell table:style-name="ce15"/>
          <table:table-cell table:style-name="ce99" table:formula="of:=IF(OR([.I43]=&quot;Not Started&quot;;[.I43]=&quot;Ongoing&quot;); REPT(&quot;█&quot;; [.J43]/10) ; &quot; ------ &quot;)" office:value-type="string" office:string-value=" ------ ">
            <text:p><text:s/>------ </text:p>
          </table:table-cell>
          <table:table-cell table:number-columns-repeated="4"/>
        </table:table-row>
        <table:table-row table:style-name="ro3">
          <table:table-cell table:style-name="ce18" office:value-type="string">
            <text:p>Task 6</text:p>
          </table:table-cell>
          <table:table-cell table:style-name="ce18" office:value-type="string">
            <text:p>d</text:p>
          </table:table-cell>
          <table:table-cell table:style-name="ce46" office:value-type="date" office:date-value="2025-01-24">
            <text:p>24/01/2025</text:p>
          </table:table-cell>
          <table:table-cell table:style-name="ce46" office:value-type="date" office:date-value="2025-01-26">
            <text:p>26/01/2025</text:p>
          </table:table-cell>
          <table:table-cell table:style-name="ce18" office:value-type="string">
            <text:p>Low</text:p>
          </table:table-cell>
          <table:table-cell table:style-name="ce18" office:value-type="string">
            <text:p>High</text:p>
          </table:table-cell>
          <table:table-cell table:style-name="ce140" table:formula="of:=IF(AND([.F44]=&quot;High&quot;; [.E44]=&quot;High&quot;); &quot;Critical&quot;;      IF(AND([.F44]=&quot;High&quot;; [.E44]=&quot;Medium&quot;); &quot;Urgent&quot;;      IF(AND([.F44]=&quot;Medium&quot;; [.E44]=&quot;High&quot;); &quot;Important&quot;;      &quot;Low&quot;)))" office:value-type="string" office:string-value="Low">
            <text:p>Low</text:p>
          </table:table-cell>
          <table:table-cell table:style-name="ce18" table:formula="of:=[.D44]-[.C44]" office:value-type="float" office:value="2">
            <text:p>2</text:p>
          </table:table-cell>
          <table:table-cell table:style-name="ce142" table:content-validation-name="val3" office:value-type="string">
            <text:p>Ongoing</text:p>
          </table:table-cell>
          <table:table-cell table:style-name="ce143" office:value-type="float" office:value="20">
            <text:p>20</text:p>
          </table:table-cell>
          <table:table-cell table:style-name="ce86" office:value-type="float" office:value="70">
            <text:p>70</text:p>
          </table:table-cell>
          <table:table-cell table:style-name="ce147" table:formula="of:=IF([.J44]=100; &quot; -- &quot;; IF(AND([.D44]&lt;TODAY(); [.J44]&lt;&gt;100); &quot;Overdue&quot;; &quot;Ontrack&quot;))" office:value-type="string" office:string-value="Overdue">
            <text:p>Overdue</text:p>
          </table:table-cell>
          <table:table-cell table:style-name="ce148" table:content-validation-name="val4" office:value-type="string">
            <text:p>Depandency</text:p>
          </table:table-cell>
          <table:table-cell table:style-name="ce15"/>
          <table:table-cell table:style-name="ce99" table:formula="of:=IF(OR([.I44]=&quot;Not Started&quot;;[.I44]=&quot;Ongoing&quot;); REPT(&quot;█&quot;; [.J44]/10) ; &quot; ------ &quot;)" office:value-type="string" office:string-value="██">
            <text:p>██</text:p>
          </table:table-cell>
          <table:table-cell table:number-columns-repeated="4"/>
        </table:table-row>
        <table:table-row table:style-name="ro2">
          <table:table-cell table:number-columns-repeated="19"/>
        </table:table-row>
        <table:table-row table:style-name="ro2">
          <table:table-cell table:number-columns-repeated="2"/>
          <table:table-cell table:formula="of:=IF([.I35]=&quot;Ongoing&quot;; [.A35]; &quot;&quot;)">
            <text:p/>
          </table:table-cell>
          <table:table-cell table:number-columns-repeated="16"/>
        </table:table-row>
      </table:table>
      <table:table table:name="Sheet6" table:style-name="ta1" table:print="false">
        <office:forms form:automatic-focus="false" form:apply-design-mode="false"/>
        <table:table-column table:style-name="co19" table:default-cell-style-name="Default"/>
        <table:table-column table:style-name="co20" table:default-cell-style-name="ce162"/>
        <table:table-column table:style-name="co21" table:default-cell-style-name="Default"/>
        <table:table-column table:style-name="co1" table:number-columns-repeated="3" table:default-cell-style-name="Default"/>
        <table:table-column table:style-name="co22" table:default-cell-style-name="Default"/>
        <table:table-column table:style-name="co1" table:default-cell-style-name="Default"/>
        <table:table-row table:style-name="ro18">
          <table:table-cell table:style-name="ce149" office:value-type="string" table:number-columns-spanned="2" table:number-rows-spanned="1">
            <text:p>Task Management Tool Attributes</text:p>
          </table:table-cell>
          <table:covered-table-cell/>
          <table:table-cell table:number-columns-repeated="6"/>
        </table:table-row>
        <table:table-row table:style-name="ro7">
          <table:table-cell table:style-name="ce150" office:value-type="string">
            <text:p>Task Name </text:p>
          </table:table-cell>
          <table:table-cell table:style-name="ce163" office:value-type="string">
            <text:p>Name of the task. </text:p>
          </table:table-cell>
          <table:table-cell table:number-columns-repeated="6"/>
        </table:table-row>
        <table:table-row table:style-name="ro7">
          <table:table-cell table:style-name="ce151" office:value-type="string">
            <text:p>Assigned </text:p>
          </table:table-cell>
          <table:table-cell table:style-name="ce164" office:value-type="string">
            <text:p>Person responsible for the task. </text:p>
          </table:table-cell>
          <table:table-cell table:number-columns-repeated="6"/>
        </table:table-row>
        <table:table-row table:style-name="ro7">
          <table:table-cell table:style-name="ce151" office:value-type="string">
            <text:p>Start Date </text:p>
          </table:table-cell>
          <table:table-cell table:style-name="ce164" office:value-type="string">
            <text:p>The date the task begins. </text:p>
          </table:table-cell>
          <table:table-cell table:number-columns-repeated="6"/>
        </table:table-row>
        <table:table-row table:style-name="ro7">
          <table:table-cell table:style-name="ce151" office:value-type="string">
            <text:p>End Date </text:p>
          </table:table-cell>
          <table:table-cell table:style-name="ce164" office:value-type="string">
            <text:p>The deadline for task completion. </text:p>
          </table:table-cell>
          <table:table-cell table:number-columns-repeated="6"/>
        </table:table-row>
        <table:table-row table:style-name="ro7">
          <table:table-cell table:style-name="ce151" office:value-type="string">
            <text:p>Importance </text:p>
          </table:table-cell>
          <table:table-cell table:style-name="ce164" office:value-type="string">
            <text:p>How critical the task is. </text:p>
          </table:table-cell>
          <table:table-cell table:number-columns-repeated="6"/>
        </table:table-row>
        <table:table-row table:style-name="ro7">
          <table:table-cell table:style-name="ce151" office:value-type="string">
            <text:p>Urgency </text:p>
          </table:table-cell>
          <table:table-cell table:style-name="ce164" office:value-type="string">
            <text:p>How quickly the task needs to be completed. </text:p>
          </table:table-cell>
          <table:table-cell table:number-columns-repeated="6"/>
        </table:table-row>
        <table:table-row table:style-name="ro7">
          <table:table-cell table:style-name="ce151" office:value-type="string">
            <text:p>Priority </text:p>
          </table:table-cell>
          <table:table-cell table:style-name="ce164" office:value-type="string">
            <text:p>Priority level based on importance &amp; urgency. </text:p>
          </table:table-cell>
          <table:table-cell table:number-columns-repeated="6"/>
        </table:table-row>
        <table:table-row table:style-name="ro7">
          <table:table-cell table:style-name="ce151" office:value-type="string">
            <text:p>Duration </text:p>
          </table:table-cell>
          <table:table-cell table:style-name="ce165" office:value-type="string">
            <text:p>The time between start and end dates</text:p>
          </table:table-cell>
          <table:table-cell table:number-columns-repeated="6"/>
        </table:table-row>
        <table:table-row table:style-name="ro7">
          <table:table-cell table:style-name="ce151" office:value-type="string">
            <text:p>Status </text:p>
          </table:table-cell>
          <table:table-cell table:style-name="ce164" office:value-type="string">
            <text:p>Task progress (Not Started, Ongoing, Completed). </text:p>
          </table:table-cell>
          <table:table-cell table:number-columns-repeated="6"/>
        </table:table-row>
        <table:table-row table:style-name="ro7">
          <table:table-cell table:style-name="ce151" office:value-type="string">
            <text:p>% Complete </text:p>
          </table:table-cell>
          <table:table-cell table:style-name="ce164" office:value-type="string">
            <text:p>Current completion percentage of the task. </text:p>
          </table:table-cell>
          <table:table-cell table:number-columns-repeated="6"/>
        </table:table-row>
        <table:table-row table:style-name="ro7">
          <table:table-cell table:style-name="ce151" office:value-type="string">
            <text:p>Expected Completion % </text:p>
          </table:table-cell>
          <table:table-cell table:style-name="ce164" office:value-type="string">
            <text:p>Suggested progress based on time passed. </text:p>
          </table:table-cell>
          <table:table-cell table:number-columns-repeated="6"/>
        </table:table-row>
        <table:table-row table:style-name="ro7">
          <table:table-cell table:style-name="ce151" office:value-type="string">
            <text:p>Overdue/On Track </text:p>
          </table:table-cell>
          <table:table-cell table:style-name="ce164" office:value-type="string">
            <text:p>Whether the task is overdue or on schedule. </text:p>
          </table:table-cell>
          <table:table-cell table:number-columns-repeated="6"/>
        </table:table-row>
        <table:table-row table:style-name="ro7">
          <table:table-cell table:style-name="ce151" office:value-type="string">
            <text:p>R/A/I/D/D </text:p>
          </table:table-cell>
          <table:table-cell table:style-name="ce164" office:value-type="string">
            <text:p>Risk, Assumption, Issue, Dependency, Decision log. </text:p>
          </table:table-cell>
          <table:table-cell table:number-columns-repeated="6"/>
        </table:table-row>
        <table:table-row table:style-name="ro7">
          <table:table-cell table:style-name="ce151" office:value-type="string">
            <text:p>Comments </text:p>
          </table:table-cell>
          <table:table-cell table:style-name="ce164" office:value-type="string">
            <text:p>Additional notes about the task. </text:p>
          </table:table-cell>
          <table:table-cell table:number-columns-repeated="6"/>
        </table:table-row>
        <table:table-row table:style-name="ro7">
          <table:table-cell table:style-name="ce152" office:value-type="string">
            <text:p>Progress </text:p>
          </table:table-cell>
          <table:table-cell table:style-name="ce166" office:value-type="string">
            <text:p>Visual representation of task completion. </text:p>
          </table:table-cell>
          <table:table-cell table:number-columns-repeated="6"/>
        </table:table-row>
        <table:table-row table:style-name="ro2" table:number-rows-repeated="2">
          <table:table-cell table:number-columns-repeated="8"/>
        </table:table-row>
        <table:table-row table:style-name="ro2">
          <table:table-cell table:style-name="ce153" office:value-type="string" table:number-columns-spanned="6" table:number-rows-spanned="2">
            <text:p>Conditional Based Attributes</text:p>
          </table:table-cell>
          <table:covered-table-cell table:number-columns-repeated="5"/>
          <table:table-cell table:style-name="ce72"/>
          <table:table-cell/>
        </table:table-row>
        <table:table-row table:style-name="ro2">
          <table:covered-table-cell table:number-columns-repeated="6"/>
          <table:table-cell table:style-name="ce72"/>
          <table:table-cell/>
        </table:table-row>
        <table:table-row table:style-name="ro19">
          <table:table-cell table:style-name="ce154" office:value-type="string" table:number-columns-spanned="1" table:number-rows-spanned="5">
            <text:p>Priority </text:p>
          </table:table-cell>
          <table:table-cell table:style-name="ce167" office:value-type="string" table:number-columns-spanned="1" table:number-rows-spanned="5">
            <text:p>Priority calculated based on importance &amp; urgency. <text:s/>The Priority column also uses conditional formatting, meaning the cell color changes based on the output. This helps users quickly identify task progress. <text:s/>urgent + importance = [ critical, urgent, important, Low priority]</text:p>
          </table:table-cell>
          <table:table-cell table:style-name="ce176" office:value-type="string">
            <text:p>Urgent</text:p>
          </table:table-cell>
          <table:table-cell table:style-name="ce176" office:value-type="string">
            <text:p>Importance</text:p>
          </table:table-cell>
          <table:table-cell table:style-name="ce176" office:value-type="string">
            <text:p>Output [priority]</text:p>
          </table:table-cell>
          <table:table-cell table:style-name="ce176" office:value-type="string">
            <text:p>Color</text:p>
          </table:table-cell>
          <table:table-cell table:style-name="ce72"/>
          <table:table-cell/>
        </table:table-row>
        <table:table-row table:style-name="ro2">
          <table:covered-table-cell table:style-name="ce155"/>
          <table:covered-table-cell table:style-name="ce168"/>
          <table:table-cell table:number-columns-repeated="2" table:style-name="ce177" office:value-type="string">
            <text:p>High</text:p>
          </table:table-cell>
          <table:table-cell table:style-name="ce177" office:value-type="string">
            <text:p>Crictical</text:p>
          </table:table-cell>
          <table:table-cell table:style-name="ce177" office:value-type="string">
            <text:p>Red</text:p>
          </table:table-cell>
          <table:table-cell table:style-name="ce72"/>
          <table:table-cell/>
        </table:table-row>
        <table:table-row table:style-name="ro2">
          <table:covered-table-cell table:style-name="ce155"/>
          <table:covered-table-cell table:style-name="ce168"/>
          <table:table-cell table:style-name="ce177" office:value-type="string">
            <text:p>High</text:p>
          </table:table-cell>
          <table:table-cell table:style-name="ce177" office:value-type="string">
            <text:p>Medium</text:p>
          </table:table-cell>
          <table:table-cell table:style-name="ce177" office:value-type="string">
            <text:p>Urgent</text:p>
          </table:table-cell>
          <table:table-cell table:style-name="ce177" office:value-type="string">
            <text:p>Yellow</text:p>
          </table:table-cell>
          <table:table-cell table:style-name="ce72"/>
          <table:table-cell/>
        </table:table-row>
        <table:table-row table:style-name="ro2">
          <table:covered-table-cell table:style-name="ce155"/>
          <table:covered-table-cell table:style-name="ce169"/>
          <table:table-cell table:style-name="ce177" office:value-type="string">
            <text:p>Medium</text:p>
          </table:table-cell>
          <table:table-cell table:style-name="ce177" office:value-type="string">
            <text:p>High</text:p>
          </table:table-cell>
          <table:table-cell table:style-name="ce177" office:value-type="string">
            <text:p>Important</text:p>
          </table:table-cell>
          <table:table-cell table:style-name="ce177" office:value-type="string">
            <text:p>Green</text:p>
          </table:table-cell>
          <table:table-cell table:style-name="ce72"/>
          <table:table-cell/>
        </table:table-row>
        <table:table-row table:style-name="ro2">
          <table:covered-table-cell table:style-name="ce155"/>
          <table:covered-table-cell table:style-name="ce169"/>
          <table:table-cell table:style-name="ce177" office:value-type="string">
            <text:p>Other Combination</text:p>
          </table:table-cell>
          <table:table-cell table:style-name="ce177"/>
          <table:table-cell table:style-name="ce177" office:value-type="string">
            <text:p>Low</text:p>
          </table:table-cell>
          <table:table-cell table:style-name="ce177" office:value-type="string">
            <text:p>No color</text:p>
          </table:table-cell>
          <table:table-cell table:style-name="ce72"/>
          <table:table-cell/>
        </table:table-row>
        <table:table-row table:style-name="ro2">
          <table:table-cell table:style-name="ce156"/>
          <table:table-cell table:style-name="ce170"/>
          <table:table-cell table:style-name="ce178" table:number-columns-repeated="3"/>
          <table:table-cell table:style-name="ce182"/>
          <table:table-cell table:style-name="ce72"/>
          <table:table-cell/>
        </table:table-row>
        <table:table-row table:style-name="ro15">
          <table:table-cell table:style-name="ce157" office:value-type="string">
            <text:p>Duration </text:p>
          </table:table-cell>
          <table:table-cell table:style-name="ce168" office:value-type="string">
            <text:p>The time difference between the start date and the end date</text:p>
          </table:table-cell>
          <table:table-cell table:number-columns-spanned="4" table:number-rows-spanned="1"/>
          <table:covered-table-cell table:number-columns-repeated="2"/>
          <table:covered-table-cell table:style-name="ce183"/>
          <table:table-cell table:style-name="ce72"/>
          <table:table-cell table:style-name="ce162"/>
        </table:table-row>
        <table:table-row table:style-name="ro15">
          <table:table-cell table:style-name="ce158"/>
          <table:table-cell table:style-name="ce170"/>
          <table:table-cell table:style-name="ce178" table:number-columns-repeated="3"/>
          <table:table-cell table:style-name="ce182"/>
          <table:table-cell table:style-name="ce72"/>
          <table:table-cell/>
        </table:table-row>
        <table:table-row table:style-name="ro1">
          <table:table-cell table:style-name="ce159" office:value-type="string" table:number-columns-spanned="1" table:number-rows-spanned="4">
            <text:p>Status </text:p>
          </table:table-cell>
          <table:table-cell table:style-name="ce171" office:value-type="string" table:number-columns-spanned="1" table:number-rows-spanned="4">
            <text:p>The Status column uses data validation to provide predefined options, allowing users to select the appropriate status based on task completion <text:s/>The Status column also uses conditional formatting, meaning the cell color changes based on the selected status. This helps users quickly identify task progress. </text:p>
          </table:table-cell>
          <table:table-cell table:style-name="ce179"/>
          <table:table-cell table:style-name="ce176" office:value-type="string">
            <text:p>Option in status column</text:p>
          </table:table-cell>
          <table:table-cell table:style-name="ce176" office:value-type="string">
            <text:p>Color</text:p>
          </table:table-cell>
          <table:table-cell table:style-name="ce183" table:number-columns-spanned="1" table:number-rows-spanned="4"/>
          <table:table-cell table:style-name="ce184"/>
          <table:table-cell/>
        </table:table-row>
        <table:table-row table:style-name="ro6">
          <table:covered-table-cell table:style-name="ce155"/>
          <table:covered-table-cell table:style-name="ce172"/>
          <table:table-cell table:style-name="ce180" office:value-type="string">
            <text:p>Task is assigned but work hasn't begun. </text:p>
          </table:table-cell>
          <table:table-cell table:style-name="ce181" office:value-type="string">
            <text:p>Not Started </text:p>
          </table:table-cell>
          <table:table-cell table:style-name="ce177" office:value-type="string">
            <text:p>Red 2</text:p>
          </table:table-cell>
          <table:covered-table-cell table:style-name="ce183"/>
          <table:table-cell table:style-name="ce184"/>
          <table:table-cell/>
        </table:table-row>
        <table:table-row table:style-name="ro6">
          <table:covered-table-cell table:style-name="ce160"/>
          <table:covered-table-cell/>
          <table:table-cell table:style-name="ce180" office:value-type="string">
            <text:p>Task is actively being worked on. </text:p>
          </table:table-cell>
          <table:table-cell table:style-name="ce180" office:value-type="string">
            <text:p>In Progress </text:p>
          </table:table-cell>
          <table:table-cell table:style-name="ce177" office:value-type="string">
            <text:p>Yellow</text:p>
          </table:table-cell>
          <table:covered-table-cell table:style-name="ce183"/>
          <table:table-cell table:style-name="ce72"/>
          <table:table-cell/>
        </table:table-row>
        <table:table-row table:style-name="ro2">
          <table:covered-table-cell table:style-name="ce160"/>
          <table:covered-table-cell/>
          <table:table-cell table:style-name="ce180" office:value-type="string">
            <text:p>Task is fully finished. </text:p>
          </table:table-cell>
          <table:table-cell table:style-name="ce177" office:value-type="string">
            <text:p>Completed</text:p>
          </table:table-cell>
          <table:table-cell table:style-name="ce177" office:value-type="string">
            <text:p>Green</text:p>
          </table:table-cell>
          <table:covered-table-cell table:style-name="ce183"/>
          <table:table-cell table:style-name="ce72"/>
          <table:table-cell/>
        </table:table-row>
        <table:table-row table:style-name="ro2">
          <table:table-cell table:style-name="ce156"/>
          <table:table-cell table:style-name="ce170"/>
          <table:table-cell table:style-name="ce178" table:number-columns-repeated="3"/>
          <table:table-cell table:style-name="ce182"/>
          <table:table-cell table:style-name="ce72"/>
          <table:table-cell/>
        </table:table-row>
        <table:table-row table:style-name="ro20">
          <table:table-cell table:style-name="ce159" office:value-type="string">
            <text:p>Expected Completion % </text:p>
          </table:table-cell>
          <table:table-cell table:style-name="ce172" office:value-type="string">
            <text:p>The expected completion percentage calculated by dividing the elapsed time by the total duration and multiplying by 100, ensuring it does not exceed 100%. </text:p>
          </table:table-cell>
          <table:table-cell table:number-columns-spanned="4" table:number-rows-spanned="1"/>
          <table:covered-table-cell table:number-columns-repeated="2"/>
          <table:covered-table-cell table:style-name="ce183"/>
          <table:table-cell table:style-name="ce72"/>
          <table:table-cell/>
        </table:table-row>
        <table:table-row table:style-name="ro2">
          <table:table-cell table:style-name="ce156"/>
          <table:table-cell table:style-name="ce170"/>
          <table:table-cell table:style-name="ce178" table:number-columns-repeated="3"/>
          <table:table-cell table:style-name="ce182"/>
          <table:table-cell table:style-name="ce72"/>
          <table:table-cell/>
        </table:table-row>
        <table:table-row table:style-name="ro20">
          <table:table-cell table:style-name="ce157" office:value-type="string" table:number-columns-spanned="1" table:number-rows-spanned="4">
            <text:p>Overdue/On Track </text:p>
          </table:table-cell>
          <table:table-cell table:style-name="ce172" office:value-type="string">
            <text:p>Overdue/On Track status is determined by checking if completion, returning "--". If the end date <text:s/>has passed and completion is not 100%, it returns "Overdue"; otherwise, it returns "Ontrack". </text:p>
          </table:table-cell>
          <table:table-cell table:style-name="ce176" office:value-type="string">
            <text:p>Overdue/Ontrack column</text:p>
          </table:table-cell>
          <table:table-cell table:style-name="ce176" office:value-type="string">
            <text:p>Color</text:p>
          </table:table-cell>
          <table:table-cell table:number-columns-spanned="2" table:number-rows-spanned="4"/>
          <table:covered-table-cell table:style-name="ce183"/>
          <table:table-cell table:style-name="ce72"/>
          <table:table-cell/>
        </table:table-row>
        <table:table-row table:style-name="ro2">
          <table:covered-table-cell table:style-name="ce155"/>
          <table:table-cell table:style-name="ce173" office:value-type="string" table:number-columns-spanned="1" table:number-rows-spanned="3">
            <text:p>The Overdue/Ontrack column also uses conditional formatting, meaning the cell color changes based on the output.This helps users quickly identify task progress. </text:p>
          </table:table-cell>
          <table:table-cell table:style-name="ce177" office:value-type="string">
            <text:p><text:s text:c="11"/>--</text:p>
          </table:table-cell>
          <table:table-cell table:style-name="ce177" office:value-type="string">
            <text:p>No color</text:p>
          </table:table-cell>
          <table:covered-table-cell/>
          <table:covered-table-cell table:style-name="ce183"/>
          <table:table-cell table:style-name="ce72"/>
          <table:table-cell/>
        </table:table-row>
        <table:table-row table:style-name="ro2">
          <table:covered-table-cell table:style-name="ce160"/>
          <table:covered-table-cell/>
          <table:table-cell table:style-name="ce177" office:value-type="string">
            <text:p>Overdue</text:p>
          </table:table-cell>
          <table:table-cell table:style-name="ce177" office:value-type="string">
            <text:p>Red 1</text:p>
          </table:table-cell>
          <table:covered-table-cell/>
          <table:covered-table-cell table:style-name="ce183"/>
          <table:table-cell table:style-name="ce72"/>
          <table:table-cell/>
        </table:table-row>
        <table:table-row table:style-name="ro2">
          <table:covered-table-cell table:style-name="ce160"/>
          <table:covered-table-cell/>
          <table:table-cell table:style-name="ce177" office:value-type="string">
            <text:p>Ontrack</text:p>
          </table:table-cell>
          <table:table-cell table:style-name="ce177" office:value-type="string">
            <text:p>Cyan 1</text:p>
          </table:table-cell>
          <table:covered-table-cell/>
          <table:covered-table-cell table:style-name="ce183"/>
          <table:table-cell table:style-name="ce72"/>
          <table:table-cell/>
        </table:table-row>
        <table:table-row table:style-name="ro2">
          <table:table-cell table:style-name="ce156"/>
          <table:table-cell table:style-name="ce170"/>
          <table:table-cell table:style-name="ce178" table:number-columns-repeated="3"/>
          <table:table-cell table:style-name="ce182"/>
          <table:table-cell table:style-name="ce72"/>
          <table:table-cell/>
        </table:table-row>
        <table:table-row table:style-name="ro21">
          <table:table-cell table:style-name="ce159" office:value-type="string" table:number-columns-spanned="1" table:number-rows-spanned="7">
            <text:p>R/A/I/D/D </text:p>
          </table:table-cell>
          <table:table-cell table:style-name="ce172" office:value-type="string">
            <text:p>A RAIDD (Risks, Actions, Issues, Depandency and Decisions) log is a project management tool used to track and manage key project elements. It helps in identifying potential risks, tracking ongoing actions, resolving issues, and documenting important decisions to ensure smooth project execution. </text:p>
          </table:table-cell>
          <table:table-cell table:style-name="ce176" office:value-type="string">
            <text:p>RAIDD Column</text:p>
          </table:table-cell>
          <table:table-cell table:style-name="ce176" office:value-type="string">
            <text:p>Color</text:p>
          </table:table-cell>
          <table:table-cell table:number-columns-spanned="2" table:number-rows-spanned="7"/>
          <table:covered-table-cell table:style-name="ce183"/>
          <table:table-cell table:style-name="ce72"/>
          <table:table-cell/>
        </table:table-row>
        <table:table-row table:style-name="ro22">
          <table:covered-table-cell table:style-name="ce155"/>
          <table:table-cell table:style-name="ce174" office:value-type="string">
            <text:p>Risk - <text:s/><text:span text:style-name="T3">Risks are potential problems that might happen and could impact your project.</text:span></text:p>
          </table:table-cell>
          <table:table-cell table:style-name="ce177" office:value-type="string">
            <text:p>Risk</text:p>
          </table:table-cell>
          <table:table-cell table:style-name="ce177" office:value-type="string">
            <text:p>Red </text:p>
          </table:table-cell>
          <table:covered-table-cell/>
          <table:covered-table-cell table:style-name="ce183"/>
          <table:table-cell table:style-name="ce72"/>
          <table:table-cell/>
        </table:table-row>
        <table:table-row table:style-name="ro6">
          <table:covered-table-cell table:style-name="ce155"/>
          <table:table-cell table:style-name="ce168" office:value-type="string">
            <text:p><text:span text:style-name="T2">Assumptions</text:span> - Assumptions are things you believe to be true but haven’t confirmed.</text:p>
          </table:table-cell>
          <table:table-cell table:style-name="ce177" office:value-type="string">
            <text:p>Assumption</text:p>
          </table:table-cell>
          <table:table-cell table:style-name="ce177" office:value-type="string">
            <text:p>No color</text:p>
          </table:table-cell>
          <table:covered-table-cell/>
          <table:covered-table-cell table:style-name="ce183"/>
          <table:table-cell table:style-name="ce72"/>
          <table:table-cell/>
        </table:table-row>
        <table:table-row table:style-name="ro6">
          <table:covered-table-cell table:style-name="ce155"/>
          <table:table-cell table:style-name="ce168" office:value-type="string">
            <text:p><text:span text:style-name="T2">Issues - </text:span><text:span text:style-name="T4">Issues</text:span> are problems that are happening right now and need to be fixed.</text:p>
          </table:table-cell>
          <table:table-cell table:style-name="ce177" office:value-type="string">
            <text:p>Issue</text:p>
          </table:table-cell>
          <table:table-cell table:style-name="ce177" office:value-type="string">
            <text:p>Yellow</text:p>
          </table:table-cell>
          <table:covered-table-cell/>
          <table:covered-table-cell table:style-name="ce183"/>
          <table:table-cell table:style-name="ce72"/>
          <table:table-cell/>
        </table:table-row>
        <table:table-row table:style-name="ro6">
          <table:covered-table-cell table:style-name="ce155"/>
          <table:table-cell table:style-name="ce168" office:value-type="string">
            <text:p><text:span text:style-name="T2">Dependencies</text:span> - Dependencies are tasks or elements that rely on each other to be completed.</text:p>
          </table:table-cell>
          <table:table-cell table:style-name="ce177" office:value-type="string">
            <text:p>Depandencies</text:p>
          </table:table-cell>
          <table:table-cell table:style-name="ce177" office:value-type="string">
            <text:p>Sky blue</text:p>
          </table:table-cell>
          <table:covered-table-cell/>
          <table:covered-table-cell table:style-name="ce183"/>
          <table:table-cell table:style-name="ce72"/>
          <table:table-cell/>
        </table:table-row>
        <table:table-row table:style-name="ro2">
          <table:covered-table-cell table:style-name="ce155"/>
          <table:table-cell table:style-name="ce168" office:value-type="string" table:number-columns-spanned="1" table:number-rows-spanned="2">
            <text:p><text:span text:style-name="T2">Decisions</text:span> - Decisions are choices made to solve problems or move the project forward</text:p>
          </table:table-cell>
          <table:table-cell table:style-name="ce177" office:value-type="string">
            <text:p>Decision</text:p>
          </table:table-cell>
          <table:table-cell table:style-name="ce177" office:value-type="string">
            <text:p>No color</text:p>
          </table:table-cell>
          <table:covered-table-cell/>
          <table:covered-table-cell table:style-name="ce183"/>
          <table:table-cell table:style-name="ce72"/>
          <table:table-cell/>
        </table:table-row>
        <table:table-row table:style-name="ro2">
          <table:covered-table-cell table:style-name="ce160"/>
          <table:covered-table-cell/>
          <table:table-cell table:style-name="ce177" office:value-type="string">
            <text:p><text:s text:c="11"/>--</text:p>
          </table:table-cell>
          <table:table-cell table:style-name="ce177" office:value-type="string">
            <text:p>No color</text:p>
          </table:table-cell>
          <table:covered-table-cell/>
          <table:covered-table-cell table:style-name="ce183"/>
          <table:table-cell table:style-name="ce72"/>
          <table:table-cell/>
        </table:table-row>
        <table:table-row table:style-name="ro23">
          <table:table-cell table:style-name="ce156"/>
          <table:table-cell table:style-name="ce170"/>
          <table:table-cell table:style-name="ce178" table:number-columns-repeated="3"/>
          <table:table-cell table:style-name="ce182"/>
          <table:table-cell table:style-name="ce72"/>
          <table:table-cell/>
        </table:table-row>
        <table:table-row table:style-name="ro24">
          <table:table-cell table:style-name="ce161" office:value-type="string">
            <text:p>Progress </text:p>
          </table:table-cell>
          <table:table-cell table:style-name="ce175" office:value-type="string">
            <text:p>Progress is shown by checking if the status (I31) is "Not Started" or "Ongoing"; if true, it repeats the block symbol (█) based on the completion percentage (J31/10). Otherwise, it returns "------" to indicate no progress.</text:p>
          </table:table-cell>
          <table:table-cell table:number-columns-spanned="4" table:number-rows-spanned="1"/>
          <table:covered-table-cell table:number-columns-repeated="3"/>
          <table:table-cell table:style-name="ce72"/>
          <table:table-cell/>
        </table:table-row>
        <table:table-row table:style-name="ro2">
          <table:table-cell table:style-name="ce156"/>
          <table:table-cell table:style-name="ce170"/>
          <table:table-cell table:style-name="ce178" table:number-columns-repeated="3"/>
          <table:table-cell table:style-name="ce182"/>
          <table:table-cell table:style-name="ce72"/>
          <table:table-cell/>
        </table:table-row>
        <table:table-row table:style-name="ro2" table:number-rows-repeated="1048525">
          <table:table-cell table:number-columns-repeated="8"/>
        </table:table-row>
        <table:table-row table:style-name="ro2">
          <table:table-cell table:number-columns-repeated="8"/>
        </table:table-row>
      </table:table>
      <table:database-ranges>
        <table:database-range table:name="__Anonymous_Sheet_DB__1" table:target-range-address="Sheet2.AF90:Sheet2.AF90" table:contains-header="false"/>
        <table:database-range table:target-range-address="Sheet2.AJ90:Sheet2.AJ96">
          <table:filter>
            <table:filter-condition table:field-number="0" table:value="b"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mily-generic="swis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svg:font-family="Bahnschrift" style:font-adornments="Regular" style:font-family-generic="swiss" style:font-pitch="variable"/>
    <style:font-face style:name="Bahnschrift SemiBold" svg:font-family="'Bahnschrift SemiBold'"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IN"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ccff00"/>
    </style:style>
    <style:style style:name="Untitled2" style:family="table-cell" style:parent-style-name="Default">
      <style:table-cell-properties fo:background-color="#99ff66"/>
    </style:style>
    <style:style style:name="Untitled3" style:family="table-cell" style:parent-style-name="Default">
      <style:table-cell-properties fo:background-color="#ff3333"/>
      <style:text-properties style:font-name="Bahnschrift"/>
    </style:style>
    <style:style style:name="Untitled4" style:family="table-cell" style:parent-style-name="Default">
      <style:table-cell-properties fo:background-color="#ffd320"/>
    </style:style>
    <style:style style:name="Untitled5" style:family="table-cell" style:parent-style-name="Default">
      <style:table-cell-properties fo:background-color="#33ff99"/>
    </style:style>
    <style:style style:name="Untitled6" style:family="table-cell" style:parent-style-name="Default">
      <style:table-cell-properties fo:background-color="#ff3333"/>
    </style:style>
    <style:style style:name="Untitled7" style:family="table-cell" style:parent-style-name="Default">
      <style:table-cell-properties fo:background-color="#ffd320"/>
    </style:style>
    <style:style style:name="Untitled8" style:family="table-cell" style:parent-style-name="Default">
      <style:table-cell-properties fo:background-color="#33ff99"/>
    </style:style>
    <style:style style:name="Untitled9" style:family="table-cell" style:parent-style-name="Default">
      <style:table-cell-properties fo:background-color="#ff3333"/>
    </style:style>
    <style:style style:name="Untitled10" style:family="table-cell" style:parent-style-name="Default">
      <style:table-cell-properties fo:background-color="#ffff99"/>
    </style:style>
    <style:style style:name="Untitled11" style:family="table-cell" style:parent-style-name="Default">
      <style:table-cell-properties fo:background-color="#99ff66"/>
    </style:style>
    <style:style style:name="Untitled12" style:family="table-cell" style:parent-style-name="Default">
      <style:table-cell-properties fo:background-color="#ff3333"/>
    </style:style>
    <style:style style:name="Untitled13" style:family="table-cell" style:parent-style-name="Default">
      <style:table-cell-properties fo:background-color="#ffff99"/>
    </style:style>
    <style:style style:name="Untitled14" style:family="table-cell" style:parent-style-name="Default">
      <style:table-cell-properties fo:background-color="#33ff99"/>
    </style:style>
    <style:style style:name="Untitled15" style:family="table-cell" style:parent-style-name="Default">
      <style:table-cell-properties fo:background-color="#ff6600"/>
    </style:style>
    <style:style style:name="Untitled16" style:family="table-cell" style:parent-style-name="Default">
      <style:table-cell-properties fo:background-color="#ffd320"/>
    </style:style>
    <style:style style:name="Untitled17" style:family="table-cell" style:parent-style-name="Default">
      <style:table-cell-properties fo:background-color="#33ff99"/>
    </style:style>
    <style:style style:name="Untitled18" style:family="table-cell" style:parent-style-name="Default">
      <style:table-cell-properties fo:background-color="#ff3333"/>
    </style:style>
    <style:style style:name="Untitled19" style:family="table-cell" style:parent-style-name="Default">
      <style:table-cell-properties fo:background-color="#ffd320"/>
    </style:style>
    <style:style style:name="Untitled20" style:family="table-cell" style:parent-style-name="Default">
      <style:table-cell-properties fo:background-color="#ccff00"/>
    </style:style>
    <style:style style:name="Untitled21" style:family="table-cell" style:parent-style-name="Default">
      <style:table-cell-properties fo:background-color="#ff3333"/>
    </style:style>
    <style:style style:name="Untitled22" style:family="table-cell" style:parent-style-name="Default">
      <style:table-cell-properties fo:background-color="#ffd320"/>
    </style:style>
    <style:style style:name="Untitled23" style:family="table-cell" style:parent-style-name="Default">
      <style:table-cell-properties fo:background-color="#99ff66"/>
    </style:style>
    <style:style style:name="Untitled24" style:family="table-cell" style:parent-style-name="Default">
      <style:table-cell-properties fo:background-color="#ff9999"/>
    </style:style>
    <style:style style:name="Untitled25" style:family="table-cell" style:parent-style-name="Default">
      <style:table-cell-properties fo:background-color="#ffff99"/>
    </style:style>
    <style:style style:name="Untitled26" style:family="table-cell" style:parent-style-name="Default">
      <style:table-cell-properties fo:background-color="#ff3333"/>
    </style:style>
    <style:style style:name="Untitled27" style:family="table-cell" style:parent-style-name="Default">
      <style:table-cell-properties fo:background-color="#ffff99"/>
    </style:style>
    <style:style style:name="Untitled28" style:family="table-cell" style:parent-style-name="Default">
      <style:table-cell-properties fo:background-color="#33ff99"/>
    </style:style>
    <style:style style:name="Untitled29" style:family="table-cell" style:parent-style-name="Default">
      <style:table-cell-properties fo:background-color="#33ff99"/>
    </style:style>
    <style:style style:name="Untitled30" style:family="table-cell" style:parent-style-name="Default">
      <style:table-cell-properties fo:background-color="#ffff99"/>
    </style:style>
    <style:style style:name="Untitled31" style:family="table-cell" style:parent-style-name="Default">
      <style:table-cell-properties fo:background-color="#66ffff"/>
    </style:style>
    <style:style style:name="Untitled32" style:family="table-cell" style:parent-style-name="Default">
      <style:table-cell-properties fo:background-color="#ff9999"/>
    </style:style>
    <style:style style:name="Untitled33" style:family="table-cell" style:parent-style-name="Default">
      <style:table-cell-properties fo:background-color="#ff3333"/>
    </style:style>
    <style:style style:name="Untitled34" style:family="table-cell" style:parent-style-name="Default">
      <style:table-cell-properties fo:background-color="#ffff99"/>
    </style:style>
    <style:style style:name="Untitled35" style:family="table-cell" style:parent-style-name="Default">
      <style:table-cell-properties fo:background-color="#00ccff"/>
    </style:style>
    <style:style style:name="Untitled36" style:family="table-cell" style:parent-style-name="Default">
      <style:table-cell-properties fo:background-color="#ff6666"/>
    </style:style>
    <style:style style:name="Untitled37" style:family="table-cell" style:parent-style-name="Default">
      <style:table-cell-properties fo:background-color="#ffff99"/>
    </style:style>
    <style:style style:name="Untitled38" style:family="table-cell" style:parent-style-name="Default">
      <style:table-cell-properties fo:background-color="#33ff99"/>
    </style:style>
    <style:style style:name="Untitled39" style:family="table-cell" style:parent-style-name="Default">
      <style:table-cell-properties fo:background-color="#ff6666"/>
    </style:style>
    <style:style style:name="Untitled40" style:family="table-cell" style:parent-style-name="Default">
      <style:table-cell-properties fo:background-color="#ffff99"/>
    </style:style>
    <style:style style:name="Untitled41" style:family="table-cell" style:parent-style-name="Default">
      <style:table-cell-properties fo:background-color="#33ff99"/>
    </style:style>
    <style:style style:name="Untitled42" style:family="table-cell" style:parent-style-name="Default">
      <style:table-cell-properties fo:background-color="#cc9999"/>
    </style:style>
    <style:style style:name="Untitled43" style:family="table-cell" style:parent-style-name="Default">
      <style:table-cell-properties fo:background-color="#9999ff"/>
    </style:style>
    <style:style style:name="Untitled44" style:family="table-cell" style:parent-style-name="Default">
      <style:table-cell-properties fo:background-color="#66ffff"/>
    </style:style>
    <style:style style:name="Untitled45" style:family="table-cell" style:parent-style-name="Default">
      <style:table-cell-properties fo:background-color="#66ffff"/>
    </style:style>
    <style:style style:name="Untitled46" style:family="table-cell" style:parent-style-name="Default">
      <style:table-cell-properties fo:background-color="#00ccff"/>
    </style:style>
    <style:style style:name="Untitled47" style:family="table-cell" style:parent-style-name="Default">
      <style:table-cell-properties fo:background-color="#00ccff"/>
    </style:style>
    <style:style style:name="Untitled48" style:family="table-cell" style:parent-style-name="Default">
      <style:table-cell-properties fo:background-color="#99ffff"/>
    </style:style>
    <style:style style:name="Untitled49" style:family="table-cell" style:parent-style-name="Default">
      <style:table-cell-properties fo:background-color="#ff3300"/>
    </style:style>
    <style:style style:name="Untitled50" style:family="table-cell" style:parent-style-name="Default">
      <style:table-cell-properties fo:background-color="#ffff66"/>
    </style:style>
    <style:style style:name="Untitled51" style:family="table-cell" style:parent-style-name="Default">
      <style:table-cell-properties fo:background-color="#009999"/>
    </style:style>
    <style:style style:name="Untitled52" style:family="table-cell" style:parent-style-name="Default">
      <style:table-cell-properties fo:background-color="#6666ff"/>
    </style:style>
    <draw:marker draw:name="Arrowheads_20_1" draw:display-name="Arrowheads 1" svg:viewBox="0 0 20 30" svg:d="M10 0l-10 30h20z"/>
  </office:styles>
  <office:automatic-styles>
    <style:page-layout style:name="Mpm1">
      <style:page-layout-properties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31">31/01/2025</text:date>, <text:time>19:47: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run </meta:initial-creator>
    <meta:creation-date>2025-01-27T09:14:26.36</meta:creation-date>
    <dc:date>2025-01-31T19:47:35.34</dc:date>
    <dc:creator>Tharun </dc:creator>
    <meta:editing-duration>P1DT18H19M50S</meta:editing-duration>
    <meta:editing-cycles>51</meta:editing-cycles>
    <meta:generator>OpenOffice/4.1.9$Win32 OpenOffice.org_project/419m1$Build-9805</meta:generator>
    <meta:document-statistic meta:table-count="6" meta:cell-count="2898" meta:object-count="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data-style-name="N0">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84cm" svg:height="4.382cm" xlink:href=".." xlink:type="simple" chart:class="chart:circle" chart:style-name="ch1">
        <chart:legend svg:x="28.156cm" svg:y="10.698cm" style:legend-expansion="custom" chartooo:width="9.284cm" chartooo:height="4.382cm" style:legend-expansion-aspect-ratio="2.1186672752168" chart:style-name="ch2"/>
        <chart:plot-area chart:style-name="ch3" svg:x="2.429cm" svg:y="0.302cm" svg:width="3.963cm" svg:height="3.963cm">
          <chartooo:coordinate-region svg:x="2.048cm" svg:y="0.302cm" svg:width="4.725cm" svg:height="3.964cm"/>
          <chart:axis chart:dimension="x" chart:name="primary-x" chart:style-name="ch4"/>
          <chart:axis chart:dimension="y" chart:name="primary-y" chart:style-name="ch5">
            <chart:grid chart:style-name="ch6" chart:class="major"/>
          </chart:axis>
          <chart:series chart:style-name="ch7" chart:values-cell-range-address="" chart:class="chart:circle">
            <chart:data-point/>
          </chart:series>
          <chart:series chart:style-name="ch8" chart:values-cell-range-address="" chart:class="chart:circle">
            <chart:data-point/>
          </chart:series>
          <chart:series chart:style-name="ch9" chart:values-cell-range-address="" chart:class="chart:circle">
            <chart:data-point/>
          </chart:series>
          <chart:series chart:style-name="ch10" chart:values-cell-range-address="" chart:class="chart:circle">
            <chart:data-point/>
          </chart:series>
          <chart:wall chart:style-name="ch11"/>
          <chart:floor chart:style-name="ch12"/>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vertical="true"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36">
      <style:graphic-properties draw:stroke="dash" draw:stroke-dash="Ultrafine_5f_5f_5f_5f_5f_5f_5f_20_5f_5f_5f_5f_5f_5f_5f_Dashed" draw:fill-color="#004586" dr3d:edge-rounding="5%"/>
      <style:text-properties fo:font-size="10pt" style:font-size-asian="10pt" style:font-size-complex="10pt"/>
    </style:style>
    <style:style style:name="ch8" style:family="chart" style:data-style-name="N11">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0.056cm" svg:height="0.028cm" xlink:href=".." xlink:type="simple" chart:class="chart:bar" chart:style-name="ch1">
        <chart:title svg:x="-1.193cm" svg:y="-0.372cm" chart:style-name="ch2">
          <text:p>Com pletion</text:p>
        </chart:title>
        <chart:plot-area chart:style-name="ch3" table:cell-range-address="Sheet2.B42:Sheet2.B47 Sheet2.D41:Sheet2.D47 Sheet2.H41:Sheet2.H47" chart:data-source-has-labels="both" svg:x="0cm" svg:y="0cm" svg:width="-32.767cm" svg:height="-32.767cm">
          <chartooo:coordinate-region svg:x="0.006cm" svg:y="0.006cm" svg:width="0.033cm" svg:height="0.018cm"/>
          <chart:axis chart:dimension="x" chart:name="primary-x" chart:style-name="ch4" chartooo:axis-type="auto">
            <chartooo:date-scale/>
            <chart:categories table:cell-range-address="Sheet2.B42:Sheet2.B47"/>
          </chart:axis>
          <chart:axis chart:dimension="y" chart:name="primary-y" chart:style-name="ch5">
            <chart:grid chart:style-name="ch6" chart:class="major"/>
          </chart:axis>
          <chart:series chart:style-name="ch7" chart:values-cell-range-address="Sheet2.D42:Sheet2.D47" chart:label-cell-address="Sheet2.D41:Sheet2.D41" chart:class="chart:bar">
            <chart:data-point chart:repeated="6"/>
          </chart:series>
          <chart:series chart:style-name="ch8" chart:values-cell-range-address="Sheet2.H42:Sheet2.H47" chart:label-cell-address="Sheet2.H41:Sheet2.H4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nd Date</text:p>
                <draw:g>
                  <svg:desc>Sheet2.D41:Sheet2.D41</svg:desc>
                </draw:g>
              </table:table-cell>
              <table:table-cell office:value-type="string">
                <text:p>% Complete</text:p>
                <draw:g>
                  <svg:desc>Sheet2.H41:Sheet2.H41</svg:desc>
                </draw:g>
              </table:table-cell>
            </table:table-row>
          </table:table-header-rows>
          <table:table-rows>
            <table:table-row>
              <table:table-cell office:value-type="string">
                <text:p>Task 1</text:p>
                <draw:g>
                  <svg:desc>Sheet2.B42:Sheet2.B47</svg:desc>
                </draw:g>
              </table:table-cell>
              <table:table-cell office:value-type="float" office:value="45682">
                <text:p>45682</text:p>
                <draw:g>
                  <svg:desc>Sheet2.D42:Sheet2.D47</svg:desc>
                </draw:g>
              </table:table-cell>
              <table:table-cell office:value-type="float" office:value="1">
                <text:p>1</text:p>
                <draw:g>
                  <svg:desc>Sheet2.H42:Sheet2.H47</svg:desc>
                </draw:g>
              </table:table-cell>
            </table:table-row>
            <table:table-row>
              <table:table-cell office:value-type="string">
                <text:p>Task 2</text:p>
              </table:table-cell>
              <table:table-cell office:value-type="float" office:value="45680">
                <text:p>45680</text:p>
              </table:table-cell>
              <table:table-cell office:value-type="float" office:value="1">
                <text:p>1</text:p>
              </table:table-cell>
            </table:table-row>
            <table:table-row>
              <table:table-cell office:value-type="string">
                <text:p>Task 3</text:p>
              </table:table-cell>
              <table:table-cell office:value-type="float" office:value="45683">
                <text:p>45683</text:p>
              </table:table-cell>
              <table:table-cell office:value-type="float" office:value="1">
                <text:p>1</text:p>
              </table:table-cell>
            </table:table-row>
            <table:table-row>
              <table:table-cell office:value-type="string">
                <text:p>Task 4</text:p>
              </table:table-cell>
              <table:table-cell office:value-type="float" office:value="45686">
                <text:p>45686</text:p>
              </table:table-cell>
              <table:table-cell office:value-type="float" office:value="0.3">
                <text:p>0.3</text:p>
              </table:table-cell>
            </table:table-row>
            <table:table-row>
              <table:table-cell office:value-type="string">
                <text:p>Task 5</text:p>
              </table:table-cell>
              <table:table-cell office:value-type="float" office:value="45687">
                <text:p>45687</text:p>
              </table:table-cell>
              <table:table-cell office:value-type="float" office:value="0.1">
                <text:p>0.1</text:p>
              </table:table-cell>
            </table:table-row>
            <table:table-row>
              <table:table-cell office:value-type="string">
                <text:p>Task 6</text:p>
              </table:table-cell>
              <table:table-cell office:value-type="float" office:value="45683">
                <text:p>45683</text:p>
              </table:table-cell>
              <table:table-cell office:value-type="float" office:value="0.1">
                <text:p>0.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6010" number:language="en" number:country="IN">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1601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335cm" svg:height="0.356cm" xlink:href=".." xlink:type="simple" chart:class="chart:bar" chart:style-name="ch1">
        <chart:title svg:x="-0.432cm" svg:y="0.143cm" chart:style-name="ch2">
          <text:p>cvxcv</text:p>
        </chart:title>
        <chart:legend chart:legend-position="end" svg:x="0cm" svg:y="0cm" style:legend-expansion="high" chart:style-name="ch3"/>
        <chart:plot-area chart:style-name="ch4" table:cell-range-address="Sheet2.H59:Sheet2.H65 Sheet2.J59:Sheet2.J65" chart:data-source-has-labels="row" svg:x="0cm" svg:y="0cm" svg:width="-32.767cm" svg:height="-32.767cm">
          <chartooo:coordinate-region svg:x="0cm" svg:y="0cm" svg:width="0cm" svg:height="0cm"/>
          <chart:axis chart:dimension="x" chart:name="primary-x" chart:style-name="ch5"/>
          <chart:axis chart:dimension="y" chart:name="primary-y" chart:style-name="ch6">
            <chart:grid chart:style-name="ch7" chart:class="major"/>
          </chart:axis>
          <chart:series chart:style-name="ch8" chart:values-cell-range-address="Sheet2.H60:Sheet2.H65" chart:label-cell-address="Sheet2.H59:Sheet2.H59" chart:class="chart:bar">
            <chart:data-point chart:repeated="6"/>
          </chart:series>
          <chart:series chart:style-name="ch9" chart:values-cell-range-address="Sheet2.J60:Sheet2.J65" chart:label-cell-address="Sheet2.J59:Sheet2.J59"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draw:g>
                  <svg:desc>Sheet2.H59:Sheet2.H59</svg:desc>
                </draw:g>
              </table:table-cell>
              <table:table-cell office:value-type="string">
                <text:p/>
                <draw:g>
                  <svg:desc>Sheet2.J59:Sheet2.J59</svg:desc>
                </draw:g>
              </table:table-cell>
            </table:table-row>
          </table:table-header-rows>
          <table:table-rows>
            <table:table-row>
              <table:table-cell office:value-type="string">
                <text:p>1</text:p>
              </table:table-cell>
              <table:table-cell office:value-type="float" office:value="NaN">
                <text:p>NaN</text:p>
                <draw:g>
                  <svg:desc>Sheet2.H60:Sheet2.H65</svg:desc>
                </draw:g>
              </table:table-cell>
              <table:table-cell office:value-type="float" office:value="NaN">
                <text:p>NaN</text:p>
                <draw:g>
                  <svg:desc>Sheet2.J60:Sheet2.J65</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0.75">
                <text:p>0.75</text:p>
              </table:table-cell>
              <table:table-cell office:value-type="float" office:value="NaN">
                <text:p>NaN</text:p>
              </table:table-cell>
            </table:table-row>
            <table:table-row>
              <table:table-cell office:value-type="string">
                <text:p>4</text:p>
              </table:table-cell>
              <table:table-cell office:value-type="float" office:value="1">
                <text:p>1</text:p>
              </table:table-cell>
              <table:table-cell office:value-type="float" office:value="NaN">
                <text:p>NaN</text:p>
              </table:table-cell>
            </table:table-row>
            <table:table-row>
              <table:table-cell office:value-type="string">
                <text:p>5</text:p>
              </table:table-cell>
              <table:table-cell office:value-type="float" office:value="0">
                <text:p>0</text:p>
              </table:table-cell>
              <table:table-cell office:value-type="float" office:value="NaN">
                <text:p>NaN</text:p>
              </table:table-cell>
            </table:table-row>
            <table:table-row>
              <table:table-cell office:value-type="string">
                <text:p>6</text:p>
              </table:table-cell>
              <table:table-cell office:value-type="float" office:value="0.3">
                <text:p>0.3</text:p>
              </table:table-cell>
              <table:table-cell office:value-type="float" office:value="NaN">
                <text:p>NaN</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447cm" svg:height="2.084cm" xlink:href=".." xlink:type="simple" chart:class="chart:bar" chart:style-name="ch1">
        <chart:title svg:x="-0.059cm" svg:y="0.177cm" chart:style-name="ch2">
          <text:p>%</text:p>
        </chart:title>
        <chart:subtitle svg:x="0.007cm" svg:y="0.997cm" chart:style-name="ch3">
          <text:p>w</text:p>
        </chart:subtitle>
        <chart:legend chart:legend-position="end" svg:x="0.026cm" svg:y="-0.651cm" style:legend-expansion="high" chart:style-name="ch4"/>
        <chart:plot-area chart:style-name="ch5" table:cell-range-address="Sheet1.A1:Sheet1.A6 Sheet1.D1:Sheet1.D6 Sheet1.F1:Sheet1.F6" chart:data-source-has-labels="row" svg:x="0cm" svg:y="0cm" svg:width="-32.767cm" svg:height="-32.767cm">
          <chartooo:coordinate-region svg:x="0cm" svg:y="0cm" svg:width="0cm" svg:height="0cm"/>
          <chart:axis chart:dimension="x" chart:name="primary-x" chart:style-name="ch6"/>
          <chart:axis chart:dimension="y" chart:name="primary-y" chart:style-name="ch7"/>
          <chart:series chart:style-name="ch8" chart:values-cell-range-address="Sheet1.A2:Sheet1.A6" chart:label-cell-address="Sheet1.A1:Sheet1.A1" chart:class="chart:bar">
            <chart:data-point chart:repeated="5"/>
          </chart:series>
          <chart:series chart:style-name="ch9" chart:values-cell-range-address="Sheet1.D2:Sheet1.D6" chart:label-cell-address="Sheet1.D1:Sheet1.D1" chart:class="chart:bar">
            <chart:data-point chart:repeated="5"/>
          </chart:series>
          <chart:series chart:style-name="ch10" chart:values-cell-range-address="Sheet1.F2:Sheet1.F6" chart:label-cell-address="Sheet1.F1:Sheet1.F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rr:522</text:p>
                <draw:g>
                  <svg:desc>Sheet1.A1:Sheet1.A1</svg:desc>
                </draw:g>
              </table:table-cell>
              <table:table-cell office:value-type="string">
                <text:p/>
                <draw:g>
                  <svg:desc>Sheet1.D1:Sheet1.D1</svg:desc>
                </draw:g>
              </table:table-cell>
              <table:table-cell office:value-type="string">
                <text:p/>
                <draw:g>
                  <svg:desc>Sheet1.F1:Sheet1.F1</svg:desc>
                </draw:g>
              </table:table-cell>
            </table:table-row>
          </table:table-header-rows>
          <table:table-rows>
            <table:table-row>
              <table:table-cell office:value-type="string">
                <text:p>1</text:p>
              </table:table-cell>
              <table:table-cell office:value-type="float" office:value="NaN">
                <text:p>NaN</text:p>
                <draw:g>
                  <svg:desc>Sheet1.A2:Sheet1.A6</svg:desc>
                </draw:g>
              </table:table-cell>
              <table:table-cell office:value-type="float" office:value="NaN">
                <text:p>NaN</text:p>
                <draw:g>
                  <svg:desc>Sheet1.D2:Sheet1.D6</svg:desc>
                </draw:g>
              </table:table-cell>
              <table:table-cell office:value-type="float" office:value="NaN">
                <text:p>NaN</text:p>
                <draw:g>
                  <svg:desc>Sheet1.F2:Sheet1.F6</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data-style-name="N0">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601cm" svg:height="8.668cm" xlink:href=".." xlink:type="simple" chart:class="chart:bar" chart:style-name="ch1">
        <chart:legend chart:legend-position="end" svg:x="15.338cm" svg:y="3.236cm" style:legend-expansion="high" chart:style-name="ch2"/>
        <chart:plot-area chart:style-name="ch3" table:cell-range-address="Sheet1.A1:Sheet1.A6 Sheet1.E1:Sheet1.G6" chart:data-source-has-labels="row" svg:x="0.802cm" svg:y="0.827cm" svg:width="13.832cm" svg:height="7.248cm">
          <chartooo:coordinate-region svg:x="1.423cm" svg:y="1.039cm" svg:width="13.211cm" svg:height="6.363cm"/>
          <chart:axis chart:dimension="x" chart:name="primary-x" chart:style-name="ch4"/>
          <chart:axis chart:dimension="y" chart:name="primary-y" chart:style-name="ch5">
            <chart:grid chart:style-name="ch6" chart:class="major"/>
          </chart:axis>
          <chart:series chart:style-name="ch7" chart:values-cell-range-address="Sheet1.A2:Sheet1.A6" chart:label-cell-address="Sheet1.A1:Sheet1.A1" chart:class="chart:bar">
            <chart:data-point chart:repeated="5"/>
          </chart:series>
          <chart:series chart:style-name="ch8" chart:values-cell-range-address="Sheet1.E2:Sheet1.E6" chart:label-cell-address="Sheet1.E1:Sheet1.E1" chart:class="chart:bar">
            <chart:data-point chart:repeated="5"/>
          </chart:series>
          <chart:series chart:style-name="ch9" chart:values-cell-range-address="Sheet1.F2:Sheet1.F6" chart:label-cell-address="Sheet1.F1:Sheet1.F1" chart:class="chart:bar">
            <chart:data-point chart:repeated="5"/>
          </chart:series>
          <chart:series chart:style-name="ch10" chart:values-cell-range-address="Sheet1.G2:Sheet1.G6" chart:label-cell-address="Sheet1.G1:Sheet1.G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522</text:p>
                <draw:g>
                  <svg:desc>Sheet1.A1:Sheet1.A1</svg:desc>
                </draw:g>
              </table:table-cell>
              <table:table-cell office:value-type="string">
                <text:p/>
                <draw:g>
                  <svg:desc>Sheet1.E1:Sheet1.E1</svg:desc>
                </draw:g>
              </table:table-cell>
              <table:table-cell office:value-type="string">
                <text:p/>
                <draw:g>
                  <svg:desc>Sheet1.F1:Sheet1.F1</svg:desc>
                </draw:g>
              </table:table-cell>
              <table:table-cell office:value-type="string">
                <text:p>0</text:p>
                <draw:g>
                  <svg:desc>Sheet1.G1:Sheet1.G1</svg:desc>
                </draw:g>
              </table:table-cell>
            </table:table-row>
          </table:table-header-rows>
          <table:table-rows>
            <table:table-row>
              <table:table-cell office:value-type="string">
                <text:p>1</text:p>
              </table:table-cell>
              <table:table-cell office:value-type="float" office:value="NaN">
                <text:p>NaN</text:p>
                <draw:g>
                  <svg:desc>Sheet1.A2:Sheet1.A6</svg:desc>
                </draw:g>
              </table:table-cell>
              <table:table-cell office:value-type="float" office:value="NaN">
                <text:p>NaN</text:p>
                <draw:g>
                  <svg:desc>Sheet1.E2:Sheet1.E6</svg:desc>
                </draw:g>
              </table:table-cell>
              <table:table-cell office:value-type="float" office:value="NaN">
                <text:p>NaN</text:p>
                <draw:g>
                  <svg:desc>Sheet1.F2:Sheet1.F6</svg:desc>
                </draw:g>
              </table:table-cell>
              <table:table-cell office:value-type="float" office:value="10">
                <text:p>10</text:p>
                <draw:g>
                  <svg:desc>Sheet1.G2:Sheet1.G6</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084cm" svg:height="1.555cm" xlink:href=".." xlink:type="simple" chart:class="chart:bar" chart:style-name="ch1">
        <chart:plot-area chart:style-name="ch2" table:cell-range-address="Sheet2.B65:Sheet2.B65 Sheet2.E65:Sheet2.E65 Sheet2.G65:Sheet2.G65" chart:data-source-has-labels="column" svg:x="0.471cm" svg:y="0.259cm" svg:width="0.571cm" svg:height="0.845cm">
          <chartooo:coordinate-region svg:x="0.564cm" svg:y="0.259cm" svg:width="0.291cm" svg:height="0.281cm"/>
          <chart:axis chart:dimension="x" chart:name="primary-x" chart:style-name="ch3" chartooo:axis-type="auto">
            <chartooo:date-scale/>
            <chart:categories table:cell-range-address="Sheet2.B65:Sheet2.B65 Sheet2.E65:Sheet2.E65 Sheet2.G65:Sheet2.G65"/>
          </chart:axis>
          <chart:axis chart:dimension="y" chart:name="primary-y" chart:style-name="ch4">
            <chart:grid chart:style-name="ch5" chart:class="major"/>
          </chart:axis>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11" style:family="chart" style:data-style-name="N11">
      <style:chart-properties chart:symbol-type="automatic" chart:symbol-width="0.179cm" chart:symbol-height="0.179cm"/>
      <style:graphic-properties draw:stroke="non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3cm" svg:height="8.99cm" xlink:href=".." xlink:type="simple" chart:class="chart:bar" chart:style-name="ch1">
        <chart:title svg:x="5.968cm" svg:y="0.315cm" chart:style-name="ch2">
          <text:p>Task VS Completion</text:p>
        </chart:title>
        <chart:plot-area chart:style-name="ch3" table:cell-range-address="Sheet2.O71:Sheet2.O71 Sheet2.O79:Sheet2.O85 Sheet2.W79:Sheet2.X85" chart:data-source-has-labels="row" svg:x="1.357cm" svg:y="1.631cm" svg:width="13.998cm" svg:height="6.172cm">
          <chartooo:coordinate-region svg:x="1.793cm" svg:y="2.306cm" svg:width="13.322cm" svg:height="4.824cm"/>
          <chart:axis chart:dimension="x" chart:name="primary-x" chart:style-name="ch4">
            <chart:title svg:x="0.451cm" svg:y="5.131cm" chart:style-name="ch5">
              <text:p>Task</text:p>
            </chart:title>
          </chart:axis>
          <chart:axis chart:dimension="y" chart:name="primary-y" chart:style-name="ch6">
            <chart:title svg:x="6.619cm" svg:y="7.983cm" chart:style-name="ch7">
              <text:p>Competion Percentage</text:p>
            </chart:title>
            <chart:grid chart:style-name="ch8" chart:class="major"/>
          </chart:axis>
          <chart:axis chart:dimension="y" chart:name="secondary-y" chart:style-name="ch9"/>
          <chart:series chart:attached-axis="primary-y" chart:style-name="ch10" chart:values-cell-range-address="Sheet2.W80:Sheet2.W85" chart:label-cell-address="Sheet2.O71:Sheet2.O71 Sheet2.O79:Sheet2.O85 Sheet2.W79:Sheet2.W79" chart:class="chart:bar">
            <chart:data-point chart:repeated="6"/>
          </chart:series>
          <chart:series chart:attached-axis="primary-y" chart:style-name="ch11" chart:values-cell-range-address="Sheet2.X80:Sheet2.X85" chart:label-cell-address="Sheet2.X79:Sheet2.X79"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ask Name Task 1 Task 2 Task 3 Task 4 Task 5 Task 6 Status</text:p>
                <text:list>
                  <text:list-item>
                    <text:p/>
                  </text:list-item>
                  <text:list-item>
                    <text:p>Task Name</text:p>
                  </text:list-item>
                  <text:list-item>
                    <text:p>Task 1</text:p>
                  </text:list-item>
                  <text:list-item>
                    <text:p>Task 2</text:p>
                  </text:list-item>
                  <text:list-item>
                    <text:p>Task 3</text:p>
                  </text:list-item>
                  <text:list-item>
                    <text:p>Task 4</text:p>
                  </text:list-item>
                  <text:list-item>
                    <text:p>Task 5</text:p>
                  </text:list-item>
                  <text:list-item>
                    <text:p>Task 6</text:p>
                  </text:list-item>
                  <text:list-item>
                    <text:p>Status</text:p>
                  </text:list-item>
                </text:list>
                <draw:g>
                  <svg:desc>Sheet2.O71:Sheet2.O71 Sheet2.O79:Sheet2.O85 Sheet2.W79:Sheet2.W79</svg:desc>
                </draw:g>
              </table:table-cell>
              <table:table-cell office:value-type="string">
                <text:p>% Complete</text:p>
                <draw:g>
                  <svg:desc>Sheet2.X79:Sheet2.X79</svg:desc>
                </draw:g>
              </table:table-cell>
            </table:table-row>
          </table:table-header-rows>
          <table:table-rows>
            <table:table-row>
              <table:table-cell office:value-type="string">
                <text:p>1</text:p>
              </table:table-cell>
              <table:table-cell office:value-type="float" office:value="NaN">
                <text:p>NaN</text:p>
                <draw:g>
                  <svg:desc>Sheet2.W80:Sheet2.W85</svg:desc>
                </draw:g>
              </table:table-cell>
              <table:table-cell office:value-type="float" office:value="1">
                <text:p>1</text:p>
                <draw:g>
                  <svg:desc>Sheet2.X80:Sheet2.X85</svg:desc>
                </draw:g>
              </table:table-cell>
            </table:table-row>
            <table:table-row>
              <table:table-cell office:value-type="string">
                <text:p>2</text:p>
              </table:table-cell>
              <table:table-cell office:value-type="float" office:value="NaN">
                <text:p>NaN</text:p>
              </table:table-cell>
              <table:table-cell office:value-type="float" office:value="1">
                <text:p>1</text:p>
              </table:table-cell>
            </table:table-row>
            <table:table-row>
              <table:table-cell office:value-type="string">
                <text:p>3</text:p>
              </table:table-cell>
              <table:table-cell office:value-type="float" office:value="NaN">
                <text:p>NaN</text:p>
              </table:table-cell>
              <table:table-cell office:value-type="float" office:value="1">
                <text:p>1</text:p>
              </table:table-cell>
            </table:table-row>
            <table:table-row>
              <table:table-cell office:value-type="string">
                <text:p>4</text:p>
              </table:table-cell>
              <table:table-cell office:value-type="float" office:value="NaN">
                <text:p>NaN</text:p>
              </table:table-cell>
              <table:table-cell office:value-type="float" office:value="0.3">
                <text:p>0.3</text:p>
              </table:table-cell>
            </table:table-row>
            <table:table-row>
              <table:table-cell office:value-type="string">
                <text:p>5</text:p>
              </table:table-cell>
              <table:table-cell office:value-type="float" office:value="NaN">
                <text:p>NaN</text:p>
              </table:table-cell>
              <table:table-cell office:value-type="float" office:value="0.3">
                <text:p>0.3</text:p>
              </table:table-cell>
            </table:table-row>
            <table:table-row>
              <table:table-cell office:value-type="string">
                <text:p>6</text:p>
              </table:table-cell>
              <table:table-cell office:value-type="float" office:value="NaN">
                <text:p>NaN</text:p>
              </table:table-cell>
              <table:table-cell office:value-type="float" office:value="0.1">
                <text:p>0.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16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6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79cm" svg:height="9.006cm" xlink:href="." xlink:type="simple" chart:class="chart:bar" chart:style-name="ch1">
        <chart:title svg:x="6.212cm" svg:y="0.316cm" chart:style-name="ch2">
          <text:p>Task VS Duration</text:p>
        </chart:title>
        <chart:legend chart:legend-position="end" svg:x="13.954cm" svg:y="4.191cm" style:legend-expansion="high" chart:style-name="ch3"/>
        <chart:plot-area chart:style-name="ch4" chart:data-source-has-labels="both" svg:x="1.357cm" svg:y="1.635cm" svg:width="11.959cm" svg:height="6.183cm">
          <chartooo:coordinate-region svg:x="1.793cm" svg:y="1.847cm" svg:width="11.523cm" svg:height="4.874cm"/>
          <chart:axis chart:dimension="x" chart:name="primary-x" chart:style-name="ch5" chartooo:axis-type="auto">
            <chartooo:date-scale/>
            <chart:title svg:x="5.149cm" svg:y="7.999cm" chart:style-name="ch6">
              <text:p>Task name &amp; Task Assigined</text:p>
            </chart:title>
            <chart:categories table:cell-range-address="local-table.$A$2:.$A$7"/>
          </chart:axis>
          <chart:axis chart:dimension="y" chart:name="primary-y" chart:style-name="ch7">
            <chart:title svg:x="0.451cm" svg:y="5.961cm" chart:style-name="ch8">
              <text:p>Remainng Days</text:p>
            </chart:title>
            <chart:grid chart:style-name="ch9" chart:class="major"/>
          </chart:axis>
          <chart:series chart:style-name="ch10" chart:values-cell-range-address="local-table.$B$2:.$B$7" chart:label-cell-address="local-table.$B$1"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text:p>
              </table:table-cell>
            </table:table-row>
          </table:table-header-rows>
          <table:table-rows>
            <table:table-row>
              <table:table-cell office:value-type="string">
                <text:p>Task 1 a</text:p>
                <text:list>
                  <text:list-item>
                    <text:p>Task 1</text:p>
                  </text:list-item>
                  <text:list-item>
                    <text:p>a</text:p>
                  </text:list-item>
                </text:list>
              </table:table-cell>
              <table:table-cell office:value-type="float" office:value="5">
                <text:p>5</text:p>
              </table:table-cell>
            </table:table-row>
            <table:table-row>
              <table:table-cell office:value-type="string">
                <text:p>Task 2 b</text:p>
                <text:list>
                  <text:list-item>
                    <text:p>Task 2</text:p>
                  </text:list-item>
                  <text:list-item>
                    <text:p>b</text:p>
                  </text:list-item>
                </text:list>
              </table:table-cell>
              <table:table-cell office:value-type="float" office:value="2">
                <text:p>2</text:p>
              </table:table-cell>
            </table:table-row>
            <table:table-row>
              <table:table-cell office:value-type="string">
                <text:p>Task 3 c</text:p>
                <text:list>
                  <text:list-item>
                    <text:p>Task 3</text:p>
                  </text:list-item>
                  <text:list-item>
                    <text:p>c</text:p>
                  </text:list-item>
                </text:list>
              </table:table-cell>
              <table:table-cell office:value-type="float" office:value="4">
                <text:p>4</text:p>
              </table:table-cell>
            </table:table-row>
            <table:table-row>
              <table:table-cell office:value-type="string">
                <text:p>Task 4 d</text:p>
                <text:list>
                  <text:list-item>
                    <text:p>Task 4</text:p>
                  </text:list-item>
                  <text:list-item>
                    <text:p>d</text:p>
                  </text:list-item>
                </text:list>
              </table:table-cell>
              <table:table-cell office:value-type="float" office:value="6">
                <text:p>6</text:p>
              </table:table-cell>
            </table:table-row>
            <table:table-row>
              <table:table-cell office:value-type="string">
                <text:p>Task 5 b</text:p>
                <text:list>
                  <text:list-item>
                    <text:p>Task 5</text:p>
                  </text:list-item>
                  <text:list-item>
                    <text:p>b</text:p>
                  </text:list-item>
                </text:list>
              </table:table-cell>
              <table:table-cell office:value-type="float" office:value="6">
                <text:p>6</text:p>
              </table:table-cell>
            </table:table-row>
            <table:table-row>
              <table:table-cell office:value-type="string">
                <text:p>Task 6 d</text:p>
                <text:list>
                  <text:list-item>
                    <text:p>Task 6</text:p>
                  </text:list-item>
                  <text:list-item>
                    <text:p>d</text:p>
                  </text:list-item>
                </text:list>
              </table:table-cell>
              <table:table-cell office:value-type="float" office:value="2">
                <text:p>2</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use-zero" chart:right-angled-axes="true"/>
    </style:style>
    <style:style style:name="ch5" style:family="chart" style:data-style-name="N3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9.007cm" xlink:href=".." xlink:type="simple" chart:class="chart:area" chart:style-name="ch1">
        <chart:title svg:x="5.36cm" svg:y="0.316cm" chart:style-name="ch2">
          <text:p>Start date vs completion %</text:p>
        </chart:title>
        <chart:legend chart:legend-position="end" svg:x="13.358cm" svg:y="4.191cm" style:legend-expansion="high" chart:style-name="ch3"/>
        <chart:plot-area chart:style-name="ch4" table:cell-range-address="Sheet2.Q80:Sheet2.Q85 Sheet2.X79:Sheet2.X85" chart:data-source-has-labels="both" svg:x="1.357cm" svg:y="1.635cm" svg:width="11.363cm" svg:height="6.184cm">
          <chartooo:coordinate-region svg:x="2.957cm" svg:y="1.848cm" svg:width="9.763cm" svg:height="5.298cm"/>
          <chart:axis chart:dimension="x" chart:name="primary-x" chart:style-name="ch5" chartooo:axis-type="auto">
            <chartooo:date-scale/>
            <chart:title svg:x="6.293cm" svg:y="8cm" chart:style-name="ch6">
              <text:p>Start date</text:p>
            </chart:title>
            <chart:categories table:cell-range-address="Sheet2.Q80:Sheet2.Q85"/>
          </chart:axis>
          <chart:axis chart:dimension="y" chart:name="primary-y" chart:style-name="ch7">
            <chart:title svg:x="0.451cm" svg:y="5.776cm" chart:style-name="ch8">
              <text:p>completion %</text:p>
            </chart:title>
            <chart:grid chart:style-name="ch9" chart:class="major"/>
          </chart:axis>
          <chart:series chart:style-name="ch10" chart:values-cell-range-address="Sheet2.X80:Sheet2.X85" chart:label-cell-address="Sheet2.X79:Sheet2.X79" chart:class="chart:area">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Complete</text:p>
                <draw:g>
                  <svg:desc>Sheet2.X79:Sheet2.X79</svg:desc>
                </draw:g>
              </table:table-cell>
            </table:table-row>
          </table:table-header-rows>
          <table:table-rows>
            <table:table-row>
              <table:table-cell office:value-type="float" office:value="45677">
                <text:p>45680</text:p>
                <draw:g>
                  <svg:desc>Sheet2.Q80:Sheet2.Q85</svg:desc>
                </draw:g>
              </table:table-cell>
              <table:table-cell office:value-type="float" office:value="1">
                <text:p>1</text:p>
                <draw:g>
                  <svg:desc>Sheet2.X80:Sheet2.X85</svg:desc>
                </draw:g>
              </table:table-cell>
            </table:table-row>
            <table:table-row>
              <table:table-cell office:value-type="float" office:value="45678">
                <text:p>45680</text:p>
              </table:table-cell>
              <table:table-cell office:value-type="float" office:value="1">
                <text:p>1</text:p>
              </table:table-cell>
            </table:table-row>
            <table:table-row>
              <table:table-cell office:value-type="float" office:value="45679">
                <text:p>45680</text:p>
              </table:table-cell>
              <table:table-cell office:value-type="float" office:value="1">
                <text:p>1</text:p>
              </table:table-cell>
            </table:table-row>
            <table:table-row>
              <table:table-cell office:value-type="float" office:value="45680">
                <text:p>45680</text:p>
              </table:table-cell>
              <table:table-cell office:value-type="float" office:value="0.3">
                <text:p>0.3</text:p>
              </table:table-cell>
            </table:table-row>
            <table:table-row>
              <table:table-cell office:value-type="float" office:value="45681">
                <text:p>45680</text:p>
              </table:table-cell>
              <table:table-cell office:value-type="float" office:value="0.3">
                <text:p>0.3</text:p>
              </table:table-cell>
            </table:table-row>
            <table:table-row>
              <table:table-cell office:value-type="float" office:value="45681">
                <text:p>45680</text:p>
              </table:table-cell>
              <table:table-cell office:value-type="float" office:value="0.1">
                <text:p>0.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data-style-name="N1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0"/>
      <style:text-properties fo:font-size="9pt" style:font-size-asian="9pt" style:font-size-complex="9pt"/>
    </style:style>
    <style:style style:name="ch9" style:family="chart">
      <style:graphic-properties svg:stroke-color="#b3b3b3"/>
    </style:style>
    <style:style style:name="ch10" style:family="chart" style:data-style-name="N11">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8.996cm" xlink:href=".." xlink:type="simple" chart:class="chart:bar" chart:style-name="ch1">
        <chart:title svg:x="6.166cm" svg:y="0.315cm" chart:style-name="ch2">
          <text:p>task vs completion</text:p>
        </chart:title>
        <chart:legend chart:legend-position="end" svg:x="13.358cm" svg:y="4.186cm" style:legend-expansion="high" chart:style-name="ch3"/>
        <chart:plot-area chart:style-name="ch4" table:cell-range-address="Sheet2.O80:Sheet2.O85 Sheet2.X79:Sheet2.X85" chart:data-source-has-labels="both" svg:x="1.357cm" svg:y="1.631cm" svg:width="11.363cm" svg:height="6.178cm">
          <chartooo:coordinate-region svg:x="2.64cm" svg:y="1.631cm" svg:width="9.404cm" svg:height="5.505cm"/>
          <chart:axis chart:dimension="x" chart:name="primary-x" chart:style-name="ch5" chartooo:axis-type="auto">
            <chartooo:date-scale/>
            <chart:title svg:x="0.451cm" svg:y="5.769cm" chart:style-name="ch6">
              <text:p>completion %</text:p>
            </chart:title>
            <chart:categories table:cell-range-address="Sheet2.O80:Sheet2.O85"/>
          </chart:axis>
          <chart:axis chart:dimension="y" chart:name="primary-y" chart:style-name="ch7">
            <chart:title svg:x="6.676cm" svg:y="7.989cm" chart:style-name="ch8">
              <text:p>task</text:p>
            </chart:title>
            <chart:grid chart:style-name="ch9" chart:class="major"/>
          </chart:axis>
          <chart:series chart:style-name="ch10" chart:values-cell-range-address="Sheet2.X80:Sheet2.X85" chart:label-cell-address="Sheet2.X79:Sheet2.X79"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Complete</text:p>
                <draw:g>
                  <svg:desc>Sheet2.X79:Sheet2.X79</svg:desc>
                </draw:g>
              </table:table-cell>
            </table:table-row>
          </table:table-header-rows>
          <table:table-rows>
            <table:table-row>
              <table:table-cell office:value-type="string">
                <text:p>Task 1</text:p>
                <draw:g>
                  <svg:desc>Sheet2.O80:Sheet2.O85</svg:desc>
                </draw:g>
              </table:table-cell>
              <table:table-cell office:value-type="float" office:value="1">
                <text:p>1</text:p>
                <draw:g>
                  <svg:desc>Sheet2.X80:Sheet2.X85</svg:desc>
                </draw:g>
              </table:table-cell>
            </table:table-row>
            <table:table-row>
              <table:table-cell office:value-type="string">
                <text:p>Task 2</text:p>
              </table:table-cell>
              <table:table-cell office:value-type="float" office:value="1">
                <text:p>1</text:p>
              </table:table-cell>
            </table:table-row>
            <table:table-row>
              <table:table-cell office:value-type="string">
                <text:p>Task 3</text:p>
              </table:table-cell>
              <table:table-cell office:value-type="float" office:value="1">
                <text:p>1</text:p>
              </table:table-cell>
            </table:table-row>
            <table:table-row>
              <table:table-cell office:value-type="string">
                <text:p>Task 4</text:p>
              </table:table-cell>
              <table:table-cell office:value-type="float" office:value="0.3">
                <text:p>0.3</text:p>
              </table:table-cell>
            </table:table-row>
            <table:table-row>
              <table:table-cell office:value-type="string">
                <text:p>Task 5</text:p>
              </table:table-cell>
              <table:table-cell office:value-type="float" office:value="0.3">
                <text:p>0.3</text:p>
              </table:table-cell>
            </table:table-row>
            <table:table-row>
              <table:table-cell office:value-type="string">
                <text:p>Task 6</text:p>
              </table:table-cell>
              <table:table-cell office:value-type="float" office:value="0.1">
                <text:p>0.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dash" draw:stroke-dash="Fine_20_Dashed"/>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8.671cm" svg:height="2.932cm" xlink:href=".." xlink:type="simple" chart:class="chart:bar" chart:style-name="ch1">
        <chart:plot-area chart:style-name="ch2" svg:x="0.623cm" svg:y="0.367cm" svg:width="7.702cm" svg:height="2.087cm">
          <chartooo:coordinate-region svg:x="1.244cm" svg:y="0.579cm" svg:width="7.081cm" svg:height="1.663cm"/>
          <chart:axis chart:dimension="x" chart:name="primary-x" chart:style-name="ch3"/>
          <chart:axis chart:dimension="y" chart:name="primary-y" chart:style-name="ch4">
            <chart:grid chart:style-name="ch5" chart:class="major"/>
          </chart:axis>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stroke-dash draw:name="Fine_20_Dashed" draw:display-name="Fine Dashed" draw:style="rect" draw:dots1="1" draw:dots1-length="0.508cm" draw:dots2="1" draw:dots2-length="0.508cm" draw:distance="0.508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8.998cm" xlink:href="." xlink:type="simple" chart:class="chart:scatter" chart:style-name="ch1">
        <chart:title svg:x="4.649cm" svg:y="0.315cm" chart:style-name="ch2">
          <text:p>Remaining days VS completion %</text:p>
        </chart:title>
        <chart:legend chart:legend-position="end" svg:x="13.366cm" svg:y="4.187cm" style:legend-expansion="high" chart:style-name="ch3"/>
        <chart:plot-area chart:style-name="ch4" chart:data-source-has-labels="both" svg:x="1.358cm" svg:y="1.631cm" svg:width="11.368cm" svg:height="6.18cm">
          <chartooo:coordinate-region svg:x="2.085cm" svg:y="1.844cm" svg:width="10.401cm" svg:height="5.294cm"/>
          <chart:axis chart:dimension="x" chart:name="primary-x" chart:style-name="ch5" chartooo:axis-type="auto">
            <chart:title svg:x="5.754cm" svg:y="7.991cm" chart:style-name="ch6">
              <text:p>Remaining days </text:p>
            </chart:title>
            <chart:categories table:cell-range-address="local-table.$A$2:.$A$7"/>
          </chart:axis>
          <chart:axis chart:dimension="y" chart:name="primary-y" chart:style-name="ch5">
            <chart:title svg:x="0.451cm" svg:y="5.77cm" chart:style-name="ch7">
              <text:p>completion %</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Complete</text:p>
              </table:table-cell>
            </table:table-row>
          </table:table-header-rows>
          <table:table-rows>
            <table:table-row>
              <table:table-cell office:value-type="string">
                <text:p>1</text:p>
              </table:table-cell>
              <table:table-cell office:value-type="float" office:value="5">
                <text:p>5</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
                <text:p>1</text:p>
              </table:table-cell>
            </table:table-row>
            <table:table-row>
              <table:table-cell office:value-type="string">
                <text:p>3</text:p>
              </table:table-cell>
              <table:table-cell office:value-type="float" office:value="4">
                <text:p>4</text:p>
              </table:table-cell>
              <table:table-cell office:value-type="float" office:value="1">
                <text:p>1</text:p>
              </table:table-cell>
            </table:table-row>
            <table:table-row>
              <table:table-cell office:value-type="string">
                <text:p>4</text:p>
              </table:table-cell>
              <table:table-cell office:value-type="float" office:value="6">
                <text:p>6</text:p>
              </table:table-cell>
              <table:table-cell office:value-type="float" office:value="0.3">
                <text:p>0.3</text:p>
              </table:table-cell>
            </table:table-row>
            <table:table-row>
              <table:table-cell office:value-type="string">
                <text:p>5</text:p>
              </table:table-cell>
              <table:table-cell office:value-type="float" office:value="6">
                <text:p>6</text:p>
              </table:table-cell>
              <table:table-cell office:value-type="float" office:value="0.3">
                <text:p>0.3</text:p>
              </table:table-cell>
            </table:table-row>
            <table:table-row>
              <table:table-cell office:value-type="string">
                <text:p>6</text:p>
              </table:table-cell>
              <table:table-cell office:value-type="float" office:value="2">
                <text:p>2</text:p>
              </table:table-cell>
              <table:table-cell office:value-type="float" office:value="0.1">
                <text:p>0.1</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10.223cm" xlink:href=".." xlink:type="simple" chart:class="chart:bubble" chart:style-name="ch1">
        <chart:legend chart:legend-position="end" svg:x="13.79cm" svg:y="4.799cm" style:legend-expansion="high" chart:style-name="ch2"/>
        <chart:plot-area chart:style-name="ch3" table:cell-range-address="Sheet1.P107:Sheet1.P112 Sheet1.S107:Sheet1.T112 Sheet1.T106:Sheet1.T106" chart:data-source-has-labels="both" svg:x="0.77cm" svg:y="0.951cm" svg:width="12.38cm" svg:height="8.648cm">
          <chartooo:coordinate-region svg:x="1.391cm" svg:y="1.163cm" svg:width="11.572cm" svg:height="7.763cm"/>
          <chart:axis chart:dimension="x" chart:name="primary-x" chart:style-name="ch4" chartooo:axis-type="auto">
            <chart:categories table:cell-range-address="Sheet1.P107:Sheet1.P112 Sheet1.S107:Sheet1.S112"/>
          </chart:axis>
          <chart:axis chart:dimension="y" chart:name="primary-y" chart:style-name="ch4">
            <chart:grid chart:style-name="ch5" chart:class="major"/>
          </chart:axis>
          <chart:series chart:style-name="ch6" chart:values-cell-range-address="Sheet1.T107:Sheet1.T112" chart:label-cell-address="Sheet1.T106:Sheet1.T106" chart:class="chart:bubble">
            <chart:domain table:cell-range-address="Sheet1.P107:Sheet1.P112 Sheet1.S107:Sheet1.S112"/>
            <chart:domain table:cell-range-address="Sheet1.P107:Sheet1.P112 Sheet1.S107:Sheet1.S112"/>
            <chart:data-point chart:repeated="12"/>
          </chart:series>
          <chart:wall chart:style-name="ch7"/>
          <chart:floor chart:style-name="ch8"/>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P Column S</text:p>
              </table:table-cell>
              <table:table-cell office:value-type="string">
                <text:p>Column P Column S</text:p>
              </table:table-cell>
              <table:table-cell office:value-type="string">
                <text:p/>
                <draw:g>
                  <svg:desc>Sheet1.T106:Sheet1.T106</svg:desc>
                </draw:g>
              </table:table-cell>
            </table:table-row>
          </table:table-header-rows>
          <table:table-rows>
            <table:table-row>
              <table:table-cell office:value-type="string">
                <text:p/>
                <text:list>
                  <text:list-item>
                    <text:p/>
                  </text:list-item>
                  <text:list-item>
                    <text:p/>
                  </text:list-item>
                </text:list>
                <draw:g>
                  <svg:desc>Sheet1.P107:Sheet1.P112 Sheet1.S107:Sheet1.S112</svg:desc>
                </draw:g>
              </table:table-cell>
              <table:table-cell office:value-type="float" office:value="NaN">
                <text:p>NaN</text:p>
                <draw:g>
                  <svg:desc>Sheet1.P107:Sheet1.P112 Sheet1.S107:Sheet1.S112</svg:desc>
                </draw:g>
              </table:table-cell>
              <table:table-cell office:value-type="float" office:value="NaN">
                <text:p>NaN</text:p>
                <draw:g>
                  <svg:desc>Sheet1.P107:Sheet1.P112 Sheet1.S107:Sheet1.S112</svg:desc>
                </draw:g>
              </table:table-cell>
              <table:table-cell office:value-type="float" office:value="NaN">
                <text:p>NaN</text:p>
                <draw:g>
                  <svg:desc>Sheet1.T107:Sheet1.T112</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2cm" svg:height="9.004cm" xlink:href=".." xlink:type="simple" chart:class="chart:bubble" chart:style-name="ch1">
        <chart:title svg:x="4.751cm" svg:y="0.316cm" chart:style-name="ch2">
          <text:p>Task VS Priority VS Complete %</text:p>
        </chart:title>
        <chart:legend chart:legend-position="end" svg:x="13.358cm" svg:y="4.19cm" style:legend-expansion="high" chart:style-name="ch3"/>
        <chart:plot-area chart:style-name="ch4" table:cell-range-address="Sheet2.O80:Sheet2.O85 Sheet2.U80:Sheet2.U85 Sheet2.X79:Sheet2.X85" chart:data-source-has-labels="both" svg:x="0.769cm" svg:y="1.635cm" svg:width="11.951cm" svg:height="6.769cm">
          <chartooo:coordinate-region svg:x="1.205cm" svg:y="1.848cm" svg:width="11.421cm" svg:height="5.883cm"/>
          <chart:axis chart:dimension="x" chart:name="primary-x" chart:style-name="ch5" chartooo:axis-type="auto">
            <chart:categories table:cell-range-address="Sheet2.O80:Sheet2.O85 Sheet2.U80:Sheet2.U85"/>
          </chart:axis>
          <chart:axis chart:dimension="y" chart:name="primary-y" chart:style-name="ch5">
            <chart:grid chart:style-name="ch6" chart:class="major"/>
          </chart:axis>
          <chart:series chart:style-name="ch7" chart:values-cell-range-address="Sheet2.X80:Sheet2.X85" chart:label-cell-address="Sheet2.X79:Sheet2.X79" chart:class="chart:bubbl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Complete</text:p>
                <draw:g>
                  <svg:desc>Sheet2.X79:Sheet2.X79</svg:desc>
                </draw:g>
              </table:table-cell>
            </table:table-row>
          </table:table-header-rows>
          <table:table-rows>
            <table:table-row>
              <table:table-cell office:value-type="string">
                <text:p>Task 1 Critical</text:p>
                <text:list>
                  <text:list-item>
                    <text:p>Task 1</text:p>
                  </text:list-item>
                  <text:list-item>
                    <text:p>Critical</text:p>
                  </text:list-item>
                </text:list>
                <draw:g>
                  <svg:desc>Sheet2.O80:Sheet2.O85 Sheet2.U80:Sheet2.U85</svg:desc>
                </draw:g>
              </table:table-cell>
              <table:table-cell office:value-type="float" office:value="1">
                <text:p>1</text:p>
                <draw:g>
                  <svg:desc>Sheet2.X80:Sheet2.X85</svg:desc>
                </draw:g>
              </table:table-cell>
            </table:table-row>
            <table:table-row>
              <table:table-cell office:value-type="string">
                <text:p>Task 2 Low </text:p>
                <text:list>
                  <text:list-item>
                    <text:p>Task 2</text:p>
                  </text:list-item>
                  <text:list-item>
                    <text:p>Low </text:p>
                  </text:list-item>
                </text:list>
              </table:table-cell>
              <table:table-cell office:value-type="float" office:value="1">
                <text:p>1</text:p>
              </table:table-cell>
            </table:table-row>
            <table:table-row>
              <table:table-cell office:value-type="string">
                <text:p>Task 3 Low </text:p>
                <text:list>
                  <text:list-item>
                    <text:p>Task 3</text:p>
                  </text:list-item>
                  <text:list-item>
                    <text:p>Low </text:p>
                  </text:list-item>
                </text:list>
              </table:table-cell>
              <table:table-cell office:value-type="float" office:value="1">
                <text:p>1</text:p>
              </table:table-cell>
            </table:table-row>
            <table:table-row>
              <table:table-cell office:value-type="string">
                <text:p>Task 4 Low </text:p>
                <text:list>
                  <text:list-item>
                    <text:p>Task 4</text:p>
                  </text:list-item>
                  <text:list-item>
                    <text:p>Low </text:p>
                  </text:list-item>
                </text:list>
              </table:table-cell>
              <table:table-cell office:value-type="float" office:value="0.3">
                <text:p>0.3</text:p>
              </table:table-cell>
            </table:table-row>
            <table:table-row>
              <table:table-cell office:value-type="string">
                <text:p>Task 5 Important</text:p>
                <text:list>
                  <text:list-item>
                    <text:p>Task 5</text:p>
                  </text:list-item>
                  <text:list-item>
                    <text:p>Important</text:p>
                  </text:list-item>
                </text:list>
              </table:table-cell>
              <table:table-cell office:value-type="float" office:value="0.3">
                <text:p>0.3</text:p>
              </table:table-cell>
            </table:table-row>
            <table:table-row>
              <table:table-cell office:value-type="string">
                <text:p>Task 6 Low </text:p>
                <text:list>
                  <text:list-item>
                    <text:p>Task 6</text:p>
                  </text:list-item>
                  <text:list-item>
                    <text:p>Low </text:p>
                  </text:list-item>
                </text:list>
              </table:table-cell>
              <table:table-cell office:value-type="float" office:value="0.1">
                <text:p>0.1</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data-style-name="N0">
      <style:graphic-properties draw:stroke="none" draw:fill-color="#ff42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3cm" svg:height="9.005cm" xlink:href=".." xlink:type="simple" chart:class="chart:circle" chart:style-name="ch1">
        <chart:title svg:x="6.153cm" svg:y="0.316cm" chart:style-name="ch2">
          <text:p>Total completed %</text:p>
        </chart:title>
        <chart:legend chart:legend-position="end" svg:x="15.053cm" svg:y="2.88cm" style:legend-expansion="high" chart:style-name="ch3"/>
        <chart:plot-area chart:style-name="ch4" table:cell-range-address="Sheet2.X79:Sheet2.Y85" chart:data-source-has-labels="row" svg:x="3.871cm" svg:y="1.453cm" svg:width="7.367cm" svg:height="7.368cm">
          <chartooo:coordinate-region svg:x="3.871cm" svg:y="1.454cm" svg:width="7.368cm" svg:height="7.367cm"/>
          <chart:axis chart:dimension="x" chart:name="primary-x" chart:style-name="ch5"/>
          <chart:axis chart:dimension="y" chart:name="primary-y" chart:style-name="ch6">
            <chart:grid chart:style-name="ch7" chart:class="major"/>
          </chart:axis>
          <chart:series chart:style-name="ch8" chart:values-cell-range-address="Sheet2.X80:Sheet2.X85" chart:label-cell-address="Sheet2.X79:Sheet2.X79" chart:class="chart:circle">
            <chart:data-point chart:style-name="ch9"/>
            <chart:data-point chart:style-name="ch10"/>
            <chart:data-point chart:style-name="ch11"/>
            <chart:data-point chart:style-name="ch12"/>
            <chart:data-point chart:style-name="ch13"/>
            <chart:data-point chart:style-name="ch14"/>
          </chart:series>
          <chart:series chart:style-name="ch15" chart:values-cell-range-address="Sheet2.Y80:Sheet2.Y85" chart:label-cell-address="Sheet2.Y79:Sheet2.Y79" chart:class="chart:circle">
            <chart:data-point chart:style-name="ch9"/>
            <chart:data-point chart:style-name="ch10"/>
            <chart:data-point chart:style-name="ch11"/>
            <chart:data-point chart:style-name="ch12"/>
            <chart:data-point chart:style-name="ch13"/>
            <chart:data-point chart:style-name="ch14"/>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Complete</text:p>
                <draw:g>
                  <svg:desc>Sheet2.X79:Sheet2.X79</svg:desc>
                </draw:g>
              </table:table-cell>
              <table:table-cell office:value-type="string">
                <text:p>Expected Completeion %</text:p>
                <draw:g>
                  <svg:desc>Sheet2.Y79:Sheet2.Y79</svg:desc>
                </draw:g>
              </table:table-cell>
            </table:table-row>
          </table:table-header-rows>
          <table:table-rows>
            <table:table-row>
              <table:table-cell office:value-type="string">
                <text:p>1</text:p>
              </table:table-cell>
              <table:table-cell office:value-type="float" office:value="1">
                <text:p>1</text:p>
                <draw:g>
                  <svg:desc>Sheet2.X80:Sheet2.X85</svg:desc>
                </draw:g>
              </table:table-cell>
              <table:table-cell office:value-type="float" office:value="100">
                <text:p>100</text:p>
                <draw:g>
                  <svg:desc>Sheet2.Y80:Sheet2.Y85</svg:desc>
                </draw:g>
              </table:table-cell>
            </table:table-row>
            <table:table-row>
              <table:table-cell office:value-type="string">
                <text:p>2</text:p>
              </table:table-cell>
              <table:table-cell office:value-type="float" office:value="1">
                <text:p>1</text:p>
              </table:table-cell>
              <table:table-cell office:value-type="float" office:value="100">
                <text:p>100</text:p>
              </table:table-cell>
            </table:table-row>
            <table:table-row>
              <table:table-cell office:value-type="string">
                <text:p>3</text:p>
              </table:table-cell>
              <table:table-cell office:value-type="float" office:value="1">
                <text:p>1</text:p>
              </table:table-cell>
              <table:table-cell office:value-type="float" office:value="100">
                <text:p>100</text:p>
              </table:table-cell>
            </table:table-row>
            <table:table-row>
              <table:table-cell office:value-type="string">
                <text:p>4</text:p>
              </table:table-cell>
              <table:table-cell office:value-type="float" office:value="0.3">
                <text:p>0.3</text:p>
              </table:table-cell>
              <table:table-cell office:value-type="float" office:value="100">
                <text:p>100</text:p>
              </table:table-cell>
            </table:table-row>
            <table:table-row>
              <table:table-cell office:value-type="string">
                <text:p>5</text:p>
              </table:table-cell>
              <table:table-cell office:value-type="float" office:value="0.3">
                <text:p>0.3</text:p>
              </table:table-cell>
              <table:table-cell office:value-type="float" office:value="100">
                <text:p>100</text:p>
              </table:table-cell>
            </table:table-row>
            <table:table-row>
              <table:table-cell office:value-type="string">
                <text:p>6</text:p>
              </table:table-cell>
              <table:table-cell office:value-type="float" office:value="0.1">
                <text:p>0.1</text:p>
              </table:table-cell>
              <table:table-cell office:value-type="float" office:value="100">
                <text:p>100</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2cm" svg:height="9.004cm" xlink:href="." xlink:type="simple" chart:class="chart:radar" chart:style-name="ch1">
        <chart:title svg:x="4.989cm" svg:y="0.316cm" chart:style-name="ch2">
          <text:p>Task completion VS Employee</text:p>
        </chart:title>
        <chart:legend chart:legend-position="end" svg:x="13.782cm" svg:y="4.19cm" style:legend-expansion="high" chart:style-name="ch3"/>
        <chart:plot-area chart:style-name="ch4" chart:data-source-has-labels="both" svg:x="0.769cm" svg:y="1.455cm" svg:width="12.694cm" svg:height="6.949cm">
          <chartooo:coordinate-region svg:x="4.372cm" svg:y="2.342cm" svg:width="5.487cm" svg:height="5.487cm"/>
          <chart:axis chart:dimension="x" chart:name="primary-x" chart:style-name="ch5"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rad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Assigined</text:p>
              </table:table-cell>
              <table:table-cell office:value-type="float" office:value="NaN">
                <text:p>NaN</text:p>
              </table:table-cell>
            </table:table-row>
            <table:table-row>
              <table:table-cell office:value-type="string">
                <text:p>a</text:p>
              </table:table-cell>
              <table:table-cell office:value-type="float" office:value="1">
                <text:p>1</text:p>
              </table:table-cell>
            </table:table-row>
            <table:table-row>
              <table:table-cell office:value-type="string">
                <text:p>b</text:p>
              </table:table-cell>
              <table:table-cell office:value-type="float" office:value="1">
                <text:p>1</text:p>
              </table:table-cell>
            </table:table-row>
            <table:table-row>
              <table:table-cell office:value-type="string">
                <text:p>c</text:p>
              </table:table-cell>
              <table:table-cell office:value-type="float" office:value="1">
                <text:p>1</text:p>
              </table:table-cell>
            </table:table-row>
            <table:table-row>
              <table:table-cell office:value-type="string">
                <text:p>d</text:p>
              </table:table-cell>
              <table:table-cell office:value-type="float" office:value="0.3">
                <text:p>0.3</text:p>
              </table:table-cell>
            </table:table-row>
            <table:table-row>
              <table:table-cell office:value-type="string">
                <text:p>b</text:p>
              </table:table-cell>
              <table:table-cell office:value-type="float" office:value="0.3">
                <text:p>0.3</text:p>
              </table:table-cell>
            </table:table-row>
            <table:table-row>
              <table:table-cell office:value-type="string">
                <text:p>d</text:p>
              </table:table-cell>
              <table:table-cell office:value-type="float" office:value="0.1">
                <text:p>0.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001cm" xlink:href=".." xlink:type="simple" chart:class="chart:line" chart:style-name="ch1">
        <chart:title svg:x="4.609cm" svg:y="0.316cm" chart:style-name="ch2">
          <text:p>Expected VS Actual Completion %</text:p>
        </chart:title>
        <chart:legend chart:legend-position="end" svg:x="13.201cm" svg:y="3.926cm" style:legend-expansion="high" chart:style-name="ch3"/>
        <chart:plot-area chart:style-name="ch4" table:cell-range-address="Sheet1.R91:Sheet1.S97" chart:data-source-has-labels="row" svg:x="1.358cm" svg:y="1.635cm" svg:width="11.203cm" svg:height="6.178cm">
          <chartooo:coordinate-region svg:x="2.165cm" svg:y="1.847cm" svg:width="10.302cm" svg:height="5.293cm"/>
          <chart:axis chart:dimension="x" chart:name="primary-x" chart:style-name="ch5">
            <chart:title svg:x="6.545cm" svg:y="7.994cm" chart:style-name="ch6">
              <text:p>Task</text:p>
            </chart:title>
          </chart:axis>
          <chart:axis chart:dimension="y" chart:name="primary-y" chart:style-name="ch5">
            <chart:title svg:x="0.451cm" svg:y="5.813cm" chart:style-name="ch7">
              <text:p>Completion %</text:p>
            </chart:title>
            <chart:grid chart:style-name="ch8" chart:class="major"/>
          </chart:axis>
          <chart:series chart:style-name="ch9" chart:values-cell-range-address="Sheet1.R92:Sheet1.R97" chart:label-cell-address="Sheet1.R91:Sheet1.R91" chart:class="chart:line">
            <chart:data-point chart:repeated="6"/>
          </chart:series>
          <chart:series chart:style-name="ch10" chart:values-cell-range-address="Sheet1.S92:Sheet1.S97" chart:label-cell-address="Sheet1.S91:Sheet1.S9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draw:g>
                  <svg:desc>Sheet1.R91:Sheet1.R91</svg:desc>
                </draw:g>
              </table:table-cell>
              <table:table-cell office:value-type="string">
                <text:p>Expected</text:p>
                <draw:g>
                  <svg:desc>Sheet1.S91:Sheet1.S91</svg:desc>
                </draw:g>
              </table:table-cell>
            </table:table-row>
          </table:table-header-rows>
          <table:table-rows>
            <table:table-row>
              <table:table-cell office:value-type="string">
                <text:p>1</text:p>
              </table:table-cell>
              <table:table-cell office:value-type="float" office:value="30">
                <text:p>30</text:p>
                <draw:g>
                  <svg:desc>Sheet1.R92:Sheet1.R97</svg:desc>
                </draw:g>
              </table:table-cell>
              <table:table-cell office:value-type="float" office:value="100">
                <text:p>100</text:p>
                <draw:g>
                  <svg:desc>Sheet1.S92:Sheet1.S97</svg:desc>
                </draw:g>
              </table:table-cell>
            </table:table-row>
            <table:table-row>
              <table:table-cell office:value-type="string">
                <text:p>2</text:p>
              </table:table-cell>
              <table:table-cell office:value-type="float" office:value="80">
                <text:p>80</text:p>
              </table:table-cell>
              <table:table-cell office:value-type="float" office:value="100">
                <text:p>100</text:p>
              </table:table-cell>
            </table:table-row>
            <table:table-row>
              <table:table-cell office:value-type="string">
                <text:p>3</text:p>
              </table:table-cell>
              <table:table-cell office:value-type="float" office:value="100">
                <text:p>100</text:p>
              </table:table-cell>
              <table:table-cell office:value-type="float" office:value="100">
                <text:p>100</text:p>
              </table:table-cell>
            </table:table-row>
            <table:table-row>
              <table:table-cell office:value-type="string">
                <text:p>4</text:p>
              </table:table-cell>
              <table:table-cell office:value-type="float" office:value="66">
                <text:p>66</text:p>
              </table:table-cell>
              <table:table-cell office:value-type="float" office:value="30">
                <text:p>30</text:p>
              </table:table-cell>
            </table:table-row>
            <table:table-row>
              <table:table-cell office:value-type="string">
                <text:p>5</text:p>
              </table:table-cell>
              <table:table-cell office:value-type="float" office:value="78">
                <text:p>78</text:p>
              </table:table-cell>
              <table:table-cell office:value-type="float" office:value="10">
                <text:p>10</text:p>
              </table:table-cell>
            </table:table-row>
            <table:table-row>
              <table:table-cell office:value-type="string">
                <text:p>6</text:p>
              </table:table-cell>
              <table:table-cell office:value-type="float" office:value="20">
                <text:p>20</text:p>
              </table:table-cell>
              <table:table-cell office:value-type="float" office:value="45">
                <text:p>4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7.448cm" xlink:href=".." xlink:type="simple" chart:class="chart:scatter" chart:style-name="ch1">
        <chart:legend chart:legend-position="end" svg:x="13.386cm" svg:y="3.412cm" style:legend-expansion="high" chart:style-name="ch2"/>
        <chart:plot-area chart:style-name="ch3" table:cell-range-address="Sheet1.I81:Sheet1.I86 Sheet1.P80:Sheet1.P86" chart:data-source-has-labels="both" svg:x="0.77cm" svg:y="0.727cm" svg:width="11.976cm" svg:height="6.153cm">
          <chartooo:coordinate-region svg:x="1.206cm" svg:y="0.939cm" svg:width="11.446cm" svg:height="5.268cm"/>
          <chart:axis chart:dimension="x" chart:name="primary-x" chart:style-name="ch4" chartooo:axis-type="auto">
            <chart:categories table:cell-range-address="Sheet1.I81:Sheet1.I86"/>
          </chart:axis>
          <chart:axis chart:dimension="y" chart:name="primary-y" chart:style-name="ch4">
            <chart:grid chart:style-name="ch5" chart:class="major"/>
          </chart:axis>
          <chart:series chart:style-name="ch6" chart:values-cell-range-address="Sheet1.P81:Sheet1.P86" chart:label-cell-address="Sheet1.P80:Sheet1.P80" chart:class="chart:scatte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text:p>
                <draw:g>
                  <svg:desc>Sheet1.P80:Sheet1.P80</svg:desc>
                </draw:g>
              </table:table-cell>
            </table:table-row>
          </table:table-header-rows>
          <table:table-rows>
            <table:table-row>
              <table:table-cell office:value-type="string">
                <text:p>Task 1</text:p>
                <draw:g>
                  <svg:desc>Sheet1.I81:Sheet1.I86</svg:desc>
                </draw:g>
              </table:table-cell>
              <table:table-cell office:value-type="float" office:value="5">
                <text:p>5</text:p>
                <draw:g>
                  <svg:desc>Sheet1.P81:Sheet1.P86</svg:desc>
                </draw:g>
              </table:table-cell>
            </table:table-row>
            <table:table-row>
              <table:table-cell office:value-type="string">
                <text:p>Task 2</text:p>
              </table:table-cell>
              <table:table-cell office:value-type="float" office:value="2">
                <text:p>2</text:p>
              </table:table-cell>
            </table:table-row>
            <table:table-row>
              <table:table-cell office:value-type="string">
                <text:p>Task 3</text:p>
              </table:table-cell>
              <table:table-cell office:value-type="float" office:value="4">
                <text:p>4</text:p>
              </table:table-cell>
            </table:table-row>
            <table:table-row>
              <table:table-cell office:value-type="string">
                <text:p>Task 4</text:p>
              </table:table-cell>
              <table:table-cell office:value-type="float" office:value="6">
                <text:p>6</text:p>
              </table:table-cell>
            </table:table-row>
            <table:table-row>
              <table:table-cell office:value-type="string">
                <text:p>Task 5</text:p>
              </table:table-cell>
              <table:table-cell office:value-type="float" office:value="6">
                <text:p>6</text:p>
              </table:table-cell>
            </table:table-row>
            <table:table-row>
              <table:table-cell office:value-type="string">
                <text:p>Task 6</text:p>
              </table:table-cell>
              <table:table-cell office:value-type="float" office:value="2">
                <text:p>2</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64cm" svg:height="8.152cm" xlink:href=".." xlink:type="simple" chart:class="chart:bar" chart:style-name="ch1">
        <chart:title svg:x="5.476cm" svg:y="0.299cm" chart:style-name="ch2">
          <text:p>Task Analysis</text:p>
        </chart:title>
        <chart:plot-area chart:style-name="ch3" table:cell-range-address="Sheet5.B26:Sheet5.C28" chart:data-source-has-labels="column" svg:x="0.725cm" svg:y="1.567cm" svg:width="12.489cm" svg:height="6.002cm">
          <chartooo:coordinate-region svg:x="1.452cm" svg:y="1.779cm" svg:width="11.762cm" svg:height="5.117cm"/>
          <chart:axis chart:dimension="x" chart:name="primary-x" chart:style-name="ch4" chartooo:axis-type="auto">
            <chartooo:date-scale/>
            <chart:categories table:cell-range-address="Sheet5.B26:Sheet5.B28"/>
          </chart:axis>
          <chart:axis chart:dimension="y" chart:name="primary-y" chart:style-name="ch5">
            <chart:grid chart:style-name="ch6" chart:class="major"/>
          </chart:axis>
          <chart:series chart:style-name="ch7" chart:values-cell-range-address="Sheet5.C26:Sheet5.C28"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Completed</text:p>
                <draw:g>
                  <svg:desc>Sheet5.B26:Sheet5.B28</svg:desc>
                </draw:g>
              </table:table-cell>
              <table:table-cell office:value-type="float" office:value="3">
                <text:p>3</text:p>
                <draw:g>
                  <svg:desc>Sheet5.C26:Sheet5.C28</svg:desc>
                </draw:g>
              </table:table-cell>
            </table:table-row>
            <table:table-row>
              <table:table-cell office:value-type="string">
                <text:p>Ongoing</text:p>
              </table:table-cell>
              <table:table-cell office:value-type="float" office:value="2">
                <text:p>2</text:p>
              </table:table-cell>
            </table:table-row>
            <table:table-row>
              <table:table-cell office:value-type="string">
                <text:p>Not Started</text:p>
              </table:table-cell>
              <table:table-cell office:value-type="float" office:value="1">
                <text:p>1</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138cm" svg:height="8.153cm" xlink:href=".." xlink:type="simple" chart:class="chart:circle" chart:style-name="ch1">
        <chart:title svg:x="5.718cm" svg:y="0.299cm" chart:style-name="ch2">
          <text:p>Priority </text:p>
        </chart:title>
        <chart:legend chart:legend-position="end" svg:x="10.954cm" svg:y="2.978cm" style:legend-expansion="high" chart:style-name="ch3"/>
        <chart:plot-area chart:style-name="ch4" table:cell-range-address="Sheet5.H27:Sheet5.I30 Sheet5.I26:Sheet5.I26" chart:data-source-has-labels="both" svg:x="0.262cm" svg:y="1.404cm" svg:width="10.43cm" svg:height="6.586cm">
          <chartooo:coordinate-region svg:x="2.184cm" svg:y="1.405cm" svg:width="6.585cm" svg:height="6.585cm"/>
          <chart:axis chart:dimension="x" chart:name="primary-x" chart:style-name="ch5" chartooo:axis-type="auto">
            <chartooo:date-scale/>
            <chart:categories table:cell-range-address="Sheet5.H27:Sheet5.H30"/>
          </chart:axis>
          <chart:axis chart:dimension="y" chart:name="primary-y" chart:style-name="ch6">
            <chart:grid chart:style-name="ch7" chart:class="major"/>
          </chart:axis>
          <chart:series chart:style-name="ch8" chart:values-cell-range-address="Sheet5.I27:Sheet5.I30" chart:label-cell-address="Sheet5.I26:Sheet5.I26"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Sheet5.I26:Sheet5.I26</svg:desc>
                </draw:g>
              </table:table-cell>
            </table:table-row>
          </table:table-header-rows>
          <table:table-rows>
            <table:table-row>
              <table:table-cell office:value-type="string">
                <text:p>Critical</text:p>
                <draw:g>
                  <svg:desc>Sheet5.H27:Sheet5.H30</svg:desc>
                </draw:g>
              </table:table-cell>
              <table:table-cell office:value-type="float" office:value="1">
                <text:p>1</text:p>
                <draw:g>
                  <svg:desc>Sheet5.I27:Sheet5.I30</svg:desc>
                </draw:g>
              </table:table-cell>
            </table:table-row>
            <table:table-row>
              <table:table-cell office:value-type="string">
                <text:p>Urgent</text:p>
              </table:table-cell>
              <table:table-cell office:value-type="float" office:value="0">
                <text:p>0</text:p>
              </table:table-cell>
            </table:table-row>
            <table:table-row>
              <table:table-cell office:value-type="string">
                <text:p>Important</text:p>
              </table:table-cell>
              <table:table-cell office:value-type="float" office:value="1">
                <text:p>1</text:p>
              </table:table-cell>
            </table:table-row>
            <table:table-row>
              <table:table-cell office:value-type="string">
                <text:p>Low</text:p>
              </table:table-cell>
              <table:table-cell office:value-type="float" office:value="4">
                <text:p>4</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32cm" svg:height="6.839cm" xlink:href=".." xlink:type="simple" chart:class="chart:scatter" chart:column-mapping="0" chart:style-name="ch1">
        <chart:legend chart:legend-position="end" svg:x="10.333cm" svg:y="2.583cm" style:legend-expansion="high" chart:style-name="ch2"/>
        <chart:plot-area chart:style-name="ch3" table:cell-range-address="Sheet1.P92:Sheet1.P97 Sheet1.R91:Sheet1.S97 Sheet1.V91:Sheet1.V97" chart:data-source-has-labels="both" svg:x="0.712cm" svg:y="0.679cm" svg:width="9.097cm" svg:height="5.604cm">
          <chartooo:coordinate-region svg:x="1.519cm" svg:y="0.892cm" svg:width="8.196cm" svg:height="4.718cm"/>
          <chart:axis chart:dimension="x" chart:name="primary-x" chart:style-name="ch4" chartooo:axis-type="auto">
            <chart:categories table:cell-range-address="Sheet1.P92:Sheet1.P97"/>
          </chart:axis>
          <chart:axis chart:dimension="y" chart:name="primary-y" chart:style-name="ch4">
            <chart:grid chart:style-name="ch5" chart:class="major"/>
          </chart:axis>
          <chart:series chart:style-name="ch6" chart:values-cell-range-address="Sheet1.R92:Sheet1.R97" chart:label-cell-address="Sheet1.R91:Sheet1.R91" chart:class="chart:scatter">
            <chart:data-point chart:repeated="6"/>
          </chart:series>
          <chart:series chart:style-name="ch7" chart:values-cell-range-address="Sheet1.S92:Sheet1.S97" chart:label-cell-address="Sheet1.S91:Sheet1.S91" chart:class="chart:scatter">
            <chart:data-point chart:repeated="6"/>
          </chart:series>
          <chart:series chart:style-name="ch8" chart:values-cell-range-address="Sheet1.V92:Sheet1.V97" chart:label-cell-address="Sheet1.V91:Sheet1.V91" chart:class="chart:scatter">
            <chart:data-point chart:repeated="6"/>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tual</text:p>
                <draw:g>
                  <svg:desc>Sheet1.R91:Sheet1.R91</svg:desc>
                </draw:g>
              </table:table-cell>
              <table:table-cell office:value-type="string">
                <text:p>Expected</text:p>
                <draw:g>
                  <svg:desc>Sheet1.S91:Sheet1.S91</svg:desc>
                </draw:g>
              </table:table-cell>
              <table:table-cell office:value-type="string">
                <text:p>y=mx+c</text:p>
                <draw:g>
                  <svg:desc>Sheet1.V91:Sheet1.V91</svg:desc>
                </draw:g>
              </table:table-cell>
            </table:table-row>
          </table:table-header-rows>
          <table:table-rows>
            <table:table-row>
              <table:table-cell office:value-type="string">
                <text:p>Task 1</text:p>
                <draw:g>
                  <svg:desc>Sheet1.P92:Sheet1.P97</svg:desc>
                </draw:g>
              </table:table-cell>
              <table:table-cell office:value-type="float" office:value="30">
                <text:p>30</text:p>
                <draw:g>
                  <svg:desc>Sheet1.R92:Sheet1.R97</svg:desc>
                </draw:g>
              </table:table-cell>
              <table:table-cell office:value-type="float" office:value="100">
                <text:p>100</text:p>
                <draw:g>
                  <svg:desc>Sheet1.S92:Sheet1.S97</svg:desc>
                </draw:g>
              </table:table-cell>
              <table:table-cell office:value-type="float" office:value="201.39">
                <text:p>201.39</text:p>
                <draw:g>
                  <svg:desc>Sheet1.V92:Sheet1.V97</svg:desc>
                </draw:g>
              </table:table-cell>
            </table:table-row>
            <table:table-row>
              <table:table-cell office:value-type="string">
                <text:p>Task 2</text:p>
              </table:table-cell>
              <table:table-cell office:value-type="float" office:value="80">
                <text:p>80</text:p>
              </table:table-cell>
              <table:table-cell office:value-type="float" office:value="100">
                <text:p>100</text:p>
              </table:table-cell>
              <table:table-cell office:value-type="float" office:value="175.016">
                <text:p>175.016</text:p>
              </table:table-cell>
            </table:table-row>
            <table:table-row>
              <table:table-cell office:value-type="string">
                <text:p>Task 3</text:p>
              </table:table-cell>
              <table:table-cell office:value-type="float" office:value="100">
                <text:p>100</text:p>
              </table:table-cell>
              <table:table-cell office:value-type="float" office:value="100">
                <text:p>100</text:p>
              </table:table-cell>
              <table:table-cell office:value-type="float" office:value="148.642">
                <text:p>148.642</text:p>
              </table:table-cell>
            </table:table-row>
            <table:table-row>
              <table:table-cell office:value-type="string">
                <text:p>Task 4</text:p>
              </table:table-cell>
              <table:table-cell office:value-type="float" office:value="66">
                <text:p>66</text:p>
              </table:table-cell>
              <table:table-cell office:value-type="float" office:value="30">
                <text:p>30</text:p>
              </table:table-cell>
              <table:table-cell office:value-type="float" office:value="254.138">
                <text:p>254.138</text:p>
              </table:table-cell>
            </table:table-row>
            <table:table-row>
              <table:table-cell office:value-type="string">
                <text:p>Task 5</text:p>
              </table:table-cell>
              <table:table-cell office:value-type="float" office:value="78">
                <text:p>78</text:p>
              </table:table-cell>
              <table:table-cell office:value-type="float" office:value="10">
                <text:p>10</text:p>
              </table:table-cell>
              <table:table-cell office:value-type="float" office:value="201.39">
                <text:p>201.39</text:p>
              </table:table-cell>
            </table:table-row>
            <table:table-row>
              <table:table-cell office:value-type="string">
                <text:p>Task 6</text:p>
              </table:table-cell>
              <table:table-cell office:value-type="float" office:value="20">
                <text:p>20</text:p>
              </table:table-cell>
              <table:table-cell office:value-type="float" office:value="45">
                <text:p>45</text:p>
              </table:table-cell>
              <table:table-cell office:value-type="float" office:value="148.642">
                <text:p>148.64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0.642cm" svg:height="0.027cm" xlink:href=".." xlink:type="simple" chart:class="chart:circle" chart:style-name="ch1">
        <chart:title svg:x="-0.093cm" svg:y="0.136cm" chart:style-name="ch2">
          <text:p>rtfrt</text:p>
        </chart:title>
        <chart:plot-area chart:style-name="ch3" table:cell-range-address="Sheet2.E47:Sheet2.E47 Sheet2.G47:Sheet2.G47" chart:data-source-has-labels="column" svg:x="0cm" svg:y="0cm" svg:width="-32.767cm" svg:height="-32.767cm">
          <chartooo:coordinate-region svg:x="0cm" svg:y="0cm" svg:width="0cm" svg:height="0cm"/>
          <chart:axis chart:dimension="x" chart:name="primary-x" chart:style-name="ch4" chartooo:axis-type="auto">
            <chartooo:date-scale/>
            <chart:categories table:cell-range-address="Sheet2.E47:Sheet2.E47 Sheet2.G47:Sheet2.G47"/>
          </chart:axis>
          <chart:axis chart:dimension="y" chart:name="primary-y" chart:style-name="ch5">
            <chart:grid chart:style-name="ch6" chart:class="major"/>
          </chart:axis>
          <chart:wall chart:style-name="ch7"/>
          <chart:floor chart:style-name="ch8"/>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954cm" svg:height="9.537cm" xlink:href="." xlink:type="simple" chart:class="chart:circle" chart:style-name="ch1">
        <chart:title svg:x="6.626cm" svg:y="0.326cm" chart:style-name="ch2">
          <text:p>Priority </text:p>
        </chart:title>
        <chart:legend chart:legend-position="end" svg:x="12.77cm" svg:y="3.67cm" style:legend-expansion="high" chart:style-name="ch3"/>
        <chart:plot-area chart:style-name="ch4" chart:data-source-has-labels="both" svg:x="0.299cm" svg:y="1.485cm" svg:width="12.172cm" svg:height="7.862cm">
          <chartooo:coordinate-region svg:x="2.454cm" svg:y="1.486cm" svg:width="7.861cm" svg:height="7.86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Critical</text:p>
              </table:table-cell>
              <table:table-cell office:value-type="float" office:value="1">
                <text:p>1</text:p>
              </table:table-cell>
            </table:table-row>
            <table:table-row>
              <table:table-cell office:value-type="string">
                <text:p>Urgent</text:p>
              </table:table-cell>
              <table:table-cell office:value-type="float" office:value="0">
                <text:p>0</text:p>
              </table:table-cell>
            </table:table-row>
            <table:table-row>
              <table:table-cell office:value-type="string">
                <text:p>Important</text:p>
              </table:table-cell>
              <table:table-cell office:value-type="float" office:value="1">
                <text:p>1</text:p>
              </table:table-cell>
            </table:table-row>
            <table:table-row>
              <table:table-cell office:value-type="string">
                <text:p>Low</text:p>
              </table:table-cell>
              <table:table-cell office:value-type="float" office:value="4">
                <text:p>4</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36">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9" style:family="chart" style:data-style-name="N36">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119cm" svg:height="8.222cm" xlink:href=".." xlink:type="simple" chart:class="chart:scatter" chart:column-mapping="0" chart:style-name="ch1">
        <chart:title svg:x="6.536cm" svg:y="0.3cm" chart:style-name="ch2">
          <text:p>Time Line</text:p>
        </chart:title>
        <chart:legend chart:legend-position="end" svg:x="12.214cm" svg:y="3.537cm" style:legend-expansion="high" chart:style-name="ch3"/>
        <chart:plot-area chart:style-name="ch4" table:cell-range-address="Sheet5.A39:Sheet5.A44 Sheet5.C38:Sheet5.D44" chart:data-source-has-labels="both" svg:x="0.752cm" svg:y="1.571cm" svg:width="10.858cm" svg:height="6.067cm">
          <chartooo:coordinate-region svg:x="2.696cm" svg:y="1.783cm" svg:width="8.82cm" svg:height="5.182cm"/>
          <chart:axis chart:dimension="x" chart:name="primary-x" chart:style-name="ch5" chartooo:axis-type="auto">
            <chart:categories table:cell-range-address="Sheet5.A39:Sheet5.A44"/>
          </chart:axis>
          <chart:axis chart:dimension="y" chart:name="primary-y" chart:style-name="ch6">
            <chart:grid chart:style-name="ch7" chart:class="major"/>
          </chart:axis>
          <chart:series chart:style-name="ch8" chart:values-cell-range-address="Sheet5.C39:Sheet5.C44" chart:label-cell-address="Sheet5.C38:Sheet5.C38" chart:class="chart:scatter">
            <chart:data-point chart:repeated="6"/>
          </chart:series>
          <chart:series chart:style-name="ch9" chart:values-cell-range-address="Sheet5.D39:Sheet5.D44" chart:label-cell-address="Sheet5.D38:Sheet5.D38"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rt Date</text:p>
                <draw:g>
                  <svg:desc>Sheet5.C38:Sheet5.C38</svg:desc>
                </draw:g>
              </table:table-cell>
              <table:table-cell office:value-type="string">
                <text:p>End Date</text:p>
                <draw:g>
                  <svg:desc>Sheet5.D38:Sheet5.D38</svg:desc>
                </draw:g>
              </table:table-cell>
            </table:table-row>
          </table:table-header-rows>
          <table:table-rows>
            <table:table-row>
              <table:table-cell office:value-type="string">
                <text:p>Task 1</text:p>
                <draw:g>
                  <svg:desc>Sheet5.A39:Sheet5.A44</svg:desc>
                </draw:g>
              </table:table-cell>
              <table:table-cell office:value-type="float" office:value="45677">
                <text:p>45677</text:p>
                <draw:g>
                  <svg:desc>Sheet5.C39:Sheet5.C44</svg:desc>
                </draw:g>
              </table:table-cell>
              <table:table-cell office:value-type="float" office:value="45682">
                <text:p>45682</text:p>
                <draw:g>
                  <svg:desc>Sheet5.D39:Sheet5.D44</svg:desc>
                </draw:g>
              </table:table-cell>
            </table:table-row>
            <table:table-row>
              <table:table-cell office:value-type="string">
                <text:p>Task 2</text:p>
              </table:table-cell>
              <table:table-cell office:value-type="float" office:value="45678">
                <text:p>45678</text:p>
              </table:table-cell>
              <table:table-cell office:value-type="float" office:value="45680">
                <text:p>45680</text:p>
              </table:table-cell>
            </table:table-row>
            <table:table-row>
              <table:table-cell office:value-type="string">
                <text:p>Task 3</text:p>
              </table:table-cell>
              <table:table-cell office:value-type="float" office:value="45679">
                <text:p>45679</text:p>
              </table:table-cell>
              <table:table-cell office:value-type="float" office:value="45683">
                <text:p>45683</text:p>
              </table:table-cell>
            </table:table-row>
            <table:table-row>
              <table:table-cell office:value-type="string">
                <text:p>Task 4</text:p>
              </table:table-cell>
              <table:table-cell office:value-type="float" office:value="45680">
                <text:p>45680</text:p>
              </table:table-cell>
              <table:table-cell office:value-type="float" office:value="45686">
                <text:p>45686</text:p>
              </table:table-cell>
            </table:table-row>
            <table:table-row>
              <table:table-cell office:value-type="string">
                <text:p>Task 5</text:p>
              </table:table-cell>
              <table:table-cell office:value-type="float" office:value="45681">
                <text:p>45681</text:p>
              </table:table-cell>
              <table:table-cell office:value-type="float" office:value="45687">
                <text:p>45687</text:p>
              </table:table-cell>
            </table:table-row>
            <table:table-row>
              <table:table-cell office:value-type="string">
                <text:p>Task 6</text:p>
              </table:table-cell>
              <table:table-cell office:value-type="float" office:value="45681">
                <text:p>45681</text:p>
              </table:table-cell>
              <table:table-cell office:value-type="float" office:value="45683">
                <text:p>45683</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807cm" svg:height="8.394cm" xlink:href=".." xlink:type="simple" chart:class="chart:bar" chart:column-mapping="0" chart:style-name="ch1">
        <chart:title svg:x="4.661cm" svg:y="0.303cm" chart:style-name="ch2">
          <text:p>Project Completion analysis</text:p>
        </chart:title>
        <chart:legend chart:legend-position="end" svg:x="9.574cm" svg:y="3.623cm" style:legend-expansion="high" chart:style-name="ch3"/>
        <chart:plot-area chart:style-name="ch4" table:cell-range-address="Sheet5.A39:Sheet5.A44 Sheet5.G39:Sheet5.G44 Sheet5.J38:Sheet5.K44" chart:data-source-has-labels="both" svg:x="1.334cm" svg:y="1.583cm" svg:width="7.648cm" svg:height="5.636cm">
          <chartooo:coordinate-region svg:x="2.141cm" svg:y="1.795cm" svg:width="6.841cm" svg:height="3.32cm"/>
          <chart:axis chart:dimension="x" chart:name="primary-x" chart:style-name="ch5" chartooo:axis-type="auto">
            <chartooo:date-scale/>
            <chart:title svg:x="3.897cm" svg:y="7.387cm" chart:style-name="ch6">
              <text:p>Task and Priority</text:p>
            </chart:title>
            <chart:categories table:cell-range-address="Sheet5.A39:Sheet5.A44 Sheet5.G39:Sheet5.G44"/>
          </chart:axis>
          <chart:axis chart:dimension="y" chart:name="primary-y" chart:style-name="ch7">
            <chart:title svg:x="0.451cm" svg:y="5.49cm" chart:style-name="ch8">
              <text:p>Completion %</text:p>
            </chart:title>
            <chart:grid chart:style-name="ch9" chart:class="major"/>
          </chart:axis>
          <chart:series chart:style-name="ch10" chart:values-cell-range-address="Sheet5.J39:Sheet5.J44" chart:label-cell-address="Sheet5.J38:Sheet5.J38" chart:class="chart:bar">
            <chart:data-point chart:repeated="6"/>
          </chart:series>
          <chart:series chart:style-name="ch11" chart:values-cell-range-address="Sheet5.K39:Sheet5.K44" chart:label-cell-address="Sheet5.K38:Sheet5.K38"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Complete</text:p>
                <draw:g>
                  <svg:desc>Sheet5.J38:Sheet5.J38</svg:desc>
                </draw:g>
              </table:table-cell>
              <table:table-cell office:value-type="string">
                <text:p>Expected Completeion %</text:p>
                <draw:g>
                  <svg:desc>Sheet5.K38:Sheet5.K38</svg:desc>
                </draw:g>
              </table:table-cell>
            </table:table-row>
          </table:table-header-rows>
          <table:table-rows>
            <table:table-row>
              <table:table-cell office:value-type="string">
                <text:p>Task 1 Critical</text:p>
                <text:list>
                  <text:list-item>
                    <text:p>Task 1</text:p>
                  </text:list-item>
                  <text:list-item>
                    <text:p>Critical</text:p>
                  </text:list-item>
                </text:list>
                <draw:g>
                  <svg:desc>Sheet5.A39:Sheet5.A44 Sheet5.G39:Sheet5.G44</svg:desc>
                </draw:g>
              </table:table-cell>
              <table:table-cell office:value-type="float" office:value="100">
                <text:p>100</text:p>
                <draw:g>
                  <svg:desc>Sheet5.J39:Sheet5.J44</svg:desc>
                </draw:g>
              </table:table-cell>
              <table:table-cell office:value-type="float" office:value="100">
                <text:p>100</text:p>
                <draw:g>
                  <svg:desc>Sheet5.K39:Sheet5.K44</svg:desc>
                </draw:g>
              </table:table-cell>
            </table:table-row>
            <table:table-row>
              <table:table-cell office:value-type="string">
                <text:p>Task 2 Low</text:p>
                <text:list>
                  <text:list-item>
                    <text:p>Task 2</text:p>
                  </text:list-item>
                  <text:list-item>
                    <text:p>Low</text:p>
                  </text:list-item>
                </text:list>
              </table:table-cell>
              <table:table-cell office:value-type="float" office:value="100">
                <text:p>100</text:p>
              </table:table-cell>
              <table:table-cell office:value-type="float" office:value="100">
                <text:p>100</text:p>
              </table:table-cell>
            </table:table-row>
            <table:table-row>
              <table:table-cell office:value-type="string">
                <text:p>Task 3 Low</text:p>
                <text:list>
                  <text:list-item>
                    <text:p>Task 3</text:p>
                  </text:list-item>
                  <text:list-item>
                    <text:p>Low</text:p>
                  </text:list-item>
                </text:list>
              </table:table-cell>
              <table:table-cell office:value-type="float" office:value="100">
                <text:p>100</text:p>
              </table:table-cell>
              <table:table-cell office:value-type="float" office:value="80">
                <text:p>80</text:p>
              </table:table-cell>
            </table:table-row>
            <table:table-row>
              <table:table-cell office:value-type="string">
                <text:p>Task 4 Low</text:p>
                <text:list>
                  <text:list-item>
                    <text:p>Task 4</text:p>
                  </text:list-item>
                  <text:list-item>
                    <text:p>Low</text:p>
                  </text:list-item>
                </text:list>
              </table:table-cell>
              <table:table-cell office:value-type="float" office:value="30">
                <text:p>30</text:p>
              </table:table-cell>
              <table:table-cell office:value-type="float" office:value="50">
                <text:p>50</text:p>
              </table:table-cell>
            </table:table-row>
            <table:table-row>
              <table:table-cell office:value-type="string">
                <text:p>Task 5 Important</text:p>
                <text:list>
                  <text:list-item>
                    <text:p>Task 5</text:p>
                  </text:list-item>
                  <text:list-item>
                    <text:p>Important</text:p>
                  </text:list-item>
                </text:list>
              </table:table-cell>
              <table:table-cell office:value-type="float" office:value="10">
                <text:p>10</text:p>
              </table:table-cell>
              <table:table-cell office:value-type="float" office:value="30">
                <text:p>30</text:p>
              </table:table-cell>
            </table:table-row>
            <table:table-row>
              <table:table-cell office:value-type="string">
                <text:p>Task 6 Low</text:p>
                <text:list>
                  <text:list-item>
                    <text:p>Task 6</text:p>
                  </text:list-item>
                  <text:list-item>
                    <text:p>Low</text:p>
                  </text:list-item>
                </text:list>
              </table:table-cell>
              <table:table-cell office:value-type="float" office:value="20">
                <text:p>20</text:p>
              </table:table-cell>
              <table:table-cell office:value-type="float" office:value="70">
                <text:p>70</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857cm" svg:height="9.572cm" xlink:href=".." xlink:type="simple" chart:class="chart:bar" chart:style-name="ch1">
        <chart:title svg:x="6.022cm" svg:y="0.327cm" chart:style-name="ch2">
          <text:p>Task Analysis</text:p>
        </chart:title>
        <chart:plot-area chart:style-name="ch3" table:cell-range-address="Sheet4.E9:Sheet4.F11" chart:data-source-has-labels="column" svg:x="0.747cm" svg:y="1.679cm" svg:width="13.516cm" svg:height="7.282cm">
          <chartooo:coordinate-region svg:x="1.474cm" svg:y="1.892cm" svg:width="12.789cm" svg:height="6.396cm"/>
          <chart:axis chart:dimension="x" chart:name="primary-x" chart:style-name="ch4" chartooo:axis-type="auto">
            <chartooo:date-scale/>
            <chart:categories table:cell-range-address="Sheet4.E9:Sheet4.E11"/>
          </chart:axis>
          <chart:axis chart:dimension="y" chart:name="primary-y" chart:style-name="ch5">
            <chart:grid chart:style-name="ch6" chart:class="major"/>
          </chart:axis>
          <chart:series chart:style-name="ch7" chart:values-cell-range-address="Sheet4.F9:Sheet4.F1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Completed</text:p>
                <draw:g>
                  <svg:desc>Sheet4.E9:Sheet4.E11</svg:desc>
                </draw:g>
              </table:table-cell>
              <table:table-cell office:value-type="float" office:value="3">
                <text:p>3</text:p>
                <draw:g>
                  <svg:desc>Sheet4.F9:Sheet4.F11</svg:desc>
                </draw:g>
              </table:table-cell>
            </table:table-row>
            <table:table-row>
              <table:table-cell office:value-type="string">
                <text:p>Ongoing</text:p>
              </table:table-cell>
              <table:table-cell office:value-type="float" office:value="2">
                <text:p>2</text:p>
              </table:table-cell>
            </table:table-row>
            <table:table-row>
              <table:table-cell office:value-type="string">
                <text:p>Not Started</text:p>
              </table:table-cell>
              <table:table-cell office:value-type="float" office:value="1">
                <text:p>1</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36">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36">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119cm" svg:height="9.07cm" xlink:href="." xlink:type="simple" chart:class="chart:scatter" chart:style-name="ch1">
        <chart:title svg:x="6.536cm" svg:y="0.317cm" chart:style-name="ch2">
          <text:p>Time Line</text:p>
        </chart:title>
        <chart:legend chart:legend-position="end" svg:x="12.214cm" svg:y="3.961cm" style:legend-expansion="high" chart:style-name="ch3"/>
        <chart:plot-area chart:style-name="ch4" chart:data-source-has-labels="both" svg:x="0.752cm" svg:y="1.639cm" svg:width="10.858cm" svg:height="6.83cm">
          <chartooo:coordinate-region svg:x="1.929cm" svg:y="1.851cm" svg:width="9.587cm" svg:height="5.945cm"/>
          <chart:axis chart:dimension="x" chart:name="primary-x" chart:style-name="ch5" chartooo:axis-type="auto">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scatter">
            <chart:data-point chart:repeated="6"/>
          </chart:series>
          <chart:series chart:style-name="ch8" chart:values-cell-range-address="local-table.$C$2:.$C$7" chart:label-cell-address="local-table.$C$1" chart:class="chart:scatte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rt Date</text:p>
              </table:table-cell>
              <table:table-cell office:value-type="string">
                <text:p>End Date</text:p>
              </table:table-cell>
            </table:table-row>
          </table:table-header-rows>
          <table:table-rows>
            <table:table-row>
              <table:table-cell office:value-type="string">
                <text:p>Task 1</text:p>
              </table:table-cell>
              <table:table-cell office:value-type="float" office:value="45677">
                <text:p>45677</text:p>
              </table:table-cell>
              <table:table-cell office:value-type="float" office:value="45682">
                <text:p>45682</text:p>
              </table:table-cell>
            </table:table-row>
            <table:table-row>
              <table:table-cell office:value-type="string">
                <text:p>Task 2</text:p>
              </table:table-cell>
              <table:table-cell office:value-type="float" office:value="45678">
                <text:p>45678</text:p>
              </table:table-cell>
              <table:table-cell office:value-type="float" office:value="45680">
                <text:p>45680</text:p>
              </table:table-cell>
            </table:table-row>
            <table:table-row>
              <table:table-cell office:value-type="string">
                <text:p>Task 3</text:p>
              </table:table-cell>
              <table:table-cell office:value-type="float" office:value="45679">
                <text:p>45679</text:p>
              </table:table-cell>
              <table:table-cell office:value-type="float" office:value="45683">
                <text:p>45683</text:p>
              </table:table-cell>
            </table:table-row>
            <table:table-row>
              <table:table-cell office:value-type="string">
                <text:p>Task 4</text:p>
              </table:table-cell>
              <table:table-cell office:value-type="float" office:value="45680">
                <text:p>45680</text:p>
              </table:table-cell>
              <table:table-cell office:value-type="float" office:value="45686">
                <text:p>45686</text:p>
              </table:table-cell>
            </table:table-row>
            <table:table-row>
              <table:table-cell office:value-type="string">
                <text:p>Task 5</text:p>
              </table:table-cell>
              <table:table-cell office:value-type="float" office:value="45681">
                <text:p>45681</text:p>
              </table:table-cell>
              <table:table-cell office:value-type="float" office:value="45687">
                <text:p>45687</text:p>
              </table:table-cell>
            </table:table-row>
            <table:table-row>
              <table:table-cell office:value-type="string">
                <text:p>Task 6</text:p>
              </table:table-cell>
              <table:table-cell office:value-type="float" office:value="45681">
                <text:p>45681</text:p>
              </table:table-cell>
              <table:table-cell office:value-type="float" office:value="45683">
                <text:p>45683</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662cm" svg:height="8.998cm" xlink:href=".." xlink:type="simple" chart:class="chart:bar" chart:style-name="ch1">
        <chart:title svg:x="5.779cm" svg:y="0.315cm" chart:style-name="ch2">
          <text:p>Overdue Status</text:p>
        </chart:title>
        <chart:plot-area chart:style-name="ch3" table:cell-range-address="Sheet4.K9:Sheet4.L10" chart:data-source-has-labels="column" svg:x="1.331cm" svg:y="1.631cm" svg:width="12.745cm" svg:height="6.18cm">
          <chartooo:coordinate-region svg:x="2.058cm" svg:y="1.843cm" svg:width="12.018cm" svg:height="5.295cm"/>
          <chart:axis chart:dimension="x" chart:name="primary-x" chart:style-name="ch4" chartooo:axis-type="auto">
            <chartooo:date-scale/>
            <chart:title svg:x="6.442cm" svg:y="7.991cm" chart:style-name="ch5">
              <text:p>Overdue/Ontrack</text:p>
            </chart:title>
            <chart:categories table:cell-range-address="Sheet4.K9:Sheet4.K10"/>
          </chart:axis>
          <chart:axis chart:dimension="y" chart:name="primary-y" chart:style-name="ch6">
            <chart:title svg:x="0.451cm" svg:y="5.982cm" chart:style-name="ch7">
              <text:p> Number of Task</text:p>
            </chart:title>
            <chart:grid chart:style-name="ch8" chart:class="major"/>
          </chart:axis>
          <chart:series chart:style-name="ch9" chart:values-cell-range-address="Sheet4.L9:Sheet4.L10" chart:class="chart:bar">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OverDue</text:p>
                <draw:g>
                  <svg:desc>Sheet4.K9:Sheet4.K10</svg:desc>
                </draw:g>
              </table:table-cell>
              <table:table-cell office:value-type="float" office:value="3">
                <text:p>3</text:p>
                <draw:g>
                  <svg:desc>Sheet4.L9:Sheet4.L10</svg:desc>
                </draw:g>
              </table:table-cell>
            </table:table-row>
            <table:table-row>
              <table:table-cell office:value-type="string">
                <text:p>Ontrack</text:p>
              </table:table-cell>
              <table:table-cell office:value-type="float" office:value="0">
                <text:p>0</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11" style:family="chart" style:data-style-name="N0">
      <style:chart-properties chart:symbol-type="automatic" chart:symbol-width="0.175cm" chart:symbol-height="0.175cm"/>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511cm" svg:height="7.104cm" xlink:href=".." xlink:type="simple" chart:class="chart:bar" chart:style-name="ch1">
        <chart:title svg:x="4.32cm" svg:y="0.278cm" chart:style-name="ch2">
          <text:p>Team Performance</text:p>
        </chart:title>
        <chart:legend chart:legend-position="end" svg:x="9.269cm" svg:y="2.978cm" style:legend-expansion="high" chart:style-name="ch3"/>
        <chart:plot-area chart:style-name="ch4" table:cell-range-address="Sheet4.A32:Sheet4.E34" chart:data-source-has-labels="both" svg:x="1.288cm" svg:y="1.483cm" svg:width="7.481cm" svg:height="4.471cm">
          <chartooo:coordinate-region svg:x="2.015cm" svg:y="1.695cm" svg:width="6.754cm" svg:height="3.586cm"/>
          <chart:axis chart:dimension="x" chart:name="primary-x" chart:style-name="ch5" chartooo:axis-type="auto">
            <chartooo:date-scale/>
            <chart:title svg:x="3.82cm" svg:y="6.097cm" chart:style-name="ch6">
              <text:p>Team Members</text:p>
            </chart:title>
            <chart:categories table:cell-range-address="Sheet4.B32:Sheet4.E32"/>
          </chart:axis>
          <chart:axis chart:dimension="y" chart:name="primary-y" chart:style-name="ch7">
            <chart:title svg:x="0.451cm" svg:y="4.648cm" chart:style-name="ch8">
              <text:p>No of Tasks</text:p>
            </chart:title>
            <chart:grid chart:style-name="ch9" chart:class="major"/>
          </chart:axis>
          <chart:series chart:style-name="ch10" chart:values-cell-range-address="Sheet4.B33:Sheet4.E33" chart:label-cell-address="Sheet4.A33:Sheet4.A33" chart:class="chart:bar">
            <chart:data-point chart:repeated="4"/>
          </chart:series>
          <chart:series chart:style-name="ch11" chart:values-cell-range-address="Sheet4.B34:Sheet4.E34" chart:label-cell-address="Sheet4.A34:Sheet4.A34"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text:p>
                <draw:g>
                  <svg:desc>Sheet4.B32:Sheet4.E32</svg:desc>
                </draw:g>
              </table:table-cell>
              <table:table-cell office:value-type="string">
                <text:p>b</text:p>
              </table:table-cell>
              <table:table-cell office:value-type="string">
                <text:p>c</text:p>
              </table:table-cell>
              <table:table-cell office:value-type="string">
                <text:p>d</text:p>
              </table:table-cell>
            </table:table-row>
          </table:table-header-rows>
          <table:table-rows>
            <table:table-row>
              <table:table-cell office:value-type="string">
                <text:p>Task involved</text:p>
                <draw:g>
                  <svg:desc>Sheet4.A33:Sheet4.A33</svg:desc>
                </draw:g>
              </table:table-cell>
              <table:table-cell office:value-type="float" office:value="1">
                <text:p>1</text:p>
                <draw:g>
                  <svg:desc>Sheet4.B33:Sheet4.E33</svg:desc>
                </draw:g>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Task Completed</text:p>
                <draw:g>
                  <svg:desc>Sheet4.A34:Sheet4.A34</svg:desc>
                </draw:g>
              </table:table-cell>
              <table:table-cell office:value-type="float" office:value="1">
                <text:p>1</text:p>
                <draw:g>
                  <svg:desc>Sheet4.B34:Sheet4.E34</svg:desc>
                </draw:g>
              </table:table-cell>
              <table:table-cell office:value-type="float" office:value="2">
                <text:p>2</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16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6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807cm" svg:height="9.348cm" xlink:href="." xlink:type="simple" chart:class="chart:bar" chart:style-name="ch1">
        <chart:title svg:x="4.661cm" svg:y="0.322cm" chart:style-name="ch2">
          <text:p>Project Completion analysis</text:p>
        </chart:title>
        <chart:legend chart:legend-position="end" svg:x="9.574cm" svg:y="4.1cm" style:legend-expansion="high" chart:style-name="ch3"/>
        <chart:plot-area chart:style-name="ch4" chart:data-source-has-labels="both" svg:x="1.334cm" svg:y="1.659cm" svg:width="7.648cm" svg:height="6.495cm">
          <chartooo:coordinate-region svg:x="2.141cm" svg:y="1.871cm" svg:width="6.841cm" svg:height="4.179cm"/>
          <chart:axis chart:dimension="x" chart:name="primary-x" chart:style-name="ch5" chartooo:axis-type="auto">
            <chartooo:date-scale/>
            <chart:title svg:x="3.897cm" svg:y="8.341cm" chart:style-name="ch6">
              <text:p>Task and Priority</text:p>
            </chart:title>
            <chart:categories table:cell-range-address="local-table.$A$2:.$A$7"/>
          </chart:axis>
          <chart:axis chart:dimension="y" chart:name="primary-y" chart:style-name="ch7">
            <chart:title svg:x="0.451cm" svg:y="5.995cm" chart:style-name="ch8">
              <text:p>Completion %</text:p>
            </chart:title>
            <chart:grid chart:style-name="ch9" chart:class="major"/>
          </chart:axis>
          <chart:series chart:style-name="ch10" chart:values-cell-range-address="local-table.$B$2:.$B$7" chart:label-cell-address="local-table.$B$1" chart:class="chart:bar">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Complete</text:p>
              </table:table-cell>
              <table:table-cell office:value-type="string">
                <text:p>Expected Completeion %</text:p>
              </table:table-cell>
            </table:table-row>
          </table:table-header-rows>
          <table:table-rows>
            <table:table-row>
              <table:table-cell office:value-type="string">
                <text:p>Task 1 Critical</text:p>
                <text:list>
                  <text:list-item>
                    <text:p>Task 1</text:p>
                  </text:list-item>
                  <text:list-item>
                    <text:p>Critical</text:p>
                  </text:list-item>
                </text:list>
              </table:table-cell>
              <table:table-cell office:value-type="float" office:value="100">
                <text:p>100</text:p>
              </table:table-cell>
              <table:table-cell office:value-type="float" office:value="100">
                <text:p>100</text:p>
              </table:table-cell>
            </table:table-row>
            <table:table-row>
              <table:table-cell office:value-type="string">
                <text:p>Task 2 Low</text:p>
                <text:list>
                  <text:list-item>
                    <text:p>Task 2</text:p>
                  </text:list-item>
                  <text:list-item>
                    <text:p>Low</text:p>
                  </text:list-item>
                </text:list>
              </table:table-cell>
              <table:table-cell office:value-type="float" office:value="100">
                <text:p>100</text:p>
              </table:table-cell>
              <table:table-cell office:value-type="float" office:value="100">
                <text:p>100</text:p>
              </table:table-cell>
            </table:table-row>
            <table:table-row>
              <table:table-cell office:value-type="string">
                <text:p>Task 3 Low</text:p>
                <text:list>
                  <text:list-item>
                    <text:p>Task 3</text:p>
                  </text:list-item>
                  <text:list-item>
                    <text:p>Low</text:p>
                  </text:list-item>
                </text:list>
              </table:table-cell>
              <table:table-cell office:value-type="float" office:value="100">
                <text:p>100</text:p>
              </table:table-cell>
              <table:table-cell office:value-type="float" office:value="80">
                <text:p>80</text:p>
              </table:table-cell>
            </table:table-row>
            <table:table-row>
              <table:table-cell office:value-type="string">
                <text:p>Task 4 Low</text:p>
                <text:list>
                  <text:list-item>
                    <text:p>Task 4</text:p>
                  </text:list-item>
                  <text:list-item>
                    <text:p>Low</text:p>
                  </text:list-item>
                </text:list>
              </table:table-cell>
              <table:table-cell office:value-type="float" office:value="30">
                <text:p>30</text:p>
              </table:table-cell>
              <table:table-cell office:value-type="float" office:value="50">
                <text:p>50</text:p>
              </table:table-cell>
            </table:table-row>
            <table:table-row>
              <table:table-cell office:value-type="string">
                <text:p>Task 5 Important</text:p>
                <text:list>
                  <text:list-item>
                    <text:p>Task 5</text:p>
                  </text:list-item>
                  <text:list-item>
                    <text:p>Important</text:p>
                  </text:list-item>
                </text:list>
              </table:table-cell>
              <table:table-cell office:value-type="float" office:value="10">
                <text:p>10</text:p>
              </table:table-cell>
              <table:table-cell office:value-type="float" office:value="30">
                <text:p>30</text:p>
              </table:table-cell>
            </table:table-row>
            <table:table-row>
              <table:table-cell office:value-type="string">
                <text:p>Task 6 Low</text:p>
                <text:list>
                  <text:list-item>
                    <text:p>Task 6</text:p>
                  </text:list-item>
                  <text:list-item>
                    <text:p>Low</text:p>
                  </text:list-item>
                </text:list>
              </table:table-cell>
              <table:table-cell office:value-type="float" office:value="20">
                <text:p>20</text:p>
              </table:table-cell>
              <table:table-cell office:value-type="float" office:value="70">
                <text:p>70</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data-style-name="N0">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002cm" svg:height="0.254cm" xlink:href=".." xlink:type="simple" chart:class="chart:circle" chart:style-name="ch1">
        <chart:title svg:x="-0.006cm" svg:y="-1.297cm" chart:style-name="ch2">
          <text:p>Progress</text:p>
        </chart:title>
        <chart:plot-area chart:style-name="ch3" table:cell-range-address="Sheet2.E42:Sheet2.E47 Sheet2.G42:Sheet2.G47" chart:data-source-has-labels="row" svg:x="0cm" svg:y="0cm" svg:width="-32.767cm" svg:height="-32.767cm">
          <chartooo:coordinate-region svg:x="0.001cm" svg:y="0.122cm" svg:width="0cm" svg:height="0.128cm"/>
          <chart:axis chart:dimension="x" chart:name="primary-x" chart:style-name="ch4"/>
          <chart:axis chart:dimension="y" chart:name="primary-y" chart:style-name="ch5">
            <chart:grid chart:style-name="ch6" chart:class="major"/>
          </chart:axis>
          <chart:series chart:style-name="ch7" chart:values-cell-range-address="Sheet2.E47:Sheet2.E47" chart:label-cell-address="Sheet2.E42:Sheet2.E46" chart:class="chart:circle">
            <chart:data-point chart:style-name="ch8"/>
          </chart:series>
          <chart:series chart:style-name="ch9" chart:values-cell-range-address="Sheet2.G47:Sheet2.G47" chart:label-cell-address="Sheet2.G42:Sheet2.G46" chart:class="chart:circle">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igh Medium Low High Medium</text:p>
                <text:list>
                  <text:list-item>
                    <text:p>High</text:p>
                  </text:list-item>
                  <text:list-item>
                    <text:p>Medium</text:p>
                  </text:list-item>
                  <text:list-item>
                    <text:p>Low</text:p>
                  </text:list-item>
                  <text:list-item>
                    <text:p>High</text:p>
                  </text:list-item>
                  <text:list-item>
                    <text:p>Medium</text:p>
                  </text:list-item>
                </text:list>
                <draw:g>
                  <svg:desc>Sheet2.E42:Sheet2.E46</svg:desc>
                </draw:g>
              </table:table-cell>
              <table:table-cell office:value-type="string">
                <text:p>Completed Completed Completed Ongoing Ongoing</text:p>
                <text:list>
                  <text:list-item>
                    <text:p>Completed</text:p>
                  </text:list-item>
                  <text:list-item>
                    <text:p>Completed</text:p>
                  </text:list-item>
                  <text:list-item>
                    <text:p>Completed</text:p>
                  </text:list-item>
                  <text:list-item>
                    <text:p>Ongoing</text:p>
                  </text:list-item>
                  <text:list-item>
                    <text:p>Ongoing</text:p>
                  </text:list-item>
                </text:list>
                <draw:g>
                  <svg:desc>Sheet2.G42:Sheet2.G46</svg:desc>
                </draw:g>
              </table:table-cell>
            </table:table-row>
          </table:table-header-rows>
          <table:table-rows>
            <table:table-row>
              <table:table-cell office:value-type="string"/>
              <table:table-cell office:value-type="float" office:value="NaN">
                <text:p>NaN</text:p>
                <draw:g>
                  <svg:desc>Sheet2.E47:Sheet2.E47</svg:desc>
                </draw:g>
              </table:table-cell>
              <table:table-cell office:value-type="float" office:value="NaN">
                <text:p>NaN</text:p>
                <draw:g>
                  <svg:desc>Sheet2.G47:Sheet2.G47</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36">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data-style-name="N36">
      <style:graphic-properties draw:stroke="none" draw:fill-color="#ff420e" dr3d:edge-rounding="5%"/>
      <style:text-properties fo:font-size="10pt" style:font-size-asian="10pt" style:font-size-complex="10pt"/>
    </style:style>
    <style:style style:name="ch16" style:family="chart" style:data-style-name="N0">
      <style:graphic-properties draw:stroke="none" draw:fill-color="#ffd320" dr3d:edge-rounding="5%"/>
      <style:text-properties fo:font-size="10pt" style:font-size-asian="10pt" style:font-size-complex="10pt"/>
    </style:style>
    <style:style style:name="ch17" style:family="chart" style:data-style-name="N0">
      <style:graphic-properties draw:stroke="none" draw:fill-color="#579d1c"/>
      <style:text-properties fo:font-size="10pt" style:font-size-asian="10pt" style:font-size-complex="10pt"/>
    </style:style>
    <style:style style:name="ch18" style:family="chart" style:data-style-name="N0">
      <style:graphic-properties draw:stroke="none" draw:fill-color="#7e0021"/>
      <style:text-properties fo:font-size="10pt" style:font-size-asian="10pt" style:font-size-complex="10pt"/>
    </style:style>
    <style:style style:name="ch19" style:family="chart" style:data-style-name="N11">
      <style:graphic-properties draw:stroke="none" draw:fill-color="#83caff"/>
      <style:text-properties fo:font-size="10pt" style:font-size-asian="10pt" style:font-size-complex="10pt"/>
    </style:style>
    <style:style style:name="ch20" style:family="chart" style:data-style-name="N0">
      <style:graphic-properties draw:stroke="none" draw:fill-color="#314004"/>
      <style:text-properties fo:font-size="10pt" style:font-size-asian="10pt" style:font-size-complex="10pt"/>
    </style:style>
    <style:style style:name="ch21" style:family="chart" style:data-style-name="N0">
      <style:graphic-properties draw:stroke="none" draw:fill-color="#aecf00"/>
      <style:text-properties fo:font-size="10pt" style:font-size-asian="10pt" style:font-size-complex="10pt"/>
    </style:style>
    <style:style style:name="ch22" style:family="chart" style:data-style-name="N0">
      <style:graphic-properties draw:stroke="none" draw:fill-color="#4b1f6f"/>
      <style:text-properties fo:font-size="10pt" style:font-size-asian="10pt" style:font-size-complex="10pt"/>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1.646cm" svg:height="3.622cm" xlink:href=".." xlink:type="simple" chart:class="chart:circle" chart:style-name="ch1">
        <chart:title svg:x="0.727cm" svg:y="1.347cm" chart:style-name="ch2">
          <text:p>v </text:p>
        </chart:title>
        <chart:legend chart:legend-position="end" svg:x="-4.054cm" svg:y="1.076cm" style:legend-expansion="high" chart:style-name="ch3"/>
        <chart:plot-area chart:style-name="ch4" table:cell-range-address="Sheet2.B42:Sheet2.K47 Sheet2.C41:Sheet2.K41" chart:data-source-has-labels="both" svg:x="0cm" svg:y="0cm" svg:width="-32.767cm" svg:height="-32.767cm">
          <chartooo:coordinate-region svg:x="0.363cm" svg:y="0.563cm" svg:width="0.757cm" svg:height="2.962cm"/>
          <chart:axis chart:dimension="x" chart:name="primary-x" chart:style-name="ch5" chartooo:axis-type="auto">
            <chartooo:date-scale/>
            <chart:categories table:cell-range-address="Sheet2.B42:Sheet2.B47"/>
          </chart:axis>
          <chart:axis chart:dimension="y" chart:name="primary-y" chart:style-name="ch6">
            <chart:grid chart:style-name="ch7" chart:class="major"/>
          </chart:axis>
          <chart:series chart:style-name="ch8" chart:values-cell-range-address="Sheet2.C42:Sheet2.C47" chart:label-cell-address="Sheet2.C41:Sheet2.C41" chart:class="chart:circle">
            <chart:data-point chart:style-name="ch9"/>
            <chart:data-point chart:style-name="ch10"/>
            <chart:data-point chart:style-name="ch11"/>
            <chart:data-point chart:style-name="ch12"/>
            <chart:data-point chart:style-name="ch13"/>
            <chart:data-point chart:style-name="ch14"/>
          </chart:series>
          <chart:series chart:style-name="ch15" chart:values-cell-range-address="Sheet2.D42:Sheet2.D47" chart:label-cell-address="Sheet2.D41:Sheet2.D41" chart:class="chart:circle">
            <chart:data-point chart:style-name="ch9"/>
            <chart:data-point chart:style-name="ch10"/>
            <chart:data-point chart:style-name="ch11"/>
            <chart:data-point chart:style-name="ch12"/>
            <chart:data-point chart:style-name="ch13"/>
            <chart:data-point chart:style-name="ch14"/>
          </chart:series>
          <chart:series chart:style-name="ch16" chart:values-cell-range-address="Sheet2.E42:Sheet2.E47" chart:label-cell-address="Sheet2.E41:Sheet2.E41" chart:class="chart:circle">
            <chart:data-point chart:style-name="ch9"/>
            <chart:data-point chart:style-name="ch10"/>
            <chart:data-point chart:style-name="ch11"/>
            <chart:data-point chart:style-name="ch12"/>
            <chart:data-point chart:style-name="ch13"/>
            <chart:data-point chart:style-name="ch14"/>
          </chart:series>
          <chart:series chart:style-name="ch17" chart:values-cell-range-address="Sheet2.F42:Sheet2.F47" chart:label-cell-address="Sheet2.F41:Sheet2.F41" chart:class="chart:circle">
            <chart:data-point chart:style-name="ch9"/>
            <chart:data-point chart:style-name="ch10"/>
            <chart:data-point chart:style-name="ch11"/>
            <chart:data-point chart:style-name="ch12"/>
            <chart:data-point chart:style-name="ch13"/>
            <chart:data-point chart:style-name="ch14"/>
          </chart:series>
          <chart:series chart:style-name="ch18" chart:values-cell-range-address="Sheet2.G42:Sheet2.G47" chart:label-cell-address="Sheet2.G41:Sheet2.G41" chart:class="chart:circle">
            <chart:data-point chart:style-name="ch9"/>
            <chart:data-point chart:style-name="ch10"/>
            <chart:data-point chart:style-name="ch11"/>
            <chart:data-point chart:style-name="ch12"/>
            <chart:data-point chart:style-name="ch13"/>
            <chart:data-point chart:style-name="ch14"/>
          </chart:series>
          <chart:series chart:style-name="ch19" chart:values-cell-range-address="Sheet2.H42:Sheet2.H47" chart:label-cell-address="Sheet2.H41:Sheet2.H41" chart:class="chart:circle">
            <chart:data-point chart:style-name="ch9"/>
            <chart:data-point chart:style-name="ch10"/>
            <chart:data-point chart:style-name="ch11"/>
            <chart:data-point chart:style-name="ch12"/>
            <chart:data-point chart:style-name="ch13"/>
            <chart:data-point chart:style-name="ch14"/>
          </chart:series>
          <chart:series chart:style-name="ch20" chart:values-cell-range-address="Sheet2.I42:Sheet2.I47" chart:label-cell-address="Sheet2.I41:Sheet2.I41" chart:class="chart:circle">
            <chart:data-point chart:style-name="ch9"/>
            <chart:data-point chart:style-name="ch10"/>
            <chart:data-point chart:style-name="ch11"/>
            <chart:data-point chart:style-name="ch12"/>
            <chart:data-point chart:style-name="ch13"/>
            <chart:data-point chart:style-name="ch14"/>
          </chart:series>
          <chart:series chart:style-name="ch21" chart:values-cell-range-address="Sheet2.J42:Sheet2.J47" chart:label-cell-address="Sheet2.J41:Sheet2.J41" chart:class="chart:circle">
            <chart:data-point chart:style-name="ch9"/>
            <chart:data-point chart:style-name="ch10"/>
            <chart:data-point chart:style-name="ch11"/>
            <chart:data-point chart:style-name="ch12"/>
            <chart:data-point chart:style-name="ch13"/>
            <chart:data-point chart:style-name="ch14"/>
          </chart:series>
          <chart:series chart:style-name="ch22" chart:values-cell-range-address="Sheet2.K42:Sheet2.K47" chart:label-cell-address="Sheet2.K41:Sheet2.K41" chart:class="chart:circle">
            <chart:data-point chart:style-name="ch9"/>
            <chart:data-point chart:style-name="ch10"/>
            <chart:data-point chart:style-name="ch11"/>
            <chart:data-point chart:style-name="ch12"/>
            <chart:data-point chart:style-name="ch13"/>
            <chart:data-point chart:style-name="ch14"/>
          </chart:series>
          <chart:wall chart:style-name="ch23"/>
          <chart:floor chart:style-name="ch2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Start Date</text:p>
                <draw:g>
                  <svg:desc>Sheet2.C41:Sheet2.C41</svg:desc>
                </draw:g>
              </table:table-cell>
              <table:table-cell office:value-type="string">
                <text:p>End Date</text:p>
                <draw:g>
                  <svg:desc>Sheet2.D41:Sheet2.D41</svg:desc>
                </draw:g>
              </table:table-cell>
              <table:table-cell office:value-type="string">
                <text:p>Priority</text:p>
                <draw:g>
                  <svg:desc>Sheet2.E41:Sheet2.E41</svg:desc>
                </draw:g>
              </table:table-cell>
              <table:table-cell office:value-type="string">
                <text:p>Duration</text:p>
                <draw:g>
                  <svg:desc>Sheet2.F41:Sheet2.F41</svg:desc>
                </draw:g>
              </table:table-cell>
              <table:table-cell office:value-type="string">
                <text:p>Status</text:p>
                <draw:g>
                  <svg:desc>Sheet2.G41:Sheet2.G41</svg:desc>
                </draw:g>
              </table:table-cell>
              <table:table-cell office:value-type="string">
                <text:p>% Complete</text:p>
                <draw:g>
                  <svg:desc>Sheet2.H41:Sheet2.H41</svg:desc>
                </draw:g>
              </table:table-cell>
              <table:table-cell office:value-type="string">
                <text:p>Expected Completeion %</text:p>
                <draw:g>
                  <svg:desc>Sheet2.I41:Sheet2.I41</svg:desc>
                </draw:g>
              </table:table-cell>
              <table:table-cell office:value-type="string">
                <text:p>Overdue/Ontrack</text:p>
                <draw:g>
                  <svg:desc>Sheet2.J41:Sheet2.J41</svg:desc>
                </draw:g>
              </table:table-cell>
              <table:table-cell office:value-type="string">
                <text:p>R/A/I/D/D</text:p>
                <draw:g>
                  <svg:desc>Sheet2.K41:Sheet2.K41</svg:desc>
                </draw:g>
              </table:table-cell>
            </table:table-row>
          </table:table-header-rows>
          <table:table-rows>
            <table:table-row>
              <table:table-cell office:value-type="string">
                <text:p>Task 1</text:p>
                <draw:g>
                  <svg:desc>Sheet2.B42:Sheet2.B47</svg:desc>
                </draw:g>
              </table:table-cell>
              <table:table-cell office:value-type="float" office:value="45677">
                <text:p>45677</text:p>
                <draw:g>
                  <svg:desc>Sheet2.C42:Sheet2.C47</svg:desc>
                </draw:g>
              </table:table-cell>
              <table:table-cell office:value-type="float" office:value="45682">
                <text:p>45682</text:p>
                <draw:g>
                  <svg:desc>Sheet2.D42:Sheet2.D47</svg:desc>
                </draw:g>
              </table:table-cell>
              <table:table-cell office:value-type="float" office:value="NaN">
                <text:p>NaN</text:p>
                <draw:g>
                  <svg:desc>Sheet2.E42:Sheet2.E47</svg:desc>
                </draw:g>
              </table:table-cell>
              <table:table-cell office:value-type="float" office:value="5">
                <text:p>5</text:p>
                <draw:g>
                  <svg:desc>Sheet2.F42:Sheet2.F47</svg:desc>
                </draw:g>
              </table:table-cell>
              <table:table-cell office:value-type="float" office:value="NaN">
                <text:p>NaN</text:p>
                <draw:g>
                  <svg:desc>Sheet2.G42:Sheet2.G47</svg:desc>
                </draw:g>
              </table:table-cell>
              <table:table-cell office:value-type="float" office:value="1">
                <text:p>1</text:p>
                <draw:g>
                  <svg:desc>Sheet2.H42:Sheet2.H47</svg:desc>
                </draw:g>
              </table:table-cell>
              <table:table-cell office:value-type="float" office:value="100">
                <text:p>100</text:p>
                <draw:g>
                  <svg:desc>Sheet2.I42:Sheet2.I47</svg:desc>
                </draw:g>
              </table:table-cell>
              <table:table-cell office:value-type="float" office:value="NaN">
                <text:p>NaN</text:p>
                <draw:g>
                  <svg:desc>Sheet2.J42:Sheet2.J47</svg:desc>
                </draw:g>
              </table:table-cell>
              <table:table-cell office:value-type="float" office:value="NaN">
                <text:p>NaN</text:p>
                <draw:g>
                  <svg:desc>Sheet2.K42:Sheet2.K47</svg:desc>
                </draw:g>
              </table:table-cell>
            </table:table-row>
            <table:table-row>
              <table:table-cell office:value-type="string">
                <text:p>Task 2</text:p>
              </table:table-cell>
              <table:table-cell office:value-type="float" office:value="45678">
                <text:p>45678</text:p>
              </table:table-cell>
              <table:table-cell office:value-type="float" office:value="45680">
                <text:p>45680</text:p>
              </table:table-cell>
              <table:table-cell office:value-type="float" office:value="NaN">
                <text:p>NaN</text:p>
              </table:table-cell>
              <table:table-cell office:value-type="float" office:value="2">
                <text:p>2</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3</text:p>
              </table:table-cell>
              <table:table-cell office:value-type="float" office:value="45679">
                <text:p>45679</text:p>
              </table:table-cell>
              <table:table-cell office:value-type="float" office:value="45683">
                <text:p>45683</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4</text:p>
              </table:table-cell>
              <table:table-cell office:value-type="float" office:value="45680">
                <text:p>45680</text:p>
              </table:table-cell>
              <table:table-cell office:value-type="float" office:value="45686">
                <text:p>45686</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0.3">
                <text:p>0.3</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5</text:p>
              </table:table-cell>
              <table:table-cell office:value-type="float" office:value="45681">
                <text:p>45681</text:p>
              </table:table-cell>
              <table:table-cell office:value-type="float" office:value="45687">
                <text:p>45687</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0.1">
                <text:p>0.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6</text:p>
              </table:table-cell>
              <table:table-cell office:value-type="float" office:value="45681">
                <text:p>45681</text:p>
              </table:table-cell>
              <table:table-cell office:value-type="float" office:value="45683">
                <text:p>45683</text:p>
              </table:table-cell>
              <table:table-cell office:value-type="float" office:value="NaN">
                <text:p>NaN</text:p>
              </table:table-cell>
              <table:table-cell office:value-type="float" office:value="2">
                <text:p>2</text:p>
              </table:table-cell>
              <table:table-cell office:value-type="float" office:value="NaN">
                <text:p>NaN</text:p>
              </table:table-cell>
              <table:table-cell office:value-type="float" office:value="0.1">
                <text:p>0.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0.642cm" svg:height="0.027cm" xlink:href=".." xlink:type="simple" chart:class="chart:circle" chart:style-name="ch1">
        <chart:title svg:x="-0.093cm" svg:y="0.136cm" chart:style-name="ch2">
          <text:p>rtfrt</text:p>
        </chart:title>
        <chart:plot-area chart:style-name="ch3" svg:x="0cm" svg:y="0cm" svg:width="-32.767cm" svg:height="-32.767cm">
          <chartooo:coordinate-region svg:x="0cm" svg:y="0cm" svg:width="0cm" svg:height="0cm"/>
          <chart:axis chart:dimension="x" chart:name="primary-x" chart:style-name="ch4"/>
          <chart:axis chart:dimension="y" chart:name="primary-y" chart:style-name="ch5">
            <chart:grid chart:style-name="ch6" chart:class="major"/>
          </chart:axis>
          <chart:wall chart:style-name="ch7"/>
          <chart:floor chart:style-name="ch8"/>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data-style-name="N0">
      <style:chart-properties chart:link-data-style-to-source="fals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68cm" svg:height="0.081cm" xlink:href="." xlink:type="simple" chart:class="chart:circle" chart:style-name="ch1">
        <chart:title svg:x="-0.86cm" svg:y="-0.402cm" chart:style-name="ch2">
          <text:p>Progress</text:p>
        </chart:title>
        <chart:plot-area chart:style-name="ch3" chart:data-source-has-labels="both" svg:x="0cm" svg:y="0cm" svg:width="-32.767cm" svg:height="-32.767cm">
          <chartooo:coordinate-region svg:x="0.09cm" svg:y="0.039cm" svg:width="0.077cm" svg:height="0.041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circle">
            <chart:data-point chart:style-name="ch8"/>
          </chart:series>
          <chart:series chart:style-name="ch9" chart:values-cell-range-address="local-table.$C$2:.$C$2" chart:label-cell-address="local-table.$C$1" chart:class="chart:circle">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igh Medium Low High Medium</text:p>
                <text:list>
                  <text:list-item>
                    <text:p>High</text:p>
                  </text:list-item>
                  <text:list-item>
                    <text:p>Medium</text:p>
                  </text:list-item>
                  <text:list-item>
                    <text:p>Low</text:p>
                  </text:list-item>
                  <text:list-item>
                    <text:p>High</text:p>
                  </text:list-item>
                  <text:list-item>
                    <text:p>Medium</text:p>
                  </text:list-item>
                </text:list>
              </table:table-cell>
              <table:table-cell office:value-type="string">
                <text:p>Completed Completed Completed Ongoing Ongoing</text:p>
                <text:list>
                  <text:list-item>
                    <text:p>Completed</text:p>
                  </text:list-item>
                  <text:list-item>
                    <text:p>Completed</text:p>
                  </text:list-item>
                  <text:list-item>
                    <text:p>Completed</text:p>
                  </text:list-item>
                  <text:list-item>
                    <text:p>Ongoing</text:p>
                  </text:list-item>
                  <text:list-item>
                    <text:p>Ongoing</text:p>
                  </text:list-item>
                </text:list>
              </table:table-cell>
            </table:table-row>
          </table:table-header-rows>
          <table:table-rows>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36">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data-style-name="N36">
      <style:chart-properties chart:link-data-style-to-source="false"/>
      <style:graphic-properties draw:stroke="none" draw:fill-color="#ff420e" dr3d:edge-rounding="5%"/>
      <style:text-properties fo:font-size="10pt" style:font-size-asian="10pt" style:font-size-complex="10pt"/>
    </style:style>
    <style:style style:name="ch16"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7" style:family="chart" style:data-style-name="N0">
      <style:chart-properties chart:link-data-style-to-source="false"/>
      <style:graphic-properties draw:stroke="none" draw:fill-color="#579d1c"/>
      <style:text-properties fo:font-size="10pt" style:font-size-asian="10pt" style:font-size-complex="10pt"/>
    </style:style>
    <style:style style:name="ch18" style:family="chart" style:data-style-name="N0">
      <style:chart-properties chart:link-data-style-to-source="false"/>
      <style:graphic-properties draw:stroke="none" draw:fill-color="#7e0021"/>
      <style:text-properties fo:font-size="10pt" style:font-size-asian="10pt" style:font-size-complex="10pt"/>
    </style:style>
    <style:style style:name="ch19" style:family="chart" style:data-style-name="N11">
      <style:chart-properties chart:link-data-style-to-source="false"/>
      <style:graphic-properties draw:stroke="none" draw:fill-color="#83caff"/>
      <style:text-properties fo:font-size="10pt" style:font-size-asian="10pt" style:font-size-complex="10pt"/>
    </style:style>
    <style:style style:name="ch20" style:family="chart" style:data-style-name="N0">
      <style:chart-properties chart:link-data-style-to-source="false"/>
      <style:graphic-properties draw:stroke="none" draw:fill-color="#314004"/>
      <style:text-properties fo:font-size="10pt" style:font-size-asian="10pt" style:font-size-complex="10pt"/>
    </style:style>
    <style:style style:name="ch21" style:family="chart" style:data-style-name="N0">
      <style:chart-properties chart:link-data-style-to-source="false"/>
      <style:graphic-properties draw:stroke="none" draw:fill-color="#aecf00"/>
      <style:text-properties fo:font-size="10pt" style:font-size-asian="10pt" style:font-size-complex="10pt"/>
    </style:style>
    <style:style style:name="ch22" style:family="chart" style:data-style-name="N0">
      <style:chart-properties chart:link-data-style-to-source="false"/>
      <style:graphic-properties draw:stroke="none" draw:fill-color="#4b1f6f"/>
      <style:text-properties fo:font-size="10pt" style:font-size-asian="10pt" style:font-size-complex="10pt"/>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1.646cm" svg:height="2.783cm" xlink:href="." xlink:type="simple" chart:class="chart:circle" chart:style-name="ch1">
        <chart:title svg:x="0.697cm" svg:y="1.004cm" chart:style-name="ch2">
          <text:p>v </text:p>
        </chart:title>
        <chart:legend chart:legend-position="end" svg:x="-4.054cm" svg:y="0.656cm" style:legend-expansion="high" chart:style-name="ch3"/>
        <chart:plot-area chart:style-name="ch4" chart:data-source-has-labels="both" svg:x="0cm" svg:y="0cm" svg:width="-32.767cm" svg:height="-32.767cm">
          <chartooo:coordinate-region svg:x="0.363cm" svg:y="0.432cm" svg:width="0.757cm" svg:height="2.277cm"/>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circle">
            <chart:data-point chart:style-name="ch9"/>
            <chart:data-point chart:style-name="ch10"/>
            <chart:data-point chart:style-name="ch11"/>
            <chart:data-point chart:style-name="ch12"/>
            <chart:data-point chart:style-name="ch13"/>
            <chart:data-point chart:style-name="ch14"/>
          </chart:series>
          <chart:series chart:style-name="ch15" chart:values-cell-range-address="local-table.$C$2:.$C$7" chart:label-cell-address="local-table.$C$1" chart:class="chart:circle">
            <chart:data-point chart:style-name="ch9"/>
            <chart:data-point chart:style-name="ch10"/>
            <chart:data-point chart:style-name="ch11"/>
            <chart:data-point chart:style-name="ch12"/>
            <chart:data-point chart:style-name="ch13"/>
            <chart:data-point chart:style-name="ch14"/>
          </chart:series>
          <chart:series chart:style-name="ch16" chart:values-cell-range-address="local-table.$D$2:.$D$7" chart:label-cell-address="local-table.$D$1" chart:class="chart:circle">
            <chart:data-point chart:style-name="ch9"/>
            <chart:data-point chart:style-name="ch10"/>
            <chart:data-point chart:style-name="ch11"/>
            <chart:data-point chart:style-name="ch12"/>
            <chart:data-point chart:style-name="ch13"/>
            <chart:data-point chart:style-name="ch14"/>
          </chart:series>
          <chart:series chart:style-name="ch17" chart:values-cell-range-address="local-table.$E$2:.$E$7" chart:label-cell-address="local-table.$E$1" chart:class="chart:circle">
            <chart:data-point chart:style-name="ch9"/>
            <chart:data-point chart:style-name="ch10"/>
            <chart:data-point chart:style-name="ch11"/>
            <chart:data-point chart:style-name="ch12"/>
            <chart:data-point chart:style-name="ch13"/>
            <chart:data-point chart:style-name="ch14"/>
          </chart:series>
          <chart:series chart:style-name="ch18" chart:values-cell-range-address="local-table.$F$2:.$F$7" chart:label-cell-address="local-table.$F$1" chart:class="chart:circle">
            <chart:data-point chart:style-name="ch9"/>
            <chart:data-point chart:style-name="ch10"/>
            <chart:data-point chart:style-name="ch11"/>
            <chart:data-point chart:style-name="ch12"/>
            <chart:data-point chart:style-name="ch13"/>
            <chart:data-point chart:style-name="ch14"/>
          </chart:series>
          <chart:series chart:style-name="ch19" chart:values-cell-range-address="local-table.$G$2:.$G$7" chart:label-cell-address="local-table.$G$1" chart:class="chart:circle">
            <chart:data-point chart:style-name="ch9"/>
            <chart:data-point chart:style-name="ch10"/>
            <chart:data-point chart:style-name="ch11"/>
            <chart:data-point chart:style-name="ch12"/>
            <chart:data-point chart:style-name="ch13"/>
            <chart:data-point chart:style-name="ch14"/>
          </chart:series>
          <chart:series chart:style-name="ch20" chart:values-cell-range-address="local-table.$H$2:.$H$7" chart:label-cell-address="local-table.$H$1" chart:class="chart:circle">
            <chart:data-point chart:style-name="ch9"/>
            <chart:data-point chart:style-name="ch10"/>
            <chart:data-point chart:style-name="ch11"/>
            <chart:data-point chart:style-name="ch12"/>
            <chart:data-point chart:style-name="ch13"/>
            <chart:data-point chart:style-name="ch14"/>
          </chart:series>
          <chart:series chart:style-name="ch21" chart:values-cell-range-address="local-table.$I$2:.$I$7" chart:label-cell-address="local-table.$I$1" chart:class="chart:circle">
            <chart:data-point chart:style-name="ch9"/>
            <chart:data-point chart:style-name="ch10"/>
            <chart:data-point chart:style-name="ch11"/>
            <chart:data-point chart:style-name="ch12"/>
            <chart:data-point chart:style-name="ch13"/>
            <chart:data-point chart:style-name="ch14"/>
          </chart:series>
          <chart:series chart:style-name="ch22" chart:values-cell-range-address="local-table.$J$2:.$J$7" chart:label-cell-address="local-table.$J$1" chart:class="chart:circle">
            <chart:data-point chart:style-name="ch9"/>
            <chart:data-point chart:style-name="ch10"/>
            <chart:data-point chart:style-name="ch11"/>
            <chart:data-point chart:style-name="ch12"/>
            <chart:data-point chart:style-name="ch13"/>
            <chart:data-point chart:style-name="ch14"/>
          </chart:series>
          <chart:wall chart:style-name="ch23"/>
          <chart:floor chart:style-name="ch2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Start Date</text:p>
              </table:table-cell>
              <table:table-cell office:value-type="string">
                <text:p>End Date</text:p>
              </table:table-cell>
              <table:table-cell office:value-type="string">
                <text:p>Priority</text:p>
              </table:table-cell>
              <table:table-cell office:value-type="string">
                <text:p>Duration</text:p>
              </table:table-cell>
              <table:table-cell office:value-type="string">
                <text:p>Status</text:p>
              </table:table-cell>
              <table:table-cell office:value-type="string">
                <text:p>% Complete</text:p>
              </table:table-cell>
              <table:table-cell office:value-type="string">
                <text:p>Expected Completeion %</text:p>
              </table:table-cell>
              <table:table-cell office:value-type="string">
                <text:p>Overdue/Ontrack</text:p>
              </table:table-cell>
              <table:table-cell office:value-type="string">
                <text:p>R/A/I/D/D</text:p>
              </table:table-cell>
            </table:table-row>
          </table:table-header-rows>
          <table:table-rows>
            <table:table-row>
              <table:table-cell office:value-type="string">
                <text:p>Task 1</text:p>
              </table:table-cell>
              <table:table-cell office:value-type="float" office:value="45677">
                <text:p>45677</text:p>
              </table:table-cell>
              <table:table-cell office:value-type="float" office:value="45682">
                <text:p>45682</text:p>
              </table:table-cell>
              <table:table-cell office:value-type="float" office:value="NaN">
                <text:p>NaN</text:p>
              </table:table-cell>
              <table:table-cell office:value-type="float" office:value="5">
                <text:p>5</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2</text:p>
              </table:table-cell>
              <table:table-cell office:value-type="float" office:value="45678">
                <text:p>45678</text:p>
              </table:table-cell>
              <table:table-cell office:value-type="float" office:value="45680">
                <text:p>45680</text:p>
              </table:table-cell>
              <table:table-cell office:value-type="float" office:value="NaN">
                <text:p>NaN</text:p>
              </table:table-cell>
              <table:table-cell office:value-type="float" office:value="2">
                <text:p>2</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3</text:p>
              </table:table-cell>
              <table:table-cell office:value-type="float" office:value="45679">
                <text:p>45679</text:p>
              </table:table-cell>
              <table:table-cell office:value-type="float" office:value="45683">
                <text:p>45683</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4</text:p>
              </table:table-cell>
              <table:table-cell office:value-type="float" office:value="45680">
                <text:p>45680</text:p>
              </table:table-cell>
              <table:table-cell office:value-type="float" office:value="45686">
                <text:p>45686</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0.3">
                <text:p>0.3</text:p>
              </table:table-cell>
              <table:table-cell office:value-type="float" office:value="83.3333333333333">
                <text:p>83.3333333333333</text:p>
              </table:table-cell>
              <table:table-cell office:value-type="float" office:value="NaN">
                <text:p>NaN</text:p>
              </table:table-cell>
              <table:table-cell office:value-type="float" office:value="NaN">
                <text:p>NaN</text:p>
              </table:table-cell>
            </table:table-row>
            <table:table-row>
              <table:table-cell office:value-type="string">
                <text:p>Task 5</text:p>
              </table:table-cell>
              <table:table-cell office:value-type="float" office:value="45681">
                <text:p>45681</text:p>
              </table:table-cell>
              <table:table-cell office:value-type="float" office:value="45687">
                <text:p>45687</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0.1">
                <text:p>0.1</text:p>
              </table:table-cell>
              <table:table-cell office:value-type="float" office:value="66.6666666666667">
                <text:p>66.6666666666667</text:p>
              </table:table-cell>
              <table:table-cell office:value-type="float" office:value="NaN">
                <text:p>NaN</text:p>
              </table:table-cell>
              <table:table-cell office:value-type="float" office:value="NaN">
                <text:p>NaN</text:p>
              </table:table-cell>
            </table:table-row>
            <table:table-row>
              <table:table-cell office:value-type="string">
                <text:p>Task 6</text:p>
              </table:table-cell>
              <table:table-cell office:value-type="float" office:value="45681">
                <text:p>45681</text:p>
              </table:table-cell>
              <table:table-cell office:value-type="float" office:value="45683">
                <text:p>45683</text:p>
              </table:table-cell>
              <table:table-cell office:value-type="float" office:value="NaN">
                <text:p>NaN</text:p>
              </table:table-cell>
              <table:table-cell office:value-type="float" office:value="2">
                <text:p>2</text:p>
              </table:table-cell>
              <table:table-cell office:value-type="float" office:value="NaN">
                <text:p>NaN</text:p>
              </table:table-cell>
              <table:table-cell office:value-type="float" office:value="0.1">
                <text:p>0.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6">
      <style:graphic-properties draw:stroke="none" draw:fill-color="#004586" dr3d:edge-rounding="5%"/>
      <style:text-properties fo:font-size="10pt" style:font-size-asian="10pt" style:font-size-complex="10pt"/>
    </style:style>
    <style:style style:name="ch7" style:family="chart" style:data-style-name="N0">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0.865cm" svg:height="0.834cm" xlink:href=".." xlink:type="simple" chart:class="chart:bar" chart:style-name="ch1">
        <chart:plot-area chart:style-name="ch2" table:cell-range-address="Sheet1.D37:Sheet1.E41 Sheet1.E36:Sheet1.E36 Sheet1.G36:Sheet1.G41" chart:data-source-has-labels="both" svg:x="-1.038cm" svg:y="-0.109cm" svg:width="2.097cm" svg:height="1.502cm">
          <chartooo:coordinate-region svg:x="0.139cm" svg:y="0.103cm" svg:width="0.725cm" svg:height="0.617cm"/>
          <chart:axis chart:dimension="x" chart:name="primary-x" chart:style-name="ch3" chartooo:axis-type="auto">
            <chartooo:date-scale/>
            <chart:categories table:cell-range-address="Sheet1.D37:Sheet1.D41"/>
          </chart:axis>
          <chart:axis chart:dimension="y" chart:name="primary-y" chart:style-name="ch4">
            <chart:grid chart:style-name="ch5" chart:class="major"/>
          </chart:axis>
          <chart:series chart:style-name="ch6" chart:values-cell-range-address="Sheet1.E37:Sheet1.E41" chart:label-cell-address="Sheet1.E36:Sheet1.E36" chart:class="chart:bar">
            <chart:data-point chart:repeated="5"/>
          </chart:series>
          <chart:series chart:style-name="ch7" chart:values-cell-range-address="Sheet1.G37:Sheet1.G41" chart:label-cell-address="Sheet1.G36:Sheet1.G36"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nd Date</text:p>
                <draw:g>
                  <svg:desc>Sheet1.E36:Sheet1.E36</svg:desc>
                </draw:g>
              </table:table-cell>
              <table:table-cell office:value-type="string">
                <text:p>Duration</text:p>
                <draw:g>
                  <svg:desc>Sheet1.G36:Sheet1.G36</svg:desc>
                </draw:g>
              </table:table-cell>
            </table:table-row>
          </table:table-header-rows>
          <table:table-rows>
            <table:table-row>
              <table:table-cell office:value-type="float" office:value="45677">
                <text:p>45680</text:p>
                <draw:g>
                  <svg:desc>Sheet1.D37:Sheet1.D41</svg:desc>
                </draw:g>
              </table:table-cell>
              <table:table-cell office:value-type="float" office:value="45682">
                <text:p>45682</text:p>
                <draw:g>
                  <svg:desc>Sheet1.E37:Sheet1.E41</svg:desc>
                </draw:g>
              </table:table-cell>
              <table:table-cell office:value-type="float" office:value="5">
                <text:p>5</text:p>
                <draw:g>
                  <svg:desc>Sheet1.G37:Sheet1.G41</svg:desc>
                </draw:g>
              </table:table-cell>
            </table:table-row>
            <table:table-row>
              <table:table-cell office:value-type="float" office:value="45678">
                <text:p>45680</text:p>
              </table:table-cell>
              <table:table-cell office:value-type="float" office:value="45680">
                <text:p>45680</text:p>
              </table:table-cell>
              <table:table-cell office:value-type="float" office:value="2">
                <text:p>2</text:p>
              </table:table-cell>
            </table:table-row>
            <table:table-row>
              <table:table-cell office:value-type="float" office:value="45679">
                <text:p>45680</text:p>
              </table:table-cell>
              <table:table-cell office:value-type="float" office:value="45683">
                <text:p>45683</text:p>
              </table:table-cell>
              <table:table-cell office:value-type="float" office:value="4">
                <text:p>4</text:p>
              </table:table-cell>
            </table:table-row>
            <table:table-row>
              <table:table-cell office:value-type="float" office:value="45680">
                <text:p>45680</text:p>
              </table:table-cell>
              <table:table-cell office:value-type="float" office:value="45686">
                <text:p>45686</text:p>
              </table:table-cell>
              <table:table-cell office:value-type="float" office:value="6">
                <text:p>6</text:p>
              </table:table-cell>
            </table:table-row>
            <table:table-row>
              <table:table-cell office:value-type="float" office:value="45681">
                <text:p>45680</text:p>
              </table:table-cell>
              <table:table-cell office:value-type="float" office:value="45687">
                <text:p>45687</text:p>
              </table:table-cell>
              <table:table-cell office:value-type="float" office:value="6">
                <text:p>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